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35.63pt" svg:y="41.24pt">
            <draw:object draw:notify-on-update-of-ranges="source_1.D1:source_1.D1 source_1.D2:source_1.D333 source_1.E1:source_1.E1 source_1.E2:source_1.E3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.51pt" svg:y="305.52pt">
            <draw:object draw:notify-on-update-of-ranges="source_1.H1:source_1.H1 source_1.H2:source_1.H324 source_1.I1:source_1.I1 source_1.I2:source_1.I3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4760.30904" calcext:value-type="float">
            <text:p>1443134760.30904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4760.505" calcext:value-type="float">
            <text:p>1443134760.505</text:p>
          </table:table-cell>
          <table:table-cell table:formula="of:=[.G2]-[.$B$2]" office:value-type="float" office:value="0.195960521697998" calcext:value-type="float">
            <text:p>0.1959605217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5960521697998" calcext:value-type="float">
            <text:p>0.1959605217</text:p>
          </table:table-cell>
          <table:table-cell table:formula="of:=MAX([.J2:.J2001])" office:value-type="float" office:value="15.0204660892487" calcext:value-type="float">
            <text:p>15.0204660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4760.41199" calcext:value-type="float">
            <text:p>1443134760.41199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48904037476" calcext:value-type="float">
            <text:p>0.102948904</text:p>
          </table:table-cell>
          <table:table-cell table:formula="of:=[.C3]/([.D3]-[.D2])" office:value-type="float" office:value="79884.2889770472" calcext:value-type="float">
            <text:p>79884.2889770472</text:p>
          </table:table-cell>
          <table:table-cell/>
          <table:table-cell office:value-type="float" office:value="1443134760.60793" calcext:value-type="float">
            <text:p>1443134760.60793</text:p>
          </table:table-cell>
          <table:table-cell table:formula="of:=[.G3]-[.$B$2]" office:value-type="float" office:value="0.298892259597778" calcext:value-type="float">
            <text:p>0.2988922596</text:p>
          </table:table-cell>
          <table:table-cell table:formula="of:=[.C3]/([.H3]-[.H2])" office:value-type="float" office:value="79897.6114442692" calcext:value-type="float">
            <text:p>79897.6114442692</text:p>
          </table:table-cell>
          <table:table-cell table:formula="of:=[.G3]-[.$B3]" office:value-type="float" office:value="0.195943355560303" calcext:value-type="float">
            <text:p>0.19594335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4760.51495" calcext:value-type="float">
            <text:p>1443134760.51495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06391143799" calcext:value-type="float">
            <text:p>0.2059063911</text:p>
          </table:table-cell>
          <table:table-cell table:formula="of:=[.C4]/([.D4]-[.D3])" office:value-type="float" office:value="79877.6294093809" calcext:value-type="float">
            <text:p>79877.6294093809</text:p>
          </table:table-cell>
          <table:table-cell/>
          <table:table-cell office:value-type="float" office:value="1443134760.71088" calcext:value-type="float">
            <text:p>1443134760.71088</text:p>
          </table:table-cell>
          <table:table-cell table:formula="of:=[.G4]-[.$B$2]" office:value-type="float" office:value="0.40183424949646" calcext:value-type="float">
            <text:p>0.4018342495</text:p>
          </table:table-cell>
          <table:table-cell table:formula="of:=[.C4]/([.H4]-[.H3])" office:value-type="float" office:value="79889.6544363897" calcext:value-type="float">
            <text:p>79889.6544363897</text:p>
          </table:table-cell>
          <table:table-cell table:formula="of:=[.G4]-[.$B4]" office:value-type="float" office:value="0.195927858352661" calcext:value-type="float">
            <text:p>0.19592785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4760.6179" calcext:value-type="float">
            <text:p>1443134760.6179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55533599854" calcext:value-type="float">
            <text:p>0.3088555336</text:p>
          </table:table-cell>
          <table:table-cell table:formula="of:=[.C5]/([.D5]-[.D4])" office:value-type="float" office:value="79884.1039740621" calcext:value-type="float">
            <text:p>79884.1039740621</text:p>
          </table:table-cell>
          <table:table-cell/>
          <table:table-cell office:value-type="float" office:value="1443134760.81378" calcext:value-type="float">
            <text:p>1443134760.81378</text:p>
          </table:table-cell>
          <table:table-cell table:formula="of:=[.G5]-[.$B$2]" office:value-type="float" office:value="0.504733800888062" calcext:value-type="float">
            <text:p>0.5047338009</text:p>
          </table:table-cell>
          <table:table-cell table:formula="of:=[.C5]/([.H5]-[.H4])" office:value-type="float" office:value="79922.6030510297" calcext:value-type="float">
            <text:p>79922.6030510297</text:p>
          </table:table-cell>
          <table:table-cell table:formula="of:=[.G5]-[.$B5]" office:value-type="float" office:value="0.195878267288208" calcext:value-type="float">
            <text:p>0.19587826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4760.72085" calcext:value-type="float">
            <text:p>1443134760.72085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804676055908" calcext:value-type="float">
            <text:p>0.4118046761</text:p>
          </table:table-cell>
          <table:table-cell table:formula="of:=[.C6]/([.D6]-[.D5])" office:value-type="float" office:value="79884.1039740621" calcext:value-type="float">
            <text:p>79884.1039740621</text:p>
          </table:table-cell>
          <table:table-cell/>
          <table:table-cell office:value-type="float" office:value="1443134760.91679" calcext:value-type="float">
            <text:p>1443134760.91679</text:p>
          </table:table-cell>
          <table:table-cell table:formula="of:=[.G6]-[.$B$2]" office:value-type="float" office:value="0.607753276824951" calcext:value-type="float">
            <text:p>0.6077532768</text:p>
          </table:table-cell>
          <table:table-cell table:formula="of:=[.C6]/([.H6]-[.H5])" office:value-type="float" office:value="79829.5654798135" calcext:value-type="float">
            <text:p>79829.5654798135</text:p>
          </table:table-cell>
          <table:table-cell table:formula="of:=[.G6]-[.$B6]" office:value-type="float" office:value="0.195948600769043" calcext:value-type="float">
            <text:p>0.1959486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4760.82381" calcext:value-type="float">
            <text:p>1443134760.82381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764785766602" calcext:value-type="float">
            <text:p>0.5147647858</text:p>
          </table:table-cell>
          <table:table-cell table:formula="of:=[.C7]/([.D7]-[.D6])" office:value-type="float" office:value="79875.5947629479" calcext:value-type="float">
            <text:p>79875.5947629479</text:p>
          </table:table-cell>
          <table:table-cell/>
          <table:table-cell office:value-type="float" office:value="1443134761.01987" calcext:value-type="float">
            <text:p>1443134761.01987</text:p>
          </table:table-cell>
          <table:table-cell table:formula="of:=[.G7]-[.$B$2]" office:value-type="float" office:value="0.710833549499512" calcext:value-type="float">
            <text:p>0.7108335495</text:p>
          </table:table-cell>
          <table:table-cell table:formula="of:=[.C7]/([.H7]-[.H6])" office:value-type="float" office:value="79782.4820076327" calcext:value-type="float">
            <text:p>79782.4820076327</text:p>
          </table:table-cell>
          <table:table-cell table:formula="of:=[.G7]-[.$B7]" office:value-type="float" office:value="0.19606876373291" calcext:value-type="float">
            <text:p>0.19606876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4760.92675" calcext:value-type="float">
            <text:p>1443134760.9267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71035194397" calcext:value-type="float">
            <text:p>0.6177103519</text:p>
          </table:table-cell>
          <table:table-cell table:formula="of:=[.C8]/([.D8]-[.D7])" office:value-type="float" office:value="79886.8791088157" calcext:value-type="float">
            <text:p>79886.8791088157</text:p>
          </table:table-cell>
          <table:table-cell/>
          <table:table-cell office:value-type="float" office:value="1443134761.12259" calcext:value-type="float">
            <text:p>1443134761.12259</text:p>
          </table:table-cell>
          <table:table-cell table:formula="of:=[.G8]-[.$B$2]" office:value-type="float" office:value="0.813549280166626" calcext:value-type="float">
            <text:p>0.8135492802</text:p>
          </table:table-cell>
          <table:table-cell table:formula="of:=[.C8]/([.H8]-[.H7])" office:value-type="float" office:value="80065.6330494567" calcext:value-type="float">
            <text:p>80065.6330494567</text:p>
          </table:table-cell>
          <table:table-cell table:formula="of:=[.G8]-[.$B8]" office:value-type="float" office:value="0.195838928222656" calcext:value-type="float">
            <text:p>0.19583892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4761.02793" calcext:value-type="float">
            <text:p>1443134761.02793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18889474868774" calcext:value-type="float">
            <text:p>0.7188894749</text:p>
          </table:table-cell>
          <table:table-cell table:formula="of:=[.C9]/([.D9]-[.D8])" office:value-type="float" office:value="81281.5901370483" calcext:value-type="float">
            <text:p>81281.5901370483</text:p>
          </table:table-cell>
          <table:table-cell/>
          <table:table-cell office:value-type="float" office:value="1443134761.32076" calcext:value-type="float">
            <text:p>1443134761.32076</text:p>
          </table:table-cell>
          <table:table-cell table:formula="of:=[.G9]-[.$B$2]" office:value-type="float" office:value="1.011723279953" calcext:value-type="float">
            <text:p>1.01172328</text:p>
          </table:table-cell>
          <table:table-cell table:formula="of:=[.C9]/([.H9]-[.H8])" office:value-type="float" office:value="41498.8848631259" calcext:value-type="float">
            <text:p>41498.8848631259</text:p>
          </table:table-cell>
          <table:table-cell table:formula="of:=[.G9]-[.$B9]" office:value-type="float" office:value="0.292833805084229" calcext:value-type="float">
            <text:p>0.29283380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4761.12482" calcext:value-type="float">
            <text:p>1443134761.12482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15775632858276" calcext:value-type="float">
            <text:p>0.8157756329</text:p>
          </table:table-cell>
          <table:table-cell table:formula="of:=[.C10]/([.D10]-[.D9])" office:value-type="float" office:value="84883.1264512636" calcext:value-type="float">
            <text:p>84883.1264512636</text:p>
          </table:table-cell>
          <table:table-cell/>
          <table:table-cell office:value-type="float" office:value="1443134761.51444" calcext:value-type="float">
            <text:p>1443134761.51444</text:p>
          </table:table-cell>
          <table:table-cell table:formula="of:=[.G10]-[.$B$2]" office:value-type="float" office:value="1.20540070533752" calcext:value-type="float">
            <text:p>1.2054007053</text:p>
          </table:table-cell>
          <table:table-cell table:formula="of:=[.C10]/([.H10]-[.H9])" office:value-type="float" office:value="42462.357105751" calcext:value-type="float">
            <text:p>42462.357105751</text:p>
          </table:table-cell>
          <table:table-cell table:formula="of:=[.G10]-[.$B10]" office:value-type="float" office:value="0.389625072479248" calcext:value-type="float">
            <text:p>0.38962507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4761.22172" calcext:value-type="float">
            <text:p>1443134761.22172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12676572799683" calcext:value-type="float">
            <text:p>0.9126765728</text:p>
          </table:table-cell>
          <table:table-cell table:formula="of:=[.C11]/([.D11]-[.D10])" office:value-type="float" office:value="84870.1777812771" calcext:value-type="float">
            <text:p>84870.1777812771</text:p>
          </table:table-cell>
          <table:table-cell/>
          <table:table-cell office:value-type="float" office:value="1443134761.70823" calcext:value-type="float">
            <text:p>1443134761.70823</text:p>
          </table:table-cell>
          <table:table-cell table:formula="of:=[.G11]-[.$B$2]" office:value-type="float" office:value="1.39918947219849" calcext:value-type="float">
            <text:p>1.3991894722</text:p>
          </table:table-cell>
          <table:table-cell table:formula="of:=[.C11]/([.H11]-[.H10])" office:value-type="float" office:value="42437.9603277031" calcext:value-type="float">
            <text:p>42437.9603277031</text:p>
          </table:table-cell>
          <table:table-cell table:formula="of:=[.G11]-[.$B11]" office:value-type="float" office:value="0.486512899398804" calcext:value-type="float">
            <text:p>0.48651289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4761.31861" calcext:value-type="float">
            <text:p>1443134761.31861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095648765564" calcext:value-type="float">
            <text:p>1.0095648766</text:p>
          </table:table-cell>
          <table:table-cell table:formula="of:=[.C12]/([.D12]-[.D11])" office:value-type="float" office:value="84881.2465604768" calcext:value-type="float">
            <text:p>84881.2465604768</text:p>
          </table:table-cell>
          <table:table-cell/>
          <table:table-cell office:value-type="float" office:value="1443134761.90205" calcext:value-type="float">
            <text:p>1443134761.90205</text:p>
          </table:table-cell>
          <table:table-cell table:formula="of:=[.G12]-[.$B$2]" office:value-type="float" office:value="1.59301280975342" calcext:value-type="float">
            <text:p>1.5930128098</text:p>
          </table:table-cell>
          <table:table-cell table:formula="of:=[.C12]/([.H12]-[.H11])" office:value-type="float" office:value="42430.3910135137" calcext:value-type="float">
            <text:p>42430.3910135137</text:p>
          </table:table-cell>
          <table:table-cell table:formula="of:=[.G12]-[.$B12]" office:value-type="float" office:value="0.583447933197022" calcext:value-type="float">
            <text:p>0.58344793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4761.41551" calcext:value-type="float">
            <text:p>1443134761.41551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0646963119507" calcext:value-type="float">
            <text:p>1.1064696312</text:p>
          </table:table-cell>
          <table:table-cell table:formula="of:=[.C13]/([.D13]-[.D12])" office:value-type="float" office:value="84866.8368302956" calcext:value-type="float">
            <text:p>84866.8368302956</text:p>
          </table:table-cell>
          <table:table-cell/>
          <table:table-cell office:value-type="float" office:value="1443134762.02526" calcext:value-type="float">
            <text:p>1443134762.02526</text:p>
          </table:table-cell>
          <table:table-cell table:formula="of:=[.G13]-[.$B$2]" office:value-type="float" office:value="1.71622228622437" calcext:value-type="float">
            <text:p>1.7162222862</text:p>
          </table:table-cell>
          <table:table-cell table:formula="of:=[.C13]/([.H13]-[.H12])" office:value-type="float" office:value="66748.1125280101" calcext:value-type="float">
            <text:p>66748.1125280101</text:p>
          </table:table-cell>
          <table:table-cell table:formula="of:=[.G13]-[.$B13]" office:value-type="float" office:value="0.609752655029297" calcext:value-type="float">
            <text:p>0.6097526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4761.5124" calcext:value-type="float">
            <text:p>1443134761.5124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0336127281189" calcext:value-type="float">
            <text:p>1.2033612728</text:p>
          </table:table-cell>
          <table:table-cell table:formula="of:=[.C14]/([.D14]-[.D13])" office:value-type="float" office:value="84878.3224514202" calcext:value-type="float">
            <text:p>84878.3224514202</text:p>
          </table:table-cell>
          <table:table-cell/>
          <table:table-cell office:value-type="float" office:value="1443134762.19277" calcext:value-type="float">
            <text:p>1443134762.19277</text:p>
          </table:table-cell>
          <table:table-cell table:formula="of:=[.G14]-[.$B$2]" office:value-type="float" office:value="1.88372731208801" calcext:value-type="float">
            <text:p>1.8837273121</text:p>
          </table:table-cell>
          <table:table-cell table:formula="of:=[.C14]/([.H14]-[.H13])" office:value-type="float" office:value="49097.0342985082" calcext:value-type="float">
            <text:p>49097.0342985082</text:p>
          </table:table-cell>
          <table:table-cell table:formula="of:=[.G14]-[.$B14]" office:value-type="float" office:value="0.680366039276123" calcext:value-type="float">
            <text:p>0.68036603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4761.6093" calcext:value-type="float">
            <text:p>1443134761.6093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0025672912598" calcext:value-type="float">
            <text:p>1.3002567291</text:p>
          </table:table-cell>
          <table:table-cell table:formula="of:=[.C15]/([.D15]-[.D14])" office:value-type="float" office:value="84874.9808591837" calcext:value-type="float">
            <text:p>84874.9808591837</text:p>
          </table:table-cell>
          <table:table-cell/>
          <table:table-cell office:value-type="float" office:value="1443134762.35418" calcext:value-type="float">
            <text:p>1443134762.35418</text:p>
          </table:table-cell>
          <table:table-cell table:formula="of:=[.G15]-[.$B$2]" office:value-type="float" office:value="2.04513764381409" calcext:value-type="float">
            <text:p>2.0451376438</text:p>
          </table:table-cell>
          <table:table-cell table:formula="of:=[.C15]/([.H15]-[.H14])" office:value-type="float" office:value="50950.889649101" calcext:value-type="float">
            <text:p>50950.889649101</text:p>
          </table:table-cell>
          <table:table-cell table:formula="of:=[.G15]-[.$B15]" office:value-type="float" office:value="0.74488091468811" calcext:value-type="float">
            <text:p>0.74488091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4761.70619" calcext:value-type="float">
            <text:p>1443134761.70619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39714527130127" calcext:value-type="float">
            <text:p>1.3971452713</text:p>
          </table:table-cell>
          <table:table-cell table:formula="of:=[.C16]/([.D16]-[.D15])" office:value-type="float" office:value="84881.0376888626" calcext:value-type="float">
            <text:p>84881.0376888626</text:p>
          </table:table-cell>
          <table:table-cell/>
          <table:table-cell office:value-type="float" office:value="1443134762.51508" calcext:value-type="float">
            <text:p>1443134762.51508</text:p>
          </table:table-cell>
          <table:table-cell table:formula="of:=[.G16]-[.$B$2]" office:value-type="float" office:value="2.20603919029236" calcext:value-type="float">
            <text:p>2.2060391903</text:p>
          </table:table-cell>
          <table:table-cell table:formula="of:=[.C16]/([.H16]-[.H15])" office:value-type="float" office:value="51112.0009720391" calcext:value-type="float">
            <text:p>51112.0009720391</text:p>
          </table:table-cell>
          <table:table-cell table:formula="of:=[.G16]-[.$B16]" office:value-type="float" office:value="0.808893918991089" calcext:value-type="float">
            <text:p>0.8088939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4761.80307" calcext:value-type="float">
            <text:p>1443134761.80307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49403166770935" calcext:value-type="float">
            <text:p>1.4940316677</text:p>
          </table:table-cell>
          <table:table-cell table:formula="of:=[.C17]/([.D17]-[.D16])" office:value-type="float" office:value="84882.9175703975" calcext:value-type="float">
            <text:p>84882.9175703975</text:p>
          </table:table-cell>
          <table:table-cell/>
          <table:table-cell office:value-type="float" office:value="1443134762.75652" calcext:value-type="float">
            <text:p>1443134762.75652</text:p>
          </table:table-cell>
          <table:table-cell table:formula="of:=[.G17]-[.$B$2]" office:value-type="float" office:value="2.44747948646545" calcext:value-type="float">
            <text:p>2.4474794865</text:p>
          </table:table-cell>
          <table:table-cell table:formula="of:=[.C17]/([.H17]-[.H16])" office:value-type="float" office:value="34062.2511252387" calcext:value-type="float">
            <text:p>34062.2511252387</text:p>
          </table:table-cell>
          <table:table-cell table:formula="of:=[.G17]-[.$B17]" office:value-type="float" office:value="0.953447818756104" calcext:value-type="float">
            <text:p>0.95344781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4761.89999" calcext:value-type="float">
            <text:p>1443134761.89999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5909526348114" calcext:value-type="float">
            <text:p>1.5909526348</text:p>
          </table:table-cell>
          <table:table-cell table:formula="of:=[.C18]/([.D18]-[.D17])" office:value-type="float" office:value="84852.6407226284" calcext:value-type="float">
            <text:p>84852.6407226284</text:p>
          </table:table-cell>
          <table:table-cell/>
          <table:table-cell office:value-type="float" office:value="1443134762.9173" calcext:value-type="float">
            <text:p>1443134762.9173</text:p>
          </table:table-cell>
          <table:table-cell table:formula="of:=[.G18]-[.$B$2]" office:value-type="float" office:value="2.60825848579407" calcext:value-type="float">
            <text:p>2.6082584858</text:p>
          </table:table-cell>
          <table:table-cell table:formula="of:=[.C18]/([.H18]-[.H17])" office:value-type="float" office:value="51150.9589830891" calcext:value-type="float">
            <text:p>51150.9589830891</text:p>
          </table:table-cell>
          <table:table-cell table:formula="of:=[.G18]-[.$B18]" office:value-type="float" office:value="1.01730585098267" calcext:value-type="float">
            <text:p>1.01730585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4761.99689" calcext:value-type="float">
            <text:p>1443134761.99689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68784809112549" calcext:value-type="float">
            <text:p>1.6878480911</text:p>
          </table:table-cell>
          <table:table-cell table:formula="of:=[.C19]/([.D19]-[.D18])" office:value-type="float" office:value="84874.9808591837" calcext:value-type="float">
            <text:p>84874.9808591837</text:p>
          </table:table-cell>
          <table:table-cell/>
          <table:table-cell office:value-type="float" office:value="1443134763.01985" calcext:value-type="float">
            <text:p>1443134763.01985</text:p>
          </table:table-cell>
          <table:table-cell table:formula="of:=[.G19]-[.$B$2]" office:value-type="float" office:value="2.71080708503723" calcext:value-type="float">
            <text:p>2.710807085</text:p>
          </table:table-cell>
          <table:table-cell table:formula="of:=[.C19]/([.H19]-[.H18])" office:value-type="float" office:value="80196.1222356552" calcext:value-type="float">
            <text:p>80196.1222356552</text:p>
          </table:table-cell>
          <table:table-cell table:formula="of:=[.G19]-[.$B19]" office:value-type="float" office:value="1.02295899391174" calcext:value-type="float">
            <text:p>1.02295899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4762.07788" calcext:value-type="float">
            <text:p>1443134762.07788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76884198188782" calcext:value-type="float">
            <text:p>1.7688419819</text:p>
          </table:table-cell>
          <table:table-cell table:formula="of:=[.C20]/([.D20]-[.D19])" office:value-type="float" office:value="101538.522505762" calcext:value-type="float">
            <text:p>101538.522505762</text:p>
          </table:table-cell>
          <table:table-cell/>
          <table:table-cell office:value-type="float" office:value="1443134763.15886" calcext:value-type="float">
            <text:p>1443134763.15886</text:p>
          </table:table-cell>
          <table:table-cell table:formula="of:=[.G20]-[.$B$2]" office:value-type="float" office:value="2.8498203754425" calcext:value-type="float">
            <text:p>2.8498203754</text:p>
          </table:table-cell>
          <table:table-cell table:formula="of:=[.C20]/([.H20]-[.H19])" office:value-type="float" office:value="59159.8110944939" calcext:value-type="float">
            <text:p>59159.8110944939</text:p>
          </table:table-cell>
          <table:table-cell table:formula="of:=[.G20]-[.$B20]" office:value-type="float" office:value="1.08097839355469" calcext:value-type="float">
            <text:p>1.08097839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4762.15834" calcext:value-type="float">
            <text:p>1443134762.15834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4929776191711" calcext:value-type="float">
            <text:p>1.8492977619</text:p>
          </table:table-cell>
          <table:table-cell table:formula="of:=[.C21]/([.D21]-[.D20])" office:value-type="float" office:value="102217.64051017" calcext:value-type="float">
            <text:p>102217.64051017</text:p>
          </table:table-cell>
          <table:table-cell/>
          <table:table-cell office:value-type="float" office:value="1443134763.32259" calcext:value-type="float">
            <text:p>1443134763.32259</text:p>
          </table:table-cell>
          <table:table-cell table:formula="of:=[.G21]-[.$B$2]" office:value-type="float" office:value="3.01354718208313" calcext:value-type="float">
            <text:p>3.0135471821</text:p>
          </table:table-cell>
          <table:table-cell table:formula="of:=[.C21]/([.H21]-[.H20])" office:value-type="float" office:value="50230.0152842498" calcext:value-type="float">
            <text:p>50230.0152842498</text:p>
          </table:table-cell>
          <table:table-cell table:formula="of:=[.G21]-[.$B21]" office:value-type="float" office:value="1.16424942016602" calcext:value-type="float">
            <text:p>1.16424942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4762.2388" calcext:value-type="float">
            <text:p>1443134762.2388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2975687980652" calcext:value-type="float">
            <text:p>1.9297568798</text:p>
          </table:table-cell>
          <table:table-cell table:formula="of:=[.C22]/([.D22]-[.D21])" office:value-type="float" office:value="102213.399994074" calcext:value-type="float">
            <text:p>102213.399994074</text:p>
          </table:table-cell>
          <table:table-cell/>
          <table:table-cell office:value-type="float" office:value="1443134763.48736" calcext:value-type="float">
            <text:p>1443134763.48736</text:p>
          </table:table-cell>
          <table:table-cell table:formula="of:=[.G22]-[.$B$2]" office:value-type="float" office:value="3.17831683158875" calcext:value-type="float">
            <text:p>3.1783168316</text:p>
          </table:table-cell>
          <table:table-cell table:formula="of:=[.C22]/([.H22]-[.H21])" office:value-type="float" office:value="49912.1047151328" calcext:value-type="float">
            <text:p>49912.1047151328</text:p>
          </table:table-cell>
          <table:table-cell table:formula="of:=[.G22]-[.$B22]" office:value-type="float" office:value="1.24855995178223" calcext:value-type="float">
            <text:p>1.24855995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4762.31926" calcext:value-type="float">
            <text:p>1443134762.31926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1021599769592" calcext:value-type="float">
            <text:p>2.0102159977</text:p>
          </table:table-cell>
          <table:table-cell table:formula="of:=[.C23]/([.D23]-[.D22])" office:value-type="float" office:value="102213.399994074" calcext:value-type="float">
            <text:p>102213.399994074</text:p>
          </table:table-cell>
          <table:table-cell/>
          <table:table-cell office:value-type="float" office:value="1443134763.65206" calcext:value-type="float">
            <text:p>1443134763.65206</text:p>
          </table:table-cell>
          <table:table-cell table:formula="of:=[.G23]-[.$B$2]" office:value-type="float" office:value="3.34301519393921" calcext:value-type="float">
            <text:p>3.3430151939</text:p>
          </table:table-cell>
          <table:table-cell table:formula="of:=[.C23]/([.H23]-[.H22])" office:value-type="float" office:value="49933.7084026375" calcext:value-type="float">
            <text:p>49933.7084026375</text:p>
          </table:table-cell>
          <table:table-cell table:formula="of:=[.G23]-[.$B23]" office:value-type="float" office:value="1.33279919624329" calcext:value-type="float">
            <text:p>1.33279919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4762.39972" calcext:value-type="float">
            <text:p>1443134762.39972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09067463874817" calcext:value-type="float">
            <text:p>2.0906746387</text:p>
          </table:table-cell>
          <table:table-cell table:formula="of:=[.C24]/([.D24]-[.D23])" office:value-type="float" office:value="102214.005760546" calcext:value-type="float">
            <text:p>102214.005760546</text:p>
          </table:table-cell>
          <table:table-cell/>
          <table:table-cell office:value-type="float" office:value="1443134763.81685" calcext:value-type="float">
            <text:p>1443134763.81685</text:p>
          </table:table-cell>
          <table:table-cell table:formula="of:=[.G24]-[.$B$2]" office:value-type="float" office:value="3.50781154632568" calcext:value-type="float">
            <text:p>3.5078115463</text:p>
          </table:table-cell>
          <table:table-cell table:formula="of:=[.C24]/([.H24]-[.H23])" office:value-type="float" office:value="49904.0171757768" calcext:value-type="float">
            <text:p>49904.0171757768</text:p>
          </table:table-cell>
          <table:table-cell table:formula="of:=[.G24]-[.$B24]" office:value-type="float" office:value="1.41713690757751" calcext:value-type="float">
            <text:p>1.41713690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4762.48017" calcext:value-type="float">
            <text:p>1443134762.48017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17112994194031" calcext:value-type="float">
            <text:p>2.1711299419</text:p>
          </table:table-cell>
          <table:table-cell table:formula="of:=[.C25]/([.D25]-[.D24])" office:value-type="float" office:value="102218.246326907" calcext:value-type="float">
            <text:p>102218.246326907</text:p>
          </table:table-cell>
          <table:table-cell/>
          <table:table-cell office:value-type="float" office:value="1443134763.98153" calcext:value-type="float">
            <text:p>1443134763.98153</text:p>
          </table:table-cell>
          <table:table-cell table:formula="of:=[.G25]-[.$B$2]" office:value-type="float" office:value="3.67249083518982" calcext:value-type="float">
            <text:p>3.6724908352</text:p>
          </table:table-cell>
          <table:table-cell table:formula="of:=[.C25]/([.H25]-[.H24])" office:value-type="float" office:value="49939.4918251377" calcext:value-type="float">
            <text:p>49939.4918251377</text:p>
          </table:table-cell>
          <table:table-cell table:formula="of:=[.G25]-[.$B25]" office:value-type="float" office:value="1.50136089324951" calcext:value-type="float">
            <text:p>1.50136089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4762.56062" calcext:value-type="float">
            <text:p>1443134762.56062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25158262252808" calcext:value-type="float">
            <text:p>2.2515826225</text:p>
          </table:table-cell>
          <table:table-cell table:formula="of:=[.C26]/([.D26]-[.D25])" office:value-type="float" office:value="102221.578447323" calcext:value-type="float">
            <text:p>102221.578447323</text:p>
          </table:table-cell>
          <table:table-cell/>
          <table:table-cell office:value-type="float" office:value="1443134764.06415" calcext:value-type="float">
            <text:p>1443134764.06415</text:p>
          </table:table-cell>
          <table:table-cell table:formula="of:=[.G26]-[.$B$2]" office:value-type="float" office:value="3.75510573387146" calcext:value-type="float">
            <text:p>3.7551057339</text:p>
          </table:table-cell>
          <table:table-cell table:formula="of:=[.C26]/([.H26]-[.H25])" office:value-type="float" office:value="99546.209354943" calcext:value-type="float">
            <text:p>99546.209354943</text:p>
          </table:table-cell>
          <table:table-cell table:formula="of:=[.G26]-[.$B26]" office:value-type="float" office:value="1.50352311134338" calcext:value-type="float">
            <text:p>1.503523111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4762.6411" calcext:value-type="float">
            <text:p>1443134762.6411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3206081390381" calcext:value-type="float">
            <text:p>2.3320608139</text:p>
          </table:table-cell>
          <table:table-cell table:formula="of:=[.C27]/([.D27]-[.D26])" office:value-type="float" office:value="102189.175221449" calcext:value-type="float">
            <text:p>102189.175221449</text:p>
          </table:table-cell>
          <table:table-cell/>
          <table:table-cell office:value-type="float" office:value="1443134764.251" calcext:value-type="float">
            <text:p>1443134764.251</text:p>
          </table:table-cell>
          <table:table-cell table:formula="of:=[.G27]-[.$B$2]" office:value-type="float" office:value="3.94196105003357" calcext:value-type="float">
            <text:p>3.94196105</text:p>
          </table:table-cell>
          <table:table-cell table:formula="of:=[.C27]/([.H27]-[.H26])" office:value-type="float" office:value="44012.6626788886" calcext:value-type="float">
            <text:p>44012.6626788886</text:p>
          </table:table-cell>
          <table:table-cell table:formula="of:=[.G27]-[.$B27]" office:value-type="float" office:value="1.60990023612976" calcext:value-type="float">
            <text:p>1.60990023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4762.72154" calcext:value-type="float">
            <text:p>1443134762.72154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1250276565552" calcext:value-type="float">
            <text:p>2.4125027657</text:p>
          </table:table-cell>
          <table:table-cell table:formula="of:=[.C28]/([.D28]-[.D27])" office:value-type="float" office:value="102235.212111512" calcext:value-type="float">
            <text:p>102235.212111512</text:p>
          </table:table-cell>
          <table:table-cell/>
          <table:table-cell office:value-type="float" office:value="1443134764.47449" calcext:value-type="float">
            <text:p>1443134764.47449</text:p>
          </table:table-cell>
          <table:table-cell table:formula="of:=[.G28]-[.$B$2]" office:value-type="float" office:value="4.16545057296753" calcext:value-type="float">
            <text:p>4.165450573</text:p>
          </table:table-cell>
          <table:table-cell table:formula="of:=[.C28]/([.H28]-[.H27])" office:value-type="float" office:value="36798.1455776348" calcext:value-type="float">
            <text:p>36798.1455776348</text:p>
          </table:table-cell>
          <table:table-cell table:formula="of:=[.G28]-[.$B28]" office:value-type="float" office:value="1.75294780731201" calcext:value-type="float">
            <text:p>1.752947807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4762.80199" calcext:value-type="float">
            <text:p>1443134762.80199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49295330047607" calcext:value-type="float">
            <text:p>2.4929533005</text:p>
          </table:table-cell>
          <table:table-cell table:formula="of:=[.C29]/([.D29]-[.D28])" office:value-type="float" office:value="102224.304889252" calcext:value-type="float">
            <text:p>102224.304889252</text:p>
          </table:table-cell>
          <table:table-cell/>
          <table:table-cell office:value-type="float" office:value="1443134764.63842" calcext:value-type="float">
            <text:p>1443134764.63842</text:p>
          </table:table-cell>
          <table:table-cell table:formula="of:=[.G29]-[.$B$2]" office:value-type="float" office:value="4.32937932014465" calcext:value-type="float">
            <text:p>4.3293793201</text:p>
          </table:table-cell>
          <table:table-cell table:formula="of:=[.C29]/([.H29]-[.H28])" office:value-type="float" office:value="50168.1379356485" calcext:value-type="float">
            <text:p>50168.1379356485</text:p>
          </table:table-cell>
          <table:table-cell table:formula="of:=[.G29]-[.$B29]" office:value-type="float" office:value="1.83642601966858" calcext:value-type="float">
            <text:p>1.836426019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4762.88242" calcext:value-type="float">
            <text:p>1443134762.88242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57338190078735" calcext:value-type="float">
            <text:p>2.5733819008</text:p>
          </table:table-cell>
          <table:table-cell table:formula="of:=[.C30]/([.D30]-[.D29])" office:value-type="float" office:value="102252.183528882" calcext:value-type="float">
            <text:p>102252.183528882</text:p>
          </table:table-cell>
          <table:table-cell/>
          <table:table-cell office:value-type="float" office:value="1443134764.80233" calcext:value-type="float">
            <text:p>1443134764.80233</text:p>
          </table:table-cell>
          <table:table-cell table:formula="of:=[.G30]-[.$B$2]" office:value-type="float" office:value="4.49329042434692" calcext:value-type="float">
            <text:p>4.4932904243</text:p>
          </table:table-cell>
          <table:table-cell table:formula="of:=[.C30]/([.H30]-[.H29])" office:value-type="float" office:value="50173.5379065678" calcext:value-type="float">
            <text:p>50173.5379065678</text:p>
          </table:table-cell>
          <table:table-cell table:formula="of:=[.G30]-[.$B30]" office:value-type="float" office:value="1.91990852355957" calcext:value-type="float">
            <text:p>1.919908523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4762.96288" calcext:value-type="float">
            <text:p>1443134762.96288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65383982658386" calcext:value-type="float">
            <text:p>2.6538398266</text:p>
          </table:table-cell>
          <table:table-cell table:formula="of:=[.C31]/([.D31]-[.D30])" office:value-type="float" office:value="102214.914423718" calcext:value-type="float">
            <text:p>102214.914423718</text:p>
          </table:table-cell>
          <table:table-cell/>
          <table:table-cell office:value-type="float" office:value="1443134764.98875" calcext:value-type="float">
            <text:p>1443134764.98875</text:p>
          </table:table-cell>
          <table:table-cell table:formula="of:=[.G31]-[.$B$2]" office:value-type="float" office:value="4.67971277236939" calcext:value-type="float">
            <text:p>4.6797127724</text:p>
          </table:table-cell>
          <table:table-cell table:formula="of:=[.C31]/([.H31]-[.H30])" office:value-type="float" office:value="44114.8826159466" calcext:value-type="float">
            <text:p>44114.8826159466</text:p>
          </table:table-cell>
          <table:table-cell table:formula="of:=[.G31]-[.$B31]" office:value-type="float" office:value="2.02587294578552" calcext:value-type="float">
            <text:p>2.025872945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4763.04439" calcext:value-type="float">
            <text:p>1443134763.04439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73535060882568" calcext:value-type="float">
            <text:p>2.7353506088</text:p>
          </table:table-cell>
          <table:table-cell table:formula="of:=[.C32]/([.D32]-[.D31])" office:value-type="float" office:value="100894.627358642" calcext:value-type="float">
            <text:p>100894.627358642</text:p>
          </table:table-cell>
          <table:table-cell/>
          <table:table-cell office:value-type="float" office:value="1443134765.13038" calcext:value-type="float">
            <text:p>1443134765.13038</text:p>
          </table:table-cell>
          <table:table-cell table:formula="of:=[.G32]-[.$B$2]" office:value-type="float" office:value="4.82134175300598" calcext:value-type="float">
            <text:p>4.821341753</text:p>
          </table:table-cell>
          <table:table-cell table:formula="of:=[.C32]/([.H32]-[.H31])" office:value-type="float" office:value="58067.2116895469" calcext:value-type="float">
            <text:p>58067.2116895469</text:p>
          </table:table-cell>
          <table:table-cell table:formula="of:=[.G32]-[.$B32]" office:value-type="float" office:value="2.0859911441803" calcext:value-type="float">
            <text:p>2.08599114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4763.12677" calcext:value-type="float">
            <text:p>1443134763.12677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1773114204407" calcext:value-type="float">
            <text:p>2.817731142</text:p>
          </table:table-cell>
          <table:table-cell table:formula="of:=[.C33]/([.D33]-[.D32])" office:value-type="float" office:value="99829.4096761777" calcext:value-type="float">
            <text:p>99829.4096761777</text:p>
          </table:table-cell>
          <table:table-cell/>
          <table:table-cell office:value-type="float" office:value="1443134765.29" calcext:value-type="float">
            <text:p>1443134765.29</text:p>
          </table:table-cell>
          <table:table-cell table:formula="of:=[.G33]-[.$B$2]" office:value-type="float" office:value="4.98095679283142" calcext:value-type="float">
            <text:p>4.9809567928</text:p>
          </table:table-cell>
          <table:table-cell table:formula="of:=[.C33]/([.H33]-[.H32])" office:value-type="float" office:value="51523.9667201415" calcext:value-type="float">
            <text:p>51523.9667201415</text:p>
          </table:table-cell>
          <table:table-cell table:formula="of:=[.G33]-[.$B33]" office:value-type="float" office:value="2.16322565078735" calcext:value-type="float">
            <text:p>2.16322565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4763.20916" calcext:value-type="float">
            <text:p>1443134763.20916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001145362854" calcext:value-type="float">
            <text:p>2.9001145363</text:p>
          </table:table-cell>
          <table:table-cell table:formula="of:=[.C34]/([.D34]-[.D33])" office:value-type="float" office:value="99825.9427853713" calcext:value-type="float">
            <text:p>99825.9427853713</text:p>
          </table:table-cell>
          <table:table-cell/>
          <table:table-cell office:value-type="float" office:value="1443134765.44687" calcext:value-type="float">
            <text:p>1443134765.44687</text:p>
          </table:table-cell>
          <table:table-cell table:formula="of:=[.G34]-[.$B$2]" office:value-type="float" office:value="5.1378321647644" calcext:value-type="float">
            <text:p>5.1378321648</text:p>
          </table:table-cell>
          <table:table-cell table:formula="of:=[.C34]/([.H34]-[.H33])" office:value-type="float" office:value="52423.7800915829" calcext:value-type="float">
            <text:p>52423.7800915829</text:p>
          </table:table-cell>
          <table:table-cell table:formula="of:=[.G34]-[.$B34]" office:value-type="float" office:value="2.237717628479" calcext:value-type="float">
            <text:p>2.237717628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4763.29153" calcext:value-type="float">
            <text:p>1443134763.29153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2.98248839378357" calcext:value-type="float">
            <text:p>2.9824883938</text:p>
          </table:table-cell>
          <table:table-cell table:formula="of:=[.C35]/([.D35]-[.D34])" office:value-type="float" office:value="99837.5000246019" calcext:value-type="float">
            <text:p>99837.5000246019</text:p>
          </table:table-cell>
          <table:table-cell/>
          <table:table-cell office:value-type="float" office:value="1443134765.60385" calcext:value-type="float">
            <text:p>1443134765.60385</text:p>
          </table:table-cell>
          <table:table-cell table:formula="of:=[.G35]-[.$B$2]" office:value-type="float" office:value="5.29480910301209" calcext:value-type="float">
            <text:p>5.294809103</text:p>
          </table:table-cell>
          <table:table-cell table:formula="of:=[.C35]/([.H35]-[.H34])" office:value-type="float" office:value="52389.861159249" calcext:value-type="float">
            <text:p>52389.861159249</text:p>
          </table:table-cell>
          <table:table-cell table:formula="of:=[.G35]-[.$B35]" office:value-type="float" office:value="2.31232070922852" calcext:value-type="float">
            <text:p>2.31232070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4763.37391" calcext:value-type="float">
            <text:p>1443134763.37391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06486892700195" calcext:value-type="float">
            <text:p>3.064868927</text:p>
          </table:table-cell>
          <table:table-cell table:formula="of:=[.C36]/([.D36]-[.D35])" office:value-type="float" office:value="99829.4096761777" calcext:value-type="float">
            <text:p>99829.4096761777</text:p>
          </table:table-cell>
          <table:table-cell/>
          <table:table-cell office:value-type="float" office:value="1443134765.76093" calcext:value-type="float">
            <text:p>1443134765.76093</text:p>
          </table:table-cell>
          <table:table-cell table:formula="of:=[.G36]-[.$B$2]" office:value-type="float" office:value="5.45189261436462" calcext:value-type="float">
            <text:p>5.4518926144</text:p>
          </table:table-cell>
          <table:table-cell table:formula="of:=[.C36]/([.H36]-[.H35])" office:value-type="float" office:value="52354.3173257889" calcext:value-type="float">
            <text:p>52354.3173257889</text:p>
          </table:table-cell>
          <table:table-cell table:formula="of:=[.G36]-[.$B36]" office:value-type="float" office:value="2.38702368736267" calcext:value-type="float">
            <text:p>2.387023687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4763.45629" calcext:value-type="float">
            <text:p>1443134763.45629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14724636077881" calcext:value-type="float">
            <text:p>3.1472463608</text:p>
          </table:table-cell>
          <table:table-cell table:formula="of:=[.C37]/([.D37]-[.D36])" office:value-type="float" office:value="99833.1657463041" calcext:value-type="float">
            <text:p>99833.1657463041</text:p>
          </table:table-cell>
          <table:table-cell/>
          <table:table-cell office:value-type="float" office:value="1443134765.91778" calcext:value-type="float">
            <text:p>1443134765.91778</text:p>
          </table:table-cell>
          <table:table-cell table:formula="of:=[.G37]-[.$B$2]" office:value-type="float" office:value="5.60874176025391" calcext:value-type="float">
            <text:p>5.6087417603</text:p>
          </table:table-cell>
          <table:table-cell table:formula="of:=[.C37]/([.H37]-[.H36])" office:value-type="float" office:value="52432.5456372279" calcext:value-type="float">
            <text:p>52432.5456372279</text:p>
          </table:table-cell>
          <table:table-cell table:formula="of:=[.G37]-[.$B37]" office:value-type="float" office:value="2.4614953994751" calcext:value-type="float">
            <text:p>2.461495399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4763.53866" calcext:value-type="float">
            <text:p>1443134763.53866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2961449623108" calcext:value-type="float">
            <text:p>3.2296144962</text:p>
          </table:table-cell>
          <table:table-cell table:formula="of:=[.C38]/([.D38]-[.D37])" office:value-type="float" office:value="99844.4356527352" calcext:value-type="float">
            <text:p>99844.4356527352</text:p>
          </table:table-cell>
          <table:table-cell/>
          <table:table-cell office:value-type="float" office:value="1443134766.01804" calcext:value-type="float">
            <text:p>1443134766.01804</text:p>
          </table:table-cell>
          <table:table-cell table:formula="of:=[.G38]-[.$B$2]" office:value-type="float" office:value="5.70899868011475" calcext:value-type="float">
            <text:p>5.7089986801</text:p>
          </table:table-cell>
          <table:table-cell table:formula="of:=[.C38]/([.H38]-[.H37])" office:value-type="float" office:value="82029.250563604" calcext:value-type="float">
            <text:p>82029.250563604</text:p>
          </table:table-cell>
          <table:table-cell table:formula="of:=[.G38]-[.$B38]" office:value-type="float" office:value="2.47938418388367" calcext:value-type="float">
            <text:p>2.479384183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4763.62103" calcext:value-type="float">
            <text:p>1443134763.62103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1198954582214" calcext:value-type="float">
            <text:p>3.3119895458</text:p>
          </table:table-cell>
          <table:table-cell table:formula="of:=[.C39]/([.D39]-[.D38])" office:value-type="float" office:value="99836.0552233536" calcext:value-type="float">
            <text:p>99836.0552233536</text:p>
          </table:table-cell>
          <table:table-cell/>
          <table:table-cell office:value-type="float" office:value="1443134766.15316" calcext:value-type="float">
            <text:p>1443134766.15316</text:p>
          </table:table-cell>
          <table:table-cell table:formula="of:=[.G39]-[.$B$2]" office:value-type="float" office:value="5.84411883354187" calcext:value-type="float">
            <text:p>5.8441188335</text:p>
          </table:table-cell>
          <table:table-cell table:formula="of:=[.C39]/([.H39]-[.H38])" office:value-type="float" office:value="60864.3477039534" calcext:value-type="float">
            <text:p>60864.3477039534</text:p>
          </table:table-cell>
          <table:table-cell table:formula="of:=[.G39]-[.$B39]" office:value-type="float" office:value="2.53212928771973" calcext:value-type="float">
            <text:p>2.53212928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4763.70341" calcext:value-type="float">
            <text:p>1443134763.70341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39436411857605" calcext:value-type="float">
            <text:p>3.3943641186</text:p>
          </table:table-cell>
          <table:table-cell table:formula="of:=[.C40]/([.D40]-[.D39])" office:value-type="float" office:value="99836.6331388349" calcext:value-type="float">
            <text:p>99836.6331388349</text:p>
          </table:table-cell>
          <table:table-cell/>
          <table:table-cell office:value-type="float" office:value="1443134766.305" calcext:value-type="float">
            <text:p>1443134766.305</text:p>
          </table:table-cell>
          <table:table-cell table:formula="of:=[.G40]-[.$B$2]" office:value-type="float" office:value="5.99595880508423" calcext:value-type="float">
            <text:p>5.9959588051</text:p>
          </table:table-cell>
          <table:table-cell table:formula="of:=[.C40]/([.H40]-[.H39])" office:value-type="float" office:value="54162.2862311047" calcext:value-type="float">
            <text:p>54162.2862311047</text:p>
          </table:table-cell>
          <table:table-cell table:formula="of:=[.G40]-[.$B40]" office:value-type="float" office:value="2.60159468650818" calcext:value-type="float">
            <text:p>2.60159468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4763.78579" calcext:value-type="float">
            <text:p>1443134763.78579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47674417495728" calcext:value-type="float">
            <text:p>3.476744175</text:p>
          </table:table-cell>
          <table:table-cell table:formula="of:=[.C41]/([.D41]-[.D40])" office:value-type="float" office:value="99829.9875147239" calcext:value-type="float">
            <text:p>99829.9875147239</text:p>
          </table:table-cell>
          <table:table-cell/>
          <table:table-cell office:value-type="float" office:value="1443134766.45468" calcext:value-type="float">
            <text:p>1443134766.45468</text:p>
          </table:table-cell>
          <table:table-cell table:formula="of:=[.G41]-[.$B$2]" office:value-type="float" office:value="6.14563941955566" calcext:value-type="float">
            <text:p>6.1456394196</text:p>
          </table:table-cell>
          <table:table-cell table:formula="of:=[.C41]/([.H41]-[.H40])" office:value-type="float" office:value="54943.654721363" calcext:value-type="float">
            <text:p>54943.654721363</text:p>
          </table:table-cell>
          <table:table-cell table:formula="of:=[.G41]-[.$B41]" office:value-type="float" office:value="2.66889524459839" calcext:value-type="float">
            <text:p>2.668895244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4763.86816" calcext:value-type="float">
            <text:p>1443134763.86816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55912017822266" calcext:value-type="float">
            <text:p>3.5591201782</text:p>
          </table:table-cell>
          <table:table-cell table:formula="of:=[.C42]/([.D42]-[.D41])" office:value-type="float" office:value="99834.8994124627" calcext:value-type="float">
            <text:p>99834.8994124627</text:p>
          </table:table-cell>
          <table:table-cell/>
          <table:table-cell office:value-type="float" office:value="1443134766.60453" calcext:value-type="float">
            <text:p>1443134766.60453</text:p>
          </table:table-cell>
          <table:table-cell table:formula="of:=[.G42]-[.$B$2]" office:value-type="float" office:value="6.29548525810242" calcext:value-type="float">
            <text:p>6.2954852581</text:p>
          </table:table-cell>
          <table:table-cell table:formula="of:=[.C42]/([.H42]-[.H41])" office:value-type="float" office:value="54883.0723612925" calcext:value-type="float">
            <text:p>54883.0723612925</text:p>
          </table:table-cell>
          <table:table-cell table:formula="of:=[.G42]-[.$B42]" office:value-type="float" office:value="2.73636507987976" calcext:value-type="float">
            <text:p>2.736365079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4763.95055" calcext:value-type="float">
            <text:p>1443134763.95055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64151287078857" calcext:value-type="float">
            <text:p>3.6415128708</text:p>
          </table:table-cell>
          <table:table-cell table:formula="of:=[.C43]/([.D43]-[.D42])" office:value-type="float" office:value="99814.6770530702" calcext:value-type="float">
            <text:p>99814.6770530702</text:p>
          </table:table-cell>
          <table:table-cell/>
          <table:table-cell office:value-type="float" office:value="1443134766.75435" calcext:value-type="float">
            <text:p>1443134766.75435</text:p>
          </table:table-cell>
          <table:table-cell table:formula="of:=[.G43]-[.$B$2]" office:value-type="float" office:value="6.44531011581421" calcext:value-type="float">
            <text:p>6.4453101158</text:p>
          </table:table-cell>
          <table:table-cell table:formula="of:=[.C43]/([.H43]-[.H42])" office:value-type="float" office:value="54890.7579529957" calcext:value-type="float">
            <text:p>54890.7579529957</text:p>
          </table:table-cell>
          <table:table-cell table:formula="of:=[.G43]-[.$B43]" office:value-type="float" office:value="2.80379724502563" calcext:value-type="float">
            <text:p>2.8037972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4764.0328" calcext:value-type="float">
            <text:p>1443134764.0328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2375774383545" calcext:value-type="float">
            <text:p>3.7237577438</text:p>
          </table:table-cell>
          <table:table-cell table:formula="of:=[.C44]/([.D44]-[.D43])" office:value-type="float" office:value="99994.0749536178" calcext:value-type="float">
            <text:p>99994.0749536178</text:p>
          </table:table-cell>
          <table:table-cell/>
          <table:table-cell office:value-type="float" office:value="1443134766.9042" calcext:value-type="float">
            <text:p>1443134766.9042</text:p>
          </table:table-cell>
          <table:table-cell table:formula="of:=[.G44]-[.$B$2]" office:value-type="float" office:value="6.5951611995697" calcext:value-type="float">
            <text:p>6.5951611996</text:p>
          </table:table-cell>
          <table:table-cell table:formula="of:=[.C44]/([.H44]-[.H43])" office:value-type="float" office:value="54881.1512996384" calcext:value-type="float">
            <text:p>54881.1512996384</text:p>
          </table:table-cell>
          <table:table-cell table:formula="of:=[.G44]-[.$B44]" office:value-type="float" office:value="2.87140345573425" calcext:value-type="float">
            <text:p>2.871403455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4764.11477" calcext:value-type="float">
            <text:p>1443134764.11477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0572938919067" calcext:value-type="float">
            <text:p>3.8057293892</text:p>
          </table:table-cell>
          <table:table-cell table:formula="of:=[.C45]/([.D45]-[.D44])" office:value-type="float" office:value="100327.37496437" calcext:value-type="float">
            <text:p>100327.37496437</text:p>
          </table:table-cell>
          <table:table-cell/>
          <table:table-cell office:value-type="float" office:value="1443134767.05399" calcext:value-type="float">
            <text:p>1443134767.05399</text:p>
          </table:table-cell>
          <table:table-cell table:formula="of:=[.G45]-[.$B$2]" office:value-type="float" office:value="6.74494910240173" calcext:value-type="float">
            <text:p>6.7449491024</text:p>
          </table:table-cell>
          <table:table-cell table:formula="of:=[.C45]/([.H45]-[.H44])" office:value-type="float" office:value="54904.3003107014" calcext:value-type="float">
            <text:p>54904.3003107014</text:p>
          </table:table-cell>
          <table:table-cell table:formula="of:=[.G45]-[.$B45]" office:value-type="float" office:value="2.93921971321106" calcext:value-type="float">
            <text:p>2.93921971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4764.19674" calcext:value-type="float">
            <text:p>1443134764.19674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88769793510437" calcext:value-type="float">
            <text:p>3.8876979351</text:p>
          </table:table-cell>
          <table:table-cell table:formula="of:=[.C46]/([.D46]-[.D45])" office:value-type="float" office:value="100331.16860044" calcext:value-type="float">
            <text:p>100331.16860044</text:p>
          </table:table-cell>
          <table:table-cell/>
          <table:table-cell office:value-type="float" office:value="1443134771.09605" calcext:value-type="float">
            <text:p>1443134771.09605</text:p>
          </table:table-cell>
          <table:table-cell table:formula="of:=[.G46]-[.$B$2]" office:value-type="float" office:value="10.7870090007782" calcext:value-type="float">
            <text:p>10.7870090008</text:p>
          </table:table-cell>
          <table:table-cell table:formula="of:=[.C46]/([.H46]-[.H45])" office:value-type="float" office:value="2034.60616783617" calcext:value-type="float">
            <text:p>2034.6061678362</text:p>
          </table:table-cell>
          <table:table-cell table:formula="of:=[.G46]-[.$B46]" office:value-type="float" office:value="6.89931106567383" calcext:value-type="float">
            <text:p>6.899311065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4764.2787" calcext:value-type="float">
            <text:p>1443134764.2787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3.96966147422791" calcext:value-type="float">
            <text:p>3.9696614742</text:p>
          </table:table-cell>
          <table:table-cell table:formula="of:=[.C47]/([.D47]-[.D46])" office:value-type="float" office:value="100337.297387864" calcext:value-type="float">
            <text:p>100337.297387864</text:p>
          </table:table-cell>
          <table:table-cell/>
          <table:table-cell office:value-type="float" office:value="1443134771.24317" calcext:value-type="float">
            <text:p>1443134771.24317</text:p>
          </table:table-cell>
          <table:table-cell table:formula="of:=[.G47]-[.$B$2]" office:value-type="float" office:value="10.9341275691986" calcext:value-type="float">
            <text:p>10.9341275692</text:p>
          </table:table-cell>
          <table:table-cell table:formula="of:=[.C47]/([.H47]-[.H46])" office:value-type="float" office:value="55900.4895731371" calcext:value-type="float">
            <text:p>55900.4895731371</text:p>
          </table:table-cell>
          <table:table-cell table:formula="of:=[.G47]-[.$B47]" office:value-type="float" office:value="6.9644660949707" calcext:value-type="float">
            <text:p>6.9644660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4764.36067" calcext:value-type="float">
            <text:p>1443134764.36067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05162858963013" calcext:value-type="float">
            <text:p>4.0516285896</text:p>
          </table:table-cell>
          <table:table-cell table:formula="of:=[.C48]/([.D48]-[.D47])" office:value-type="float" office:value="100332.919606161" calcext:value-type="float">
            <text:p>100332.919606161</text:p>
          </table:table-cell>
          <table:table-cell/>
          <table:table-cell office:value-type="float" office:value="1443134771.43293" calcext:value-type="float">
            <text:p>1443134771.43293</text:p>
          </table:table-cell>
          <table:table-cell table:formula="of:=[.G48]-[.$B$2]" office:value-type="float" office:value="11.1238889694214" calcext:value-type="float">
            <text:p>11.1238889694</text:p>
          </table:table-cell>
          <table:table-cell table:formula="of:=[.C48]/([.H48]-[.H47])" office:value-type="float" office:value="43338.6346767314" calcext:value-type="float">
            <text:p>43338.6346767314</text:p>
          </table:table-cell>
          <table:table-cell table:formula="of:=[.G48]-[.$B48]" office:value-type="float" office:value="7.07226037979126" calcext:value-type="float">
            <text:p>7.072260379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4764.44264" calcext:value-type="float">
            <text:p>1443134764.44264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3359427452087" calcext:value-type="float">
            <text:p>4.1335942745</text:p>
          </table:table-cell>
          <table:table-cell table:formula="of:=[.C49]/([.D49]-[.D48])" office:value-type="float" office:value="100334.670673" calcext:value-type="float">
            <text:p>100334.670673</text:p>
          </table:table-cell>
          <table:table-cell/>
          <table:table-cell office:value-type="float" office:value="1443134771.6227" calcext:value-type="float">
            <text:p>1443134771.6227</text:p>
          </table:table-cell>
          <table:table-cell table:formula="of:=[.G49]-[.$B$2]" office:value-type="float" office:value="11.3136582374573" calcext:value-type="float">
            <text:p>11.3136582375</text:p>
          </table:table-cell>
          <table:table-cell table:formula="of:=[.C49]/([.H49]-[.H48])" office:value-type="float" office:value="43336.8378616747" calcext:value-type="float">
            <text:p>43336.8378616747</text:p>
          </table:table-cell>
          <table:table-cell table:formula="of:=[.G49]-[.$B49]" office:value-type="float" office:value="7.1800639629364" calcext:value-type="float">
            <text:p>7.180063962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4764.5246" calcext:value-type="float">
            <text:p>1443134764.5246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1556329727173" calcext:value-type="float">
            <text:p>4.2155632973</text:p>
          </table:table-cell>
          <table:table-cell table:formula="of:=[.C50]/([.D50]-[.D49])" office:value-type="float" office:value="100330.584945448" calcext:value-type="float">
            <text:p>100330.584945448</text:p>
          </table:table-cell>
          <table:table-cell/>
          <table:table-cell office:value-type="float" office:value="1443134771.81239" calcext:value-type="float">
            <text:p>1443134771.81239</text:p>
          </table:table-cell>
          <table:table-cell table:formula="of:=[.G50]-[.$B$2]" office:value-type="float" office:value="11.5033519268036" calcext:value-type="float">
            <text:p>11.5033519268</text:p>
          </table:table-cell>
          <table:table-cell table:formula="of:=[.C50]/([.H50]-[.H49])" office:value-type="float" office:value="43354.1043370499" calcext:value-type="float">
            <text:p>43354.1043370499</text:p>
          </table:table-cell>
          <table:table-cell table:formula="of:=[.G50]-[.$B50]" office:value-type="float" office:value="7.28778862953186" calcext:value-type="float">
            <text:p>7.287788629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4764.60657" calcext:value-type="float">
            <text:p>1443134764.60657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29753303527832" calcext:value-type="float">
            <text:p>4.2975330353</text:p>
          </table:table-cell>
          <table:table-cell table:formula="of:=[.C51]/([.D51]-[.D50])" office:value-type="float" office:value="100329.709475693" calcext:value-type="float">
            <text:p>100329.709475693</text:p>
          </table:table-cell>
          <table:table-cell/>
          <table:table-cell office:value-type="float" office:value="1443134772.00216" calcext:value-type="float">
            <text:p>1443134772.00216</text:p>
          </table:table-cell>
          <table:table-cell table:formula="of:=[.G51]-[.$B$2]" office:value-type="float" office:value="11.6931142807007" calcext:value-type="float">
            <text:p>11.6931142807</text:p>
          </table:table-cell>
          <table:table-cell table:formula="of:=[.C51]/([.H51]-[.H50])" office:value-type="float" office:value="43338.4168730314" calcext:value-type="float">
            <text:p>43338.4168730314</text:p>
          </table:table-cell>
          <table:table-cell table:formula="of:=[.G51]-[.$B51]" office:value-type="float" office:value="7.39558124542236" calcext:value-type="float">
            <text:p>7.39558124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4764.68854" calcext:value-type="float">
            <text:p>1443134764.68854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37950038909912" calcext:value-type="float">
            <text:p>4.3795003891</text:p>
          </table:table-cell>
          <table:table-cell table:formula="of:=[.C52]/([.D52]-[.D51])" office:value-type="float" office:value="100332.62776763" calcext:value-type="float">
            <text:p>100332.62776763</text:p>
          </table:table-cell>
          <table:table-cell/>
          <table:table-cell office:value-type="float" office:value="1443134772.13583" calcext:value-type="float">
            <text:p>1443134772.13583</text:p>
          </table:table-cell>
          <table:table-cell table:formula="of:=[.G52]-[.$B$2]" office:value-type="float" office:value="11.8267858028412" calcext:value-type="float">
            <text:p>11.8267858028</text:p>
          </table:table-cell>
          <table:table-cell table:formula="of:=[.C52]/([.H52]-[.H51])" office:value-type="float" office:value="61523.9496663748" calcext:value-type="float">
            <text:p>61523.9496663748</text:p>
          </table:table-cell>
          <table:table-cell table:formula="of:=[.G52]-[.$B52]" office:value-type="float" office:value="7.44728541374207" calcext:value-type="float">
            <text:p>7.447285413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4764.77054" calcext:value-type="float">
            <text:p>1443134764.77054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46149444580078" calcext:value-type="float">
            <text:p>4.4614944458</text:p>
          </table:table-cell>
          <table:table-cell table:formula="of:=[.C53]/([.D53]-[.D52])" office:value-type="float" office:value="100299.952591972" calcext:value-type="float">
            <text:p>100299.952591972</text:p>
          </table:table-cell>
          <table:table-cell/>
          <table:table-cell office:value-type="float" office:value="1443134772.31145" calcext:value-type="float">
            <text:p>1443134772.31145</text:p>
          </table:table-cell>
          <table:table-cell table:formula="of:=[.G53]-[.$B$2]" office:value-type="float" office:value="12.0024135112762" calcext:value-type="float">
            <text:p>12.0024135113</text:p>
          </table:table-cell>
          <table:table-cell table:formula="of:=[.C53]/([.H53]-[.H52])" office:value-type="float" office:value="46826.3241220901" calcext:value-type="float">
            <text:p>46826.3241220901</text:p>
          </table:table-cell>
          <table:table-cell table:formula="of:=[.G53]-[.$B53]" office:value-type="float" office:value="7.54091906547546" calcext:value-type="float">
            <text:p>7.540919065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4764.85251" calcext:value-type="float">
            <text:p>1443134764.85251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54346466064453" calcext:value-type="float">
            <text:p>4.5434646606</text:p>
          </table:table-cell>
          <table:table-cell table:formula="of:=[.C54]/([.D54]-[.D53])" office:value-type="float" office:value="100329.125837677" calcext:value-type="float">
            <text:p>100329.125837677</text:p>
          </table:table-cell>
          <table:table-cell/>
          <table:table-cell office:value-type="float" office:value="1443134772.48707" calcext:value-type="float">
            <text:p>1443134772.48707</text:p>
          </table:table-cell>
          <table:table-cell table:formula="of:=[.G54]-[.$B$2]" office:value-type="float" office:value="12.178023815155" calcext:value-type="float">
            <text:p>12.1780238152</text:p>
          </table:table-cell>
          <table:table-cell table:formula="of:=[.C54]/([.H54]-[.H53])" office:value-type="float" office:value="46830.9650308256" calcext:value-type="float">
            <text:p>46830.9650308256</text:p>
          </table:table-cell>
          <table:table-cell table:formula="of:=[.G54]-[.$B54]" office:value-type="float" office:value="7.6345591545105" calcext:value-type="float">
            <text:p>7.634559154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4764.93447" calcext:value-type="float">
            <text:p>1443134764.93447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2542629241943" calcext:value-type="float">
            <text:p>4.6254262924</text:p>
          </table:table-cell>
          <table:table-cell table:formula="of:=[.C55]/([.D55]-[.D54])" office:value-type="float" office:value="100339.632360983" calcext:value-type="float">
            <text:p>100339.632360983</text:p>
          </table:table-cell>
          <table:table-cell/>
          <table:table-cell office:value-type="float" office:value="1443134772.66267" calcext:value-type="float">
            <text:p>1443134772.66267</text:p>
          </table:table-cell>
          <table:table-cell table:formula="of:=[.G55]-[.$B$2]" office:value-type="float" office:value="12.3536295890808" calcext:value-type="float">
            <text:p>12.3536295891</text:p>
          </table:table-cell>
          <table:table-cell table:formula="of:=[.C55]/([.H55]-[.H54])" office:value-type="float" office:value="46832.1730894556" calcext:value-type="float">
            <text:p>46832.1730894556</text:p>
          </table:table-cell>
          <table:table-cell table:formula="of:=[.G55]-[.$B55]" office:value-type="float" office:value="7.72820329666138" calcext:value-type="float">
            <text:p>7.728203296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4765.01573" calcext:value-type="float">
            <text:p>1443134765.01573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0668959617615" calcext:value-type="float">
            <text:p>4.7066895962</text:p>
          </table:table-cell>
          <table:table-cell table:formula="of:=[.C56]/([.D56]-[.D55])" office:value-type="float" office:value="101201.89088818" calcext:value-type="float">
            <text:p>101201.89088818</text:p>
          </table:table-cell>
          <table:table-cell/>
          <table:table-cell office:value-type="float" office:value="1443134772.83829" calcext:value-type="float">
            <text:p>1443134772.83829</text:p>
          </table:table-cell>
          <table:table-cell table:formula="of:=[.G56]-[.$B$2]" office:value-type="float" office:value="12.5292460918427" calcext:value-type="float">
            <text:p>12.5292460918</text:p>
          </table:table-cell>
          <table:table-cell table:formula="of:=[.C56]/([.H56]-[.H55])" office:value-type="float" office:value="46829.3119989574" calcext:value-type="float">
            <text:p>46829.3119989574</text:p>
          </table:table-cell>
          <table:table-cell table:formula="of:=[.G56]-[.$B56]" office:value-type="float" office:value="7.8225564956665" calcext:value-type="float">
            <text:p>7.822556495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4765.09419" calcext:value-type="float">
            <text:p>1443134765.09419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78515219688416" calcext:value-type="float">
            <text:p>4.7851521969</text:p>
          </table:table-cell>
          <table:table-cell table:formula="of:=[.C57]/([.D57]-[.D56])" office:value-type="float" office:value="104814.267253324" calcext:value-type="float">
            <text:p>104814.267253324</text:p>
          </table:table-cell>
          <table:table-cell/>
          <table:table-cell office:value-type="float" office:value="1443134773.01396" calcext:value-type="float">
            <text:p>1443134773.01396</text:p>
          </table:table-cell>
          <table:table-cell table:formula="of:=[.G57]-[.$B$2]" office:value-type="float" office:value="12.7049160003662" calcext:value-type="float">
            <text:p>12.7049160004</text:p>
          </table:table-cell>
          <table:table-cell table:formula="of:=[.C57]/([.H57]-[.H56])" office:value-type="float" office:value="46815.0753257611" calcext:value-type="float">
            <text:p>46815.0753257611</text:p>
          </table:table-cell>
          <table:table-cell table:formula="of:=[.G57]-[.$B57]" office:value-type="float" office:value="7.91976380348206" calcext:value-type="float">
            <text:p>7.919763803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4765.17265" calcext:value-type="float">
            <text:p>1443134765.17265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86361265182495" calcext:value-type="float">
            <text:p>4.8636126518</text:p>
          </table:table-cell>
          <table:table-cell table:formula="of:=[.C58]/([.D58]-[.D57])" office:value-type="float" office:value="104817.133754904" calcext:value-type="float">
            <text:p>104817.133754904</text:p>
          </table:table-cell>
          <table:table-cell/>
          <table:table-cell office:value-type="float" office:value="1443134773.13963" calcext:value-type="float">
            <text:p>1443134773.13963</text:p>
          </table:table-cell>
          <table:table-cell table:formula="of:=[.G58]-[.$B$2]" office:value-type="float" office:value="12.8305895328522" calcext:value-type="float">
            <text:p>12.8305895329</text:p>
          </table:table-cell>
          <table:table-cell table:formula="of:=[.C58]/([.H58]-[.H57])" office:value-type="float" office:value="65439.3955299907" calcext:value-type="float">
            <text:p>65439.3955299907</text:p>
          </table:table-cell>
          <table:table-cell table:formula="of:=[.G58]-[.$B58]" office:value-type="float" office:value="7.96697688102722" calcext:value-type="float">
            <text:p>7.96697688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4765.25111" calcext:value-type="float">
            <text:p>1443134765.25111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4.94207358360291" calcext:value-type="float">
            <text:p>4.9420735836</text:p>
          </table:table-cell>
          <table:table-cell table:formula="of:=[.C59]/([.D59]-[.D58])" office:value-type="float" office:value="104816.496741003" calcext:value-type="float">
            <text:p>104816.496741003</text:p>
          </table:table-cell>
          <table:table-cell/>
          <table:table-cell office:value-type="float" office:value="1443134773.3047" calcext:value-type="float">
            <text:p>1443134773.3047</text:p>
          </table:table-cell>
          <table:table-cell table:formula="of:=[.G59]-[.$B$2]" office:value-type="float" office:value="12.9956612586975" calcext:value-type="float">
            <text:p>12.9956612587</text:p>
          </table:table-cell>
          <table:table-cell table:formula="of:=[.C59]/([.H59]-[.H58])" office:value-type="float" office:value="49820.7670507149" calcext:value-type="float">
            <text:p>49820.7670507149</text:p>
          </table:table-cell>
          <table:table-cell table:formula="of:=[.G59]-[.$B59]" office:value-type="float" office:value="8.0535876750946" calcext:value-type="float">
            <text:p>8.05358767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4765.32958" calcext:value-type="float">
            <text:p>1443134765.32958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2053642272949" calcext:value-type="float">
            <text:p>5.0205364227</text:p>
          </table:table-cell>
          <table:table-cell table:formula="of:=[.C60]/([.D60]-[.D59])" office:value-type="float" office:value="104813.948762827" calcext:value-type="float">
            <text:p>104813.948762827</text:p>
          </table:table-cell>
          <table:table-cell/>
          <table:table-cell office:value-type="float" office:value="1443134773.46978" calcext:value-type="float">
            <text:p>1443134773.46978</text:p>
          </table:table-cell>
          <table:table-cell table:formula="of:=[.G60]-[.$B$2]" office:value-type="float" office:value="13.1607406139374" calcext:value-type="float">
            <text:p>13.1607406139</text:p>
          </table:table-cell>
          <table:table-cell table:formula="of:=[.C60]/([.H60]-[.H59])" office:value-type="float" office:value="49818.4645078734" calcext:value-type="float">
            <text:p>49818.4645078734</text:p>
          </table:table-cell>
          <table:table-cell table:formula="of:=[.G60]-[.$B60]" office:value-type="float" office:value="8.14020419120789" calcext:value-type="float">
            <text:p>8.14020419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4765.40804" calcext:value-type="float">
            <text:p>1443134765.40804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09899544715881" calcext:value-type="float">
            <text:p>5.0989954472</text:p>
          </table:table-cell>
          <table:table-cell table:formula="of:=[.C61]/([.D61]-[.D60])" office:value-type="float" office:value="104819.044843063" calcext:value-type="float">
            <text:p>104819.044843063</text:p>
          </table:table-cell>
          <table:table-cell/>
          <table:table-cell office:value-type="float" office:value="1443134773.63483" calcext:value-type="float">
            <text:p>1443134773.63483</text:p>
          </table:table-cell>
          <table:table-cell table:formula="of:=[.G61]-[.$B$2]" office:value-type="float" office:value="13.3257870674133" calcext:value-type="float">
            <text:p>13.3257870674</text:p>
          </table:table-cell>
          <table:table-cell table:formula="of:=[.C61]/([.H61]-[.H60])" office:value-type="float" office:value="49828.3957443428" calcext:value-type="float">
            <text:p>49828.3957443428</text:p>
          </table:table-cell>
          <table:table-cell table:formula="of:=[.G61]-[.$B61]" office:value-type="float" office:value="8.22679162025452" calcext:value-type="float">
            <text:p>8.226791620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4765.48654" calcext:value-type="float">
            <text:p>1443134765.48654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17749524116516" calcext:value-type="float">
            <text:p>5.1774952412</text:p>
          </table:table-cell>
          <table:table-cell table:formula="of:=[.C62]/([.D62]-[.D61])" office:value-type="float" office:value="104764.606125399" calcext:value-type="float">
            <text:p>104764.606125399</text:p>
          </table:table-cell>
          <table:table-cell/>
          <table:table-cell office:value-type="float" office:value="1443134773.79988" calcext:value-type="float">
            <text:p>1443134773.79988</text:p>
          </table:table-cell>
          <table:table-cell table:formula="of:=[.G62]-[.$B$2]" office:value-type="float" office:value="13.4908356666565" calcext:value-type="float">
            <text:p>13.4908356667</text:p>
          </table:table-cell>
          <table:table-cell table:formula="of:=[.C62]/([.H62]-[.H61])" office:value-type="float" office:value="49827.7479343141" calcext:value-type="float">
            <text:p>49827.7479343141</text:p>
          </table:table-cell>
          <table:table-cell table:formula="of:=[.G62]-[.$B62]" office:value-type="float" office:value="8.31334042549133" calcext:value-type="float">
            <text:p>8.313340425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4765.565" calcext:value-type="float">
            <text:p>1443134765.565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25596022605896" calcext:value-type="float">
            <text:p>5.2559602261</text:p>
          </table:table-cell>
          <table:table-cell table:formula="of:=[.C63]/([.D63]-[.D62])" office:value-type="float" office:value="104811.082435446" calcext:value-type="float">
            <text:p>104811.082435446</text:p>
          </table:table-cell>
          <table:table-cell/>
          <table:table-cell office:value-type="float" office:value="1443134773.96504" calcext:value-type="float">
            <text:p>1443134773.96504</text:p>
          </table:table-cell>
          <table:table-cell table:formula="of:=[.G63]-[.$B$2]" office:value-type="float" office:value="13.6560034751892" calcext:value-type="float">
            <text:p>13.6560034752</text:p>
          </table:table-cell>
          <table:table-cell table:formula="of:=[.C63]/([.H63]-[.H62])" office:value-type="float" office:value="49791.7849310876" calcext:value-type="float">
            <text:p>49791.7849310876</text:p>
          </table:table-cell>
          <table:table-cell table:formula="of:=[.G63]-[.$B63]" office:value-type="float" office:value="8.40004324913025" calcext:value-type="float">
            <text:p>8.400043249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4765.64346" calcext:value-type="float">
            <text:p>1443134765.64346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33441710472107" calcext:value-type="float">
            <text:p>5.3344171047</text:p>
          </table:table-cell>
          <table:table-cell table:formula="of:=[.C64]/([.D64]-[.D63])" office:value-type="float" office:value="104821.911605971" calcext:value-type="float">
            <text:p>104821.911605971</text:p>
          </table:table-cell>
          <table:table-cell/>
          <table:table-cell office:value-type="float" office:value="1443134774.09555" calcext:value-type="float">
            <text:p>1443134774.09555</text:p>
          </table:table-cell>
          <table:table-cell table:formula="of:=[.G64]-[.$B$2]" office:value-type="float" office:value="13.7865123748779" calcext:value-type="float">
            <text:p>13.7865123749</text:p>
          </table:table-cell>
          <table:table-cell table:formula="of:=[.C64]/([.H64]-[.H63])" office:value-type="float" office:value="63014.8596732883" calcext:value-type="float">
            <text:p>63014.8596732883</text:p>
          </table:table-cell>
          <table:table-cell table:formula="of:=[.G64]-[.$B64]" office:value-type="float" office:value="8.45209527015686" calcext:value-type="float">
            <text:p>8.452095270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4765.72193" calcext:value-type="float">
            <text:p>1443134765.72193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1289019584656" calcext:value-type="float">
            <text:p>5.4128901958</text:p>
          </table:table-cell>
          <table:table-cell table:formula="of:=[.C65]/([.D65]-[.D64])" office:value-type="float" office:value="104800.255502218" calcext:value-type="float">
            <text:p>104800.255502218</text:p>
          </table:table-cell>
          <table:table-cell/>
          <table:table-cell office:value-type="float" office:value="1443134774.27894" calcext:value-type="float">
            <text:p>1443134774.27894</text:p>
          </table:table-cell>
          <table:table-cell table:formula="of:=[.G65]-[.$B$2]" office:value-type="float" office:value="13.9699003696442" calcext:value-type="float">
            <text:p>13.9699003696</text:p>
          </table:table-cell>
          <table:table-cell table:formula="of:=[.C65]/([.H65]-[.H64])" office:value-type="float" office:value="44844.8111910659" calcext:value-type="float">
            <text:p>44844.8111910659</text:p>
          </table:table-cell>
          <table:table-cell table:formula="of:=[.G65]-[.$B65]" office:value-type="float" office:value="8.55701017379761" calcext:value-type="float">
            <text:p>8.55701017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4765.8004" calcext:value-type="float">
            <text:p>1443134765.8004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49135661125183" calcext:value-type="float">
            <text:p>5.4913566113</text:p>
          </table:table-cell>
          <table:table-cell table:formula="of:=[.C66]/([.D66]-[.D65])" office:value-type="float" office:value="104809.171637619" calcext:value-type="float">
            <text:p>104809.171637619</text:p>
          </table:table-cell>
          <table:table-cell/>
          <table:table-cell office:value-type="float" office:value="1443134774.46237" calcext:value-type="float">
            <text:p>1443134774.46237</text:p>
          </table:table-cell>
          <table:table-cell table:formula="of:=[.G66]-[.$B$2]" office:value-type="float" office:value="14.1533250808716" calcext:value-type="float">
            <text:p>14.1533250809</text:p>
          </table:table-cell>
          <table:table-cell table:formula="of:=[.C66]/([.H66]-[.H65])" office:value-type="float" office:value="44835.8345228826" calcext:value-type="float">
            <text:p>44835.8345228826</text:p>
          </table:table-cell>
          <table:table-cell table:formula="of:=[.G66]-[.$B66]" office:value-type="float" office:value="8.66196846961975" calcext:value-type="float">
            <text:p>8.661968469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4765.87886" calcext:value-type="float">
            <text:p>1443134765.87886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56981492042542" calcext:value-type="float">
            <text:p>5.5698149204</text:p>
          </table:table-cell>
          <table:table-cell table:formula="of:=[.C67]/([.D67]-[.D66])" office:value-type="float" office:value="104820.000413276" calcext:value-type="float">
            <text:p>104820.000413276</text:p>
          </table:table-cell>
          <table:table-cell/>
          <table:table-cell office:value-type="float" office:value="1443134774.64575" calcext:value-type="float">
            <text:p>1443134774.64575</text:p>
          </table:table-cell>
          <table:table-cell table:formula="of:=[.G67]-[.$B$2]" office:value-type="float" office:value="14.3367102146149" calcext:value-type="float">
            <text:p>14.3367102146</text:p>
          </table:table-cell>
          <table:table-cell table:formula="of:=[.C67]/([.H67]-[.H66])" office:value-type="float" office:value="44845.5108226628" calcext:value-type="float">
            <text:p>44845.5108226628</text:p>
          </table:table-cell>
          <table:table-cell table:formula="of:=[.G67]-[.$B67]" office:value-type="float" office:value="8.76689529418945" calcext:value-type="float">
            <text:p>8.76689529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4765.95733" calcext:value-type="float">
            <text:p>1443134765.95733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64829230308533" calcext:value-type="float">
            <text:p>5.6482923031</text:p>
          </table:table-cell>
          <table:table-cell table:formula="of:=[.C68]/([.D68]-[.D67])" office:value-type="float" office:value="104794.524501911" calcext:value-type="float">
            <text:p>104794.524501911</text:p>
          </table:table-cell>
          <table:table-cell/>
          <table:table-cell office:value-type="float" office:value="1443134774.82918" calcext:value-type="float">
            <text:p>1443134774.82918</text:p>
          </table:table-cell>
          <table:table-cell table:formula="of:=[.G68]-[.$B$2]" office:value-type="float" office:value="14.5201408863068" calcext:value-type="float">
            <text:p>14.5201408863</text:p>
          </table:table-cell>
          <table:table-cell table:formula="of:=[.C68]/([.H68]-[.H67])" office:value-type="float" office:value="44834.3776105978" calcext:value-type="float">
            <text:p>44834.3776105978</text:p>
          </table:table-cell>
          <table:table-cell table:formula="of:=[.G68]-[.$B68]" office:value-type="float" office:value="8.87184858322144" calcext:value-type="float">
            <text:p>8.871848583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4766.03418" calcext:value-type="float">
            <text:p>1443134766.03418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72513794898987" calcext:value-type="float">
            <text:p>5.725137949</text:p>
          </table:table-cell>
          <table:table-cell table:formula="of:=[.C69]/([.D69]-[.D68])" office:value-type="float" office:value="107019.726403445" calcext:value-type="float">
            <text:p>107019.726403445</text:p>
          </table:table-cell>
          <table:table-cell/>
          <table:table-cell office:value-type="float" office:value="1443134775.00451" calcext:value-type="float">
            <text:p>1443134775.00451</text:p>
          </table:table-cell>
          <table:table-cell table:formula="of:=[.G69]-[.$B$2]" office:value-type="float" office:value="14.6954650878906" calcext:value-type="float">
            <text:p>14.6954650879</text:p>
          </table:table-cell>
          <table:table-cell table:formula="of:=[.C69]/([.H69]-[.H68])" office:value-type="float" office:value="46907.3860066389" calcext:value-type="float">
            <text:p>46907.3860066389</text:p>
          </table:table-cell>
          <table:table-cell table:formula="of:=[.G69]-[.$B69]" office:value-type="float" office:value="8.97032713890076" calcext:value-type="float">
            <text:p>8.970327138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4766.10908" calcext:value-type="float">
            <text:p>1443134766.10908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0004167556763" calcext:value-type="float">
            <text:p>5.8000416756</text:p>
          </table:table-cell>
          <table:table-cell table:formula="of:=[.C70]/([.D70]-[.D69])" office:value-type="float" office:value="109794.27026855" calcext:value-type="float">
            <text:p>109794.27026855</text:p>
          </table:table-cell>
          <table:table-cell/>
          <table:table-cell office:value-type="float" office:value="1443134775.11878" calcext:value-type="float">
            <text:p>1443134775.11878</text:p>
          </table:table-cell>
          <table:table-cell table:formula="of:=[.G70]-[.$B$2]" office:value-type="float" office:value="14.8097412586212" calcext:value-type="float">
            <text:p>14.8097412586</text:p>
          </table:table-cell>
          <table:table-cell table:formula="of:=[.C70]/([.H70]-[.H69])" office:value-type="float" office:value="71966.0096013219" calcext:value-type="float">
            <text:p>71966.0096013219</text:p>
          </table:table-cell>
          <table:table-cell table:formula="of:=[.G70]-[.$B70]" office:value-type="float" office:value="9.00969958305359" calcext:value-type="float">
            <text:p>9.009699583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4766.18398" calcext:value-type="float">
            <text:p>1443134766.18398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87493824958801" calcext:value-type="float">
            <text:p>5.8749382496</text:p>
          </table:table-cell>
          <table:table-cell table:formula="of:=[.C71]/([.D71]-[.D70])" office:value-type="float" office:value="109804.75552542" calcext:value-type="float">
            <text:p>109804.75552542</text:p>
          </table:table-cell>
          <table:table-cell/>
          <table:table-cell office:value-type="float" office:value="1443134775.26884" calcext:value-type="float">
            <text:p>1443134775.26884</text:p>
          </table:table-cell>
          <table:table-cell table:formula="of:=[.G71]-[.$B$2]" office:value-type="float" office:value="14.9598016738892" calcext:value-type="float">
            <text:p>14.9598016739</text:p>
          </table:table-cell>
          <table:table-cell table:formula="of:=[.C71]/([.H71]-[.H70])" office:value-type="float" office:value="54804.5931054863" calcext:value-type="float">
            <text:p>54804.5931054863</text:p>
          </table:table-cell>
          <table:table-cell table:formula="of:=[.G71]-[.$B71]" office:value-type="float" office:value="9.08486342430115" calcext:value-type="float">
            <text:p>9.084863424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4766.25888" calcext:value-type="float">
            <text:p>1443134766.25888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5.94984245300293" calcext:value-type="float">
            <text:p>5.949842453</text:p>
          </table:table-cell>
          <table:table-cell table:formula="of:=[.C72]/([.D72]-[.D71])" office:value-type="float" office:value="109793.571322624" calcext:value-type="float">
            <text:p>109793.571322624</text:p>
          </table:table-cell>
          <table:table-cell/>
          <table:table-cell office:value-type="float" office:value="1443134775.4189" calcext:value-type="float">
            <text:p>1443134775.4189</text:p>
          </table:table-cell>
          <table:table-cell table:formula="of:=[.G72]-[.$B$2]" office:value-type="float" office:value="15.1098601818085" calcext:value-type="float">
            <text:p>15.1098601818</text:p>
          </table:table-cell>
          <table:table-cell table:formula="of:=[.C72]/([.H72]-[.H71])" office:value-type="float" office:value="54805.2897102119" calcext:value-type="float">
            <text:p>54805.2897102119</text:p>
          </table:table-cell>
          <table:table-cell table:formula="of:=[.G72]-[.$B72]" office:value-type="float" office:value="9.16001772880554" calcext:value-type="float">
            <text:p>9.16001772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4766.33378" calcext:value-type="float">
            <text:p>1443134766.33378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02474093437195" calcext:value-type="float">
            <text:p>6.0247409344</text:p>
          </table:table-cell>
          <table:table-cell table:formula="of:=[.C73]/([.D73]-[.D72])" office:value-type="float" office:value="109801.95926111" calcext:value-type="float">
            <text:p>109801.95926111</text:p>
          </table:table-cell>
          <table:table-cell/>
          <table:table-cell office:value-type="float" office:value="1443134775.56898" calcext:value-type="float">
            <text:p>1443134775.56898</text:p>
          </table:table-cell>
          <table:table-cell table:formula="of:=[.G73]-[.$B$2]" office:value-type="float" office:value="15.2599351406097" calcext:value-type="float">
            <text:p>15.2599351406</text:p>
          </table:table-cell>
          <table:table-cell table:formula="of:=[.C73]/([.H73]-[.H72])" office:value-type="float" office:value="54799.2820767007" calcext:value-type="float">
            <text:p>54799.2820767007</text:p>
          </table:table-cell>
          <table:table-cell table:formula="of:=[.G73]-[.$B73]" office:value-type="float" office:value="9.23519420623779" calcext:value-type="float">
            <text:p>9.235194206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4766.40868" calcext:value-type="float">
            <text:p>1443134766.40868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09963941574097" calcext:value-type="float">
            <text:p>6.0996394157</text:p>
          </table:table-cell>
          <table:table-cell table:formula="of:=[.C74]/([.D74]-[.D73])" office:value-type="float" office:value="109801.95926111" calcext:value-type="float">
            <text:p>109801.95926111</text:p>
          </table:table-cell>
          <table:table-cell/>
          <table:table-cell office:value-type="float" office:value="1443134775.71902" calcext:value-type="float">
            <text:p>1443134775.71902</text:p>
          </table:table-cell>
          <table:table-cell table:formula="of:=[.G74]-[.$B$2]" office:value-type="float" office:value="15.4099814891815" calcext:value-type="float">
            <text:p>15.4099814892</text:p>
          </table:table-cell>
          <table:table-cell table:formula="of:=[.C74]/([.H74]-[.H73])" office:value-type="float" office:value="54809.7309816633" calcext:value-type="float">
            <text:p>54809.7309816633</text:p>
          </table:table-cell>
          <table:table-cell table:formula="of:=[.G74]-[.$B74]" office:value-type="float" office:value="9.31034207344055" calcext:value-type="float">
            <text:p>9.310342073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4766.48365" calcext:value-type="float">
            <text:p>1443134766.48365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17460489273071" calcext:value-type="float">
            <text:p>6.1746048927</text:p>
          </table:table-cell>
          <table:table-cell table:formula="of:=[.C75]/([.D75]-[.D74])" office:value-type="float" office:value="109703.830752986" calcext:value-type="float">
            <text:p>109703.830752986</text:p>
          </table:table-cell>
          <table:table-cell/>
          <table:table-cell office:value-type="float" office:value="1443134775.86907" calcext:value-type="float">
            <text:p>1443134775.86907</text:p>
          </table:table-cell>
          <table:table-cell table:formula="of:=[.G75]-[.$B$2]" office:value-type="float" office:value="15.5600323677063" calcext:value-type="float">
            <text:p>15.5600323677</text:p>
          </table:table-cell>
          <table:table-cell table:formula="of:=[.C75]/([.H75]-[.H74])" office:value-type="float" office:value="54808.07630621" calcext:value-type="float">
            <text:p>54808.07630621</text:p>
          </table:table-cell>
          <table:table-cell table:formula="of:=[.G75]-[.$B75]" office:value-type="float" office:value="9.38542747497559" calcext:value-type="float">
            <text:p>9.3854274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4766.55855" calcext:value-type="float">
            <text:p>1443134766.55855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24950861930847" calcext:value-type="float">
            <text:p>6.2495086193</text:p>
          </table:table-cell>
          <table:table-cell table:formula="of:=[.C76]/([.D76]-[.D75])" office:value-type="float" office:value="109794.27026855" calcext:value-type="float">
            <text:p>109794.27026855</text:p>
          </table:table-cell>
          <table:table-cell/>
          <table:table-cell office:value-type="float" office:value="1443134776.01921" calcext:value-type="float">
            <text:p>1443134776.01921</text:p>
          </table:table-cell>
          <table:table-cell table:formula="of:=[.G76]-[.$B$2]" office:value-type="float" office:value="15.7101681232452" calcext:value-type="float">
            <text:p>15.7101681232</text:p>
          </table:table-cell>
          <table:table-cell table:formula="of:=[.C76]/([.H76]-[.H75])" office:value-type="float" office:value="54777.0913762575" calcext:value-type="float">
            <text:p>54777.0913762575</text:p>
          </table:table-cell>
          <table:table-cell table:formula="of:=[.G76]-[.$B76]" office:value-type="float" office:value="9.46065950393677" calcext:value-type="float">
            <text:p>9.460659503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4766.63345" calcext:value-type="float">
            <text:p>1443134766.63345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32440614700317" calcext:value-type="float">
            <text:p>6.324406147</text:p>
          </table:table-cell>
          <table:table-cell table:formula="of:=[.C77]/([.D77]-[.D76])" office:value-type="float" office:value="109803.357375463" calcext:value-type="float">
            <text:p>109803.357375463</text:p>
          </table:table-cell>
          <table:table-cell/>
          <table:table-cell office:value-type="float" office:value="1443134776.12394" calcext:value-type="float">
            <text:p>1443134776.12394</text:p>
          </table:table-cell>
          <table:table-cell table:formula="of:=[.G77]-[.$B$2]" office:value-type="float" office:value="15.814902305603" calcext:value-type="float">
            <text:p>15.8149023056</text:p>
          </table:table-cell>
          <table:table-cell table:formula="of:=[.C77]/([.H77]-[.H76])" office:value-type="float" office:value="78522.597062968" calcext:value-type="float">
            <text:p>78522.597062968</text:p>
          </table:table-cell>
          <table:table-cell table:formula="of:=[.G77]-[.$B77]" office:value-type="float" office:value="9.49049615859985" calcext:value-type="float">
            <text:p>9.490496158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4766.70834" calcext:value-type="float">
            <text:p>1443134766.70834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39930272102356" calcext:value-type="float">
            <text:p>6.399302721</text:p>
          </table:table-cell>
          <table:table-cell table:formula="of:=[.C78]/([.D78]-[.D77])" office:value-type="float" office:value="109804.75552542" calcext:value-type="float">
            <text:p>109804.75552542</text:p>
          </table:table-cell>
          <table:table-cell/>
          <table:table-cell office:value-type="float" office:value="1443134776.26151" calcext:value-type="float">
            <text:p>1443134776.26151</text:p>
          </table:table-cell>
          <table:table-cell table:formula="of:=[.G78]-[.$B$2]" office:value-type="float" office:value="15.952472448349" calcext:value-type="float">
            <text:p>15.9524724483</text:p>
          </table:table-cell>
          <table:table-cell table:formula="of:=[.C78]/([.H78]-[.H77])" office:value-type="float" office:value="59780.4133647365" calcext:value-type="float">
            <text:p>59780.4133647365</text:p>
          </table:table-cell>
          <table:table-cell table:formula="of:=[.G78]-[.$B78]" office:value-type="float" office:value="9.55316972732544" calcext:value-type="float">
            <text:p>9.553169727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4766.78324" calcext:value-type="float">
            <text:p>1443134766.78324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47419738769531" calcext:value-type="float">
            <text:p>6.4741973877</text:p>
          </table:table-cell>
          <table:table-cell table:formula="of:=[.C79]/([.D79]-[.D78])" office:value-type="float" office:value="109807.551932156" calcext:value-type="float">
            <text:p>109807.551932156</text:p>
          </table:table-cell>
          <table:table-cell/>
          <table:table-cell office:value-type="float" office:value="1443134776.39908" calcext:value-type="float">
            <text:p>1443134776.39908</text:p>
          </table:table-cell>
          <table:table-cell table:formula="of:=[.G79]-[.$B$2]" office:value-type="float" office:value="16.0900356769562" calcext:value-type="float">
            <text:p>16.090035677</text:p>
          </table:table-cell>
          <table:table-cell table:formula="of:=[.C79]/([.H79]-[.H78])" office:value-type="float" office:value="59783.4180199729" calcext:value-type="float">
            <text:p>59783.4180199729</text:p>
          </table:table-cell>
          <table:table-cell table:formula="of:=[.G79]-[.$B79]" office:value-type="float" office:value="9.61583828926086" calcext:value-type="float">
            <text:p>9.615838289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4766.85814" calcext:value-type="float">
            <text:p>1443134766.85814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5490984916687" calcext:value-type="float">
            <text:p>6.5490984917</text:p>
          </table:table-cell>
          <table:table-cell table:formula="of:=[.C80]/([.D80]-[.D79])" office:value-type="float" office:value="109798.114630218" calcext:value-type="float">
            <text:p>109798.114630218</text:p>
          </table:table-cell>
          <table:table-cell/>
          <table:table-cell office:value-type="float" office:value="1443134780.20681" calcext:value-type="float">
            <text:p>1443134780.20681</text:p>
          </table:table-cell>
          <table:table-cell table:formula="of:=[.G80]-[.$B$2]" office:value-type="float" office:value="19.8977711200714" calcext:value-type="float">
            <text:p>19.8977711201</text:p>
          </table:table-cell>
          <table:table-cell table:formula="of:=[.C80]/([.H80]-[.H79])" office:value-type="float" office:value="2159.81391639743" calcext:value-type="float">
            <text:p>2159.8139163974</text:p>
          </table:table-cell>
          <table:table-cell table:formula="of:=[.G80]-[.$B80]" office:value-type="float" office:value="13.3486726284027" calcext:value-type="float">
            <text:p>13.34867262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4766.93305" calcext:value-type="float">
            <text:p>1443134766.93305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62400770187378" calcext:value-type="float">
            <text:p>6.6240077019</text:p>
          </table:table-cell>
          <table:table-cell table:formula="of:=[.C81]/([.D81]-[.D80])" office:value-type="float" office:value="109786.232927637" calcext:value-type="float">
            <text:p>109786.232927637</text:p>
          </table:table-cell>
          <table:table-cell/>
          <table:table-cell office:value-type="float" office:value="1443134780.41263" calcext:value-type="float">
            <text:p>1443134780.41263</text:p>
          </table:table-cell>
          <table:table-cell table:formula="of:=[.G81]-[.$B$2]" office:value-type="float" office:value="20.103588104248" calcext:value-type="float">
            <text:p>20.1035881042</text:p>
          </table:table-cell>
          <table:table-cell table:formula="of:=[.C81]/([.H81]-[.H80])" office:value-type="float" office:value="39957.8296849497" calcext:value-type="float">
            <text:p>39957.8296849497</text:p>
          </table:table-cell>
          <table:table-cell table:formula="of:=[.G81]-[.$B81]" office:value-type="float" office:value="13.4795804023743" calcext:value-type="float">
            <text:p>13.479580402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4780.01095" calcext:value-type="float">
            <text:p>1443134780.01095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019112110138" calcext:value-type="float">
            <text:p>19.701911211</text:p>
          </table:table-cell>
          <table:table-cell table:formula="of:=[.C82]/([.D82]-[.D81])" office:value-type="float" office:value="628.846970330706" calcext:value-type="float">
            <text:p>628.8469703307</text:p>
          </table:table-cell>
          <table:table-cell/>
          <table:table-cell office:value-type="float" office:value="1443134780.61848" calcext:value-type="float">
            <text:p>1443134780.61848</text:p>
          </table:table-cell>
          <table:table-cell table:formula="of:=[.G82]-[.$B$2]" office:value-type="float" office:value="20.3094403743744" calcext:value-type="float">
            <text:p>20.3094403744</text:p>
          </table:table-cell>
          <table:table-cell table:formula="of:=[.C82]/([.H82]-[.H81])" office:value-type="float" office:value="39950.9803557303" calcext:value-type="float">
            <text:p>39950.9803557303</text:p>
          </table:table-cell>
          <table:table-cell table:formula="of:=[.G82]-[.$B82]" office:value-type="float" office:value="0.607529163360596" calcext:value-type="float">
            <text:p>0.607529163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4780.1139" calcext:value-type="float">
            <text:p>1443134780.1139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048555850983" calcext:value-type="float">
            <text:p>19.8048555851</text:p>
          </table:table-cell>
          <table:table-cell table:formula="of:=[.C83]/([.D83]-[.D82])" office:value-type="float" office:value="79887.8041965816" calcext:value-type="float">
            <text:p>79887.8041965816</text:p>
          </table:table-cell>
          <table:table-cell/>
          <table:table-cell office:value-type="float" office:value="1443134780.82442" calcext:value-type="float">
            <text:p>1443134780.82442</text:p>
          </table:table-cell>
          <table:table-cell table:formula="of:=[.G83]-[.$B$2]" office:value-type="float" office:value="20.5153830051422" calcext:value-type="float">
            <text:p>20.5153830051</text:p>
          </table:table-cell>
          <table:table-cell table:formula="of:=[.C83]/([.H83]-[.H82])" office:value-type="float" office:value="39933.4512205569" calcext:value-type="float">
            <text:p>39933.4512205569</text:p>
          </table:table-cell>
          <table:table-cell table:formula="of:=[.G83]-[.$B83]" office:value-type="float" office:value="0.710527420043945" calcext:value-type="float">
            <text:p>0.7105274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4780.21683" calcext:value-type="float">
            <text:p>1443134780.21683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077908992767" calcext:value-type="float">
            <text:p>19.9077908993</text:p>
          </table:table-cell>
          <table:table-cell table:formula="of:=[.C84]/([.D84]-[.D83])" office:value-type="float" office:value="79894.8355638321" calcext:value-type="float">
            <text:p>79894.8355638321</text:p>
          </table:table-cell>
          <table:table-cell/>
          <table:table-cell office:value-type="float" office:value="1443134781.03027" calcext:value-type="float">
            <text:p>1443134781.03027</text:p>
          </table:table-cell>
          <table:table-cell table:formula="of:=[.G84]-[.$B$2]" office:value-type="float" office:value="20.7212264537811" calcext:value-type="float">
            <text:p>20.7212264538</text:p>
          </table:table-cell>
          <table:table-cell table:formula="of:=[.C84]/([.H84]-[.H83])" office:value-type="float" office:value="39952.6924678875" calcext:value-type="float">
            <text:p>39952.6924678875</text:p>
          </table:table-cell>
          <table:table-cell table:formula="of:=[.G84]-[.$B84]" office:value-type="float" office:value="0.813435554504395" calcext:value-type="float">
            <text:p>0.813435554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4780.31977" calcext:value-type="float">
            <text:p>1443134780.31977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07271671295" calcext:value-type="float">
            <text:p>20.0107271671</text:p>
          </table:table-cell>
          <table:table-cell table:formula="of:=[.C85]/([.D85]-[.D84])" office:value-type="float" office:value="79894.0953616247" calcext:value-type="float">
            <text:p>79894.0953616247</text:p>
          </table:table-cell>
          <table:table-cell/>
          <table:table-cell office:value-type="float" office:value="1443134781.23379" calcext:value-type="float">
            <text:p>1443134781.23379</text:p>
          </table:table-cell>
          <table:table-cell table:formula="of:=[.G85]-[.$B$2]" office:value-type="float" office:value="20.9247467517853" calcext:value-type="float">
            <text:p>20.9247467518</text:p>
          </table:table-cell>
          <table:table-cell table:formula="of:=[.C85]/([.H85]-[.H84])" office:value-type="float" office:value="40408.7458629423" calcext:value-type="float">
            <text:p>40408.7458629423</text:p>
          </table:table-cell>
          <table:table-cell table:formula="of:=[.G85]-[.$B85]" office:value-type="float" office:value="0.914019584655762" calcext:value-type="float">
            <text:p>0.914019584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4780.42271" calcext:value-type="float">
            <text:p>1443134780.42271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36720180511" calcext:value-type="float">
            <text:p>20.1136720181</text:p>
          </table:table-cell>
          <table:table-cell table:formula="of:=[.C86]/([.D86]-[.D85])" office:value-type="float" office:value="79887.4341589043" calcext:value-type="float">
            <text:p>79887.4341589043</text:p>
          </table:table-cell>
          <table:table-cell/>
          <table:table-cell office:value-type="float" office:value="1443134781.42756" calcext:value-type="float">
            <text:p>1443134781.42756</text:p>
          </table:table-cell>
          <table:table-cell table:formula="of:=[.G86]-[.$B$2]" office:value-type="float" office:value="21.1185178756714" calcext:value-type="float">
            <text:p>21.1185178757</text:p>
          </table:table-cell>
          <table:table-cell table:formula="of:=[.C86]/([.H86]-[.H85])" office:value-type="float" office:value="42441.8243289633" calcext:value-type="float">
            <text:p>42441.8243289633</text:p>
          </table:table-cell>
          <table:table-cell table:formula="of:=[.G86]-[.$B86]" office:value-type="float" office:value="1.00484585762024" calcext:value-type="float">
            <text:p>1.004845857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4780.52566" calcext:value-type="float">
            <text:p>1443134780.52566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66147232056" calcext:value-type="float">
            <text:p>20.2166147232</text:p>
          </table:table-cell>
          <table:table-cell table:formula="of:=[.C87]/([.D87]-[.D86])" office:value-type="float" office:value="79889.0993554483" calcext:value-type="float">
            <text:p>79889.0993554483</text:p>
          </table:table-cell>
          <table:table-cell/>
          <table:table-cell office:value-type="float" office:value="1443134781.62134" calcext:value-type="float">
            <text:p>1443134781.62134</text:p>
          </table:table-cell>
          <table:table-cell table:formula="of:=[.G87]-[.$B$2]" office:value-type="float" office:value="21.3123009204864" calcext:value-type="float">
            <text:p>21.3123009205</text:p>
          </table:table-cell>
          <table:table-cell table:formula="of:=[.C87]/([.H87]-[.H86])" office:value-type="float" office:value="42439.2134402087" calcext:value-type="float">
            <text:p>42439.2134402087</text:p>
          </table:table-cell>
          <table:table-cell table:formula="of:=[.G87]-[.$B87]" office:value-type="float" office:value="1.09568619728088" calcext:value-type="float">
            <text:p>1.095686197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4780.62859" calcext:value-type="float">
            <text:p>1443134780.62859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95497989655" calcext:value-type="float">
            <text:p>20.319549799</text:p>
          </table:table-cell>
          <table:table-cell table:formula="of:=[.C88]/([.D88]-[.D87])" office:value-type="float" office:value="79895.020616527" calcext:value-type="float">
            <text:p>79895.020616527</text:p>
          </table:table-cell>
          <table:table-cell/>
          <table:table-cell office:value-type="float" office:value="1443134781.81516" calcext:value-type="float">
            <text:p>1443134781.81516</text:p>
          </table:table-cell>
          <table:table-cell table:formula="of:=[.G88]-[.$B$2]" office:value-type="float" office:value="21.5061206817627" calcext:value-type="float">
            <text:p>21.5061206818</text:p>
          </table:table-cell>
          <table:table-cell table:formula="of:=[.C88]/([.H88]-[.H87])" office:value-type="float" office:value="42431.1739207985" calcext:value-type="float">
            <text:p>42431.1739207985</text:p>
          </table:table-cell>
          <table:table-cell table:formula="of:=[.G88]-[.$B88]" office:value-type="float" office:value="1.18657088279724" calcext:value-type="float">
            <text:p>1.186570882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4780.73154" calcext:value-type="float">
            <text:p>1443134780.73154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24967956543" calcext:value-type="float">
            <text:p>20.4224967957</text:p>
          </table:table-cell>
          <table:table-cell table:formula="of:=[.C89]/([.D89]-[.D88])" office:value-type="float" office:value="79885.7690317769" calcext:value-type="float">
            <text:p>79885.7690317769</text:p>
          </table:table-cell>
          <table:table-cell/>
          <table:table-cell office:value-type="float" office:value="1443134782.00887" calcext:value-type="float">
            <text:p>1443134782.00887</text:p>
          </table:table-cell>
          <table:table-cell table:formula="of:=[.G89]-[.$B$2]" office:value-type="float" office:value="21.6998288631439" calcext:value-type="float">
            <text:p>21.6998288631</text:p>
          </table:table-cell>
          <table:table-cell table:formula="of:=[.C89]/([.H89]-[.H88])" office:value-type="float" office:value="42455.6151493407" calcext:value-type="float">
            <text:p>42455.6151493407</text:p>
          </table:table-cell>
          <table:table-cell table:formula="of:=[.G89]-[.$B89]" office:value-type="float" office:value="1.27733206748962" calcext:value-type="float">
            <text:p>1.277332067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4780.83447" calcext:value-type="float">
            <text:p>1443134780.83447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54282951355" calcext:value-type="float">
            <text:p>20.5254282951</text:p>
          </table:table-cell>
          <table:table-cell table:formula="of:=[.C90]/([.D90]-[.D89])" office:value-type="float" office:value="79897.7965098234" calcext:value-type="float">
            <text:p>79897.7965098234</text:p>
          </table:table-cell>
          <table:table-cell/>
          <table:table-cell office:value-type="float" office:value="1443134782.20163" calcext:value-type="float">
            <text:p>1443134782.20163</text:p>
          </table:table-cell>
          <table:table-cell table:formula="of:=[.G90]-[.$B$2]" office:value-type="float" office:value="21.8925850391388" calcext:value-type="float">
            <text:p>21.8925850391</text:p>
          </table:table-cell>
          <table:table-cell table:formula="of:=[.C90]/([.H90]-[.H89])" office:value-type="float" office:value="42665.2996074105" calcext:value-type="float">
            <text:p>42665.2996074105</text:p>
          </table:table-cell>
          <table:table-cell table:formula="of:=[.G90]-[.$B90]" office:value-type="float" office:value="1.3671567440033" calcext:value-type="float">
            <text:p>1.36715674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4780.93742" calcext:value-type="float">
            <text:p>1443134780.93742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83774375916" calcext:value-type="float">
            <text:p>20.6283774376</text:p>
          </table:table-cell>
          <table:table-cell table:formula="of:=[.C91]/([.D91]-[.D90])" office:value-type="float" office:value="79884.1039740621" calcext:value-type="float">
            <text:p>79884.1039740621</text:p>
          </table:table-cell>
          <table:table-cell/>
          <table:table-cell office:value-type="float" office:value="1443134782.36244" calcext:value-type="float">
            <text:p>1443134782.36244</text:p>
          </table:table-cell>
          <table:table-cell table:formula="of:=[.G91]-[.$B$2]" office:value-type="float" office:value="22.0534014701843" calcext:value-type="float">
            <text:p>22.0534014702</text:p>
          </table:table-cell>
          <table:table-cell table:formula="of:=[.C91]/([.H91]-[.H90])" office:value-type="float" office:value="51139.0530590218" calcext:value-type="float">
            <text:p>51139.0530590218</text:p>
          </table:table-cell>
          <table:table-cell table:formula="of:=[.G91]-[.$B91]" office:value-type="float" office:value="1.42502403259277" calcext:value-type="float">
            <text:p>1.42502403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4781.03802" calcext:value-type="float">
            <text:p>1443134781.03802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289822101593" calcext:value-type="float">
            <text:p>20.7289822102</text:p>
          </table:table-cell>
          <table:table-cell table:formula="of:=[.C92]/([.D92]-[.D91])" office:value-type="float" office:value="81745.6248853583" calcext:value-type="float">
            <text:p>81745.6248853583</text:p>
          </table:table-cell>
          <table:table-cell/>
          <table:table-cell office:value-type="float" office:value="1443134782.52336" calcext:value-type="float">
            <text:p>1443134782.52336</text:p>
          </table:table-cell>
          <table:table-cell table:formula="of:=[.G92]-[.$B$2]" office:value-type="float" office:value="22.2143189907074" calcext:value-type="float">
            <text:p>22.2143189907</text:p>
          </table:table-cell>
          <table:table-cell table:formula="of:=[.C92]/([.H92]-[.H91])" office:value-type="float" office:value="51106.9271591274" calcext:value-type="float">
            <text:p>51106.9271591274</text:p>
          </table:table-cell>
          <table:table-cell table:formula="of:=[.G92]-[.$B92]" office:value-type="float" office:value="1.4853367805481" calcext:value-type="float">
            <text:p>1.48533678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4781.13491" calcext:value-type="float">
            <text:p>1443134781.13491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258719444275" calcext:value-type="float">
            <text:p>20.8258719444</text:p>
          </table:table-cell>
          <table:table-cell table:formula="of:=[.C93]/([.D93]-[.D92])" office:value-type="float" office:value="84879.9933462111" calcext:value-type="float">
            <text:p>84879.9933462111</text:p>
          </table:table-cell>
          <table:table-cell/>
          <table:table-cell office:value-type="float" office:value="1443134782.7647" calcext:value-type="float">
            <text:p>1443134782.7647</text:p>
          </table:table-cell>
          <table:table-cell table:formula="of:=[.G93]-[.$B$2]" office:value-type="float" office:value="22.4556539058685" calcext:value-type="float">
            <text:p>22.4556539059</text:p>
          </table:table-cell>
          <table:table-cell table:formula="of:=[.C93]/([.H93]-[.H92])" office:value-type="float" office:value="34077.124706589" calcext:value-type="float">
            <text:p>34077.124706589</text:p>
          </table:table-cell>
          <table:table-cell table:formula="of:=[.G93]-[.$B93]" office:value-type="float" office:value="1.62978196144104" calcext:value-type="float">
            <text:p>1.629781961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4781.2318" calcext:value-type="float">
            <text:p>1443134781.2318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227583408356" calcext:value-type="float">
            <text:p>20.9227583408</text:p>
          </table:table-cell>
          <table:table-cell table:formula="of:=[.C94]/([.D94]-[.D93])" office:value-type="float" office:value="84882.9175703975" calcext:value-type="float">
            <text:p>84882.9175703975</text:p>
          </table:table-cell>
          <table:table-cell/>
          <table:table-cell office:value-type="float" office:value="1443134782.9256" calcext:value-type="float">
            <text:p>1443134782.9256</text:p>
          </table:table-cell>
          <table:table-cell table:formula="of:=[.G94]-[.$B$2]" office:value-type="float" office:value="22.616560459137" calcext:value-type="float">
            <text:p>22.6165604591</text:p>
          </table:table-cell>
          <table:table-cell table:formula="of:=[.C94]/([.H94]-[.H93])" office:value-type="float" office:value="51110.4105640763" calcext:value-type="float">
            <text:p>51110.4105640763</text:p>
          </table:table-cell>
          <table:table-cell table:formula="of:=[.G94]-[.$B94]" office:value-type="float" office:value="1.69380211830139" calcext:value-type="float">
            <text:p>1.693802118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4781.32869" calcext:value-type="float">
            <text:p>1443134781.32869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196461677551" calcext:value-type="float">
            <text:p>21.0196461678</text:p>
          </table:table-cell>
          <table:table-cell table:formula="of:=[.C95]/([.D95]-[.D94])" office:value-type="float" office:value="84881.664306789" calcext:value-type="float">
            <text:p>84881.664306789</text:p>
          </table:table-cell>
          <table:table-cell/>
          <table:table-cell office:value-type="float" office:value="1443134783.08648" calcext:value-type="float">
            <text:p>1443134783.08648</text:p>
          </table:table-cell>
          <table:table-cell table:formula="of:=[.G95]-[.$B$2]" office:value-type="float" office:value="22.7774415016174" calcext:value-type="float">
            <text:p>22.7774415016</text:p>
          </table:table-cell>
          <table:table-cell table:formula="of:=[.C95]/([.H95]-[.H94])" office:value-type="float" office:value="51118.5151040926" calcext:value-type="float">
            <text:p>51118.5151040926</text:p>
          </table:table-cell>
          <table:table-cell table:formula="of:=[.G95]-[.$B95]" office:value-type="float" office:value="1.7577953338623" calcext:value-type="float">
            <text:p>1.757795333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4781.42558" calcext:value-type="float">
            <text:p>1443134781.42558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165339946747" calcext:value-type="float">
            <text:p>21.1165339947</text:p>
          </table:table-cell>
          <table:table-cell table:formula="of:=[.C96]/([.D96]-[.D95])" office:value-type="float" office:value="84881.664306789" calcext:value-type="float">
            <text:p>84881.664306789</text:p>
          </table:table-cell>
          <table:table-cell/>
          <table:table-cell office:value-type="float" office:value="1443134783.24864" calcext:value-type="float">
            <text:p>1443134783.24864</text:p>
          </table:table-cell>
          <table:table-cell table:formula="of:=[.G96]-[.$B$2]" office:value-type="float" office:value="22.9395942687988" calcext:value-type="float">
            <text:p>22.9395942688</text:p>
          </table:table-cell>
          <table:table-cell table:formula="of:=[.C96]/([.H96]-[.H95])" office:value-type="float" office:value="50717.6050273629" calcext:value-type="float">
            <text:p>50717.6050273629</text:p>
          </table:table-cell>
          <table:table-cell table:formula="of:=[.G96]-[.$B96]" office:value-type="float" office:value="1.82306027412415" calcext:value-type="float">
            <text:p>1.823060274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4781.52246" calcext:value-type="float">
            <text:p>1443134781.52246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134184837341" calcext:value-type="float">
            <text:p>21.2134184837</text:p>
          </table:table-cell>
          <table:table-cell table:formula="of:=[.C97]/([.D97]-[.D96])" office:value-type="float" office:value="84884.588646112" calcext:value-type="float">
            <text:p>84884.588646112</text:p>
          </table:table-cell>
          <table:table-cell/>
          <table:table-cell office:value-type="float" office:value="1443134783.41335" calcext:value-type="float">
            <text:p>1443134783.41335</text:p>
          </table:table-cell>
          <table:table-cell table:formula="of:=[.G97]-[.$B$2]" office:value-type="float" office:value="23.1043107509613" calcext:value-type="float">
            <text:p>23.104310751</text:p>
          </table:table-cell>
          <table:table-cell table:formula="of:=[.C97]/([.H97]-[.H96])" office:value-type="float" office:value="49928.2153918749" calcext:value-type="float">
            <text:p>49928.2153918749</text:p>
          </table:table-cell>
          <table:table-cell table:formula="of:=[.G97]-[.$B97]" office:value-type="float" office:value="1.89089226722717" calcext:value-type="float">
            <text:p>1.890892267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4781.61934" calcext:value-type="float">
            <text:p>1443134781.61934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102984428406" calcext:value-type="float">
            <text:p>21.3102984428</text:p>
          </table:table-cell>
          <table:table-cell table:formula="of:=[.C98]/([.D98]-[.D97])" office:value-type="float" office:value="84888.5577146457" calcext:value-type="float">
            <text:p>84888.5577146457</text:p>
          </table:table-cell>
          <table:table-cell/>
          <table:table-cell office:value-type="float" office:value="1443134783.57809" calcext:value-type="float">
            <text:p>1443134783.57809</text:p>
          </table:table-cell>
          <table:table-cell table:formula="of:=[.G98]-[.$B$2]" office:value-type="float" office:value="23.2690458297729" calcext:value-type="float">
            <text:p>23.2690458298</text:p>
          </table:table-cell>
          <table:table-cell table:formula="of:=[.C98]/([.H98]-[.H97])" office:value-type="float" office:value="49922.5790847081" calcext:value-type="float">
            <text:p>49922.5790847081</text:p>
          </table:table-cell>
          <table:table-cell table:formula="of:=[.G98]-[.$B98]" office:value-type="float" office:value="1.95874738693237" calcext:value-type="float">
            <text:p>1.958747386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4781.71624" calcext:value-type="float">
            <text:p>1443134781.71624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071996212006" calcext:value-type="float">
            <text:p>21.4071996212</text:p>
          </table:table-cell>
          <table:table-cell table:formula="of:=[.C99]/([.D99]-[.D98])" office:value-type="float" office:value="84869.9689641343" calcext:value-type="float">
            <text:p>84869.9689641343</text:p>
          </table:table-cell>
          <table:table-cell/>
          <table:table-cell office:value-type="float" office:value="1443134783.74285" calcext:value-type="float">
            <text:p>1443134783.74285</text:p>
          </table:table-cell>
          <table:table-cell table:formula="of:=[.G99]-[.$B$2]" office:value-type="float" office:value="23.4338042736053" calcext:value-type="float">
            <text:p>23.4338042736</text:p>
          </table:table-cell>
          <table:table-cell table:formula="of:=[.C99]/([.H99]-[.H98])" office:value-type="float" office:value="49915.4993741381" calcext:value-type="float">
            <text:p>49915.4993741381</text:p>
          </table:table-cell>
          <table:table-cell table:formula="of:=[.G99]-[.$B99]" office:value-type="float" office:value="2.02660465240479" calcext:value-type="float">
            <text:p>2.02660465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4781.81313" calcext:value-type="float">
            <text:p>1443134781.81313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040905475616" calcext:value-type="float">
            <text:p>21.5040905476</text:p>
          </table:table-cell>
          <table:table-cell table:formula="of:=[.C100]/([.D100]-[.D99])" office:value-type="float" office:value="84878.9490292576" calcext:value-type="float">
            <text:p>84878.9490292576</text:p>
          </table:table-cell>
          <table:table-cell/>
          <table:table-cell office:value-type="float" office:value="1443134783.90769" calcext:value-type="float">
            <text:p>1443134783.90769</text:p>
          </table:table-cell>
          <table:table-cell table:formula="of:=[.G100]-[.$B$2]" office:value-type="float" office:value="23.598646402359" calcext:value-type="float">
            <text:p>23.5986464024</text:p>
          </table:table-cell>
          <table:table-cell table:formula="of:=[.C100]/([.H100]-[.H99])" office:value-type="float" office:value="49890.1589185968" calcext:value-type="float">
            <text:p>49890.1589185968</text:p>
          </table:table-cell>
          <table:table-cell table:formula="of:=[.G100]-[.$B100]" office:value-type="float" office:value="2.09455585479736" calcext:value-type="float">
            <text:p>2.094555854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4781.91004" calcext:value-type="float">
            <text:p>1443134781.91004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01003408432" calcext:value-type="float">
            <text:p>21.6010034084</text:p>
          </table:table-cell>
          <table:table-cell table:formula="of:=[.C101]/([.D101]-[.D100])" office:value-type="float" office:value="84859.7381827486" calcext:value-type="float">
            <text:p>84859.7381827486</text:p>
          </table:table-cell>
          <table:table-cell/>
          <table:table-cell office:value-type="float" office:value="1443134784.01328" calcext:value-type="float">
            <text:p>1443134784.01328</text:p>
          </table:table-cell>
          <table:table-cell table:formula="of:=[.G101]-[.$B$2]" office:value-type="float" office:value="23.7042424678802" calcext:value-type="float">
            <text:p>23.7042424679</text:p>
          </table:table-cell>
          <table:table-cell table:formula="of:=[.C101]/([.H101]-[.H100])" office:value-type="float" office:value="77881.6896198256" calcext:value-type="float">
            <text:p>77881.6896198256</text:p>
          </table:table-cell>
          <table:table-cell table:formula="of:=[.G101]-[.$B101]" office:value-type="float" office:value="2.10323905944824" calcext:value-type="float">
            <text:p>2.10323905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4782.00578" calcext:value-type="float">
            <text:p>1443134782.00578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6967420578003" calcext:value-type="float">
            <text:p>21.6967420578</text:p>
          </table:table-cell>
          <table:table-cell table:formula="of:=[.C102]/([.D102]-[.D101])" office:value-type="float" office:value="85900.5224563387" calcext:value-type="float">
            <text:p>85900.5224563387</text:p>
          </table:table-cell>
          <table:table-cell/>
          <table:table-cell office:value-type="float" office:value="1443134784.15478" calcext:value-type="float">
            <text:p>1443134784.15478</text:p>
          </table:table-cell>
          <table:table-cell table:formula="of:=[.G102]-[.$B$2]" office:value-type="float" office:value="23.8457381725311" calcext:value-type="float">
            <text:p>23.8457381725</text:p>
          </table:table-cell>
          <table:table-cell table:formula="of:=[.C102]/([.H102]-[.H101])" office:value-type="float" office:value="58121.9056811059" calcext:value-type="float">
            <text:p>58121.9056811059</text:p>
          </table:table-cell>
          <table:table-cell table:formula="of:=[.G102]-[.$B102]" office:value-type="float" office:value="2.14899611473083" calcext:value-type="float">
            <text:p>2.148996114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4782.08625" calcext:value-type="float">
            <text:p>1443134782.08625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7772107124329" calcext:value-type="float">
            <text:p>21.7772107124</text:p>
          </table:table-cell>
          <table:table-cell table:formula="of:=[.C103]/([.D103]-[.D102])" office:value-type="float" office:value="102201.286172262" calcext:value-type="float">
            <text:p>102201.286172262</text:p>
          </table:table-cell>
          <table:table-cell/>
          <table:table-cell office:value-type="float" office:value="1443134784.34193" calcext:value-type="float">
            <text:p>1443134784.34193</text:p>
          </table:table-cell>
          <table:table-cell table:formula="of:=[.G103]-[.$B$2]" office:value-type="float" office:value="24.0328884124756" calcext:value-type="float">
            <text:p>24.0328884125</text:p>
          </table:table-cell>
          <table:table-cell table:formula="of:=[.C103]/([.H103]-[.H102])" office:value-type="float" office:value="43943.3046008421" calcext:value-type="float">
            <text:p>43943.3046008421</text:p>
          </table:table-cell>
          <table:table-cell table:formula="of:=[.G103]-[.$B103]" office:value-type="float" office:value="2.25567770004272" calcext:value-type="float">
            <text:p>2.255677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4782.1667" calcext:value-type="float">
            <text:p>1443134782.1667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8576612472534" calcext:value-type="float">
            <text:p>21.8576612473</text:p>
          </table:table-cell>
          <table:table-cell table:formula="of:=[.C104]/([.D104]-[.D103])" office:value-type="float" office:value="102224.304889252" calcext:value-type="float">
            <text:p>102224.304889252</text:p>
          </table:table-cell>
          <table:table-cell/>
          <table:table-cell office:value-type="float" office:value="1443134784.5308" calcext:value-type="float">
            <text:p>1443134784.5308</text:p>
          </table:table-cell>
          <table:table-cell table:formula="of:=[.G104]-[.$B$2]" office:value-type="float" office:value="24.2217617034912" calcext:value-type="float">
            <text:p>24.2217617035</text:p>
          </table:table-cell>
          <table:table-cell table:formula="of:=[.C104]/([.H104]-[.H103])" office:value-type="float" office:value="43542.4191307158" calcext:value-type="float">
            <text:p>43542.4191307158</text:p>
          </table:table-cell>
          <table:table-cell table:formula="of:=[.G104]-[.$B104]" office:value-type="float" office:value="2.36410045623779" calcext:value-type="float">
            <text:p>2.364100456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4782.24715" calcext:value-type="float">
            <text:p>1443134782.24715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1.9381101131439" calcext:value-type="float">
            <text:p>21.9381101131</text:p>
          </table:table-cell>
          <table:table-cell table:formula="of:=[.C105]/([.D105]-[.D104])" office:value-type="float" office:value="102226.42555575" calcext:value-type="float">
            <text:p>102226.42555575</text:p>
          </table:table-cell>
          <table:table-cell/>
          <table:table-cell office:value-type="float" office:value="1443134784.72879" calcext:value-type="float">
            <text:p>1443134784.72879</text:p>
          </table:table-cell>
          <table:table-cell table:formula="of:=[.G105]-[.$B$2]" office:value-type="float" office:value="24.4197468757629" calcext:value-type="float">
            <text:p>24.4197468758</text:p>
          </table:table-cell>
          <table:table-cell table:formula="of:=[.C105]/([.H105]-[.H104])" office:value-type="float" office:value="41538.4642477812" calcext:value-type="float">
            <text:p>41538.4642477812</text:p>
          </table:table-cell>
          <table:table-cell table:formula="of:=[.G105]-[.$B105]" office:value-type="float" office:value="2.48163676261902" calcext:value-type="float">
            <text:p>2.481636762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4782.3276" calcext:value-type="float">
            <text:p>1443134782.3276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185589790344" calcext:value-type="float">
            <text:p>22.018558979</text:p>
          </table:table-cell>
          <table:table-cell table:formula="of:=[.C106]/([.D106]-[.D105])" office:value-type="float" office:value="102226.42555575" calcext:value-type="float">
            <text:p>102226.42555575</text:p>
          </table:table-cell>
          <table:table-cell/>
          <table:table-cell office:value-type="float" office:value="1443134784.91577" calcext:value-type="float">
            <text:p>1443134784.91577</text:p>
          </table:table-cell>
          <table:table-cell table:formula="of:=[.G106]-[.$B$2]" office:value-type="float" office:value="24.6067297458649" calcext:value-type="float">
            <text:p>24.6067297459</text:p>
          </table:table-cell>
          <table:table-cell table:formula="of:=[.C106]/([.H106]-[.H105])" office:value-type="float" office:value="43982.6385995514" calcext:value-type="float">
            <text:p>43982.6385995514</text:p>
          </table:table-cell>
          <table:table-cell table:formula="of:=[.G106]-[.$B106]" office:value-type="float" office:value="2.58817076683044" calcext:value-type="float">
            <text:p>2.588170766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4782.40805" calcext:value-type="float">
            <text:p>1443134782.40805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0990071296692" calcext:value-type="float">
            <text:p>22.0990071297</text:p>
          </table:table-cell>
          <table:table-cell table:formula="of:=[.C107]/([.D107]-[.D106])" office:value-type="float" office:value="102227.334439755" calcext:value-type="float">
            <text:p>102227.334439755</text:p>
          </table:table-cell>
          <table:table-cell/>
          <table:table-cell office:value-type="float" office:value="1443134785.03871" calcext:value-type="float">
            <text:p>1443134785.03871</text:p>
          </table:table-cell>
          <table:table-cell table:formula="of:=[.G107]-[.$B$2]" office:value-type="float" office:value="24.7296645641327" calcext:value-type="float">
            <text:p>24.7296645641</text:p>
          </table:table-cell>
          <table:table-cell table:formula="of:=[.C107]/([.H107]-[.H106])" office:value-type="float" office:value="66897.2396582019" calcext:value-type="float">
            <text:p>66897.2396582019</text:p>
          </table:table-cell>
          <table:table-cell table:formula="of:=[.G107]-[.$B107]" office:value-type="float" office:value="2.6306574344635" calcext:value-type="float">
            <text:p>2.63065743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4782.4885" calcext:value-type="float">
            <text:p>1443134782.4885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1794633865356" calcext:value-type="float">
            <text:p>22.1794633865</text:p>
          </table:table-cell>
          <table:table-cell table:formula="of:=[.C108]/([.D108]-[.D107])" office:value-type="float" office:value="102217.034700615" calcext:value-type="float">
            <text:p>102217.034700615</text:p>
          </table:table-cell>
          <table:table-cell/>
          <table:table-cell office:value-type="float" office:value="1443134785.21957" calcext:value-type="float">
            <text:p>1443134785.21957</text:p>
          </table:table-cell>
          <table:table-cell table:formula="of:=[.G108]-[.$B$2]" office:value-type="float" office:value="24.9105298519135" calcext:value-type="float">
            <text:p>24.9105298519</text:p>
          </table:table-cell>
          <table:table-cell table:formula="of:=[.C108]/([.H108]-[.H107])" office:value-type="float" office:value="45470.3061096435" calcext:value-type="float">
            <text:p>45470.3061096435</text:p>
          </table:table-cell>
          <table:table-cell table:formula="of:=[.G108]-[.$B108]" office:value-type="float" office:value="2.73106646537781" calcext:value-type="float">
            <text:p>2.731066465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4782.56895" calcext:value-type="float">
            <text:p>1443134782.56895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2599093914032" calcext:value-type="float">
            <text:p>22.2599093914</text:p>
          </table:table-cell>
          <table:table-cell table:formula="of:=[.C109]/([.D109]-[.D108])" office:value-type="float" office:value="102230.061188744" calcext:value-type="float">
            <text:p>102230.061188744</text:p>
          </table:table-cell>
          <table:table-cell/>
          <table:table-cell office:value-type="float" office:value="1443134785.37654" calcext:value-type="float">
            <text:p>1443134785.37654</text:p>
          </table:table-cell>
          <table:table-cell table:formula="of:=[.G109]-[.$B$2]" office:value-type="float" office:value="25.067503452301" calcext:value-type="float">
            <text:p>25.0675034523</text:p>
          </table:table-cell>
          <table:table-cell table:formula="of:=[.C109]/([.H109]-[.H108])" office:value-type="float" office:value="52390.975168402" calcext:value-type="float">
            <text:p>52390.975168402</text:p>
          </table:table-cell>
          <table:table-cell table:formula="of:=[.G109]-[.$B109]" office:value-type="float" office:value="2.80759406089783" calcext:value-type="float">
            <text:p>2.807594060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4782.6494" calcext:value-type="float">
            <text:p>1443134782.6494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340357542038" calcext:value-type="float">
            <text:p>22.340357542</text:p>
          </table:table-cell>
          <table:table-cell table:formula="of:=[.C110]/([.D110]-[.D109])" office:value-type="float" office:value="102227.334439755" calcext:value-type="float">
            <text:p>102227.334439755</text:p>
          </table:table-cell>
          <table:table-cell/>
          <table:table-cell office:value-type="float" office:value="1443134785.53348" calcext:value-type="float">
            <text:p>1443134785.53348</text:p>
          </table:table-cell>
          <table:table-cell table:formula="of:=[.G110]-[.$B$2]" office:value-type="float" office:value="25.2244420051575" calcext:value-type="float">
            <text:p>25.2244420052</text:p>
          </table:table-cell>
          <table:table-cell table:formula="of:=[.C110]/([.H110]-[.H109])" office:value-type="float" office:value="52402.6751254846" calcext:value-type="float">
            <text:p>52402.6751254846</text:p>
          </table:table-cell>
          <table:table-cell table:formula="of:=[.G110]-[.$B110]" office:value-type="float" office:value="2.88408446311951" calcext:value-type="float">
            <text:p>2.884084463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4782.72986" calcext:value-type="float">
            <text:p>1443134782.72986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208176136017" calcext:value-type="float">
            <text:p>22.4208176136</text:p>
          </table:table-cell>
          <table:table-cell table:formula="of:=[.C111]/([.D111]-[.D110])" office:value-type="float" office:value="102212.188482668" calcext:value-type="float">
            <text:p>102212.188482668</text:p>
          </table:table-cell>
          <table:table-cell/>
          <table:table-cell office:value-type="float" office:value="1443134785.69041" calcext:value-type="float">
            <text:p>1443134785.69041</text:p>
          </table:table-cell>
          <table:table-cell table:formula="of:=[.G111]-[.$B$2]" office:value-type="float" office:value="25.3813734054565" calcext:value-type="float">
            <text:p>25.3813734055</text:p>
          </table:table-cell>
          <table:table-cell table:formula="of:=[.C111]/([.H111]-[.H110])" office:value-type="float" office:value="52405.0635139118" calcext:value-type="float">
            <text:p>52405.0635139118</text:p>
          </table:table-cell>
          <table:table-cell table:formula="of:=[.G111]-[.$B111]" office:value-type="float" office:value="2.96055579185486" calcext:value-type="float">
            <text:p>2.960555791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4782.81031" calcext:value-type="float">
            <text:p>1443134782.81031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012667179108" calcext:value-type="float">
            <text:p>22.5012667179</text:p>
          </table:table-cell>
          <table:table-cell table:formula="of:=[.C112]/([.D112]-[.D111])" office:value-type="float" office:value="102226.122598006" calcext:value-type="float">
            <text:p>102226.122598006</text:p>
          </table:table-cell>
          <table:table-cell/>
          <table:table-cell office:value-type="float" office:value="1443134785.84727" calcext:value-type="float">
            <text:p>1443134785.84727</text:p>
          </table:table-cell>
          <table:table-cell table:formula="of:=[.G112]-[.$B$2]" office:value-type="float" office:value="25.5382289886475" calcext:value-type="float">
            <text:p>25.5382289886</text:p>
          </table:table-cell>
          <table:table-cell table:formula="of:=[.C112]/([.H112]-[.H111])" office:value-type="float" office:value="52430.3938227694" calcext:value-type="float">
            <text:p>52430.3938227694</text:p>
          </table:table-cell>
          <table:table-cell table:formula="of:=[.G112]-[.$B112]" office:value-type="float" office:value="3.03696227073669" calcext:value-type="float">
            <text:p>3.03696227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4782.89073" calcext:value-type="float">
            <text:p>1443134782.89073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5816898345947" calcext:value-type="float">
            <text:p>22.5816898346</text:p>
          </table:table-cell>
          <table:table-cell table:formula="of:=[.C113]/([.D113]-[.D112])" office:value-type="float" office:value="102259.15556491" calcext:value-type="float">
            <text:p>102259.15556491</text:p>
          </table:table-cell>
          <table:table-cell/>
          <table:table-cell office:value-type="float" office:value="1443134786.00433" calcext:value-type="float">
            <text:p>1443134786.00433</text:p>
          </table:table-cell>
          <table:table-cell table:formula="of:=[.G113]-[.$B$2]" office:value-type="float" office:value="25.6952922344208" calcext:value-type="float">
            <text:p>25.6952922344</text:p>
          </table:table-cell>
          <table:table-cell table:formula="of:=[.C113]/([.H113]-[.H112])" office:value-type="float" office:value="52361.0725062275" calcext:value-type="float">
            <text:p>52361.0725062275</text:p>
          </table:table-cell>
          <table:table-cell table:formula="of:=[.G113]-[.$B113]" office:value-type="float" office:value="3.11360239982605" calcext:value-type="float">
            <text:p>3.113602399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4782.97118" calcext:value-type="float">
            <text:p>1443134782.97118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6621403694153" calcext:value-type="float">
            <text:p>22.6621403694</text:p>
          </table:table-cell>
          <table:table-cell table:formula="of:=[.C114]/([.D114]-[.D113])" office:value-type="float" office:value="102224.304889252" calcext:value-type="float">
            <text:p>102224.304889252</text:p>
          </table:table-cell>
          <table:table-cell/>
          <table:table-cell office:value-type="float" office:value="1443134786.16143" calcext:value-type="float">
            <text:p>1443134786.16143</text:p>
          </table:table-cell>
          <table:table-cell table:formula="of:=[.G114]-[.$B$2]" office:value-type="float" office:value="25.8523881435394" calcext:value-type="float">
            <text:p>25.8523881435</text:p>
          </table:table-cell>
          <table:table-cell table:formula="of:=[.C114]/([.H114]-[.H113])" office:value-type="float" office:value="52350.1856040601" calcext:value-type="float">
            <text:p>52350.1856040601</text:p>
          </table:table-cell>
          <table:table-cell table:formula="of:=[.G114]-[.$B114]" office:value-type="float" office:value="3.19024777412415" calcext:value-type="float">
            <text:p>3.190247774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4783.05287" calcext:value-type="float">
            <text:p>1443134783.05287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7438304424286" calcext:value-type="float">
            <text:p>22.7438304424</text:p>
          </table:table-cell>
          <table:table-cell table:formula="of:=[.C115]/([.D115]-[.D114])" office:value-type="float" office:value="100673.187042696" calcext:value-type="float">
            <text:p>100673.187042696</text:p>
          </table:table-cell>
          <table:table-cell/>
          <table:table-cell office:value-type="float" office:value="1443134786.31284" calcext:value-type="float">
            <text:p>1443134786.31284</text:p>
          </table:table-cell>
          <table:table-cell table:formula="of:=[.G115]-[.$B$2]" office:value-type="float" office:value="26.0037937164307" calcext:value-type="float">
            <text:p>26.0037937164</text:p>
          </table:table-cell>
          <table:table-cell table:formula="of:=[.C115]/([.H115]-[.H114])" office:value-type="float" office:value="54317.683576336" calcext:value-type="float">
            <text:p>54317.683576336</text:p>
          </table:table-cell>
          <table:table-cell table:formula="of:=[.G115]-[.$B115]" office:value-type="float" office:value="3.25996327400208" calcext:value-type="float">
            <text:p>3.25996327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4783.13525" calcext:value-type="float">
            <text:p>1443134783.13525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262066841125" calcext:value-type="float">
            <text:p>22.8262066841</text:p>
          </table:table-cell>
          <table:table-cell table:formula="of:=[.C116]/([.D116]-[.D115])" office:value-type="float" office:value="99834.6104639215" calcext:value-type="float">
            <text:p>99834.6104639215</text:p>
          </table:table-cell>
          <table:table-cell/>
          <table:table-cell office:value-type="float" office:value="1443134786.46258" calcext:value-type="float">
            <text:p>1443134786.46258</text:p>
          </table:table-cell>
          <table:table-cell table:formula="of:=[.G116]-[.$B$2]" office:value-type="float" office:value="26.1535425186157" calcext:value-type="float">
            <text:p>26.1535425186</text:p>
          </table:table-cell>
          <table:table-cell table:formula="of:=[.C116]/([.H116]-[.H115])" office:value-type="float" office:value="54918.6362762143" calcext:value-type="float">
            <text:p>54918.6362762143</text:p>
          </table:table-cell>
          <table:table-cell table:formula="of:=[.G116]-[.$B116]" office:value-type="float" office:value="3.32733583450317" calcext:value-type="float">
            <text:p>3.327335834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4783.21762" calcext:value-type="float">
            <text:p>1443134783.21762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085824489594" calcext:value-type="float">
            <text:p>22.908582449</text:p>
          </table:table-cell>
          <table:table-cell table:formula="of:=[.C117]/([.D117]-[.D116])" office:value-type="float" office:value="99835.1883626765" calcext:value-type="float">
            <text:p>99835.1883626765</text:p>
          </table:table-cell>
          <table:table-cell/>
          <table:table-cell office:value-type="float" office:value="1443134786.61237" calcext:value-type="float">
            <text:p>1443134786.61237</text:p>
          </table:table-cell>
          <table:table-cell table:formula="of:=[.G117]-[.$B$2]" office:value-type="float" office:value="26.3033335208893" calcext:value-type="float">
            <text:p>26.3033335209</text:p>
          </table:table-cell>
          <table:table-cell table:formula="of:=[.C117]/([.H117]-[.H116])" office:value-type="float" office:value="54903.1642433416" calcext:value-type="float">
            <text:p>54903.1642433416</text:p>
          </table:table-cell>
          <table:table-cell table:formula="of:=[.G117]-[.$B117]" office:value-type="float" office:value="3.39475107192993" calcext:value-type="float">
            <text:p>3.394751071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4783.3" calcext:value-type="float">
            <text:p>1443134783.3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2.990954875946" calcext:value-type="float">
            <text:p>22.9909548759</text:p>
          </table:table-cell>
          <table:table-cell table:formula="of:=[.C118]/([.D118]-[.D117])" office:value-type="float" office:value="99839.2338413002" calcext:value-type="float">
            <text:p>99839.2338413002</text:p>
          </table:table-cell>
          <table:table-cell/>
          <table:table-cell office:value-type="float" office:value="1443134786.76217" calcext:value-type="float">
            <text:p>1443134786.76217</text:p>
          </table:table-cell>
          <table:table-cell table:formula="of:=[.G118]-[.$B$2]" office:value-type="float" office:value="26.4531254768372" calcext:value-type="float">
            <text:p>26.4531254768</text:p>
          </table:table-cell>
          <table:table-cell table:formula="of:=[.C118]/([.H118]-[.H117])" office:value-type="float" office:value="54902.8146936125" calcext:value-type="float">
            <text:p>54902.8146936125</text:p>
          </table:table-cell>
          <table:table-cell table:formula="of:=[.G118]-[.$B118]" office:value-type="float" office:value="3.46217060089111" calcext:value-type="float">
            <text:p>3.462170600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4783.38237" calcext:value-type="float">
            <text:p>1443134783.38237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0733284950256" calcext:value-type="float">
            <text:p>23.073328495</text:p>
          </table:table-cell>
          <table:table-cell table:formula="of:=[.C119]/([.D119]-[.D118])" office:value-type="float" office:value="99837.7889898698" calcext:value-type="float">
            <text:p>99837.7889898698</text:p>
          </table:table-cell>
          <table:table-cell/>
          <table:table-cell office:value-type="float" office:value="1443134786.91193" calcext:value-type="float">
            <text:p>1443134786.91193</text:p>
          </table:table-cell>
          <table:table-cell table:formula="of:=[.G119]-[.$B$2]" office:value-type="float" office:value="26.6028904914856" calcext:value-type="float">
            <text:p>26.6028904915</text:p>
          </table:table-cell>
          <table:table-cell table:formula="of:=[.C119]/([.H119]-[.H118])" office:value-type="float" office:value="54912.6911869587" calcext:value-type="float">
            <text:p>54912.6911869587</text:p>
          </table:table-cell>
          <table:table-cell table:formula="of:=[.G119]-[.$B119]" office:value-type="float" office:value="3.52956199645996" calcext:value-type="float">
            <text:p>3.529561996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4783.46475" calcext:value-type="float">
            <text:p>1443134783.46475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1557133197784" calcext:value-type="float">
            <text:p>23.1557133198</text:p>
          </table:table-cell>
          <table:table-cell table:formula="of:=[.C120]/([.D120]-[.D119])" office:value-type="float" office:value="99824.2094302656" calcext:value-type="float">
            <text:p>99824.2094302656</text:p>
          </table:table-cell>
          <table:table-cell/>
          <table:table-cell office:value-type="float" office:value="1443134787.00771" calcext:value-type="float">
            <text:p>1443134787.00771</text:p>
          </table:table-cell>
          <table:table-cell table:formula="of:=[.G120]-[.$B$2]" office:value-type="float" office:value="26.6986663341522" calcext:value-type="float">
            <text:p>26.6986663342</text:p>
          </table:table-cell>
          <table:table-cell table:formula="of:=[.C120]/([.H120]-[.H119])" office:value-type="float" office:value="85867.1641097002" calcext:value-type="float">
            <text:p>85867.1641097002</text:p>
          </table:table-cell>
          <table:table-cell table:formula="of:=[.G120]-[.$B120]" office:value-type="float" office:value="3.54295301437378" calcext:value-type="float">
            <text:p>3.542953014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4783.54714" calcext:value-type="float">
            <text:p>1443134783.54714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2380948066711" calcext:value-type="float">
            <text:p>23.2380948067</text:p>
          </table:table-cell>
          <table:table-cell table:formula="of:=[.C121]/([.D121]-[.D120])" office:value-type="float" office:value="99828.254019153" calcext:value-type="float">
            <text:p>99828.254019153</text:p>
          </table:table-cell>
          <table:table-cell/>
          <table:table-cell office:value-type="float" office:value="1443134791.09592" calcext:value-type="float">
            <text:p>1443134791.09592</text:p>
          </table:table-cell>
          <table:table-cell table:formula="of:=[.G121]-[.$B$2]" office:value-type="float" office:value="30.7868781089783" calcext:value-type="float">
            <text:p>30.786878109</text:p>
          </table:table-cell>
          <table:table-cell table:formula="of:=[.C121]/([.H121]-[.H120])" office:value-type="float" office:value="2011.63747207052" calcext:value-type="float">
            <text:p>2011.6374720705</text:p>
          </table:table-cell>
          <table:table-cell table:formula="of:=[.G121]-[.$B121]" office:value-type="float" office:value="7.54878330230713" calcext:value-type="float">
            <text:p>7.548783302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4783.62951" calcext:value-type="float">
            <text:p>1443134783.62951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204686641693" calcext:value-type="float">
            <text:p>23.3204686642</text:p>
          </table:table-cell>
          <table:table-cell table:formula="of:=[.C122]/([.D122]-[.D121])" office:value-type="float" office:value="99837.5000246019" calcext:value-type="float">
            <text:p>99837.5000246019</text:p>
          </table:table-cell>
          <table:table-cell/>
          <table:table-cell office:value-type="float" office:value="1443134791.24302" calcext:value-type="float">
            <text:p>1443134791.24302</text:p>
          </table:table-cell>
          <table:table-cell table:formula="of:=[.G122]-[.$B$2]" office:value-type="float" office:value="30.9339740276337" calcext:value-type="float">
            <text:p>30.9339740276</text:p>
          </table:table-cell>
          <table:table-cell table:formula="of:=[.C122]/([.H122]-[.H121])" office:value-type="float" office:value="55909.0971059947" calcext:value-type="float">
            <text:p>55909.0971059947</text:p>
          </table:table-cell>
          <table:table-cell table:formula="of:=[.G122]-[.$B122]" office:value-type="float" office:value="7.61350536346436" calcext:value-type="float">
            <text:p>7.61350536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4783.71189" calcext:value-type="float">
            <text:p>1443134783.71189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028475284576" calcext:value-type="float">
            <text:p>23.4028475285</text:p>
          </table:table-cell>
          <table:table-cell table:formula="of:=[.C123]/([.D123]-[.D122])" office:value-type="float" office:value="99831.4321403558" calcext:value-type="float">
            <text:p>99831.4321403558</text:p>
          </table:table-cell>
          <table:table-cell/>
          <table:table-cell office:value-type="float" office:value="1443134791.43278" calcext:value-type="float">
            <text:p>1443134791.43278</text:p>
          </table:table-cell>
          <table:table-cell table:formula="of:=[.G123]-[.$B$2]" office:value-type="float" office:value="31.1237366199493" calcext:value-type="float">
            <text:p>31.1237366199</text:p>
          </table:table-cell>
          <table:table-cell table:formula="of:=[.C123]/([.H123]-[.H122])" office:value-type="float" office:value="43338.3624224484" calcext:value-type="float">
            <text:p>43338.3624224484</text:p>
          </table:table-cell>
          <table:table-cell table:formula="of:=[.G123]-[.$B123]" office:value-type="float" office:value="7.7208890914917" calcext:value-type="float">
            <text:p>7.720889091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4783.79427" calcext:value-type="float">
            <text:p>1443134783.79427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4852252006531" calcext:value-type="float">
            <text:p>23.4852252007</text:p>
          </table:table-cell>
          <table:table-cell table:formula="of:=[.C124]/([.D124]-[.D123])" office:value-type="float" office:value="99832.8768077982" calcext:value-type="float">
            <text:p>99832.8768077982</text:p>
          </table:table-cell>
          <table:table-cell/>
          <table:table-cell office:value-type="float" office:value="1443134791.62252" calcext:value-type="float">
            <text:p>1443134791.62252</text:p>
          </table:table-cell>
          <table:table-cell table:formula="of:=[.G124]-[.$B$2]" office:value-type="float" office:value="31.3134739398956" calcext:value-type="float">
            <text:p>31.3134739399</text:p>
          </table:table-cell>
          <table:table-cell table:formula="of:=[.C124]/([.H124]-[.H123])" office:value-type="float" office:value="43344.1349457664" calcext:value-type="float">
            <text:p>43344.1349457664</text:p>
          </table:table-cell>
          <table:table-cell table:formula="of:=[.G124]-[.$B124]" office:value-type="float" office:value="7.82824873924255" calcext:value-type="float">
            <text:p>7.828248739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4783.87664" calcext:value-type="float">
            <text:p>1443134783.87664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567596912384" calcext:value-type="float">
            <text:p>23.5675969124</text:p>
          </table:table-cell>
          <table:table-cell table:formula="of:=[.C125]/([.D125]-[.D124])" office:value-type="float" office:value="99840.1007722321" calcext:value-type="float">
            <text:p>99840.1007722321</text:p>
          </table:table-cell>
          <table:table-cell/>
          <table:table-cell office:value-type="float" office:value="1443134791.81227" calcext:value-type="float">
            <text:p>1443134791.81227</text:p>
          </table:table-cell>
          <table:table-cell table:formula="of:=[.G125]-[.$B$2]" office:value-type="float" office:value="31.5032312870026" calcext:value-type="float">
            <text:p>31.503231287</text:p>
          </table:table-cell>
          <table:table-cell table:formula="of:=[.C125]/([.H125]-[.H124])" office:value-type="float" office:value="43339.5603668803" calcext:value-type="float">
            <text:p>43339.5603668803</text:p>
          </table:table-cell>
          <table:table-cell table:formula="of:=[.G125]-[.$B125]" office:value-type="float" office:value="7.93563437461853" calcext:value-type="float">
            <text:p>7.935634374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4783.95902" calcext:value-type="float">
            <text:p>1443134783.95902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6499774456024" calcext:value-type="float">
            <text:p>23.6499774456</text:p>
          </table:table-cell>
          <table:table-cell table:formula="of:=[.C126]/([.D126]-[.D125])" office:value-type="float" office:value="99829.4096761777" calcext:value-type="float">
            <text:p>99829.4096761777</text:p>
          </table:table-cell>
          <table:table-cell/>
          <table:table-cell office:value-type="float" office:value="1443134792.00201" calcext:value-type="float">
            <text:p>1443134792.00201</text:p>
          </table:table-cell>
          <table:table-cell table:formula="of:=[.G126]-[.$B$2]" office:value-type="float" office:value="31.6929728984833" calcext:value-type="float">
            <text:p>31.6929728985</text:p>
          </table:table-cell>
          <table:table-cell table:formula="of:=[.C126]/([.H126]-[.H125])" office:value-type="float" office:value="43343.1545975668" calcext:value-type="float">
            <text:p>43343.1545975668</text:p>
          </table:table-cell>
          <table:table-cell table:formula="of:=[.G126]-[.$B126]" office:value-type="float" office:value="8.04299545288086" calcext:value-type="float">
            <text:p>8.042995452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4784.04119" calcext:value-type="float">
            <text:p>1443134784.04119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321455478668" calcext:value-type="float">
            <text:p>23.7321455479</text:p>
          </table:table-cell>
          <table:table-cell table:formula="of:=[.C127]/([.D127]-[.D126])" office:value-type="float" office:value="100087.500786332" calcext:value-type="float">
            <text:p>100087.500786332</text:p>
          </table:table-cell>
          <table:table-cell/>
          <table:table-cell office:value-type="float" office:value="1443134792.13575" calcext:value-type="float">
            <text:p>1443134792.13575</text:p>
          </table:table-cell>
          <table:table-cell table:formula="of:=[.G127]-[.$B$2]" office:value-type="float" office:value="31.8267130851746" calcext:value-type="float">
            <text:p>31.8267130852</text:p>
          </table:table-cell>
          <table:table-cell table:formula="of:=[.C127]/([.H127]-[.H126])" office:value-type="float" office:value="61492.3621946458" calcext:value-type="float">
            <text:p>61492.3621946458</text:p>
          </table:table-cell>
          <table:table-cell table:formula="of:=[.G127]-[.$B127]" office:value-type="float" office:value="8.09456753730774" calcext:value-type="float">
            <text:p>8.094567537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4784.12315" calcext:value-type="float">
            <text:p>1443134784.12315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141102790833" calcext:value-type="float">
            <text:p>23.8141102791</text:p>
          </table:table-cell>
          <table:table-cell table:formula="of:=[.C128]/([.D128]-[.D127])" office:value-type="float" office:value="100335.83808485" calcext:value-type="float">
            <text:p>100335.83808485</text:p>
          </table:table-cell>
          <table:table-cell/>
          <table:table-cell office:value-type="float" office:value="1443134792.31135" calcext:value-type="float">
            <text:p>1443134792.31135</text:p>
          </table:table-cell>
          <table:table-cell table:formula="of:=[.G128]-[.$B$2]" office:value-type="float" office:value="32.0023064613342" calcext:value-type="float">
            <text:p>32.0023064613</text:p>
          </table:table-cell>
          <table:table-cell table:formula="of:=[.C128]/([.H128]-[.H127])" office:value-type="float" office:value="46835.4796739136" calcext:value-type="float">
            <text:p>46835.4796739136</text:p>
          </table:table-cell>
          <table:table-cell table:formula="of:=[.G128]-[.$B128]" office:value-type="float" office:value="8.18819618225098" calcext:value-type="float">
            <text:p>8.188196182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4784.20514" calcext:value-type="float">
            <text:p>1443134784.20514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8960962295532" calcext:value-type="float">
            <text:p>23.8960962296</text:p>
          </table:table-cell>
          <table:table-cell table:formula="of:=[.C129]/([.D129]-[.D128])" office:value-type="float" office:value="100309.869591769" calcext:value-type="float">
            <text:p>100309.869591769</text:p>
          </table:table-cell>
          <table:table-cell/>
          <table:table-cell office:value-type="float" office:value="1443134792.48697" calcext:value-type="float">
            <text:p>1443134792.48697</text:p>
          </table:table-cell>
          <table:table-cell table:formula="of:=[.G129]-[.$B$2]" office:value-type="float" office:value="32.1779305934906" calcext:value-type="float">
            <text:p>32.1779305935</text:p>
          </table:table-cell>
          <table:table-cell table:formula="of:=[.C129]/([.H129]-[.H128])" office:value-type="float" office:value="46827.2776583888" calcext:value-type="float">
            <text:p>46827.2776583888</text:p>
          </table:table-cell>
          <table:table-cell table:formula="of:=[.G129]-[.$B129]" office:value-type="float" office:value="8.28183436393738" calcext:value-type="float">
            <text:p>8.281834363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4784.28711" calcext:value-type="float">
            <text:p>1443134784.28711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3.9780719280243" calcext:value-type="float">
            <text:p>23.978071928</text:p>
          </table:table-cell>
          <table:table-cell table:formula="of:=[.C130]/([.D130]-[.D129])" office:value-type="float" office:value="100322.414488513" calcext:value-type="float">
            <text:p>100322.414488513</text:p>
          </table:table-cell>
          <table:table-cell/>
          <table:table-cell office:value-type="float" office:value="1443134792.66258" calcext:value-type="float">
            <text:p>1443134792.66258</text:p>
          </table:table-cell>
          <table:table-cell table:formula="of:=[.G130]-[.$B$2]" office:value-type="float" office:value="32.3535394668579" calcext:value-type="float">
            <text:p>32.3535394669</text:p>
          </table:table-cell>
          <table:table-cell table:formula="of:=[.C130]/([.H130]-[.H129])" office:value-type="float" office:value="46831.3465162913" calcext:value-type="float">
            <text:p>46831.3465162913</text:p>
          </table:table-cell>
          <table:table-cell table:formula="of:=[.G130]-[.$B130]" office:value-type="float" office:value="8.37546753883362" calcext:value-type="float">
            <text:p>8.375467538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4784.36909" calcext:value-type="float">
            <text:p>1443134784.36909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0600459575653" calcext:value-type="float">
            <text:p>24.0600459576</text:p>
          </table:table-cell>
          <table:table-cell table:formula="of:=[.C131]/([.D131]-[.D130])" office:value-type="float" office:value="100324.456977989" calcext:value-type="float">
            <text:p>100324.456977989</text:p>
          </table:table-cell>
          <table:table-cell/>
          <table:table-cell office:value-type="float" office:value="1443134792.8382" calcext:value-type="float">
            <text:p>1443134792.8382</text:p>
          </table:table-cell>
          <table:table-cell table:formula="of:=[.G131]-[.$B$2]" office:value-type="float" office:value="32.5291593074799" calcext:value-type="float">
            <text:p>32.5291593075</text:p>
          </table:table-cell>
          <table:table-cell table:formula="of:=[.C131]/([.H131]-[.H130])" office:value-type="float" office:value="46828.4219532095" calcext:value-type="float">
            <text:p>46828.4219532095</text:p>
          </table:table-cell>
          <table:table-cell table:formula="of:=[.G131]-[.$B131]" office:value-type="float" office:value="8.46911334991455" calcext:value-type="float">
            <text:p>8.46911334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4784.45106" calcext:value-type="float">
            <text:p>1443134784.45106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1420154571533" calcext:value-type="float">
            <text:p>24.1420154572</text:p>
          </table:table-cell>
          <table:table-cell table:formula="of:=[.C132]/([.D132]-[.D131])" office:value-type="float" office:value="100330.001297247" calcext:value-type="float">
            <text:p>100330.001297247</text:p>
          </table:table-cell>
          <table:table-cell/>
          <table:table-cell office:value-type="float" office:value="1443134793.01383" calcext:value-type="float">
            <text:p>1443134793.01383</text:p>
          </table:table-cell>
          <table:table-cell table:formula="of:=[.G132]-[.$B$2]" office:value-type="float" office:value="32.7047836780548" calcext:value-type="float">
            <text:p>32.7047836781</text:p>
          </table:table-cell>
          <table:table-cell table:formula="of:=[.C132]/([.H132]-[.H131])" office:value-type="float" office:value="46827.214088094" calcext:value-type="float">
            <text:p>46827.214088094</text:p>
          </table:table-cell>
          <table:table-cell table:formula="of:=[.G132]-[.$B132]" office:value-type="float" office:value="8.56276822090149" calcext:value-type="float">
            <text:p>8.562768220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4784.53306" calcext:value-type="float">
            <text:p>1443134784.53306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240195274353" calcext:value-type="float">
            <text:p>24.2240195274</text:p>
          </table:table-cell>
          <table:table-cell table:formula="of:=[.C133]/([.D133]-[.D132])" office:value-type="float" office:value="100287.704887338" calcext:value-type="float">
            <text:p>100287.704887338</text:p>
          </table:table-cell>
          <table:table-cell/>
          <table:table-cell office:value-type="float" office:value="1443134793.13952" calcext:value-type="float">
            <text:p>1443134793.13952</text:p>
          </table:table-cell>
          <table:table-cell table:formula="of:=[.G133]-[.$B$2]" office:value-type="float" office:value="32.8304789066315" calcext:value-type="float">
            <text:p>32.8304789066</text:p>
          </table:table-cell>
          <table:table-cell table:formula="of:=[.C133]/([.H133]-[.H132])" office:value-type="float" office:value="65428.1001206364" calcext:value-type="float">
            <text:p>65428.1001206364</text:p>
          </table:table-cell>
          <table:table-cell table:formula="of:=[.G133]-[.$B133]" office:value-type="float" office:value="8.60645937919617" calcext:value-type="float">
            <text:p>8.606459379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4784.61503" calcext:value-type="float">
            <text:p>1443134784.61503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059859275818" calcext:value-type="float">
            <text:p>24.3059859276</text:p>
          </table:table-cell>
          <table:table-cell table:formula="of:=[.C134]/([.D134]-[.D133])" office:value-type="float" office:value="100333.79513194" calcext:value-type="float">
            <text:p>100333.79513194</text:p>
          </table:table-cell>
          <table:table-cell/>
          <table:table-cell office:value-type="float" office:value="1443134793.30459" calcext:value-type="float">
            <text:p>1443134793.30459</text:p>
          </table:table-cell>
          <table:table-cell table:formula="of:=[.G134]-[.$B$2]" office:value-type="float" office:value="32.995546579361" calcext:value-type="float">
            <text:p>32.9955465794</text:p>
          </table:table-cell>
          <table:table-cell table:formula="of:=[.C134]/([.H134]-[.H133])" office:value-type="float" office:value="49821.9903631721" calcext:value-type="float">
            <text:p>49821.9903631721</text:p>
          </table:table-cell>
          <table:table-cell table:formula="of:=[.G134]-[.$B134]" office:value-type="float" office:value="8.68956065177918" calcext:value-type="float">
            <text:p>8.689560651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4784.69699" calcext:value-type="float">
            <text:p>1443134784.69699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3879501819611" calcext:value-type="float">
            <text:p>24.387950182</text:p>
          </table:table-cell>
          <table:table-cell table:formula="of:=[.C135]/([.D135]-[.D134])" office:value-type="float" office:value="100336.421800962" calcext:value-type="float">
            <text:p>100336.421800962</text:p>
          </table:table-cell>
          <table:table-cell/>
          <table:table-cell office:value-type="float" office:value="1443134793.46962" calcext:value-type="float">
            <text:p>1443134793.46962</text:p>
          </table:table-cell>
          <table:table-cell table:formula="of:=[.G135]-[.$B$2]" office:value-type="float" office:value="33.1605789661407" calcext:value-type="float">
            <text:p>33.1605789661</text:p>
          </table:table-cell>
          <table:table-cell table:formula="of:=[.C135]/([.H135]-[.H134])" office:value-type="float" office:value="49832.6429161683" calcext:value-type="float">
            <text:p>49832.6429161683</text:p>
          </table:table-cell>
          <table:table-cell table:formula="of:=[.G135]-[.$B135]" office:value-type="float" office:value="8.77262878417969" calcext:value-type="float">
            <text:p>8.772628784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4784.77896" calcext:value-type="float">
            <text:p>1443134784.77896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4699182510376" calcext:value-type="float">
            <text:p>24.469918251</text:p>
          </table:table-cell>
          <table:table-cell table:formula="of:=[.C136]/([.D136]-[.D135])" office:value-type="float" office:value="100331.752262223" calcext:value-type="float">
            <text:p>100331.752262223</text:p>
          </table:table-cell>
          <table:table-cell/>
          <table:table-cell office:value-type="float" office:value="1443134793.63474" calcext:value-type="float">
            <text:p>1443134793.63474</text:p>
          </table:table-cell>
          <table:table-cell table:formula="of:=[.G136]-[.$B$2]" office:value-type="float" office:value="33.3256947994232" calcext:value-type="float">
            <text:p>33.3256947994</text:p>
          </table:table-cell>
          <table:table-cell table:formula="of:=[.C136]/([.H136]-[.H135])" office:value-type="float" office:value="49807.4584157587" calcext:value-type="float">
            <text:p>49807.4584157587</text:p>
          </table:table-cell>
          <table:table-cell table:formula="of:=[.G136]-[.$B136]" office:value-type="float" office:value="8.85577654838562" calcext:value-type="float">
            <text:p>8.855776548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4784.86093" calcext:value-type="float">
            <text:p>1443134784.86093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5518839359283" calcext:value-type="float">
            <text:p>24.5518839359</text:p>
          </table:table-cell>
          <table:table-cell table:formula="of:=[.C137]/([.D137]-[.D136])" office:value-type="float" office:value="100334.670673" calcext:value-type="float">
            <text:p>100334.670673</text:p>
          </table:table-cell>
          <table:table-cell/>
          <table:table-cell office:value-type="float" office:value="1443134793.79979" calcext:value-type="float">
            <text:p>1443134793.79979</text:p>
          </table:table-cell>
          <table:table-cell table:formula="of:=[.G137]-[.$B$2]" office:value-type="float" office:value="33.4907484054565" calcext:value-type="float">
            <text:p>33.4907484055</text:p>
          </table:table-cell>
          <table:table-cell table:formula="of:=[.C137]/([.H137]-[.H136])" office:value-type="float" office:value="49826.2364430834" calcext:value-type="float">
            <text:p>49826.2364430834</text:p>
          </table:table-cell>
          <table:table-cell table:formula="of:=[.G137]-[.$B137]" office:value-type="float" office:value="8.9388644695282" calcext:value-type="float">
            <text:p>8.938864469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4784.94291" calcext:value-type="float">
            <text:p>1443134784.94291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338679790497" calcext:value-type="float">
            <text:p>24.633867979</text:p>
          </table:table-cell>
          <table:table-cell table:formula="of:=[.C138]/([.D138]-[.D137])" office:value-type="float" office:value="100312.20328849" calcext:value-type="float">
            <text:p>100312.20328849</text:p>
          </table:table-cell>
          <table:table-cell/>
          <table:table-cell office:value-type="float" office:value="1443134793.96493" calcext:value-type="float">
            <text:p>1443134793.96493</text:p>
          </table:table-cell>
          <table:table-cell table:formula="of:=[.G138]-[.$B$2]" office:value-type="float" office:value="33.6558909416199" calcext:value-type="float">
            <text:p>33.6558909416</text:p>
          </table:table-cell>
          <table:table-cell table:formula="of:=[.C138]/([.H138]-[.H137])" office:value-type="float" office:value="49799.4047509738" calcext:value-type="float">
            <text:p>49799.4047509738</text:p>
          </table:table-cell>
          <table:table-cell table:formula="of:=[.G138]-[.$B138]" office:value-type="float" office:value="9.02202296257019" calcext:value-type="float">
            <text:p>9.022022962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4785.02382" calcext:value-type="float">
            <text:p>1443134785.02382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147815227509" calcext:value-type="float">
            <text:p>24.7147815228</text:p>
          </table:table-cell>
          <table:table-cell table:formula="of:=[.C139]/([.D139]-[.D138])" office:value-type="float" office:value="101639.350148508" calcext:value-type="float">
            <text:p>101639.350148508</text:p>
          </table:table-cell>
          <table:table-cell/>
          <table:table-cell office:value-type="float" office:value="1443134794.0955" calcext:value-type="float">
            <text:p>1443134794.0955</text:p>
          </table:table-cell>
          <table:table-cell table:formula="of:=[.G139]-[.$B$2]" office:value-type="float" office:value="33.7864611148834" calcext:value-type="float">
            <text:p>33.7864611149</text:p>
          </table:table-cell>
          <table:table-cell table:formula="of:=[.C139]/([.H139]-[.H138])" office:value-type="float" office:value="62985.2882510942" calcext:value-type="float">
            <text:p>62985.2882510942</text:p>
          </table:table-cell>
          <table:table-cell table:formula="of:=[.G139]-[.$B139]" office:value-type="float" office:value="9.07167959213257" calcext:value-type="float">
            <text:p>9.071679592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4785.10229" calcext:value-type="float">
            <text:p>1443134785.10229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7932524681091" calcext:value-type="float">
            <text:p>24.7932524681</text:p>
          </table:table-cell>
          <table:table-cell table:formula="of:=[.C140]/([.D140]-[.D139])" office:value-type="float" office:value="104803.12123744" calcext:value-type="float">
            <text:p>104803.12123744</text:p>
          </table:table-cell>
          <table:table-cell/>
          <table:table-cell office:value-type="float" office:value="1443134794.27888" calcext:value-type="float">
            <text:p>1443134794.27888</text:p>
          </table:table-cell>
          <table:table-cell table:formula="of:=[.G140]-[.$B$2]" office:value-type="float" office:value="33.9698352813721" calcext:value-type="float">
            <text:p>33.9698352814</text:p>
          </table:table-cell>
          <table:table-cell table:formula="of:=[.C140]/([.H140]-[.H139])" office:value-type="float" office:value="44848.1929460284" calcext:value-type="float">
            <text:p>44848.1929460284</text:p>
          </table:table-cell>
          <table:table-cell table:formula="of:=[.G140]-[.$B140]" office:value-type="float" office:value="9.17658281326294" calcext:value-type="float">
            <text:p>9.176582813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4785.18075" calcext:value-type="float">
            <text:p>1443134785.18075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8717133998871" calcext:value-type="float">
            <text:p>24.8717133999</text:p>
          </table:table-cell>
          <table:table-cell table:formula="of:=[.C141]/([.D141]-[.D140])" office:value-type="float" office:value="104816.496741003" calcext:value-type="float">
            <text:p>104816.496741003</text:p>
          </table:table-cell>
          <table:table-cell/>
          <table:table-cell office:value-type="float" office:value="1443134794.4623" calcext:value-type="float">
            <text:p>1443134794.4623</text:p>
          </table:table-cell>
          <table:table-cell table:formula="of:=[.G141]-[.$B$2]" office:value-type="float" office:value="34.1532545089722" calcext:value-type="float">
            <text:p>34.153254509</text:p>
          </table:table-cell>
          <table:table-cell table:formula="of:=[.C141]/([.H141]-[.H140])" office:value-type="float" office:value="44837.1749658138" calcext:value-type="float">
            <text:p>44837.1749658138</text:p>
          </table:table-cell>
          <table:table-cell table:formula="of:=[.G141]-[.$B141]" office:value-type="float" office:value="9.28154110908508" calcext:value-type="float">
            <text:p>9.281541109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4785.25921" calcext:value-type="float">
            <text:p>1443134785.25921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4.9501717090607" calcext:value-type="float">
            <text:p>24.9501717091</text:p>
          </table:table-cell>
          <table:table-cell table:formula="of:=[.C142]/([.D142]-[.D141])" office:value-type="float" office:value="104820.000413276" calcext:value-type="float">
            <text:p>104820.000413276</text:p>
          </table:table-cell>
          <table:table-cell/>
          <table:table-cell office:value-type="float" office:value="1443134794.64569" calcext:value-type="float">
            <text:p>1443134794.64569</text:p>
          </table:table-cell>
          <table:table-cell table:formula="of:=[.G142]-[.$B$2]" office:value-type="float" office:value="34.3366527557373" calcext:value-type="float">
            <text:p>34.3366527557</text:p>
          </table:table-cell>
          <table:table-cell table:formula="of:=[.C142]/([.H142]-[.H141])" office:value-type="float" office:value="44842.3043570957" calcext:value-type="float">
            <text:p>44842.3043570957</text:p>
          </table:table-cell>
          <table:table-cell table:formula="of:=[.G142]-[.$B142]" office:value-type="float" office:value="9.38648104667664" calcext:value-type="float">
            <text:p>9.386481046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4785.33767" calcext:value-type="float">
            <text:p>1443134785.33767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02863240242" calcext:value-type="float">
            <text:p>25.0286324024</text:p>
          </table:table-cell>
          <table:table-cell table:formula="of:=[.C143]/([.D143]-[.D142])" office:value-type="float" office:value="104816.815246986" calcext:value-type="float">
            <text:p>104816.815246986</text:p>
          </table:table-cell>
          <table:table-cell/>
          <table:table-cell office:value-type="float" office:value="1443134794.82911" calcext:value-type="float">
            <text:p>1443134794.82911</text:p>
          </table:table-cell>
          <table:table-cell table:formula="of:=[.G143]-[.$B$2]" office:value-type="float" office:value="34.5200705528259" calcext:value-type="float">
            <text:p>34.5200705528</text:p>
          </table:table-cell>
          <table:table-cell table:formula="of:=[.C143]/([.H143]-[.H142])" office:value-type="float" office:value="44837.52465976" calcext:value-type="float">
            <text:p>44837.52465976</text:p>
          </table:table-cell>
          <table:table-cell table:formula="of:=[.G143]-[.$B143]" office:value-type="float" office:value="9.49143815040588" calcext:value-type="float">
            <text:p>9.491438150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4785.41613" calcext:value-type="float">
            <text:p>1443134785.41613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070890426636" calcext:value-type="float">
            <text:p>25.1070890427</text:p>
          </table:table-cell>
          <table:table-cell table:formula="of:=[.C144]/([.D144]-[.D143])" office:value-type="float" office:value="104822.230144862" calcext:value-type="float">
            <text:p>104822.230144862</text:p>
          </table:table-cell>
          <table:table-cell/>
          <table:table-cell office:value-type="float" office:value="1443134795.01266" calcext:value-type="float">
            <text:p>1443134795.01266</text:p>
          </table:table-cell>
          <table:table-cell table:formula="of:=[.G144]-[.$B$2]" office:value-type="float" office:value="34.7036185264587" calcext:value-type="float">
            <text:p>34.7036185265</text:p>
          </table:table-cell>
          <table:table-cell table:formula="of:=[.C144]/([.H144]-[.H143])" office:value-type="float" office:value="44805.7248316568" calcext:value-type="float">
            <text:p>44805.7248316568</text:p>
          </table:table-cell>
          <table:table-cell table:formula="of:=[.G144]-[.$B144]" office:value-type="float" office:value="9.59652948379517" calcext:value-type="float">
            <text:p>9.59652948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4785.49459" calcext:value-type="float">
            <text:p>1443134785.49459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1855485439301" calcext:value-type="float">
            <text:p>25.1855485439</text:p>
          </table:table-cell>
          <table:table-cell table:formula="of:=[.C145]/([.D145]-[.D144])" office:value-type="float" office:value="104818.407805933" calcext:value-type="float">
            <text:p>104818.407805933</text:p>
          </table:table-cell>
          <table:table-cell/>
          <table:table-cell office:value-type="float" office:value="1443134795.12685" calcext:value-type="float">
            <text:p>1443134795.12685</text:p>
          </table:table-cell>
          <table:table-cell table:formula="of:=[.G145]-[.$B$2]" office:value-type="float" office:value="34.8178102970123" calcext:value-type="float">
            <text:p>34.817810297</text:p>
          </table:table-cell>
          <table:table-cell table:formula="of:=[.C145]/([.H145]-[.H144])" office:value-type="float" office:value="72019.2003340606" calcext:value-type="float">
            <text:p>72019.2003340606</text:p>
          </table:table-cell>
          <table:table-cell table:formula="of:=[.G145]-[.$B145]" office:value-type="float" office:value="9.63226175308228" calcext:value-type="float">
            <text:p>9.63226175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4785.57308" calcext:value-type="float">
            <text:p>1443134785.57308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264034986496" calcext:value-type="float">
            <text:p>25.2640349865</text:p>
          </table:table-cell>
          <table:table-cell table:formula="of:=[.C146]/([.D146]-[.D145])" office:value-type="float" office:value="104782.427781626" calcext:value-type="float">
            <text:p>104782.427781626</text:p>
          </table:table-cell>
          <table:table-cell/>
          <table:table-cell office:value-type="float" office:value="1443134795.2769" calcext:value-type="float">
            <text:p>1443134795.2769</text:p>
          </table:table-cell>
          <table:table-cell table:formula="of:=[.G146]-[.$B$2]" office:value-type="float" office:value="34.9678628444672" calcext:value-type="float">
            <text:p>34.9678628445</text:p>
          </table:table-cell>
          <table:table-cell table:formula="of:=[.C146]/([.H146]-[.H145])" office:value-type="float" office:value="54807.4667141218" calcext:value-type="float">
            <text:p>54807.4667141218</text:p>
          </table:table-cell>
          <table:table-cell table:formula="of:=[.G146]-[.$B146]" office:value-type="float" office:value="9.70382785797119" calcext:value-type="float">
            <text:p>9.70382785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4785.65153" calcext:value-type="float">
            <text:p>1443134785.65153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3424923419952" calcext:value-type="float">
            <text:p>25.342492342</text:p>
          </table:table-cell>
          <table:table-cell table:formula="of:=[.C147]/([.D147]-[.D146])" office:value-type="float" office:value="104821.274533995" calcext:value-type="float">
            <text:p>104821.274533995</text:p>
          </table:table-cell>
          <table:table-cell/>
          <table:table-cell office:value-type="float" office:value="1443134795.42701" calcext:value-type="float">
            <text:p>1443134795.42701</text:p>
          </table:table-cell>
          <table:table-cell table:formula="of:=[.G147]-[.$B$2]" office:value-type="float" office:value="35.1179711818695" calcext:value-type="float">
            <text:p>35.1179711819</text:p>
          </table:table-cell>
          <table:table-cell table:formula="of:=[.C147]/([.H147]-[.H146])" office:value-type="float" office:value="54787.0967217281" calcext:value-type="float">
            <text:p>54787.0967217281</text:p>
          </table:table-cell>
          <table:table-cell table:formula="of:=[.G147]-[.$B147]" office:value-type="float" office:value="9.77547883987427" calcext:value-type="float">
            <text:p>9.775478839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4785.73004" calcext:value-type="float">
            <text:p>1443134785.73004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21000957489" calcext:value-type="float">
            <text:p>25.4210009575</text:p>
          </table:table-cell>
          <table:table-cell table:formula="of:=[.C148]/([.D148]-[.D147])" office:value-type="float" office:value="104752.834428116" calcext:value-type="float">
            <text:p>104752.834428116</text:p>
          </table:table-cell>
          <table:table-cell/>
          <table:table-cell office:value-type="float" office:value="1443134795.57703" calcext:value-type="float">
            <text:p>1443134795.57703</text:p>
          </table:table-cell>
          <table:table-cell table:formula="of:=[.G148]-[.$B$2]" office:value-type="float" office:value="35.2679922580719" calcext:value-type="float">
            <text:p>35.2679922581</text:p>
          </table:table-cell>
          <table:table-cell table:formula="of:=[.C148]/([.H148]-[.H147])" office:value-type="float" office:value="54818.9641627757" calcext:value-type="float">
            <text:p>54818.9641627757</text:p>
          </table:table-cell>
          <table:table-cell table:formula="of:=[.G148]-[.$B148]" office:value-type="float" office:value="9.84699130058289" calcext:value-type="float">
            <text:p>9.846991300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4785.8085" calcext:value-type="float">
            <text:p>1443134785.8085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4994599819183" calcext:value-type="float">
            <text:p>25.4994599819</text:p>
          </table:table-cell>
          <table:table-cell table:formula="of:=[.C149]/([.D149]-[.D148])" office:value-type="float" office:value="104819.044843063" calcext:value-type="float">
            <text:p>104819.044843063</text:p>
          </table:table-cell>
          <table:table-cell/>
          <table:table-cell office:value-type="float" office:value="1443134795.72707" calcext:value-type="float">
            <text:p>1443134795.72707</text:p>
          </table:table-cell>
          <table:table-cell table:formula="of:=[.G149]-[.$B$2]" office:value-type="float" office:value="35.4180240631104" calcext:value-type="float">
            <text:p>35.4180240631</text:p>
          </table:table-cell>
          <table:table-cell table:formula="of:=[.C149]/([.H149]-[.H148])" office:value-type="float" office:value="54815.0440361112" calcext:value-type="float">
            <text:p>54815.0440361112</text:p>
          </table:table-cell>
          <table:table-cell table:formula="of:=[.G149]-[.$B149]" office:value-type="float" office:value="9.91856408119202" calcext:value-type="float">
            <text:p>9.918564081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4785.88725" calcext:value-type="float">
            <text:p>1443134785.88725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5782105922699" calcext:value-type="float">
            <text:p>25.5782105923</text:p>
          </table:table-cell>
          <table:table-cell table:formula="of:=[.C150]/([.D150]-[.D149])" office:value-type="float" office:value="104430.936640186" calcext:value-type="float">
            <text:p>104430.936640186</text:p>
          </table:table-cell>
          <table:table-cell/>
          <table:table-cell office:value-type="float" office:value="1443134795.8772" calcext:value-type="float">
            <text:p>1443134795.8772</text:p>
          </table:table-cell>
          <table:table-cell table:formula="of:=[.G150]-[.$B$2]" office:value-type="float" office:value="35.5681598186493" calcext:value-type="float">
            <text:p>35.5681598186</text:p>
          </table:table-cell>
          <table:table-cell table:formula="of:=[.C150]/([.H150]-[.H149])" office:value-type="float" office:value="54777.0913762575" calcext:value-type="float">
            <text:p>54777.0913762575</text:p>
          </table:table-cell>
          <table:table-cell table:formula="of:=[.G150]-[.$B150]" office:value-type="float" office:value="9.98994922637939" calcext:value-type="float">
            <text:p>9.989949226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4785.96572" calcext:value-type="float">
            <text:p>1443134785.96572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656674861908" calcext:value-type="float">
            <text:p>25.6566748619</text:p>
          </table:table-cell>
          <table:table-cell table:formula="of:=[.C151]/([.D151]-[.D150])" office:value-type="float" office:value="104812.037860487" calcext:value-type="float">
            <text:p>104812.037860487</text:p>
          </table:table-cell>
          <table:table-cell/>
          <table:table-cell office:value-type="float" office:value="1443134796.02719" calcext:value-type="float">
            <text:p>1443134796.02719</text:p>
          </table:table-cell>
          <table:table-cell table:formula="of:=[.G151]-[.$B$2]" office:value-type="float" office:value="35.7181506156921" calcext:value-type="float">
            <text:p>35.7181506157</text:p>
          </table:table-cell>
          <table:table-cell table:formula="of:=[.C151]/([.H151]-[.H150])" office:value-type="float" office:value="54830.0306561523" calcext:value-type="float">
            <text:p>54830.0306561523</text:p>
          </table:table-cell>
          <table:table-cell table:formula="of:=[.G151]-[.$B151]" office:value-type="float" office:value="10.0614757537842" calcext:value-type="float">
            <text:p>10.06147575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4786.04218" calcext:value-type="float">
            <text:p>1443134786.04218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7331404685974" calcext:value-type="float">
            <text:p>25.7331404686</text:p>
          </table:table-cell>
          <table:table-cell table:formula="of:=[.C152]/([.D152]-[.D151])" office:value-type="float" office:value="107551.621651285" calcext:value-type="float">
            <text:p>107551.621651285</text:p>
          </table:table-cell>
          <table:table-cell/>
          <table:table-cell office:value-type="float" office:value="1443134796.13198" calcext:value-type="float">
            <text:p>1443134796.13198</text:p>
          </table:table-cell>
          <table:table-cell table:formula="of:=[.G152]-[.$B$2]" office:value-type="float" office:value="35.8229386806488" calcext:value-type="float">
            <text:p>35.8229386806</text:p>
          </table:table-cell>
          <table:table-cell table:formula="of:=[.C152]/([.H152]-[.H151])" office:value-type="float" office:value="78482.2203120272" calcext:value-type="float">
            <text:p>78482.2203120272</text:p>
          </table:table-cell>
          <table:table-cell table:formula="of:=[.G152]-[.$B152]" office:value-type="float" office:value="10.0897982120514" calcext:value-type="float">
            <text:p>10.089798212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4786.11708" calcext:value-type="float">
            <text:p>1443134786.11708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080403804779" calcext:value-type="float">
            <text:p>25.8080403805</text:p>
          </table:table-cell>
          <table:table-cell table:formula="of:=[.C153]/([.D153]-[.D152])" office:value-type="float" office:value="109799.862156338" calcext:value-type="float">
            <text:p>109799.862156338</text:p>
          </table:table-cell>
          <table:table-cell/>
          <table:table-cell office:value-type="float" office:value="1443134796.26955" calcext:value-type="float">
            <text:p>1443134796.26955</text:p>
          </table:table-cell>
          <table:table-cell table:formula="of:=[.G153]-[.$B$2]" office:value-type="float" office:value="35.9605093002319" calcext:value-type="float">
            <text:p>35.9605093002</text:p>
          </table:table-cell>
          <table:table-cell table:formula="of:=[.C153]/([.H153]-[.H152])" office:value-type="float" office:value="59780.2061582668" calcext:value-type="float">
            <text:p>59780.2061582668</text:p>
          </table:table-cell>
          <table:table-cell table:formula="of:=[.G153]-[.$B153]" office:value-type="float" office:value="10.152468919754" calcext:value-type="float">
            <text:p>10.152468919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4786.19198" calcext:value-type="float">
            <text:p>1443134786.19198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8829410076141" calcext:value-type="float">
            <text:p>25.8829410076</text:p>
          </table:table-cell>
          <table:table-cell table:formula="of:=[.C154]/([.D154]-[.D153])" office:value-type="float" office:value="109798.813633991" calcext:value-type="float">
            <text:p>109798.813633991</text:p>
          </table:table-cell>
          <table:table-cell/>
          <table:table-cell office:value-type="float" office:value="1443134796.40713" calcext:value-type="float">
            <text:p>1443134796.40713</text:p>
          </table:table-cell>
          <table:table-cell table:formula="of:=[.G154]-[.$B$2]" office:value-type="float" office:value="36.0980889797211" calcext:value-type="float">
            <text:p>36.0980889797</text:p>
          </table:table-cell>
          <table:table-cell table:formula="of:=[.C154]/([.H154]-[.H153])" office:value-type="float" office:value="59776.269508241" calcext:value-type="float">
            <text:p>59776.269508241</text:p>
          </table:table-cell>
          <table:table-cell table:formula="of:=[.G154]-[.$B154]" office:value-type="float" office:value="10.2151479721069" calcext:value-type="float">
            <text:p>10.215147972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4786.26688" calcext:value-type="float">
            <text:p>1443134786.26688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5.9578418731689" calcext:value-type="float">
            <text:p>25.9578418732</text:p>
          </table:table-cell>
          <table:table-cell table:formula="of:=[.C155]/([.D155]-[.D154])" office:value-type="float" office:value="109798.464130992" calcext:value-type="float">
            <text:p>109798.464130992</text:p>
          </table:table-cell>
          <table:table-cell/>
          <table:table-cell office:value-type="float" office:value="1443134796.54464" calcext:value-type="float">
            <text:p>1443134796.54464</text:p>
          </table:table-cell>
          <table:table-cell table:formula="of:=[.G155]-[.$B$2]" office:value-type="float" office:value="36.2355940341949" calcext:value-type="float">
            <text:p>36.2355940342</text:p>
          </table:table-cell>
          <table:table-cell table:formula="of:=[.C155]/([.H155]-[.H154])" office:value-type="float" office:value="59808.7105340727" calcext:value-type="float">
            <text:p>59808.7105340727</text:p>
          </table:table-cell>
          <table:table-cell table:formula="of:=[.G155]-[.$B155]" office:value-type="float" office:value="10.277752161026" calcext:value-type="float">
            <text:p>10.2777521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4786.34178" calcext:value-type="float">
            <text:p>1443134786.34178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0327394008636" calcext:value-type="float">
            <text:p>26.0327394009</text:p>
          </table:table-cell>
          <table:table-cell table:formula="of:=[.C156]/([.D156]-[.D155])" office:value-type="float" office:value="109803.357375463" calcext:value-type="float">
            <text:p>109803.357375463</text:p>
          </table:table-cell>
          <table:table-cell/>
          <table:table-cell office:value-type="float" office:value="1443134796.68228" calcext:value-type="float">
            <text:p>1443134796.68228</text:p>
          </table:table-cell>
          <table:table-cell table:formula="of:=[.G156]-[.$B$2]" office:value-type="float" office:value="36.3732361793518" calcext:value-type="float">
            <text:p>36.3732361794</text:p>
          </table:table-cell>
          <table:table-cell table:formula="of:=[.C156]/([.H156]-[.H155])" office:value-type="float" office:value="59749.1414466676" calcext:value-type="float">
            <text:p>59749.1414466676</text:p>
          </table:table-cell>
          <table:table-cell table:formula="of:=[.G156]-[.$B156]" office:value-type="float" office:value="10.3404967784882" calcext:value-type="float">
            <text:p>10.340496778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4786.41668" calcext:value-type="float">
            <text:p>1443134786.41668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076366901398" calcext:value-type="float">
            <text:p>26.1076366901</text:p>
          </table:table-cell>
          <table:table-cell table:formula="of:=[.C157]/([.D157]-[.D156])" office:value-type="float" office:value="109803.706909614" calcext:value-type="float">
            <text:p>109803.706909614</text:p>
          </table:table-cell>
          <table:table-cell/>
          <table:table-cell office:value-type="float" office:value="1443134796.81984" calcext:value-type="float">
            <text:p>1443134796.81984</text:p>
          </table:table-cell>
          <table:table-cell table:formula="of:=[.G157]-[.$B$2]" office:value-type="float" office:value="36.5108008384705" calcext:value-type="float">
            <text:p>36.5108008385</text:p>
          </table:table-cell>
          <table:table-cell table:formula="of:=[.C157]/([.H157]-[.H156])" office:value-type="float" office:value="59782.7963423849" calcext:value-type="float">
            <text:p>59782.7963423849</text:p>
          </table:table-cell>
          <table:table-cell table:formula="of:=[.G157]-[.$B157]" office:value-type="float" office:value="10.4031641483307" calcext:value-type="float">
            <text:p>10.403164148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4786.49159" calcext:value-type="float">
            <text:p>1443134786.49159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1825478076935" calcext:value-type="float">
            <text:p>26.1825478077</text:p>
          </table:table-cell>
          <table:table-cell table:formula="of:=[.C158]/([.D158]-[.D157])" office:value-type="float" office:value="109783.43760662" calcext:value-type="float">
            <text:p>109783.43760662</text:p>
          </table:table-cell>
          <table:table-cell/>
          <table:table-cell office:value-type="float" office:value="1443134796.88864" calcext:value-type="float">
            <text:p>1443134796.88864</text:p>
          </table:table-cell>
          <table:table-cell table:formula="of:=[.G158]-[.$B$2]" office:value-type="float" office:value="36.5796020030975" calcext:value-type="float">
            <text:p>36.5796020031</text:p>
          </table:table-cell>
          <table:table-cell table:formula="of:=[.C158]/([.H158]-[.H157])" office:value-type="float" office:value="119532.860302246" calcext:value-type="float">
            <text:p>119532.860302246</text:p>
          </table:table-cell>
          <table:table-cell table:formula="of:=[.G158]-[.$B158]" office:value-type="float" office:value="10.3970541954041" calcext:value-type="float">
            <text:p>10.397054195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4786.56649" calcext:value-type="float">
            <text:p>1443134786.56649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2574450969696" calcext:value-type="float">
            <text:p>26.257445097</text:p>
          </table:table-cell>
          <table:table-cell table:formula="of:=[.C159]/([.D159]-[.D158])" office:value-type="float" office:value="109803.706909614" calcext:value-type="float">
            <text:p>109803.706909614</text:p>
          </table:table-cell>
          <table:table-cell/>
          <table:table-cell office:value-type="float" office:value="1443134797.02621" calcext:value-type="float">
            <text:p>1443134797.02621</text:p>
          </table:table-cell>
          <table:table-cell table:formula="of:=[.G159]-[.$B$2]" office:value-type="float" office:value="36.7171688079834" calcext:value-type="float">
            <text:p>36.717168808</text:p>
          </table:table-cell>
          <table:table-cell table:formula="of:=[.C159]/([.H159]-[.H158])" office:value-type="float" office:value="59781.8638502453" calcext:value-type="float">
            <text:p>59781.8638502453</text:p>
          </table:table-cell>
          <table:table-cell table:formula="of:=[.G159]-[.$B159]" office:value-type="float" office:value="10.4597237110138" calcext:value-type="float">
            <text:p>10.45972371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4786.64139" calcext:value-type="float">
            <text:p>1443134786.64139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3323438167572" calcext:value-type="float">
            <text:p>26.3323438168</text:p>
          </table:table-cell>
          <table:table-cell table:formula="of:=[.C160]/([.D160]-[.D159])" office:value-type="float" office:value="109801.609738085" calcext:value-type="float">
            <text:p>109801.609738085</text:p>
          </table:table-cell>
          <table:table-cell/>
          <table:table-cell office:value-type="float" office:value="1443134800.2176" calcext:value-type="float">
            <text:p>1443134800.2176</text:p>
          </table:table-cell>
          <table:table-cell table:formula="of:=[.G160]-[.$B$2]" office:value-type="float" office:value="39.9085595607758" calcext:value-type="float">
            <text:p>39.9085595608</text:p>
          </table:table-cell>
          <table:table-cell table:formula="of:=[.C160]/([.H160]-[.H159])" office:value-type="float" office:value="2576.93295401206" calcext:value-type="float">
            <text:p>2576.9329540121</text:p>
          </table:table-cell>
          <table:table-cell table:formula="of:=[.G160]-[.$B160]" office:value-type="float" office:value="13.5762157440186" calcext:value-type="float">
            <text:p>13.57621574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4786.71628" calcext:value-type="float">
            <text:p>1443134786.71628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072337150574" calcext:value-type="float">
            <text:p>26.4072337151</text:p>
          </table:table-cell>
          <table:table-cell table:formula="of:=[.C161]/([.D161]-[.D160])" office:value-type="float" office:value="109814.543572177" calcext:value-type="float">
            <text:p>109814.543572177</text:p>
          </table:table-cell>
          <table:table-cell/>
          <table:table-cell office:value-type="float" office:value="1443134800.42344" calcext:value-type="float">
            <text:p>1443134800.42344</text:p>
          </table:table-cell>
          <table:table-cell table:formula="of:=[.G161]-[.$B$2]" office:value-type="float" office:value="40.1144022941589" calcext:value-type="float">
            <text:p>40.1144022942</text:p>
          </table:table-cell>
          <table:table-cell table:formula="of:=[.C161]/([.H161]-[.H160])" office:value-type="float" office:value="39952.8312942237" calcext:value-type="float">
            <text:p>39952.8312942237</text:p>
          </table:table-cell>
          <table:table-cell table:formula="of:=[.G161]-[.$B161]" office:value-type="float" office:value="13.7071685791016" calcext:value-type="float">
            <text:p>13.707168579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4786.79118" calcext:value-type="float">
            <text:p>1443134786.79118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4821362495422" calcext:value-type="float">
            <text:p>26.4821362495</text:p>
          </table:table-cell>
          <table:table-cell table:formula="of:=[.C162]/([.D162]-[.D161])" office:value-type="float" office:value="109796.017672299" calcext:value-type="float">
            <text:p>109796.017672299</text:p>
          </table:table-cell>
          <table:table-cell/>
          <table:table-cell office:value-type="float" office:value="1443134800.6293" calcext:value-type="float">
            <text:p>1443134800.6293</text:p>
          </table:table-cell>
          <table:table-cell table:formula="of:=[.G162]-[.$B$2]" office:value-type="float" office:value="40.3202569484711" calcext:value-type="float">
            <text:p>40.3202569485</text:p>
          </table:table-cell>
          <table:table-cell table:formula="of:=[.C162]/([.H162]-[.H161])" office:value-type="float" office:value="39950.5176479036" calcext:value-type="float">
            <text:p>39950.5176479036</text:p>
          </table:table-cell>
          <table:table-cell table:formula="of:=[.G162]-[.$B162]" office:value-type="float" office:value="13.8381206989288" calcext:value-type="float">
            <text:p>13.838120698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4786.86607" calcext:value-type="float">
            <text:p>1443134786.86607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5570287704468" calcext:value-type="float">
            <text:p>26.5570287704</text:p>
          </table:table-cell>
          <table:table-cell table:formula="of:=[.C163]/([.D163]-[.D162])" office:value-type="float" office:value="109810.698059989" calcext:value-type="float">
            <text:p>109810.698059989</text:p>
          </table:table-cell>
          <table:table-cell/>
          <table:table-cell office:value-type="float" office:value="1443134800.83512" calcext:value-type="float">
            <text:p>1443134800.83512</text:p>
          </table:table-cell>
          <table:table-cell table:formula="of:=[.G163]-[.$B$2]" office:value-type="float" office:value="40.5260810852051" calcext:value-type="float">
            <text:p>40.5260810852</text:p>
          </table:table-cell>
          <table:table-cell table:formula="of:=[.C163]/([.H163]-[.H162])" office:value-type="float" office:value="39956.4411176327" calcext:value-type="float">
            <text:p>39956.4411176327</text:p>
          </table:table-cell>
          <table:table-cell table:formula="of:=[.G163]-[.$B163]" office:value-type="float" office:value="13.9690523147583" calcext:value-type="float">
            <text:p>13.969052314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4786.94099" calcext:value-type="float">
            <text:p>1443134786.94099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6319439411163" calcext:value-type="float">
            <text:p>26.6319439411</text:p>
          </table:table-cell>
          <table:table-cell table:formula="of:=[.C164]/([.D164]-[.D163])" office:value-type="float" office:value="109777.498022068" calcext:value-type="float">
            <text:p>109777.498022068</text:p>
          </table:table-cell>
          <table:table-cell/>
          <table:table-cell office:value-type="float" office:value="1443134801.0411" calcext:value-type="float">
            <text:p>1443134801.0411</text:p>
          </table:table-cell>
          <table:table-cell table:formula="of:=[.G164]-[.$B$2]" office:value-type="float" office:value="40.7320582866669" calcext:value-type="float">
            <text:p>40.7320582867</text:p>
          </table:table-cell>
          <table:table-cell table:formula="of:=[.C164]/([.H164]-[.H163])" office:value-type="float" office:value="39926.7488908258" calcext:value-type="float">
            <text:p>39926.7488908258</text:p>
          </table:table-cell>
          <table:table-cell table:formula="of:=[.G164]-[.$B164]" office:value-type="float" office:value="14.1001143455505" calcext:value-type="float">
            <text:p>14.100114345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4800.0218" calcext:value-type="float">
            <text:p>1443134800.0218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127616405487" calcext:value-type="float">
            <text:p>39.7127616405</text:p>
          </table:table-cell>
          <table:table-cell table:formula="of:=[.C165]/([.D165]-[.D164])" office:value-type="float" office:value="628.706873604459" calcext:value-type="float">
            <text:p>628.7068736045</text:p>
          </table:table-cell>
          <table:table-cell/>
          <table:table-cell office:value-type="float" office:value="1443134801.24396" calcext:value-type="float">
            <text:p>1443134801.24396</text:p>
          </table:table-cell>
          <table:table-cell table:formula="of:=[.G165]-[.$B$2]" office:value-type="float" office:value="40.9349219799042" calcext:value-type="float">
            <text:p>40.9349219799</text:p>
          </table:table-cell>
          <table:table-cell table:formula="of:=[.C165]/([.H165]-[.H164])" office:value-type="float" office:value="40539.5360242199" calcext:value-type="float">
            <text:p>40539.5360242199</text:p>
          </table:table-cell>
          <table:table-cell table:formula="of:=[.G165]-[.$B165]" office:value-type="float" office:value="1.22216033935547" calcext:value-type="float">
            <text:p>1.222160339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4800.12475" calcext:value-type="float">
            <text:p>1443134800.12475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157067298889" calcext:value-type="float">
            <text:p>39.8157067299</text:p>
          </table:table-cell>
          <table:table-cell table:formula="of:=[.C166]/([.D166]-[.D165])" office:value-type="float" office:value="79887.2491413511" calcext:value-type="float">
            <text:p>79887.2491413511</text:p>
          </table:table-cell>
          <table:table-cell/>
          <table:table-cell office:value-type="float" office:value="1443134801.43769" calcext:value-type="float">
            <text:p>1443134801.43769</text:p>
          </table:table-cell>
          <table:table-cell table:formula="of:=[.G166]-[.$B$2]" office:value-type="float" office:value="41.1286499500275" calcext:value-type="float">
            <text:p>41.12864995</text:p>
          </table:table-cell>
          <table:table-cell table:formula="of:=[.C166]/([.H166]-[.H165])" office:value-type="float" office:value="42451.2784331872" calcext:value-type="float">
            <text:p>42451.2784331872</text:p>
          </table:table-cell>
          <table:table-cell table:formula="of:=[.G166]-[.$B166]" office:value-type="float" office:value="1.31294322013855" calcext:value-type="float">
            <text:p>1.312943220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4800.2277" calcext:value-type="float">
            <text:p>1443134800.2277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186568260193" calcext:value-type="float">
            <text:p>39.918656826</text:p>
          </table:table-cell>
          <table:table-cell table:formula="of:=[.C167]/([.D167]-[.D166])" office:value-type="float" office:value="79883.3639706904" calcext:value-type="float">
            <text:p>79883.3639706904</text:p>
          </table:table-cell>
          <table:table-cell/>
          <table:table-cell office:value-type="float" office:value="1443134801.63157" calcext:value-type="float">
            <text:p>1443134801.63157</text:p>
          </table:table-cell>
          <table:table-cell table:formula="of:=[.G167]-[.$B$2]" office:value-type="float" office:value="41.3225247859955" calcext:value-type="float">
            <text:p>41.322524786</text:p>
          </table:table-cell>
          <table:table-cell table:formula="of:=[.C167]/([.H167]-[.H166])" office:value-type="float" office:value="42419.1203512181" calcext:value-type="float">
            <text:p>42419.1203512181</text:p>
          </table:table-cell>
          <table:table-cell table:formula="of:=[.G167]-[.$B167]" office:value-type="float" office:value="1.4038679599762" calcext:value-type="float">
            <text:p>1.4038679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4800.33064" calcext:value-type="float">
            <text:p>1443134800.33064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15940475464" calcext:value-type="float">
            <text:p>40.0215940475</text:p>
          </table:table-cell>
          <table:table-cell table:formula="of:=[.C168]/([.D168]-[.D167])" office:value-type="float" office:value="79893.3551731326" calcext:value-type="float">
            <text:p>79893.3551731326</text:p>
          </table:table-cell>
          <table:table-cell/>
          <table:table-cell office:value-type="float" office:value="1443134801.82521" calcext:value-type="float">
            <text:p>1443134801.82521</text:p>
          </table:table-cell>
          <table:table-cell table:formula="of:=[.G168]-[.$B$2]" office:value-type="float" office:value="41.5161714553833" calcext:value-type="float">
            <text:p>41.5161714554</text:p>
          </table:table-cell>
          <table:table-cell table:formula="of:=[.C168]/([.H168]-[.H167])" office:value-type="float" office:value="42469.1012037483" calcext:value-type="float">
            <text:p>42469.1012037483</text:p>
          </table:table-cell>
          <table:table-cell table:formula="of:=[.G168]-[.$B168]" office:value-type="float" office:value="1.49457740783691" calcext:value-type="float">
            <text:p>1.494577407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4800.43357" calcext:value-type="float">
            <text:p>1443134800.43357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45322227478" calcext:value-type="float">
            <text:p>40.1245322227</text:p>
          </table:table-cell>
          <table:table-cell table:formula="of:=[.C169]/([.D169]-[.D168])" office:value-type="float" office:value="79892.6149983556" calcext:value-type="float">
            <text:p>79892.6149983556</text:p>
          </table:table-cell>
          <table:table-cell/>
          <table:table-cell office:value-type="float" office:value="1443134802.01903" calcext:value-type="float">
            <text:p>1443134802.01903</text:p>
          </table:table-cell>
          <table:table-cell table:formula="of:=[.G169]-[.$B$2]" office:value-type="float" office:value="41.7099843025208" calcext:value-type="float">
            <text:p>41.7099843025</text:p>
          </table:table-cell>
          <table:table-cell table:formula="of:=[.C169]/([.H169]-[.H168])" office:value-type="float" office:value="42432.6876234762" calcext:value-type="float">
            <text:p>42432.6876234762</text:p>
          </table:table-cell>
          <table:table-cell table:formula="of:=[.G169]-[.$B169]" office:value-type="float" office:value="1.58545207977295" calcext:value-type="float">
            <text:p>1.585452079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4800.53651" calcext:value-type="float">
            <text:p>1443134800.53651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74672985077" calcext:value-type="float">
            <text:p>40.2274672985</text:p>
          </table:table-cell>
          <table:table-cell table:formula="of:=[.C170]/([.D170]-[.D169])" office:value-type="float" office:value="79895.020616527" calcext:value-type="float">
            <text:p>79895.020616527</text:p>
          </table:table-cell>
          <table:table-cell/>
          <table:table-cell office:value-type="float" office:value="1443134802.21005" calcext:value-type="float">
            <text:p>1443134802.21005</text:p>
          </table:table-cell>
          <table:table-cell table:formula="of:=[.G170]-[.$B$2]" office:value-type="float" office:value="41.9010124206543" calcext:value-type="float">
            <text:p>41.9010124207</text:p>
          </table:table-cell>
          <table:table-cell table:formula="of:=[.C170]/([.H170]-[.H169])" office:value-type="float" office:value="43051.253817256" calcext:value-type="float">
            <text:p>43051.253817256</text:p>
          </table:table-cell>
          <table:table-cell table:formula="of:=[.G170]-[.$B170]" office:value-type="float" office:value="1.67354512214661" calcext:value-type="float">
            <text:p>1.673545122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4800.63944" calcext:value-type="float">
            <text:p>1443134800.63944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304009437561" calcext:value-type="float">
            <text:p>40.3304009438</text:p>
          </table:table-cell>
          <table:table-cell table:formula="of:=[.C171]/([.D171]-[.D170])" office:value-type="float" office:value="79896.1309506989" calcext:value-type="float">
            <text:p>79896.1309506989</text:p>
          </table:table-cell>
          <table:table-cell/>
          <table:table-cell office:value-type="float" office:value="1443134802.37087" calcext:value-type="float">
            <text:p>1443134802.37087</text:p>
          </table:table-cell>
          <table:table-cell table:formula="of:=[.G171]-[.$B$2]" office:value-type="float" office:value="42.0618307590485" calcext:value-type="float">
            <text:p>42.061830759</text:p>
          </table:table-cell>
          <table:table-cell table:formula="of:=[.C171]/([.H171]-[.H170])" office:value-type="float" office:value="51138.4465361345" calcext:value-type="float">
            <text:p>51138.4465361345</text:p>
          </table:table-cell>
          <table:table-cell table:formula="of:=[.G171]-[.$B171]" office:value-type="float" office:value="1.73142981529236" calcext:value-type="float">
            <text:p>1.731429815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4800.74238" calcext:value-type="float">
            <text:p>1443134800.74238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33419799805" calcext:value-type="float">
            <text:p>40.43334198</text:p>
          </table:table-cell>
          <table:table-cell table:formula="of:=[.C172]/([.D172]-[.D171])" office:value-type="float" office:value="79890.3945563106" calcext:value-type="float">
            <text:p>79890.3945563106</text:p>
          </table:table-cell>
          <table:table-cell/>
          <table:table-cell office:value-type="float" office:value="1443134802.53183" calcext:value-type="float">
            <text:p>1443134802.53183</text:p>
          </table:table-cell>
          <table:table-cell table:formula="of:=[.G172]-[.$B$2]" office:value-type="float" office:value="42.222785949707" calcext:value-type="float">
            <text:p>42.2227859497</text:p>
          </table:table-cell>
          <table:table-cell table:formula="of:=[.C172]/([.H172]-[.H171])" office:value-type="float" office:value="51094.9660358912" calcext:value-type="float">
            <text:p>51094.9660358912</text:p>
          </table:table-cell>
          <table:table-cell table:formula="of:=[.G172]-[.$B172]" office:value-type="float" office:value="1.78944396972656" calcext:value-type="float">
            <text:p>1.789443969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4800.84532" calcext:value-type="float">
            <text:p>1443134800.84532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62811088562" calcext:value-type="float">
            <text:p>40.5362811089</text:p>
          </table:table-cell>
          <table:table-cell table:formula="of:=[.C173]/([.D173]-[.D172])" office:value-type="float" office:value="79891.8748372931" calcext:value-type="float">
            <text:p>79891.8748372931</text:p>
          </table:table-cell>
          <table:table-cell/>
          <table:table-cell office:value-type="float" office:value="1443134802.7732" calcext:value-type="float">
            <text:p>1443134802.7732</text:p>
          </table:table-cell>
          <table:table-cell table:formula="of:=[.G173]-[.$B$2]" office:value-type="float" office:value="42.4641554355621" calcext:value-type="float">
            <text:p>42.4641554356</text:p>
          </table:table-cell>
          <table:table-cell table:formula="of:=[.C173]/([.H173]-[.H172])" office:value-type="float" office:value="34072.2439328432" calcext:value-type="float">
            <text:p>34072.2439328432</text:p>
          </table:table-cell>
          <table:table-cell table:formula="of:=[.G173]-[.$B173]" office:value-type="float" office:value="1.92787432670593" calcext:value-type="float">
            <text:p>1.927874326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4800.94827" calcext:value-type="float">
            <text:p>1443134800.94827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92247676849" calcext:value-type="float">
            <text:p>40.6392247677</text:p>
          </table:table-cell>
          <table:table-cell table:formula="of:=[.C174]/([.D174]-[.D173])" office:value-type="float" office:value="79888.3592595252" calcext:value-type="float">
            <text:p>79888.3592595252</text:p>
          </table:table-cell>
          <table:table-cell/>
          <table:table-cell office:value-type="float" office:value="1443134802.93417" calcext:value-type="float">
            <text:p>1443134802.93417</text:p>
          </table:table-cell>
          <table:table-cell table:formula="of:=[.G174]-[.$B$2]" office:value-type="float" office:value="42.6251294612885" calcext:value-type="float">
            <text:p>42.6251294613</text:p>
          </table:table-cell>
          <table:table-cell table:formula="of:=[.C174]/([.H174]-[.H173])" office:value-type="float" office:value="51088.9875735736" calcext:value-type="float">
            <text:p>51088.9875735736</text:p>
          </table:table-cell>
          <table:table-cell table:formula="of:=[.G174]-[.$B174]" office:value-type="float" office:value="1.98590469360352" calcext:value-type="float">
            <text:p>1.985904693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4801.04821" calcext:value-type="float">
            <text:p>1443134801.04821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391691207886" calcext:value-type="float">
            <text:p>40.7391691208</text:p>
          </table:table-cell>
          <table:table-cell table:formula="of:=[.C175]/([.D175]-[.D174])" office:value-type="float" office:value="82285.7894879973" calcext:value-type="float">
            <text:p>82285.7894879973</text:p>
          </table:table-cell>
          <table:table-cell/>
          <table:table-cell office:value-type="float" office:value="1443134803.09504" calcext:value-type="float">
            <text:p>1443134803.09504</text:p>
          </table:table-cell>
          <table:table-cell table:formula="of:=[.G175]-[.$B$2]" office:value-type="float" office:value="42.7859950065613" calcext:value-type="float">
            <text:p>42.7859950066</text:p>
          </table:table-cell>
          <table:table-cell table:formula="of:=[.C175]/([.H175]-[.H174])" office:value-type="float" office:value="51123.4396778511" calcext:value-type="float">
            <text:p>51123.4396778511</text:p>
          </table:table-cell>
          <table:table-cell table:formula="of:=[.G175]-[.$B175]" office:value-type="float" office:value="2.0468258857727" calcext:value-type="float">
            <text:p>2.046825885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4801.14512" calcext:value-type="float">
            <text:p>1443134801.14512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360805511475" calcext:value-type="float">
            <text:p>40.8360805511</text:p>
          </table:table-cell>
          <table:table-cell table:formula="of:=[.C176]/([.D176]-[.D175])" office:value-type="float" office:value="84860.9907989648" calcext:value-type="float">
            <text:p>84860.9907989648</text:p>
          </table:table-cell>
          <table:table-cell/>
          <table:table-cell office:value-type="float" office:value="1443134803.25732" calcext:value-type="float">
            <text:p>1443134803.25732</text:p>
          </table:table-cell>
          <table:table-cell table:formula="of:=[.G176]-[.$B$2]" office:value-type="float" office:value="42.9482815265656" calcext:value-type="float">
            <text:p>42.9482815266</text:p>
          </table:table-cell>
          <table:table-cell table:formula="of:=[.C176]/([.H176]-[.H175])" office:value-type="float" office:value="50675.8047420297" calcext:value-type="float">
            <text:p>50675.8047420297</text:p>
          </table:table-cell>
          <table:table-cell table:formula="of:=[.G176]-[.$B176]" office:value-type="float" office:value="2.11220097541809" calcext:value-type="float">
            <text:p>2.112200975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4801.24201" calcext:value-type="float">
            <text:p>1443134801.24201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329690933228" calcext:value-type="float">
            <text:p>40.9329690933</text:p>
          </table:table-cell>
          <table:table-cell table:formula="of:=[.C177]/([.D177]-[.D176])" office:value-type="float" office:value="84881.0376888626" calcext:value-type="float">
            <text:p>84881.0376888626</text:p>
          </table:table-cell>
          <table:table-cell/>
          <table:table-cell office:value-type="float" office:value="1443134803.42208" calcext:value-type="float">
            <text:p>1443134803.42208</text:p>
          </table:table-cell>
          <table:table-cell table:formula="of:=[.G177]-[.$B$2]" office:value-type="float" office:value="43.1130363941193" calcext:value-type="float">
            <text:p>43.1130363941</text:p>
          </table:table-cell>
          <table:table-cell table:formula="of:=[.C177]/([.H177]-[.H176])" office:value-type="float" office:value="49916.582873152" calcext:value-type="float">
            <text:p>49916.582873152</text:p>
          </table:table-cell>
          <table:table-cell table:formula="of:=[.G177]-[.$B177]" office:value-type="float" office:value="2.18006730079651" calcext:value-type="float">
            <text:p>2.180067300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4801.33891" calcext:value-type="float">
            <text:p>1443134801.33891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298721790314" calcext:value-type="float">
            <text:p>41.029872179</text:p>
          </table:table-cell>
          <table:table-cell table:formula="of:=[.C178]/([.D178]-[.D177])" office:value-type="float" office:value="84868.2984639837" calcext:value-type="float">
            <text:p>84868.2984639837</text:p>
          </table:table-cell>
          <table:table-cell/>
          <table:table-cell office:value-type="float" office:value="1443134803.58687" calcext:value-type="float">
            <text:p>1443134803.58687</text:p>
          </table:table-cell>
          <table:table-cell table:formula="of:=[.G178]-[.$B$2]" office:value-type="float" office:value="43.2778267860413" calcext:value-type="float">
            <text:p>43.277826786</text:p>
          </table:table-cell>
          <table:table-cell table:formula="of:=[.C178]/([.H178]-[.H177])" office:value-type="float" office:value="49905.8222028673" calcext:value-type="float">
            <text:p>49905.8222028673</text:p>
          </table:table-cell>
          <table:table-cell table:formula="of:=[.G178]-[.$B178]" office:value-type="float" office:value="2.24795460700989" calcext:value-type="float">
            <text:p>2.24795460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4801.4358" calcext:value-type="float">
            <text:p>1443134801.4358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267635822296" calcext:value-type="float">
            <text:p>41.1267635822</text:p>
          </table:table-cell>
          <table:table-cell table:formula="of:=[.C179]/([.D179]-[.D178])" office:value-type="float" office:value="84878.5313096715" calcext:value-type="float">
            <text:p>84878.5313096715</text:p>
          </table:table-cell>
          <table:table-cell/>
          <table:table-cell office:value-type="float" office:value="1443134803.75176" calcext:value-type="float">
            <text:p>1443134803.75176</text:p>
          </table:table-cell>
          <table:table-cell table:formula="of:=[.G179]-[.$B$2]" office:value-type="float" office:value="43.4427139759064" calcext:value-type="float">
            <text:p>43.4427139759</text:p>
          </table:table-cell>
          <table:table-cell table:formula="of:=[.C179]/([.H179]-[.H178])" office:value-type="float" office:value="49876.524712003" calcext:value-type="float">
            <text:p>49876.524712003</text:p>
          </table:table-cell>
          <table:table-cell table:formula="of:=[.G179]-[.$B179]" office:value-type="float" office:value="2.31595039367676" calcext:value-type="float">
            <text:p>2.315950393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4801.53269" calcext:value-type="float">
            <text:p>1443134801.53269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236456871033" calcext:value-type="float">
            <text:p>41.2236456871</text:p>
          </table:table-cell>
          <table:table-cell table:formula="of:=[.C180]/([.D180]-[.D179])" office:value-type="float" office:value="84886.6775832835" calcext:value-type="float">
            <text:p>84886.6775832835</text:p>
          </table:table-cell>
          <table:table-cell/>
          <table:table-cell office:value-type="float" office:value="1443134803.91647" calcext:value-type="float">
            <text:p>1443134803.91647</text:p>
          </table:table-cell>
          <table:table-cell table:formula="of:=[.G180]-[.$B$2]" office:value-type="float" office:value="43.6074311733246" calcext:value-type="float">
            <text:p>43.6074311733</text:p>
          </table:table-cell>
          <table:table-cell table:formula="of:=[.C180]/([.H180]-[.H179])" office:value-type="float" office:value="49927.9985872967" calcext:value-type="float">
            <text:p>49927.9985872967</text:p>
          </table:table-cell>
          <table:table-cell table:formula="of:=[.G180]-[.$B180]" office:value-type="float" office:value="2.38378548622131" calcext:value-type="float">
            <text:p>2.383785486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4801.62958" calcext:value-type="float">
            <text:p>1443134801.62958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205392360687" calcext:value-type="float">
            <text:p>41.3205392361</text:p>
          </table:table-cell>
          <table:table-cell table:formula="of:=[.C181]/([.D181]-[.D180])" office:value-type="float" office:value="84876.6516224124" calcext:value-type="float">
            <text:p>84876.6516224124</text:p>
          </table:table-cell>
          <table:table-cell/>
          <table:table-cell office:value-type="float" office:value="1443134804.02206" calcext:value-type="float">
            <text:p>1443134804.02206</text:p>
          </table:table-cell>
          <table:table-cell table:formula="of:=[.G181]-[.$B$2]" office:value-type="float" office:value="43.7130143642426" calcext:value-type="float">
            <text:p>43.7130143642</text:p>
          </table:table-cell>
          <table:table-cell table:formula="of:=[.C181]/([.H181]-[.H180])" office:value-type="float" office:value="77891.1863573958" calcext:value-type="float">
            <text:p>77891.1863573958</text:p>
          </table:table-cell>
          <table:table-cell table:formula="of:=[.G181]-[.$B181]" office:value-type="float" office:value="2.39247512817383" calcext:value-type="float">
            <text:p>2.392475128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4801.72647" calcext:value-type="float">
            <text:p>1443134801.72647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174246788025" calcext:value-type="float">
            <text:p>41.4174246788</text:p>
          </table:table-cell>
          <table:table-cell table:formula="of:=[.C182]/([.D182]-[.D181])" office:value-type="float" office:value="84883.7531000303" calcext:value-type="float">
            <text:p>84883.7531000303</text:p>
          </table:table-cell>
          <table:table-cell/>
          <table:table-cell office:value-type="float" office:value="1443134804.16364" calcext:value-type="float">
            <text:p>1443134804.16364</text:p>
          </table:table-cell>
          <table:table-cell table:formula="of:=[.G182]-[.$B$2]" office:value-type="float" office:value="43.8546001911163" calcext:value-type="float">
            <text:p>43.8546001911</text:p>
          </table:table-cell>
          <table:table-cell table:formula="of:=[.C182]/([.H182]-[.H181])" office:value-type="float" office:value="58084.9099206202" calcext:value-type="float">
            <text:p>58084.9099206202</text:p>
          </table:table-cell>
          <table:table-cell table:formula="of:=[.G182]-[.$B182]" office:value-type="float" office:value="2.43717551231384" calcext:value-type="float">
            <text:p>2.437175512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4801.82336" calcext:value-type="float">
            <text:p>1443134801.82336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143201351166" calcext:value-type="float">
            <text:p>41.5143201351</text:p>
          </table:table-cell>
          <table:table-cell table:formula="of:=[.C183]/([.D183]-[.D182])" office:value-type="float" office:value="84874.9808591837" calcext:value-type="float">
            <text:p>84874.9808591837</text:p>
          </table:table-cell>
          <table:table-cell/>
          <table:table-cell office:value-type="float" office:value="1443134804.35123" calcext:value-type="float">
            <text:p>1443134804.35123</text:p>
          </table:table-cell>
          <table:table-cell table:formula="of:=[.G183]-[.$B$2]" office:value-type="float" office:value="44.0421917438507" calcext:value-type="float">
            <text:p>44.0421917439</text:p>
          </table:table-cell>
          <table:table-cell table:formula="of:=[.C183]/([.H183]-[.H182])" office:value-type="float" office:value="43839.9271189198" calcext:value-type="float">
            <text:p>43839.9271189198</text:p>
          </table:table-cell>
          <table:table-cell table:formula="of:=[.G183]-[.$B183]" office:value-type="float" office:value="2.52787160873413" calcext:value-type="float">
            <text:p>2.527871608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4801.92027" calcext:value-type="float">
            <text:p>1443134801.92027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11230134964" calcext:value-type="float">
            <text:p>41.611230135</text:p>
          </table:table-cell>
          <table:table-cell table:formula="of:=[.C184]/([.D184]-[.D183])" office:value-type="float" office:value="84862.2434521613" calcext:value-type="float">
            <text:p>84862.2434521613</text:p>
          </table:table-cell>
          <table:table-cell/>
          <table:table-cell office:value-type="float" office:value="1443134804.5972" calcext:value-type="float">
            <text:p>1443134804.5972</text:p>
          </table:table-cell>
          <table:table-cell table:formula="of:=[.G184]-[.$B$2]" office:value-type="float" office:value="44.2881574630737" calcext:value-type="float">
            <text:p>44.2881574631</text:p>
          </table:table-cell>
          <table:table-cell table:formula="of:=[.C184]/([.H184]-[.H183])" office:value-type="float" office:value="33435.5536453562" calcext:value-type="float">
            <text:p>33435.5536453562</text:p>
          </table:table-cell>
          <table:table-cell table:formula="of:=[.G184]-[.$B184]" office:value-type="float" office:value="2.67692732810974" calcext:value-type="float">
            <text:p>2.676927328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4802.01431" calcext:value-type="float">
            <text:p>1443134802.01431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052664756775" calcext:value-type="float">
            <text:p>41.7052664757</text:p>
          </table:table-cell>
          <table:table-cell table:formula="of:=[.C185]/([.D185]-[.D184])" office:value-type="float" office:value="87455.5510944001" calcext:value-type="float">
            <text:p>87455.5510944001</text:p>
          </table:table-cell>
          <table:table-cell/>
          <table:table-cell office:value-type="float" office:value="1443134804.73755" calcext:value-type="float">
            <text:p>1443134804.73755</text:p>
          </table:table-cell>
          <table:table-cell table:formula="of:=[.G185]-[.$B$2]" office:value-type="float" office:value="44.428507566452" calcext:value-type="float">
            <text:p>44.4285075665</text:p>
          </table:table-cell>
          <table:table-cell table:formula="of:=[.C185]/([.H185]-[.H184])" office:value-type="float" office:value="58596.3230667045" calcext:value-type="float">
            <text:p>58596.3230667045</text:p>
          </table:table-cell>
          <table:table-cell table:formula="of:=[.G185]-[.$B185]" office:value-type="float" office:value="2.72324109077454" calcext:value-type="float">
            <text:p>2.723241090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4802.09478" calcext:value-type="float">
            <text:p>1443134802.09478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7857356071472" calcext:value-type="float">
            <text:p>41.7857356071</text:p>
          </table:table-cell>
          <table:table-cell table:formula="of:=[.C186]/([.D186]-[.D185])" office:value-type="float" office:value="102200.680556543" calcext:value-type="float">
            <text:p>102200.680556543</text:p>
          </table:table-cell>
          <table:table-cell/>
          <table:table-cell office:value-type="float" office:value="1443134804.92503" calcext:value-type="float">
            <text:p>1443134804.92503</text:p>
          </table:table-cell>
          <table:table-cell table:formula="of:=[.G186]-[.$B$2]" office:value-type="float" office:value="44.6159868240356" calcext:value-type="float">
            <text:p>44.615986824</text:p>
          </table:table-cell>
          <table:table-cell table:formula="of:=[.C186]/([.H186]-[.H185])" office:value-type="float" office:value="43866.1860837164" calcext:value-type="float">
            <text:p>43866.1860837164</text:p>
          </table:table-cell>
          <table:table-cell table:formula="of:=[.G186]-[.$B186]" office:value-type="float" office:value="2.83025121688843" calcext:value-type="float">
            <text:p>2.830251216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4802.17523" calcext:value-type="float">
            <text:p>1443134802.17523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866188287735" calcext:value-type="float">
            <text:p>41.8661882877</text:p>
          </table:table-cell>
          <table:table-cell table:formula="of:=[.C187]/([.D187]-[.D186])" office:value-type="float" office:value="102221.578447323" calcext:value-type="float">
            <text:p>102221.578447323</text:p>
          </table:table-cell>
          <table:table-cell/>
          <table:table-cell office:value-type="float" office:value="1443134805.14739" calcext:value-type="float">
            <text:p>1443134805.14739</text:p>
          </table:table-cell>
          <table:table-cell table:formula="of:=[.G187]-[.$B$2]" office:value-type="float" office:value="44.8383507728577" calcext:value-type="float">
            <text:p>44.8383507729</text:p>
          </table:table-cell>
          <table:table-cell table:formula="of:=[.C187]/([.H187]-[.H186])" office:value-type="float" office:value="36984.4124623926" calcext:value-type="float">
            <text:p>36984.4124623926</text:p>
          </table:table-cell>
          <table:table-cell table:formula="of:=[.G187]-[.$B187]" office:value-type="float" office:value="2.97216248512268" calcext:value-type="float">
            <text:p>2.972162485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4802.25568" calcext:value-type="float">
            <text:p>1443134802.25568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1.9466404914856" calcext:value-type="float">
            <text:p>41.9466404915</text:p>
          </table:table-cell>
          <table:table-cell table:formula="of:=[.C188]/([.D188]-[.D187])" office:value-type="float" office:value="102222.184310739" calcext:value-type="float">
            <text:p>102222.184310739</text:p>
          </table:table-cell>
          <table:table-cell/>
          <table:table-cell office:value-type="float" office:value="1443134805.30649" calcext:value-type="float">
            <text:p>1443134805.30649</text:p>
          </table:table-cell>
          <table:table-cell table:formula="of:=[.G188]-[.$B$2]" office:value-type="float" office:value="44.997447013855" calcext:value-type="float">
            <text:p>44.9974470139</text:p>
          </table:table-cell>
          <table:table-cell table:formula="of:=[.C188]/([.H188]-[.H187])" office:value-type="float" office:value="51691.9818372002" calcext:value-type="float">
            <text:p>51691.9818372002</text:p>
          </table:table-cell>
          <table:table-cell table:formula="of:=[.G188]-[.$B188]" office:value-type="float" office:value="3.05080652236938" calcext:value-type="float">
            <text:p>3.050806522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4802.33613" calcext:value-type="float">
            <text:p>1443134802.33613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270910263062" calcext:value-type="float">
            <text:p>42.0270910263</text:p>
          </table:table-cell>
          <table:table-cell table:formula="of:=[.C189]/([.D189]-[.D188])" office:value-type="float" office:value="102224.304889252" calcext:value-type="float">
            <text:p>102224.304889252</text:p>
          </table:table-cell>
          <table:table-cell/>
          <table:table-cell office:value-type="float" office:value="1443134805.46339" calcext:value-type="float">
            <text:p>1443134805.46339</text:p>
          </table:table-cell>
          <table:table-cell table:formula="of:=[.G189]-[.$B$2]" office:value-type="float" office:value="45.1543533802033" calcext:value-type="float">
            <text:p>45.1543533802</text:p>
          </table:table-cell>
          <table:table-cell table:formula="of:=[.C189]/([.H189]-[.H188])" office:value-type="float" office:value="52413.4245881786" calcext:value-type="float">
            <text:p>52413.4245881786</text:p>
          </table:table-cell>
          <table:table-cell table:formula="of:=[.G189]-[.$B189]" office:value-type="float" office:value="3.12726235389709" calcext:value-type="float">
            <text:p>3.127262353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4802.41658" calcext:value-type="float">
            <text:p>1443134802.41658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075413227081" calcext:value-type="float">
            <text:p>42.1075413227</text:p>
          </table:table-cell>
          <table:table-cell table:formula="of:=[.C190]/([.D190]-[.D189])" office:value-type="float" office:value="102224.607836222" calcext:value-type="float">
            <text:p>102224.607836222</text:p>
          </table:table-cell>
          <table:table-cell/>
          <table:table-cell office:value-type="float" office:value="1443134805.62035" calcext:value-type="float">
            <text:p>1443134805.62035</text:p>
          </table:table-cell>
          <table:table-cell table:formula="of:=[.G190]-[.$B$2]" office:value-type="float" office:value="45.3113098144531" calcext:value-type="float">
            <text:p>45.3113098145</text:p>
          </table:table-cell>
          <table:table-cell table:formula="of:=[.C190]/([.H190]-[.H189])" office:value-type="float" office:value="52396.7051067637" calcext:value-type="float">
            <text:p>52396.7051067637</text:p>
          </table:table-cell>
          <table:table-cell table:formula="of:=[.G190]-[.$B190]" office:value-type="float" office:value="3.203768491745" calcext:value-type="float">
            <text:p>3.203768491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4802.49703" calcext:value-type="float">
            <text:p>1443134802.49703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187992811203" calcext:value-type="float">
            <text:p>42.1879928112</text:p>
          </table:table-cell>
          <table:table-cell table:formula="of:=[.C191]/([.D191]-[.D190])" office:value-type="float" office:value="102223.093119329" calcext:value-type="float">
            <text:p>102223.093119329</text:p>
          </table:table-cell>
          <table:table-cell/>
          <table:table-cell office:value-type="float" office:value="1443134805.77737" calcext:value-type="float">
            <text:p>1443134805.77737</text:p>
          </table:table-cell>
          <table:table-cell table:formula="of:=[.G191]-[.$B$2]" office:value-type="float" office:value="45.468332529068" calcext:value-type="float">
            <text:p>45.4683325291</text:p>
          </table:table-cell>
          <table:table-cell table:formula="of:=[.C191]/([.H191]-[.H190])" office:value-type="float" office:value="52374.5880981049" calcext:value-type="float">
            <text:p>52374.5880981049</text:p>
          </table:table-cell>
          <table:table-cell table:formula="of:=[.G191]-[.$B191]" office:value-type="float" office:value="3.28033971786499" calcext:value-type="float">
            <text:p>3.280339717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4802.5775" calcext:value-type="float">
            <text:p>1443134802.5775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2684624195099" calcext:value-type="float">
            <text:p>42.2684624195</text:p>
          </table:table-cell>
          <table:table-cell table:formula="of:=[.C192]/([.D192]-[.D191])" office:value-type="float" office:value="102200.074948002" calcext:value-type="float">
            <text:p>102200.074948002</text:p>
          </table:table-cell>
          <table:table-cell/>
          <table:table-cell office:value-type="float" office:value="1443134805.93425" calcext:value-type="float">
            <text:p>1443134805.93425</text:p>
          </table:table-cell>
          <table:table-cell table:formula="of:=[.G192]-[.$B$2]" office:value-type="float" office:value="45.6252093315125" calcext:value-type="float">
            <text:p>45.6252093315</text:p>
          </table:table-cell>
          <table:table-cell table:formula="of:=[.C192]/([.H192]-[.H191])" office:value-type="float" office:value="52423.3020552015" calcext:value-type="float">
            <text:p>52423.3020552015</text:p>
          </table:table-cell>
          <table:table-cell table:formula="of:=[.G192]-[.$B192]" office:value-type="float" office:value="3.35674691200256" calcext:value-type="float">
            <text:p>3.35674691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4802.65797" calcext:value-type="float">
            <text:p>1443134802.65797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3489253520966" calcext:value-type="float">
            <text:p>42.3489253521</text:p>
          </table:table-cell>
          <table:table-cell table:formula="of:=[.C193]/([.D193]-[.D192])" office:value-type="float" office:value="102208.554120764" calcext:value-type="float">
            <text:p>102208.554120764</text:p>
          </table:table-cell>
          <table:table-cell/>
          <table:table-cell office:value-type="float" office:value="1443134806.0912" calcext:value-type="float">
            <text:p>1443134806.0912</text:p>
          </table:table-cell>
          <table:table-cell table:formula="of:=[.G193]-[.$B$2]" office:value-type="float" office:value="45.7821578979492" calcext:value-type="float">
            <text:p>45.7821578979</text:p>
          </table:table-cell>
          <table:table-cell table:formula="of:=[.C193]/([.H193]-[.H192])" office:value-type="float" office:value="52399.3317474062" calcext:value-type="float">
            <text:p>52399.3317474062</text:p>
          </table:table-cell>
          <table:table-cell table:formula="of:=[.G193]-[.$B193]" office:value-type="float" office:value="3.43323254585266" calcext:value-type="float">
            <text:p>3.433232545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4802.73841" calcext:value-type="float">
            <text:p>1443134802.73841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293711185455" calcext:value-type="float">
            <text:p>42.4293711185</text:p>
          </table:table-cell>
          <table:table-cell table:formula="of:=[.C194]/([.D194]-[.D193])" office:value-type="float" office:value="102230.364169833" calcext:value-type="float">
            <text:p>102230.364169833</text:p>
          </table:table-cell>
          <table:table-cell/>
          <table:table-cell office:value-type="float" office:value="1443134806.24573" calcext:value-type="float">
            <text:p>1443134806.24573</text:p>
          </table:table-cell>
          <table:table-cell table:formula="of:=[.G194]-[.$B$2]" office:value-type="float" office:value="45.9366917610168" calcext:value-type="float">
            <text:p>45.936691761</text:p>
          </table:table-cell>
          <table:table-cell table:formula="of:=[.C194]/([.H194]-[.H193])" office:value-type="float" office:value="53218.1092010948" calcext:value-type="float">
            <text:p>53218.1092010948</text:p>
          </table:table-cell>
          <table:table-cell table:formula="of:=[.G194]-[.$B194]" office:value-type="float" office:value="3.50732064247131" calcext:value-type="float">
            <text:p>3.507320642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4802.81887" calcext:value-type="float">
            <text:p>1443134802.81887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098268985748" calcext:value-type="float">
            <text:p>42.5098268986</text:p>
          </table:table-cell>
          <table:table-cell table:formula="of:=[.C195]/([.D195]-[.D194])" office:value-type="float" office:value="102217.64051017" calcext:value-type="float">
            <text:p>102217.64051017</text:p>
          </table:table-cell>
          <table:table-cell/>
          <table:table-cell office:value-type="float" office:value="1443134806.39548" calcext:value-type="float">
            <text:p>1443134806.39548</text:p>
          </table:table-cell>
          <table:table-cell table:formula="of:=[.G195]-[.$B$2]" office:value-type="float" office:value="46.0864374637604" calcext:value-type="float">
            <text:p>46.0864374638</text:p>
          </table:table-cell>
          <table:table-cell table:formula="of:=[.C195]/([.H195]-[.H194])" office:value-type="float" office:value="54919.7729839718" calcext:value-type="float">
            <text:p>54919.7729839718</text:p>
          </table:table-cell>
          <table:table-cell table:formula="of:=[.G195]-[.$B195]" office:value-type="float" office:value="3.57661056518555" calcext:value-type="float">
            <text:p>3.576610565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4802.8993" calcext:value-type="float">
            <text:p>1443134802.8993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5902614593506" calcext:value-type="float">
            <text:p>42.5902614594</text:p>
          </table:table-cell>
          <table:table-cell table:formula="of:=[.C196]/([.D196]-[.D195])" office:value-type="float" office:value="102244.606307078" calcext:value-type="float">
            <text:p>102244.606307078</text:p>
          </table:table-cell>
          <table:table-cell/>
          <table:table-cell office:value-type="float" office:value="1443134806.54527" calcext:value-type="float">
            <text:p>1443134806.54527</text:p>
          </table:table-cell>
          <table:table-cell table:formula="of:=[.G196]-[.$B$2]" office:value-type="float" office:value="46.2362275123596" calcext:value-type="float">
            <text:p>46.2362275124</text:p>
          </table:table-cell>
          <table:table-cell table:formula="of:=[.C196]/([.H196]-[.H195])" office:value-type="float" office:value="54903.5137975217" calcext:value-type="float">
            <text:p>54903.5137975217</text:p>
          </table:table-cell>
          <table:table-cell table:formula="of:=[.G196]-[.$B196]" office:value-type="float" office:value="3.64596605300903" calcext:value-type="float">
            <text:p>3.64596605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4802.97976" calcext:value-type="float">
            <text:p>1443134802.97976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6707208156586" calcext:value-type="float">
            <text:p>42.6707208157</text:p>
          </table:table-cell>
          <table:table-cell table:formula="of:=[.C197]/([.D197]-[.D196])" office:value-type="float" office:value="102213.09711353" calcext:value-type="float">
            <text:p>102213.09711353</text:p>
          </table:table-cell>
          <table:table-cell/>
          <table:table-cell office:value-type="float" office:value="1443134806.69502" calcext:value-type="float">
            <text:p>1443134806.69502</text:p>
          </table:table-cell>
          <table:table-cell table:formula="of:=[.G197]-[.$B$2]" office:value-type="float" office:value="46.3859815597534" calcext:value-type="float">
            <text:p>46.3859815598</text:p>
          </table:table-cell>
          <table:table-cell table:formula="of:=[.C197]/([.H197]-[.H196])" office:value-type="float" office:value="54916.7127241233" calcext:value-type="float">
            <text:p>54916.7127241233</text:p>
          </table:table-cell>
          <table:table-cell table:formula="of:=[.G197]-[.$B197]" office:value-type="float" office:value="3.71526074409485" calcext:value-type="float">
            <text:p>3.715260744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4803.06167" calcext:value-type="float">
            <text:p>1443134803.06167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7526245117187" calcext:value-type="float">
            <text:p>42.7526245117</text:p>
          </table:table-cell>
          <table:table-cell table:formula="of:=[.C198]/([.D198]-[.D197])" office:value-type="float" office:value="100410.608990798" calcext:value-type="float">
            <text:p>100410.608990798</text:p>
          </table:table-cell>
          <table:table-cell/>
          <table:table-cell office:value-type="float" office:value="1443134806.84491" calcext:value-type="float">
            <text:p>1443134806.84491</text:p>
          </table:table-cell>
          <table:table-cell table:formula="of:=[.G198]-[.$B$2]" office:value-type="float" office:value="46.535872220993" calcext:value-type="float">
            <text:p>46.535872221</text:p>
          </table:table-cell>
          <table:table-cell table:formula="of:=[.C198]/([.H198]-[.H197])" office:value-type="float" office:value="54866.6603508582" calcext:value-type="float">
            <text:p>54866.6603508582</text:p>
          </table:table-cell>
          <table:table-cell table:formula="of:=[.G198]-[.$B198]" office:value-type="float" office:value="3.78324770927429" calcext:value-type="float">
            <text:p>3.783247709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4803.14404" calcext:value-type="float">
            <text:p>1443134803.14404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349974155426" calcext:value-type="float">
            <text:p>42.8349974155</text:p>
          </table:table-cell>
          <table:table-cell table:formula="of:=[.C199]/([.D199]-[.D198])" office:value-type="float" office:value="99838.6558957097" calcext:value-type="float">
            <text:p>99838.6558957097</text:p>
          </table:table-cell>
          <table:table-cell/>
          <table:table-cell office:value-type="float" office:value="1443134806.99467" calcext:value-type="float">
            <text:p>1443134806.99467</text:p>
          </table:table-cell>
          <table:table-cell table:formula="of:=[.G199]-[.$B$2]" office:value-type="float" office:value="46.6856327056885" calcext:value-type="float">
            <text:p>46.6856327057</text:p>
          </table:table-cell>
          <table:table-cell table:formula="of:=[.C199]/([.H199]-[.H198])" office:value-type="float" office:value="54914.3521852578" calcext:value-type="float">
            <text:p>54914.3521852578</text:p>
          </table:table-cell>
          <table:table-cell table:formula="of:=[.G199]-[.$B199]" office:value-type="float" office:value="3.85063529014587" calcext:value-type="float">
            <text:p>3.850635290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4803.22641" calcext:value-type="float">
            <text:p>1443134803.22641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173724651337" calcext:value-type="float">
            <text:p>42.9173724651</text:p>
          </table:table-cell>
          <table:table-cell table:formula="of:=[.C200]/([.D200]-[.D199])" office:value-type="float" office:value="99836.0552233536" calcext:value-type="float">
            <text:p>99836.0552233536</text:p>
          </table:table-cell>
          <table:table-cell/>
          <table:table-cell office:value-type="float" office:value="1443134810.99567" calcext:value-type="float">
            <text:p>1443134810.99567</text:p>
          </table:table-cell>
          <table:table-cell table:formula="of:=[.G200]-[.$B$2]" office:value-type="float" office:value="50.6866295337677" calcext:value-type="float">
            <text:p>50.6866295338</text:p>
          </table:table-cell>
          <table:table-cell table:formula="of:=[.C200]/([.H200]-[.H199])" office:value-type="float" office:value="2055.48775802158" calcext:value-type="float">
            <text:p>2055.4877580216</text:p>
          </table:table-cell>
          <table:table-cell table:formula="of:=[.G200]-[.$B200]" office:value-type="float" office:value="7.76925706863403" calcext:value-type="float">
            <text:p>7.769257068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4803.30878" calcext:value-type="float">
            <text:p>1443134803.30878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2.9997408390045" calcext:value-type="float">
            <text:p>42.999740839</text:p>
          </table:table-cell>
          <table:table-cell table:formula="of:=[.C201]/([.D201]-[.D200])" office:value-type="float" office:value="99844.1466489907" calcext:value-type="float">
            <text:p>99844.1466489907</text:p>
          </table:table-cell>
          <table:table-cell/>
          <table:table-cell office:value-type="float" office:value="1443134811.15438" calcext:value-type="float">
            <text:p>1443134811.15438</text:p>
          </table:table-cell>
          <table:table-cell table:formula="of:=[.G201]-[.$B$2]" office:value-type="float" office:value="50.8453371524811" calcext:value-type="float">
            <text:p>50.8453371525</text:p>
          </table:table-cell>
          <table:table-cell table:formula="of:=[.C201]/([.H201]-[.H200])" office:value-type="float" office:value="51818.5583443999" calcext:value-type="float">
            <text:p>51818.5583443999</text:p>
          </table:table-cell>
          <table:table-cell table:formula="of:=[.G201]-[.$B201]" office:value-type="float" office:value="7.84559631347656" calcext:value-type="float">
            <text:p>7.84559631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4803.39116" calcext:value-type="float">
            <text:p>1443134803.39116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0821175575256" calcext:value-type="float">
            <text:p>43.0821175575</text:p>
          </table:table-cell>
          <table:table-cell table:formula="of:=[.C202]/([.D202]-[.D201])" office:value-type="float" office:value="99834.0325718569" calcext:value-type="float">
            <text:p>99834.0325718569</text:p>
          </table:table-cell>
          <table:table-cell/>
          <table:table-cell office:value-type="float" office:value="1443134811.33502" calcext:value-type="float">
            <text:p>1443134811.33502</text:p>
          </table:table-cell>
          <table:table-cell table:formula="of:=[.G202]-[.$B$2]" office:value-type="float" office:value="51.0259790420532" calcext:value-type="float">
            <text:p>51.0259790421</text:p>
          </table:table-cell>
          <table:table-cell table:formula="of:=[.C202]/([.H202]-[.H201])" office:value-type="float" office:value="45526.5388303833" calcext:value-type="float">
            <text:p>45526.5388303833</text:p>
          </table:table-cell>
          <table:table-cell table:formula="of:=[.G202]-[.$B202]" office:value-type="float" office:value="7.94386148452759" calcext:value-type="float">
            <text:p>7.943861484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4803.47366" calcext:value-type="float">
            <text:p>1443134803.47366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1646203994751" calcext:value-type="float">
            <text:p>43.1646203995</text:p>
          </table:table-cell>
          <table:table-cell table:formula="of:=[.C203]/([.D203]-[.D202])" office:value-type="float" office:value="99681.4146722074" calcext:value-type="float">
            <text:p>99681.4146722074</text:p>
          </table:table-cell>
          <table:table-cell/>
          <table:table-cell office:value-type="float" office:value="1443134811.52476" calcext:value-type="float">
            <text:p>1443134811.52476</text:p>
          </table:table-cell>
          <table:table-cell table:formula="of:=[.G203]-[.$B$2]" office:value-type="float" office:value="51.215717792511" calcext:value-type="float">
            <text:p>51.2157177925</text:p>
          </table:table-cell>
          <table:table-cell table:formula="of:=[.C203]/([.H203]-[.H202])" office:value-type="float" office:value="43343.8081581057" calcext:value-type="float">
            <text:p>43343.8081581057</text:p>
          </table:table-cell>
          <table:table-cell table:formula="of:=[.G203]-[.$B203]" office:value-type="float" office:value="8.05109739303589" calcext:value-type="float">
            <text:p>8.0510973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4803.55603" calcext:value-type="float">
            <text:p>1443134803.55603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2469861507416" calcext:value-type="float">
            <text:p>43.2469861507</text:p>
          </table:table-cell>
          <table:table-cell table:formula="of:=[.C204]/([.D204]-[.D203])" office:value-type="float" office:value="99847.3257822021" calcext:value-type="float">
            <text:p>99847.3257822021</text:p>
          </table:table-cell>
          <table:table-cell/>
          <table:table-cell office:value-type="float" office:value="1443134811.71458" calcext:value-type="float">
            <text:p>1443134811.71458</text:p>
          </table:table-cell>
          <table:table-cell table:formula="of:=[.G204]-[.$B$2]" office:value-type="float" office:value="51.4055435657501" calcext:value-type="float">
            <text:p>51.4055435658</text:p>
          </table:table-cell>
          <table:table-cell table:formula="of:=[.C204]/([.H204]-[.H203])" office:value-type="float" office:value="43323.9378387238" calcext:value-type="float">
            <text:p>43323.9378387238</text:p>
          </table:table-cell>
          <table:table-cell table:formula="of:=[.G204]-[.$B204]" office:value-type="float" office:value="8.15855741500855" calcext:value-type="float">
            <text:p>8.15855741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4803.6384" calcext:value-type="float">
            <text:p>1443134803.6384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293616771698" calcext:value-type="float">
            <text:p>43.3293616772</text:p>
          </table:table-cell>
          <table:table-cell table:formula="of:=[.C205]/([.D205]-[.D204])" office:value-type="float" office:value="99835.4773145629" calcext:value-type="float">
            <text:p>99835.4773145629</text:p>
          </table:table-cell>
          <table:table-cell/>
          <table:table-cell office:value-type="float" office:value="1443134811.90434" calcext:value-type="float">
            <text:p>1443134811.90434</text:p>
          </table:table-cell>
          <table:table-cell table:formula="of:=[.G205]-[.$B$2]" office:value-type="float" office:value="51.5952994823456" calcext:value-type="float">
            <text:p>51.5952994823</text:p>
          </table:table-cell>
          <table:table-cell table:formula="of:=[.C205]/([.H205]-[.H204])" office:value-type="float" office:value="43339.887090492" calcext:value-type="float">
            <text:p>43339.887090492</text:p>
          </table:table-cell>
          <table:table-cell table:formula="of:=[.G205]-[.$B205]" office:value-type="float" office:value="8.26593780517578" calcext:value-type="float">
            <text:p>8.265937805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4803.72078" calcext:value-type="float">
            <text:p>1443134803.72078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117350578308" calcext:value-type="float">
            <text:p>43.4117350578</text:p>
          </table:table-cell>
          <table:table-cell table:formula="of:=[.C206]/([.D206]-[.D205])" office:value-type="float" office:value="99838.0779568103" calcext:value-type="float">
            <text:p>99838.0779568103</text:p>
          </table:table-cell>
          <table:table-cell/>
          <table:table-cell office:value-type="float" office:value="1443134812.09405" calcext:value-type="float">
            <text:p>1443134812.09405</text:p>
          </table:table-cell>
          <table:table-cell table:formula="of:=[.G206]-[.$B$2]" office:value-type="float" office:value="51.7850043773651" calcext:value-type="float">
            <text:p>51.7850043774</text:p>
          </table:table-cell>
          <table:table-cell table:formula="of:=[.C206]/([.H206]-[.H205])" office:value-type="float" office:value="43351.5434546551" calcext:value-type="float">
            <text:p>43351.5434546551</text:p>
          </table:table-cell>
          <table:table-cell table:formula="of:=[.G206]-[.$B206]" office:value-type="float" office:value="8.3732693195343" calcext:value-type="float">
            <text:p>8.373269319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4803.80315" calcext:value-type="float">
            <text:p>1443134803.80315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4941079616547" calcext:value-type="float">
            <text:p>43.4941079617</text:p>
          </table:table-cell>
          <table:table-cell table:formula="of:=[.C207]/([.D207]-[.D206])" office:value-type="float" office:value="99838.6558957097" calcext:value-type="float">
            <text:p>99838.6558957097</text:p>
          </table:table-cell>
          <table:table-cell/>
          <table:table-cell office:value-type="float" office:value="1443134812.22774" calcext:value-type="float">
            <text:p>1443134812.22774</text:p>
          </table:table-cell>
          <table:table-cell table:formula="of:=[.G207]-[.$B$2]" office:value-type="float" office:value="51.9186990261078" calcext:value-type="float">
            <text:p>51.9186990261</text:p>
          </table:table-cell>
          <table:table-cell table:formula="of:=[.C207]/([.H207]-[.H206])" office:value-type="float" office:value="61513.3072066995" calcext:value-type="float">
            <text:p>61513.3072066995</text:p>
          </table:table-cell>
          <table:table-cell table:formula="of:=[.G207]-[.$B207]" office:value-type="float" office:value="8.42459106445313" calcext:value-type="float">
            <text:p>8.424591064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4803.88554" calcext:value-type="float">
            <text:p>1443134803.88554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5764944553375" calcext:value-type="float">
            <text:p>43.5764944553</text:p>
          </table:table-cell>
          <table:table-cell table:formula="of:=[.C208]/([.D208]-[.D207])" office:value-type="float" office:value="99822.1872587208" calcext:value-type="float">
            <text:p>99822.1872587208</text:p>
          </table:table-cell>
          <table:table-cell/>
          <table:table-cell office:value-type="float" office:value="1443134812.40334" calcext:value-type="float">
            <text:p>1443134812.40334</text:p>
          </table:table-cell>
          <table:table-cell table:formula="of:=[.G208]-[.$B$2]" office:value-type="float" office:value="52.0942976474762" calcext:value-type="float">
            <text:p>52.0942976475</text:p>
          </table:table-cell>
          <table:table-cell table:formula="of:=[.C208]/([.H208]-[.H207])" office:value-type="float" office:value="46834.080677353" calcext:value-type="float">
            <text:p>46834.080677353</text:p>
          </table:table-cell>
          <table:table-cell table:formula="of:=[.G208]-[.$B208]" office:value-type="float" office:value="8.51780319213867" calcext:value-type="float">
            <text:p>8.517803192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4803.96792" calcext:value-type="float">
            <text:p>1443134803.96792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6588757038116" calcext:value-type="float">
            <text:p>43.6588757038</text:p>
          </table:table-cell>
          <table:table-cell table:formula="of:=[.C209]/([.D209]-[.D208])" office:value-type="float" office:value="99828.5429309008" calcext:value-type="float">
            <text:p>99828.5429309008</text:p>
          </table:table-cell>
          <table:table-cell/>
          <table:table-cell office:value-type="float" office:value="1443134812.57897" calcext:value-type="float">
            <text:p>1443134812.57897</text:p>
          </table:table-cell>
          <table:table-cell table:formula="of:=[.G209]-[.$B$2]" office:value-type="float" office:value="52.2699289321899" calcext:value-type="float">
            <text:p>52.2699289322</text:p>
          </table:table-cell>
          <table:table-cell table:formula="of:=[.C209]/([.H209]-[.H208])" office:value-type="float" office:value="46825.3706246241" calcext:value-type="float">
            <text:p>46825.3706246241</text:p>
          </table:table-cell>
          <table:table-cell table:formula="of:=[.G209]-[.$B209]" office:value-type="float" office:value="8.6110532283783" calcext:value-type="float">
            <text:p>8.611053228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4804.05006" calcext:value-type="float">
            <text:p>1443134804.05006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7410147190094" calcext:value-type="float">
            <text:p>43.741014719</text:p>
          </table:table-cell>
          <table:table-cell table:formula="of:=[.C210]/([.D210]-[.D209])" office:value-type="float" office:value="100122.943770391" calcext:value-type="float">
            <text:p>100122.943770391</text:p>
          </table:table-cell>
          <table:table-cell/>
          <table:table-cell office:value-type="float" office:value="1443134812.75459" calcext:value-type="float">
            <text:p>1443134812.75459</text:p>
          </table:table-cell>
          <table:table-cell table:formula="of:=[.G210]-[.$B$2]" office:value-type="float" office:value="52.445552110672" calcext:value-type="float">
            <text:p>52.4455521107</text:p>
          </table:table-cell>
          <table:table-cell table:formula="of:=[.C210]/([.H210]-[.H209])" office:value-type="float" office:value="46827.5319412938" calcext:value-type="float">
            <text:p>46827.5319412938</text:p>
          </table:table-cell>
          <table:table-cell table:formula="of:=[.G210]-[.$B210]" office:value-type="float" office:value="8.7045373916626" calcext:value-type="float">
            <text:p>8.704537391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4804.13205" calcext:value-type="float">
            <text:p>1443134804.13205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230087757111" calcext:value-type="float">
            <text:p>43.8230087757</text:p>
          </table:table-cell>
          <table:table-cell table:formula="of:=[.C211]/([.D211]-[.D210])" office:value-type="float" office:value="100299.952591972" calcext:value-type="float">
            <text:p>100299.952591972</text:p>
          </table:table-cell>
          <table:table-cell/>
          <table:table-cell office:value-type="float" office:value="1443134812.93029" calcext:value-type="float">
            <text:p>1443134812.93029</text:p>
          </table:table-cell>
          <table:table-cell table:formula="of:=[.G211]-[.$B$2]" office:value-type="float" office:value="52.6212468147278" calcext:value-type="float">
            <text:p>52.6212468147</text:p>
          </table:table-cell>
          <table:table-cell table:formula="of:=[.C211]/([.H211]-[.H210])" office:value-type="float" office:value="46808.4683838207" calcext:value-type="float">
            <text:p>46808.4683838207</text:p>
          </table:table-cell>
          <table:table-cell table:formula="of:=[.G211]-[.$B211]" office:value-type="float" office:value="8.79823803901672" calcext:value-type="float">
            <text:p>8.79823803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4804.21402" calcext:value-type="float">
            <text:p>1443134804.21402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049830436707" calcext:value-type="float">
            <text:p>43.9049830437</text:p>
          </table:table-cell>
          <table:table-cell table:formula="of:=[.C212]/([.D212]-[.D211])" office:value-type="float" office:value="100324.165188686" calcext:value-type="float">
            <text:p>100324.165188686</text:p>
          </table:table-cell>
          <table:table-cell/>
          <table:table-cell office:value-type="float" office:value="1443134813.06117" calcext:value-type="float">
            <text:p>1443134813.06117</text:p>
          </table:table-cell>
          <table:table-cell table:formula="of:=[.G212]-[.$B$2]" office:value-type="float" office:value="52.7521243095398" calcext:value-type="float">
            <text:p>52.7521243095</text:p>
          </table:table-cell>
          <table:table-cell table:formula="of:=[.C212]/([.H212]-[.H211])" office:value-type="float" office:value="62837.3885962036" calcext:value-type="float">
            <text:p>62837.3885962036</text:p>
          </table:table-cell>
          <table:table-cell table:formula="of:=[.G212]-[.$B212]" office:value-type="float" office:value="8.84714126586914" calcext:value-type="float">
            <text:p>8.847141265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4804.29599" calcext:value-type="float">
            <text:p>1443134804.29599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3.9869513511658" calcext:value-type="float">
            <text:p>43.9869513512</text:p>
          </table:table-cell>
          <table:table-cell table:formula="of:=[.C213]/([.D213]-[.D212])" office:value-type="float" office:value="100331.460430483" calcext:value-type="float">
            <text:p>100331.460430483</text:p>
          </table:table-cell>
          <table:table-cell/>
          <table:table-cell office:value-type="float" office:value="1443134813.22623" calcext:value-type="float">
            <text:p>1443134813.22623</text:p>
          </table:table-cell>
          <table:table-cell table:formula="of:=[.G213]-[.$B$2]" office:value-type="float" office:value="52.9171888828278" calcext:value-type="float">
            <text:p>52.9171888828</text:p>
          </table:table-cell>
          <table:table-cell table:formula="of:=[.C213]/([.H213]-[.H212])" office:value-type="float" office:value="49822.9258779399" calcext:value-type="float">
            <text:p>49822.9258779399</text:p>
          </table:table-cell>
          <table:table-cell table:formula="of:=[.G213]-[.$B213]" office:value-type="float" office:value="8.93023753166199" calcext:value-type="float">
            <text:p>8.930237531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4804.37796" calcext:value-type="float">
            <text:p>1443134804.37796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0689189434052" calcext:value-type="float">
            <text:p>44.0689189434</text:p>
          </table:table-cell>
          <table:table-cell table:formula="of:=[.C214]/([.D214]-[.D213])" office:value-type="float" office:value="100332.335930796" calcext:value-type="float">
            <text:p>100332.335930796</text:p>
          </table:table-cell>
          <table:table-cell/>
          <table:table-cell office:value-type="float" office:value="1443134813.39131" calcext:value-type="float">
            <text:p>1443134813.39131</text:p>
          </table:table-cell>
          <table:table-cell table:formula="of:=[.G214]-[.$B$2]" office:value-type="float" office:value="53.0822713375092" calcext:value-type="float">
            <text:p>53.0822713375</text:p>
          </table:table-cell>
          <table:table-cell table:formula="of:=[.C214]/([.H214]-[.H213])" office:value-type="float" office:value="49817.529160637" calcext:value-type="float">
            <text:p>49817.529160637</text:p>
          </table:table-cell>
          <table:table-cell table:formula="of:=[.G214]-[.$B214]" office:value-type="float" office:value="9.013352394104" calcext:value-type="float">
            <text:p>9.01335239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4804.45993" calcext:value-type="float">
            <text:p>1443134804.45993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1508927345276" calcext:value-type="float">
            <text:p>44.1508927345</text:p>
          </table:table-cell>
          <table:table-cell table:formula="of:=[.C215]/([.D215]-[.D214])" office:value-type="float" office:value="100324.748768989" calcext:value-type="float">
            <text:p>100324.748768989</text:p>
          </table:table-cell>
          <table:table-cell/>
          <table:table-cell office:value-type="float" office:value="1443134813.55634" calcext:value-type="float">
            <text:p>1443134813.55634</text:p>
          </table:table-cell>
          <table:table-cell table:formula="of:=[.G215]-[.$B$2]" office:value-type="float" office:value="53.2473001480103" calcext:value-type="float">
            <text:p>53.247300148</text:p>
          </table:table-cell>
          <table:table-cell table:formula="of:=[.C215]/([.H215]-[.H214])" office:value-type="float" office:value="49833.722821054" calcext:value-type="float">
            <text:p>49833.722821054</text:p>
          </table:table-cell>
          <table:table-cell table:formula="of:=[.G215]-[.$B215]" office:value-type="float" office:value="9.09640741348267" calcext:value-type="float">
            <text:p>9.096407413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4804.54191" calcext:value-type="float">
            <text:p>1443134804.54191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328655719757" calcext:value-type="float">
            <text:p>44.232865572</text:p>
          </table:table-cell>
          <table:table-cell table:formula="of:=[.C216]/([.D216]-[.D215])" office:value-type="float" office:value="100325.915949962" calcext:value-type="float">
            <text:p>100325.915949962</text:p>
          </table:table-cell>
          <table:table-cell/>
          <table:table-cell office:value-type="float" office:value="1443134813.72136" calcext:value-type="float">
            <text:p>1443134813.72136</text:p>
          </table:table-cell>
          <table:table-cell table:formula="of:=[.G216]-[.$B$2]" office:value-type="float" office:value="53.4123167991638" calcext:value-type="float">
            <text:p>53.4123167992</text:p>
          </table:table-cell>
          <table:table-cell table:formula="of:=[.C216]/([.H216]-[.H215])" office:value-type="float" office:value="49837.3948477887" calcext:value-type="float">
            <text:p>49837.3948477887</text:p>
          </table:table-cell>
          <table:table-cell table:formula="of:=[.G216]-[.$B216]" office:value-type="float" office:value="9.17945122718811" calcext:value-type="float">
            <text:p>9.179451227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4804.62388" calcext:value-type="float">
            <text:p>1443134804.62388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148381710053" calcext:value-type="float">
            <text:p>44.314838171</text:p>
          </table:table-cell>
          <table:table-cell table:formula="of:=[.C217]/([.D217]-[.D216])" office:value-type="float" office:value="100326.207749449" calcext:value-type="float">
            <text:p>100326.207749449</text:p>
          </table:table-cell>
          <table:table-cell/>
          <table:table-cell office:value-type="float" office:value="1443134813.88652" calcext:value-type="float">
            <text:p>1443134813.88652</text:p>
          </table:table-cell>
          <table:table-cell table:formula="of:=[.G217]-[.$B$2]" office:value-type="float" office:value="53.5774810314179" calcext:value-type="float">
            <text:p>53.5774810314</text:p>
          </table:table-cell>
          <table:table-cell table:formula="of:=[.C217]/([.H217]-[.H216])" office:value-type="float" office:value="49792.8630658435" calcext:value-type="float">
            <text:p>49792.8630658435</text:p>
          </table:table-cell>
          <table:table-cell table:formula="of:=[.G217]-[.$B217]" office:value-type="float" office:value="9.2626428604126" calcext:value-type="float">
            <text:p>9.262642860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4804.70585" calcext:value-type="float">
            <text:p>1443134804.70585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3968067169189" calcext:value-type="float">
            <text:p>44.3968067169</text:p>
          </table:table-cell>
          <table:table-cell table:formula="of:=[.C218]/([.D218]-[.D217])" office:value-type="float" office:value="100331.16860044" calcext:value-type="float">
            <text:p>100331.16860044</text:p>
          </table:table-cell>
          <table:table-cell/>
          <table:table-cell office:value-type="float" office:value="1443134814.05166" calcext:value-type="float">
            <text:p>1443134814.05166</text:p>
          </table:table-cell>
          <table:table-cell table:formula="of:=[.G218]-[.$B$2]" office:value-type="float" office:value="53.7426207065582" calcext:value-type="float">
            <text:p>53.7426207066</text:p>
          </table:table-cell>
          <table:table-cell table:formula="of:=[.C218]/([.H218]-[.H217])" office:value-type="float" office:value="49800.2675190501" calcext:value-type="float">
            <text:p>49800.2675190501</text:p>
          </table:table-cell>
          <table:table-cell table:formula="of:=[.G218]-[.$B218]" office:value-type="float" office:value="9.34581398963928" calcext:value-type="float">
            <text:p>9.345813989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4804.7878" calcext:value-type="float">
            <text:p>1443134804.7878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4787602424622" calcext:value-type="float">
            <text:p>44.4787602425</text:p>
          </table:table-cell>
          <table:table-cell table:formula="of:=[.C219]/([.D219]-[.D218])" office:value-type="float" office:value="100349.55720927" calcext:value-type="float">
            <text:p>100349.55720927</text:p>
          </table:table-cell>
          <table:table-cell/>
          <table:table-cell office:value-type="float" office:value="1443134814.19122" calcext:value-type="float">
            <text:p>1443134814.19122</text:p>
          </table:table-cell>
          <table:table-cell table:formula="of:=[.G219]-[.$B$2]" office:value-type="float" office:value="53.8821823596954" calcext:value-type="float">
            <text:p>53.8821823597</text:p>
          </table:table-cell>
          <table:table-cell table:formula="of:=[.C219]/([.H219]-[.H218])" office:value-type="float" office:value="58927.3616006451" calcext:value-type="float">
            <text:p>58927.3616006451</text:p>
          </table:table-cell>
          <table:table-cell table:formula="of:=[.G219]-[.$B219]" office:value-type="float" office:value="9.40342211723328" calcext:value-type="float">
            <text:p>9.403422117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4804.86977" calcext:value-type="float">
            <text:p>1443134804.86977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5607306957245" calcext:value-type="float">
            <text:p>44.5607306957</text:p>
          </table:table-cell>
          <table:table-cell table:formula="of:=[.C220]/([.D220]-[.D219])" office:value-type="float" office:value="100328.834021215" calcext:value-type="float">
            <text:p>100328.834021215</text:p>
          </table:table-cell>
          <table:table-cell/>
          <table:table-cell office:value-type="float" office:value="1443134814.37466" calcext:value-type="float">
            <text:p>1443134814.37466</text:p>
          </table:table-cell>
          <table:table-cell table:formula="of:=[.G220]-[.$B$2]" office:value-type="float" office:value="54.0656225681305" calcext:value-type="float">
            <text:p>54.0656225681</text:p>
          </table:table-cell>
          <table:table-cell table:formula="of:=[.C220]/([.H220]-[.H219])" office:value-type="float" office:value="44832.0467478724" calcext:value-type="float">
            <text:p>44832.0467478724</text:p>
          </table:table-cell>
          <table:table-cell table:formula="of:=[.G220]-[.$B220]" office:value-type="float" office:value="9.50489187240601" calcext:value-type="float">
            <text:p>9.504891872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4804.95175" calcext:value-type="float">
            <text:p>1443134804.95175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6427102088928" calcext:value-type="float">
            <text:p>44.6427102089</text:p>
          </table:table-cell>
          <table:table-cell table:formula="of:=[.C221]/([.D221]-[.D220])" office:value-type="float" office:value="100317.746253421" calcext:value-type="float">
            <text:p>100317.746253421</text:p>
          </table:table-cell>
          <table:table-cell/>
          <table:table-cell office:value-type="float" office:value="1443134814.55817" calcext:value-type="float">
            <text:p>1443134814.55817</text:p>
          </table:table-cell>
          <table:table-cell table:formula="of:=[.G221]-[.$B$2]" office:value-type="float" office:value="54.249128818512" calcext:value-type="float">
            <text:p>54.2491288185</text:p>
          </table:table-cell>
          <table:table-cell table:formula="of:=[.C221]/([.H221]-[.H220])" office:value-type="float" office:value="44815.9121714061" calcext:value-type="float">
            <text:p>44815.9121714061</text:p>
          </table:table-cell>
          <table:table-cell table:formula="of:=[.G221]-[.$B221]" office:value-type="float" office:value="9.60641860961914" calcext:value-type="float">
            <text:p>9.606418609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4805.03232" calcext:value-type="float">
            <text:p>1443134805.03232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232823371887" calcext:value-type="float">
            <text:p>44.7232823372</text:p>
          </table:table-cell>
          <table:table-cell table:formula="of:=[.C222]/([.D222]-[.D221])" office:value-type="float" office:value="102070.035556187" calcext:value-type="float">
            <text:p>102070.035556187</text:p>
          </table:table-cell>
          <table:table-cell/>
          <table:table-cell office:value-type="float" office:value="1443134814.74153" calcext:value-type="float">
            <text:p>1443134814.74153</text:p>
          </table:table-cell>
          <table:table-cell table:formula="of:=[.G222]-[.$B$2]" office:value-type="float" office:value="54.4324908256531" calcext:value-type="float">
            <text:p>54.4324908257</text:p>
          </table:table-cell>
          <table:table-cell table:formula="of:=[.C222]/([.H222]-[.H221])" office:value-type="float" office:value="44851.1669795963" calcext:value-type="float">
            <text:p>44851.1669795963</text:p>
          </table:table-cell>
          <table:table-cell table:formula="of:=[.G222]-[.$B222]" office:value-type="float" office:value="9.70920848846436" calcext:value-type="float">
            <text:p>9.709208488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4805.11079" calcext:value-type="float">
            <text:p>1443134805.11079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017501831055" calcext:value-type="float">
            <text:p>44.8017501831</text:p>
          </table:table-cell>
          <table:table-cell table:formula="of:=[.C223]/([.D223]-[.D222])" office:value-type="float" office:value="104807.260909461" calcext:value-type="float">
            <text:p>104807.260909461</text:p>
          </table:table-cell>
          <table:table-cell/>
          <table:table-cell office:value-type="float" office:value="1443134814.92499" calcext:value-type="float">
            <text:p>1443134814.92499</text:p>
          </table:table-cell>
          <table:table-cell table:formula="of:=[.G223]-[.$B$2]" office:value-type="float" office:value="54.6159465312958" calcext:value-type="float">
            <text:p>54.6159465313</text:p>
          </table:table-cell>
          <table:table-cell table:formula="of:=[.C223]/([.H223]-[.H222])" office:value-type="float" office:value="44828.2596127979" calcext:value-type="float">
            <text:p>44828.2596127979</text:p>
          </table:table-cell>
          <table:table-cell table:formula="of:=[.G223]-[.$B223]" office:value-type="float" office:value="9.81419634819031" calcext:value-type="float">
            <text:p>9.814196348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4805.18926" calcext:value-type="float">
            <text:p>1443134805.18926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8802223205566" calcext:value-type="float">
            <text:p>44.8802223206</text:p>
          </table:table-cell>
          <table:table-cell table:formula="of:=[.C224]/([.D224]-[.D223])" office:value-type="float" office:value="104801.529142968" calcext:value-type="float">
            <text:p>104801.529142968</text:p>
          </table:table-cell>
          <table:table-cell/>
          <table:table-cell office:value-type="float" office:value="1443134815.05589" calcext:value-type="float">
            <text:p>1443134815.05589</text:p>
          </table:table-cell>
          <table:table-cell table:formula="of:=[.G224]-[.$B$2]" office:value-type="float" office:value="54.7468502521515" calcext:value-type="float">
            <text:p>54.7468502522</text:p>
          </table:table-cell>
          <table:table-cell table:formula="of:=[.C224]/([.H224]-[.H223])" office:value-type="float" office:value="62824.7993734633" calcext:value-type="float">
            <text:p>62824.7993734633</text:p>
          </table:table-cell>
          <table:table-cell table:formula="of:=[.G224]-[.$B224]" office:value-type="float" office:value="9.86662793159485" calcext:value-type="float">
            <text:p>9.86662793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4805.26773" calcext:value-type="float">
            <text:p>1443134805.26773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4.9586932659149" calcext:value-type="float">
            <text:p>44.9586932659</text:p>
          </table:table-cell>
          <table:table-cell table:formula="of:=[.C225]/([.D225]-[.D224])" office:value-type="float" office:value="104803.12123744" calcext:value-type="float">
            <text:p>104803.12123744</text:p>
          </table:table-cell>
          <table:table-cell/>
          <table:table-cell office:value-type="float" office:value="1443134815.20591" calcext:value-type="float">
            <text:p>1443134815.20591</text:p>
          </table:table-cell>
          <table:table-cell table:formula="of:=[.G225]-[.$B$2]" office:value-type="float" office:value="54.8968663215637" calcext:value-type="float">
            <text:p>54.8968663216</text:p>
          </table:table-cell>
          <table:table-cell table:formula="of:=[.C225]/([.H225]-[.H224])" office:value-type="float" office:value="54820.7937471095" calcext:value-type="float">
            <text:p>54820.7937471095</text:p>
          </table:table-cell>
          <table:table-cell table:formula="of:=[.G225]-[.$B225]" office:value-type="float" office:value="9.9381730556488" calcext:value-type="float">
            <text:p>9.93817305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4805.34621" calcext:value-type="float">
            <text:p>1443134805.34621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0371644496918" calcext:value-type="float">
            <text:p>45.0371644497</text:p>
          </table:table-cell>
          <table:table-cell table:formula="of:=[.C226]/([.D226]-[.D225])" office:value-type="float" office:value="104802.802814676" calcext:value-type="float">
            <text:p>104802.802814676</text:p>
          </table:table-cell>
          <table:table-cell/>
          <table:table-cell office:value-type="float" office:value="1443134815.35602" calcext:value-type="float">
            <text:p>1443134815.35602</text:p>
          </table:table-cell>
          <table:table-cell table:formula="of:=[.G226]-[.$B$2]" office:value-type="float" office:value="55.0469768047333" calcext:value-type="float">
            <text:p>55.0469768047</text:p>
          </table:table-cell>
          <table:table-cell table:formula="of:=[.C226]/([.H226]-[.H225])" office:value-type="float" office:value="54786.313562862" calcext:value-type="float">
            <text:p>54786.313562862</text:p>
          </table:table-cell>
          <table:table-cell table:formula="of:=[.G226]-[.$B226]" office:value-type="float" office:value="10.0098123550415" calcext:value-type="float">
            <text:p>10.0098123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4805.42469" calcext:value-type="float">
            <text:p>1443134805.42469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156437397003" calcext:value-type="float">
            <text:p>45.1156437397</text:p>
          </table:table-cell>
          <table:table-cell table:formula="of:=[.C227]/([.D227]-[.D226])" office:value-type="float" office:value="104791.977591853" calcext:value-type="float">
            <text:p>104791.977591853</text:p>
          </table:table-cell>
          <table:table-cell/>
          <table:table-cell office:value-type="float" office:value="1443134815.50607" calcext:value-type="float">
            <text:p>1443134815.50607</text:p>
          </table:table-cell>
          <table:table-cell table:formula="of:=[.G227]-[.$B$2]" office:value-type="float" office:value="55.1970300674438" calcext:value-type="float">
            <text:p>55.1970300674</text:p>
          </table:table-cell>
          <table:table-cell table:formula="of:=[.C227]/([.H227]-[.H226])" office:value-type="float" office:value="54807.2054645208" calcext:value-type="float">
            <text:p>54807.2054645208</text:p>
          </table:table-cell>
          <table:table-cell table:formula="of:=[.G227]-[.$B227]" office:value-type="float" office:value="10.0813863277435" calcext:value-type="float">
            <text:p>10.08138632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4805.50314" calcext:value-type="float">
            <text:p>1443134805.50314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1941025257111" calcext:value-type="float">
            <text:p>45.1941025257</text:p>
          </table:table-cell>
          <table:table-cell table:formula="of:=[.C228]/([.D228]-[.D227])" office:value-type="float" office:value="104819.363364531" calcext:value-type="float">
            <text:p>104819.363364531</text:p>
          </table:table-cell>
          <table:table-cell/>
          <table:table-cell office:value-type="float" office:value="1443134815.65624" calcext:value-type="float">
            <text:p>1443134815.65624</text:p>
          </table:table-cell>
          <table:table-cell table:formula="of:=[.G228]-[.$B$2]" office:value-type="float" office:value="55.3471989631653" calcext:value-type="float">
            <text:p>55.3471989632</text:p>
          </table:table-cell>
          <table:table-cell table:formula="of:=[.C228]/([.H228]-[.H227])" office:value-type="float" office:value="54765.0028355778" calcext:value-type="float">
            <text:p>54765.0028355778</text:p>
          </table:table-cell>
          <table:table-cell table:formula="of:=[.G228]-[.$B228]" office:value-type="float" office:value="10.1530964374542" calcext:value-type="float">
            <text:p>10.153096437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4805.58161" calcext:value-type="float">
            <text:p>1443134805.58161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2725698947907" calcext:value-type="float">
            <text:p>45.2725698948</text:p>
          </table:table-cell>
          <table:table-cell table:formula="of:=[.C229]/([.D229]-[.D228])" office:value-type="float" office:value="104807.897811106" calcext:value-type="float">
            <text:p>104807.897811106</text:p>
          </table:table-cell>
          <table:table-cell/>
          <table:table-cell office:value-type="float" office:value="1443134815.8063" calcext:value-type="float">
            <text:p>1443134815.8063</text:p>
          </table:table-cell>
          <table:table-cell table:formula="of:=[.G229]-[.$B$2]" office:value-type="float" office:value="55.4972553253174" calcext:value-type="float">
            <text:p>55.4972553253</text:p>
          </table:table-cell>
          <table:table-cell table:formula="of:=[.C229]/([.H229]-[.H228])" office:value-type="float" office:value="54806.0734116959" calcext:value-type="float">
            <text:p>54806.0734116959</text:p>
          </table:table-cell>
          <table:table-cell table:formula="of:=[.G229]-[.$B229]" office:value-type="float" office:value="10.2246854305267" calcext:value-type="float">
            <text:p>10.224685430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4805.66007" calcext:value-type="float">
            <text:p>1443134805.66007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3510282039642" calcext:value-type="float">
            <text:p>45.351028204</text:p>
          </table:table-cell>
          <table:table-cell table:formula="of:=[.C230]/([.D230]-[.D229])" office:value-type="float" office:value="104820.000413276" calcext:value-type="float">
            <text:p>104820.000413276</text:p>
          </table:table-cell>
          <table:table-cell/>
          <table:table-cell office:value-type="float" office:value="1443134815.95631" calcext:value-type="float">
            <text:p>1443134815.95631</text:p>
          </table:table-cell>
          <table:table-cell table:formula="of:=[.G230]-[.$B$2]" office:value-type="float" office:value="55.6472647190094" calcext:value-type="float">
            <text:p>55.647264719</text:p>
          </table:table-cell>
          <table:table-cell table:formula="of:=[.C230]/([.H230]-[.H229])" office:value-type="float" office:value="54823.2333828683" calcext:value-type="float">
            <text:p>54823.2333828683</text:p>
          </table:table-cell>
          <table:table-cell table:formula="of:=[.G230]-[.$B230]" office:value-type="float" office:value="10.2962365150452" calcext:value-type="float">
            <text:p>10.29623651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4805.73853" calcext:value-type="float">
            <text:p>1443134805.73853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4294872283936" calcext:value-type="float">
            <text:p>45.4294872284</text:p>
          </table:table-cell>
          <table:table-cell table:formula="of:=[.C231]/([.D231]-[.D230])" office:value-type="float" office:value="104819.044843063" calcext:value-type="float">
            <text:p>104819.044843063</text:p>
          </table:table-cell>
          <table:table-cell/>
          <table:table-cell office:value-type="float" office:value="1443134816.06726" calcext:value-type="float">
            <text:p>1443134816.06726</text:p>
          </table:table-cell>
          <table:table-cell table:formula="of:=[.G231]-[.$B$2]" office:value-type="float" office:value="55.7582161426544" calcext:value-type="float">
            <text:p>55.7582161427</text:p>
          </table:table-cell>
          <table:table-cell table:formula="of:=[.C231]/([.H231]-[.H230])" office:value-type="float" office:value="74122.5279480149" calcext:value-type="float">
            <text:p>74122.5279480149</text:p>
          </table:table-cell>
          <table:table-cell table:formula="of:=[.G231]-[.$B231]" office:value-type="float" office:value="10.3287289142609" calcext:value-type="float">
            <text:p>10.32872891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4805.81699" calcext:value-type="float">
            <text:p>1443134805.81699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079438686371" calcext:value-type="float">
            <text:p>45.5079438686</text:p>
          </table:table-cell>
          <table:table-cell table:formula="of:=[.C232]/([.D232]-[.D231])" office:value-type="float" office:value="104822.230144862" calcext:value-type="float">
            <text:p>104822.230144862</text:p>
          </table:table-cell>
          <table:table-cell/>
          <table:table-cell office:value-type="float" office:value="1443134816.20483" calcext:value-type="float">
            <text:p>1443134816.20483</text:p>
          </table:table-cell>
          <table:table-cell table:formula="of:=[.G232]-[.$B$2]" office:value-type="float" office:value="55.8957915306091" calcext:value-type="float">
            <text:p>55.8957915306</text:p>
          </table:table-cell>
          <table:table-cell table:formula="of:=[.C232]/([.H232]-[.H231])" office:value-type="float" office:value="59778.134172569" calcext:value-type="float">
            <text:p>59778.134172569</text:p>
          </table:table-cell>
          <table:table-cell table:formula="of:=[.G232]-[.$B232]" office:value-type="float" office:value="10.387847661972" calcext:value-type="float">
            <text:p>10.3878476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4805.89546" calcext:value-type="float">
            <text:p>1443134805.89546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586416721344" calcext:value-type="float">
            <text:p>45.5864167213</text:p>
          </table:table-cell>
          <table:table-cell table:formula="of:=[.C233]/([.D233]-[.D232])" office:value-type="float" office:value="104800.573909503" calcext:value-type="float">
            <text:p>104800.573909503</text:p>
          </table:table-cell>
          <table:table-cell/>
          <table:table-cell office:value-type="float" office:value="1443134816.34242" calcext:value-type="float">
            <text:p>1443134816.34242</text:p>
          </table:table-cell>
          <table:table-cell table:formula="of:=[.G233]-[.$B$2]" office:value-type="float" office:value="56.0333781242371" calcext:value-type="float">
            <text:p>56.0333781242</text:p>
          </table:table-cell>
          <table:table-cell table:formula="of:=[.C233]/([.H233]-[.H232])" office:value-type="float" office:value="59773.2655714979" calcext:value-type="float">
            <text:p>59773.2655714979</text:p>
          </table:table-cell>
          <table:table-cell table:formula="of:=[.G233]-[.$B233]" office:value-type="float" office:value="10.4469614028931" calcext:value-type="float">
            <text:p>10.44696140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4805.97393" calcext:value-type="float">
            <text:p>1443134805.97393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6648890972137" calcext:value-type="float">
            <text:p>45.6648890972</text:p>
          </table:table-cell>
          <table:table-cell table:formula="of:=[.C234]/([.D234]-[.D233])" office:value-type="float" office:value="104801.210729878" calcext:value-type="float">
            <text:p>104801.210729878</text:p>
          </table:table-cell>
          <table:table-cell/>
          <table:table-cell office:value-type="float" office:value="1443134816.47999" calcext:value-type="float">
            <text:p>1443134816.47999</text:p>
          </table:table-cell>
          <table:table-cell table:formula="of:=[.G234]-[.$B$2]" office:value-type="float" office:value="56.1709506511688" calcext:value-type="float">
            <text:p>56.1709506512</text:p>
          </table:table-cell>
          <table:table-cell table:formula="of:=[.C234]/([.H234]-[.H233])" office:value-type="float" office:value="59779.3773467517" calcext:value-type="float">
            <text:p>59779.3773467517</text:p>
          </table:table-cell>
          <table:table-cell table:formula="of:=[.G234]-[.$B234]" office:value-type="float" office:value="10.5060615539551" calcext:value-type="float">
            <text:p>10.50606155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4806.05001" calcext:value-type="float">
            <text:p>1443134806.05001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7409679889679" calcext:value-type="float">
            <text:p>45.740967989</text:p>
          </table:table-cell>
          <table:table-cell table:formula="of:=[.C235]/([.D235]-[.D234])" office:value-type="float" office:value="108098.314925195" calcext:value-type="float">
            <text:p>108098.314925195</text:p>
          </table:table-cell>
          <table:table-cell/>
          <table:table-cell office:value-type="float" office:value="1443134816.61755" calcext:value-type="float">
            <text:p>1443134816.61755</text:p>
          </table:table-cell>
          <table:table-cell table:formula="of:=[.G235]-[.$B$2]" office:value-type="float" office:value="56.3085074424744" calcext:value-type="float">
            <text:p>56.3085074425</text:p>
          </table:table-cell>
          <table:table-cell table:formula="of:=[.C235]/([.H235]-[.H234])" office:value-type="float" office:value="59786.2157291297" calcext:value-type="float">
            <text:p>59786.2157291297</text:p>
          </table:table-cell>
          <table:table-cell table:formula="of:=[.G235]-[.$B235]" office:value-type="float" office:value="10.5675394535065" calcext:value-type="float">
            <text:p>10.56753945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4806.12489" calcext:value-type="float">
            <text:p>1443134806.12489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158521652222" calcext:value-type="float">
            <text:p>45.8158521652</text:p>
          </table:table-cell>
          <table:table-cell table:formula="of:=[.C236]/([.D236]-[.D235])" office:value-type="float" office:value="109822.934715541" calcext:value-type="float">
            <text:p>109822.934715541</text:p>
          </table:table-cell>
          <table:table-cell/>
          <table:table-cell office:value-type="float" office:value="1443134816.75508" calcext:value-type="float">
            <text:p>1443134816.75508</text:p>
          </table:table-cell>
          <table:table-cell table:formula="of:=[.G236]-[.$B$2]" office:value-type="float" office:value="56.4460434913635" calcext:value-type="float">
            <text:p>56.4460434914</text:p>
          </table:table-cell>
          <table:table-cell table:formula="of:=[.C236]/([.H236]-[.H235])" office:value-type="float" office:value="59795.2323512485" calcext:value-type="float">
            <text:p>59795.2323512485</text:p>
          </table:table-cell>
          <table:table-cell table:formula="of:=[.G236]-[.$B236]" office:value-type="float" office:value="10.6301913261414" calcext:value-type="float">
            <text:p>10.63019132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4806.19979" calcext:value-type="float">
            <text:p>1443134806.19979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8907506465912" calcext:value-type="float">
            <text:p>45.8907506466</text:p>
          </table:table-cell>
          <table:table-cell table:formula="of:=[.C237]/([.D237]-[.D236])" office:value-type="float" office:value="109801.95926111" calcext:value-type="float">
            <text:p>109801.95926111</text:p>
          </table:table-cell>
          <table:table-cell/>
          <table:table-cell office:value-type="float" office:value="1443134816.89271" calcext:value-type="float">
            <text:p>1443134816.89271</text:p>
          </table:table-cell>
          <table:table-cell table:formula="of:=[.G237]-[.$B$2]" office:value-type="float" office:value="56.5836653709412" calcext:value-type="float">
            <text:p>56.5836653709</text:p>
          </table:table-cell>
          <table:table-cell table:formula="of:=[.C237]/([.H237]-[.H236])" office:value-type="float" office:value="59757.9398365984" calcext:value-type="float">
            <text:p>59757.9398365984</text:p>
          </table:table-cell>
          <table:table-cell table:formula="of:=[.G237]-[.$B237]" office:value-type="float" office:value="10.69291472435" calcext:value-type="float">
            <text:p>10.692914724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4806.27467" calcext:value-type="float">
            <text:p>1443134806.27467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5.965628862381" calcext:value-type="float">
            <text:p>45.9656288624</text:p>
          </table:table-cell>
          <table:table-cell table:formula="of:=[.C238]/([.D238]-[.D237])" office:value-type="float" office:value="109831.676853615" calcext:value-type="float">
            <text:p>109831.676853615</text:p>
          </table:table-cell>
          <table:table-cell/>
          <table:table-cell office:value-type="float" office:value="1443134817.03026" calcext:value-type="float">
            <text:p>1443134817.03026</text:p>
          </table:table-cell>
          <table:table-cell table:formula="of:=[.G238]-[.$B$2]" office:value-type="float" office:value="56.7212209701538" calcext:value-type="float">
            <text:p>56.7212209702</text:p>
          </table:table-cell>
          <table:table-cell table:formula="of:=[.C238]/([.H238]-[.H237])" office:value-type="float" office:value="59786.7338521536" calcext:value-type="float">
            <text:p>59786.7338521536</text:p>
          </table:table-cell>
          <table:table-cell table:formula="of:=[.G238]-[.$B238]" office:value-type="float" office:value="10.7555921077728" calcext:value-type="float">
            <text:p>10.755592107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4806.34956" calcext:value-type="float">
            <text:p>1443134806.34956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0405163764954" calcext:value-type="float">
            <text:p>46.0405163765</text:p>
          </table:table-cell>
          <table:table-cell table:formula="of:=[.C239]/([.D239]-[.D238])" office:value-type="float" office:value="109818.039726075" calcext:value-type="float">
            <text:p>109818.039726075</text:p>
          </table:table-cell>
          <table:table-cell/>
          <table:table-cell office:value-type="float" office:value="1443134820.12822" calcext:value-type="float">
            <text:p>1443134820.12822</text:p>
          </table:table-cell>
          <table:table-cell table:formula="of:=[.G239]-[.$B$2]" office:value-type="float" office:value="59.8191752433777" calcext:value-type="float">
            <text:p>59.8191752434</text:p>
          </table:table-cell>
          <table:table-cell table:formula="of:=[.C239]/([.H239]-[.H238])" office:value-type="float" office:value="2654.65506417618" calcext:value-type="float">
            <text:p>2654.6550641762</text:p>
          </table:table-cell>
          <table:table-cell table:formula="of:=[.G239]-[.$B239]" office:value-type="float" office:value="13.7786588668823" calcext:value-type="float">
            <text:p>13.778658866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4806.42446" calcext:value-type="float">
            <text:p>1443134806.42446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154139041901" calcext:value-type="float">
            <text:p>46.1154139042</text:p>
          </table:table-cell>
          <table:table-cell table:formula="of:=[.C240]/([.D240]-[.D239])" office:value-type="float" office:value="109803.357375463" calcext:value-type="float">
            <text:p>109803.357375463</text:p>
          </table:table-cell>
          <table:table-cell/>
          <table:table-cell office:value-type="float" office:value="1443134820.43406" calcext:value-type="float">
            <text:p>1443134820.43406</text:p>
          </table:table-cell>
          <table:table-cell table:formula="of:=[.G240]-[.$B$2]" office:value-type="float" office:value="60.1250140666962" calcext:value-type="float">
            <text:p>60.1250140667</text:p>
          </table:table-cell>
          <table:table-cell table:formula="of:=[.C240]/([.H240]-[.H239])" office:value-type="float" office:value="26889.98051577" calcext:value-type="float">
            <text:p>26889.98051577</text:p>
          </table:table-cell>
          <table:table-cell table:formula="of:=[.G240]-[.$B240]" office:value-type="float" office:value="14.0096001625061" calcext:value-type="float">
            <text:p>14.009600162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4806.49936" calcext:value-type="float">
            <text:p>1443134806.49936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1903162002564" calcext:value-type="float">
            <text:p>46.1903162003</text:p>
          </table:table-cell>
          <table:table-cell table:formula="of:=[.C241]/([.D241]-[.D240])" office:value-type="float" office:value="109796.367159723" calcext:value-type="float">
            <text:p>109796.367159723</text:p>
          </table:table-cell>
          <table:table-cell/>
          <table:table-cell office:value-type="float" office:value="1443134820.63992" calcext:value-type="float">
            <text:p>1443134820.63992</text:p>
          </table:table-cell>
          <table:table-cell table:formula="of:=[.G241]-[.$B$2]" office:value-type="float" office:value="60.3308818340302" calcext:value-type="float">
            <text:p>60.330881834</text:p>
          </table:table-cell>
          <table:table-cell table:formula="of:=[.C241]/([.H241]-[.H240])" office:value-type="float" office:value="39947.9729464302" calcext:value-type="float">
            <text:p>39947.9729464302</text:p>
          </table:table-cell>
          <table:table-cell table:formula="of:=[.G241]-[.$B241]" office:value-type="float" office:value="14.1405656337738" calcext:value-type="float">
            <text:p>14.140565633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4806.57426" calcext:value-type="float">
            <text:p>1443134806.57426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265214920044" calcext:value-type="float">
            <text:p>46.26521492</text:p>
          </table:table-cell>
          <table:table-cell table:formula="of:=[.C242]/([.D242]-[.D241])" office:value-type="float" office:value="109801.609738085" calcext:value-type="float">
            <text:p>109801.609738085</text:p>
          </table:table-cell>
          <table:table-cell/>
          <table:table-cell office:value-type="float" office:value="1443134820.74286" calcext:value-type="float">
            <text:p>1443134820.74286</text:p>
          </table:table-cell>
          <table:table-cell table:formula="of:=[.G242]-[.$B$2]" office:value-type="float" office:value="60.4338207244873" calcext:value-type="float">
            <text:p>60.4338207245</text:p>
          </table:table-cell>
          <table:table-cell table:formula="of:=[.C242]/([.H242]-[.H241])" office:value-type="float" office:value="79892.059876273" calcext:value-type="float">
            <text:p>79892.059876273</text:p>
          </table:table-cell>
          <table:table-cell table:formula="of:=[.G242]-[.$B242]" office:value-type="float" office:value="14.1686058044434" calcext:value-type="float">
            <text:p>14.16860580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4806.64919" calcext:value-type="float">
            <text:p>1443134806.64919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3401439189911" calcext:value-type="float">
            <text:p>46.340143919</text:p>
          </table:table-cell>
          <table:table-cell table:formula="of:=[.C243]/([.D243]-[.D242])" office:value-type="float" office:value="109757.238393127" calcext:value-type="float">
            <text:p>109757.238393127</text:p>
          </table:table-cell>
          <table:table-cell/>
          <table:table-cell office:value-type="float" office:value="1443134820.94877" calcext:value-type="float">
            <text:p>1443134820.94877</text:p>
          </table:table-cell>
          <table:table-cell table:formula="of:=[.G243]-[.$B$2]" office:value-type="float" office:value="60.6397318840027" calcext:value-type="float">
            <text:p>60.639731884</text:p>
          </table:table-cell>
          <table:table-cell table:formula="of:=[.C243]/([.H243]-[.H242])" office:value-type="float" office:value="39939.5546086743" calcext:value-type="float">
            <text:p>39939.5546086743</text:p>
          </table:table-cell>
          <table:table-cell table:formula="of:=[.G243]-[.$B243]" office:value-type="float" office:value="14.2995879650116" calcext:value-type="float">
            <text:p>14.29958796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4806.72408" calcext:value-type="float">
            <text:p>1443134806.72408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150424003601" calcext:value-type="float">
            <text:p>46.4150424004</text:p>
          </table:table-cell>
          <table:table-cell table:formula="of:=[.C244]/([.D244]-[.D243])" office:value-type="float" office:value="109801.95926111" calcext:value-type="float">
            <text:p>109801.95926111</text:p>
          </table:table-cell>
          <table:table-cell/>
          <table:table-cell office:value-type="float" office:value="1443134821.15468" calcext:value-type="float">
            <text:p>1443134821.15468</text:p>
          </table:table-cell>
          <table:table-cell table:formula="of:=[.G244]-[.$B$2]" office:value-type="float" office:value="60.8456420898438" calcext:value-type="float">
            <text:p>60.8456420898</text:p>
          </table:table-cell>
          <table:table-cell table:formula="of:=[.C244]/([.H244]-[.H243])" office:value-type="float" office:value="39939.7395889539" calcext:value-type="float">
            <text:p>39939.7395889539</text:p>
          </table:table-cell>
          <table:table-cell table:formula="of:=[.G244]-[.$B244]" office:value-type="float" office:value="14.4305996894836" calcext:value-type="float">
            <text:p>14.430599689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4806.79898" calcext:value-type="float">
            <text:p>1443134806.79898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4899392127991" calcext:value-type="float">
            <text:p>46.4899392128</text:p>
          </table:table-cell>
          <table:table-cell table:formula="of:=[.C245]/([.D245]-[.D244])" office:value-type="float" office:value="109804.405984593" calcext:value-type="float">
            <text:p>109804.405984593</text:p>
          </table:table-cell>
          <table:table-cell/>
          <table:table-cell office:value-type="float" office:value="1443134821.35077" calcext:value-type="float">
            <text:p>1443134821.35077</text:p>
          </table:table-cell>
          <table:table-cell table:formula="of:=[.G245]-[.$B$2]" office:value-type="float" office:value="61.0417332649231" calcext:value-type="float">
            <text:p>61.0417332649</text:p>
          </table:table-cell>
          <table:table-cell table:formula="of:=[.C245]/([.H245]-[.H244])" office:value-type="float" office:value="41939.6742187519" calcext:value-type="float">
            <text:p>41939.6742187519</text:p>
          </table:table-cell>
          <table:table-cell table:formula="of:=[.G245]-[.$B245]" office:value-type="float" office:value="14.551794052124" calcext:value-type="float">
            <text:p>14.551794052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4806.87388" calcext:value-type="float">
            <text:p>1443134806.87388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5648376941681" calcext:value-type="float">
            <text:p>46.5648376942</text:p>
          </table:table-cell>
          <table:table-cell table:formula="of:=[.C246]/([.D246]-[.D245])" office:value-type="float" office:value="109801.95926111" calcext:value-type="float">
            <text:p>109801.95926111</text:p>
          </table:table-cell>
          <table:table-cell/>
          <table:table-cell office:value-type="float" office:value="1443134821.5446" calcext:value-type="float">
            <text:p>1443134821.5446</text:p>
          </table:table-cell>
          <table:table-cell table:formula="of:=[.G246]-[.$B$2]" office:value-type="float" office:value="61.2355542182922" calcext:value-type="float">
            <text:p>61.2355542183</text:p>
          </table:table-cell>
          <table:table-cell table:formula="of:=[.C246]/([.H246]-[.H245])" office:value-type="float" office:value="42430.9129484934" calcext:value-type="float">
            <text:p>42430.9129484934</text:p>
          </table:table-cell>
          <table:table-cell table:formula="of:=[.G246]-[.$B246]" office:value-type="float" office:value="14.6707165241241" calcext:value-type="float">
            <text:p>14.670716524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4806.94878" calcext:value-type="float">
            <text:p>1443134806.94878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6397404670715" calcext:value-type="float">
            <text:p>46.6397404671</text:p>
          </table:table-cell>
          <table:table-cell table:formula="of:=[.C247]/([.D247]-[.D246])" office:value-type="float" office:value="109795.668187099" calcext:value-type="float">
            <text:p>109795.668187099</text:p>
          </table:table-cell>
          <table:table-cell/>
          <table:table-cell office:value-type="float" office:value="1443134821.73833" calcext:value-type="float">
            <text:p>1443134821.73833</text:p>
          </table:table-cell>
          <table:table-cell table:formula="of:=[.G247]-[.$B$2]" office:value-type="float" office:value="61.4292855262756" calcext:value-type="float">
            <text:p>61.4292855263</text:p>
          </table:table-cell>
          <table:table-cell table:formula="of:=[.C247]/([.H247]-[.H246])" office:value-type="float" office:value="42450.5470262181" calcext:value-type="float">
            <text:p>42450.5470262181</text:p>
          </table:table-cell>
          <table:table-cell table:formula="of:=[.G247]-[.$B247]" office:value-type="float" office:value="14.7895450592041" calcext:value-type="float">
            <text:p>14.789545059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4820.03253" calcext:value-type="float">
            <text:p>1443134820.03253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234835624695" calcext:value-type="float">
            <text:p>59.7234835625</text:p>
          </table:table-cell>
          <table:table-cell table:formula="of:=[.C248]/([.D248]-[.D247])" office:value-type="float" office:value="628.566300945843" calcext:value-type="float">
            <text:p>628.5663009458</text:p>
          </table:table-cell>
          <table:table-cell/>
          <table:table-cell office:value-type="float" office:value="1443134821.93228" calcext:value-type="float">
            <text:p>1443134821.93228</text:p>
          </table:table-cell>
          <table:table-cell table:formula="of:=[.G248]-[.$B$2]" office:value-type="float" office:value="61.6232347488403" calcext:value-type="float">
            <text:p>61.6232347488</text:p>
          </table:table-cell>
          <table:table-cell table:formula="of:=[.C248]/([.H248]-[.H247])" office:value-type="float" office:value="42402.851072304" calcext:value-type="float">
            <text:p>42402.851072304</text:p>
          </table:table-cell>
          <table:table-cell table:formula="of:=[.G248]-[.$B248]" office:value-type="float" office:value="1.89975118637085" calcext:value-type="float">
            <text:p>1.89975118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4820.13547" calcext:value-type="float">
            <text:p>1443134820.13547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264281749725" calcext:value-type="float">
            <text:p>59.826428175</text:p>
          </table:table-cell>
          <table:table-cell table:formula="of:=[.C249]/([.D249]-[.D248])" office:value-type="float" office:value="79887.6191773144" calcext:value-type="float">
            <text:p>79887.6191773144</text:p>
          </table:table-cell>
          <table:table-cell/>
          <table:table-cell office:value-type="float" office:value="1443134822.12616" calcext:value-type="float">
            <text:p>1443134822.12616</text:p>
          </table:table-cell>
          <table:table-cell table:formula="of:=[.G249]-[.$B$2]" office:value-type="float" office:value="61.8171172142029" calcext:value-type="float">
            <text:p>61.8171172142</text:p>
          </table:table-cell>
          <table:table-cell table:formula="of:=[.C249]/([.H249]-[.H248])" office:value-type="float" office:value="42417.4511326829" calcext:value-type="float">
            <text:p>42417.4511326829</text:p>
          </table:table-cell>
          <table:table-cell table:formula="of:=[.G249]-[.$B249]" office:value-type="float" office:value="1.99068903923035" calcext:value-type="float">
            <text:p>1.990689039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4820.23842" calcext:value-type="float">
            <text:p>1443134820.23842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293761253357" calcext:value-type="float">
            <text:p>59.9293761253</text:p>
          </table:table-cell>
          <table:table-cell table:formula="of:=[.C250]/([.D250]-[.D249])" office:value-type="float" office:value="79885.0289975567" calcext:value-type="float">
            <text:p>79885.0289975567</text:p>
          </table:table-cell>
          <table:table-cell/>
          <table:table-cell office:value-type="float" office:value="1443134822.29872" calcext:value-type="float">
            <text:p>1443134822.29872</text:p>
          </table:table-cell>
          <table:table-cell table:formula="of:=[.G250]-[.$B$2]" office:value-type="float" office:value="61.9896743297577" calcext:value-type="float">
            <text:p>61.9896743298</text:p>
          </table:table-cell>
          <table:table-cell table:formula="of:=[.C250]/([.H250]-[.H249])" office:value-type="float" office:value="47659.5820088787" calcext:value-type="float">
            <text:p>47659.5820088787</text:p>
          </table:table-cell>
          <table:table-cell table:formula="of:=[.G250]-[.$B250]" office:value-type="float" office:value="2.060298204422" calcext:value-type="float">
            <text:p>2.06029820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4820.34136" calcext:value-type="float">
            <text:p>1443134820.34136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23145389557" calcext:value-type="float">
            <text:p>60.032314539</text:p>
          </table:table-cell>
          <table:table-cell table:formula="of:=[.C251]/([.D251]-[.D250])" office:value-type="float" office:value="79892.4299568042" calcext:value-type="float">
            <text:p>79892.4299568042</text:p>
          </table:table-cell>
          <table:table-cell/>
          <table:table-cell office:value-type="float" office:value="1443134822.45957" calcext:value-type="float">
            <text:p>1443134822.45957</text:p>
          </table:table-cell>
          <table:table-cell table:formula="of:=[.G251]-[.$B$2]" office:value-type="float" office:value="62.1505312919617" calcext:value-type="float">
            <text:p>62.150531292</text:p>
          </table:table-cell>
          <table:table-cell table:formula="of:=[.C251]/([.H251]-[.H250])" office:value-type="float" office:value="51126.1675423866" calcext:value-type="float">
            <text:p>51126.1675423866</text:p>
          </table:table-cell>
          <table:table-cell table:formula="of:=[.G251]-[.$B251]" office:value-type="float" office:value="2.11821675300598" calcext:value-type="float">
            <text:p>2.1182167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4820.44429" calcext:value-type="float">
            <text:p>1443134820.44429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52510452271" calcext:value-type="float">
            <text:p>60.1352510452</text:p>
          </table:table-cell>
          <table:table-cell table:formula="of:=[.C252]/([.D252]-[.D251])" office:value-type="float" office:value="79893.9103132159" calcext:value-type="float">
            <text:p>79893.9103132159</text:p>
          </table:table-cell>
          <table:table-cell/>
          <table:table-cell office:value-type="float" office:value="1443134822.62062" calcext:value-type="float">
            <text:p>1443134822.62062</text:p>
          </table:table-cell>
          <table:table-cell table:formula="of:=[.G252]-[.$B$2]" office:value-type="float" office:value="62.3115749359131" calcext:value-type="float">
            <text:p>62.3115749359</text:p>
          </table:table-cell>
          <table:table-cell table:formula="of:=[.C252]/([.H252]-[.H251])" office:value-type="float" office:value="51066.9021031406" calcext:value-type="float">
            <text:p>51066.9021031406</text:p>
          </table:table-cell>
          <table:table-cell table:formula="of:=[.G252]-[.$B252]" office:value-type="float" office:value="2.17632389068604" calcext:value-type="float">
            <text:p>2.17632389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4820.54723" calcext:value-type="float">
            <text:p>1443134820.54723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81873130798" calcext:value-type="float">
            <text:p>60.2381873131</text:p>
          </table:table-cell>
          <table:table-cell table:formula="of:=[.C253]/([.D253]-[.D252])" office:value-type="float" office:value="79894.0953616247" calcext:value-type="float">
            <text:p>79894.0953616247</text:p>
          </table:table-cell>
          <table:table-cell/>
          <table:table-cell office:value-type="float" office:value="1443134822.86194" calcext:value-type="float">
            <text:p>1443134822.86194</text:p>
          </table:table-cell>
          <table:table-cell table:formula="of:=[.G253]-[.$B$2]" office:value-type="float" office:value="62.5528972148895" calcext:value-type="float">
            <text:p>62.5528972149</text:p>
          </table:table-cell>
          <table:table-cell table:formula="of:=[.C253]/([.H253]-[.H252])" office:value-type="float" office:value="34078.9090625275" calcext:value-type="float">
            <text:p>34078.9090625275</text:p>
          </table:table-cell>
          <table:table-cell table:formula="of:=[.G253]-[.$B253]" office:value-type="float" office:value="2.31470990180969" calcext:value-type="float">
            <text:p>2.314709901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4820.65017" calcext:value-type="float">
            <text:p>1443134820.65017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11242961884" calcext:value-type="float">
            <text:p>60.3411242962</text:p>
          </table:table-cell>
          <table:table-cell table:formula="of:=[.C254]/([.D254]-[.D253])" office:value-type="float" office:value="79893.5402189698" calcext:value-type="float">
            <text:p>79893.5402189698</text:p>
          </table:table-cell>
          <table:table-cell/>
          <table:table-cell office:value-type="float" office:value="1443134823.02285" calcext:value-type="float">
            <text:p>1443134823.02285</text:p>
          </table:table-cell>
          <table:table-cell table:formula="of:=[.G254]-[.$B$2]" office:value-type="float" office:value="62.7138075828552" calcext:value-type="float">
            <text:p>62.7138075829</text:p>
          </table:table-cell>
          <table:table-cell table:formula="of:=[.C254]/([.H254]-[.H253])" office:value-type="float" office:value="51109.1988911065" calcext:value-type="float">
            <text:p>51109.1988911065</text:p>
          </table:table-cell>
          <table:table-cell table:formula="of:=[.G254]-[.$B254]" office:value-type="float" office:value="2.37268328666687" calcext:value-type="float">
            <text:p>2.37268328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4820.7531" calcext:value-type="float">
            <text:p>1443134820.7531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40610408783" calcext:value-type="float">
            <text:p>60.4440610409</text:p>
          </table:table-cell>
          <table:table-cell table:formula="of:=[.C255]/([.D255]-[.D254])" office:value-type="float" office:value="79893.7252656642" calcext:value-type="float">
            <text:p>79893.7252656642</text:p>
          </table:table-cell>
          <table:table-cell/>
          <table:table-cell office:value-type="float" office:value="1443134823.18368" calcext:value-type="float">
            <text:p>1443134823.18368</text:p>
          </table:table-cell>
          <table:table-cell table:formula="of:=[.G255]-[.$B$2]" office:value-type="float" office:value="62.8746349811554" calcext:value-type="float">
            <text:p>62.8746349812</text:p>
          </table:table-cell>
          <table:table-cell table:formula="of:=[.C255]/([.H255]-[.H254])" office:value-type="float" office:value="51135.5657488819" calcext:value-type="float">
            <text:p>51135.5657488819</text:p>
          </table:table-cell>
          <table:table-cell table:formula="of:=[.G255]-[.$B255]" office:value-type="float" office:value="2.4305739402771" calcext:value-type="float">
            <text:p>2.430573940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4820.85604" calcext:value-type="float">
            <text:p>1443134820.85604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69982624054" calcext:value-type="float">
            <text:p>60.5469982624</text:p>
          </table:table-cell>
          <table:table-cell table:formula="of:=[.C256]/([.D256]-[.D255])" office:value-type="float" office:value="79893.3551731326" calcext:value-type="float">
            <text:p>79893.3551731326</text:p>
          </table:table-cell>
          <table:table-cell/>
          <table:table-cell office:value-type="float" office:value="1443134823.34825" calcext:value-type="float">
            <text:p>1443134823.34825</text:p>
          </table:table-cell>
          <table:table-cell table:formula="of:=[.G256]-[.$B$2]" office:value-type="float" office:value="63.0392129421234" calcext:value-type="float">
            <text:p>63.0392129421</text:p>
          </table:table-cell>
          <table:table-cell table:formula="of:=[.C256]/([.H256]-[.H255])" office:value-type="float" office:value="49970.238734445" calcext:value-type="float">
            <text:p>49970.238734445</text:p>
          </table:table-cell>
          <table:table-cell table:formula="of:=[.G256]-[.$B256]" office:value-type="float" office:value="2.49221467971802" calcext:value-type="float">
            <text:p>2.492214679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4820.95899" calcext:value-type="float">
            <text:p>1443134820.95899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99493122101" calcext:value-type="float">
            <text:p>60.6499493122</text:p>
          </table:table-cell>
          <table:table-cell table:formula="of:=[.C257]/([.D257]-[.D256])" office:value-type="float" office:value="79882.6239810286" calcext:value-type="float">
            <text:p>79882.6239810286</text:p>
          </table:table-cell>
          <table:table-cell/>
          <table:table-cell office:value-type="float" office:value="1443134823.51302" calcext:value-type="float">
            <text:p>1443134823.51302</text:p>
          </table:table-cell>
          <table:table-cell table:formula="of:=[.G257]-[.$B$2]" office:value-type="float" office:value="63.2039794921875" calcext:value-type="float">
            <text:p>63.2039794922</text:p>
          </table:table-cell>
          <table:table-cell table:formula="of:=[.C257]/([.H257]-[.H256])" office:value-type="float" office:value="49913.0436171737" calcext:value-type="float">
            <text:p>49913.0436171737</text:p>
          </table:table-cell>
          <table:table-cell table:formula="of:=[.G257]-[.$B257]" office:value-type="float" office:value="2.55403017997742" calcext:value-type="float">
            <text:p>2.5540301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4821.05833" calcext:value-type="float">
            <text:p>1443134821.05833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492842674255" calcext:value-type="float">
            <text:p>60.7492842674</text:p>
          </table:table-cell>
          <table:table-cell table:formula="of:=[.C258]/([.D258]-[.D257])" office:value-type="float" office:value="82790.5945310231" calcext:value-type="float">
            <text:p>82790.5945310231</text:p>
          </table:table-cell>
          <table:table-cell/>
          <table:table-cell office:value-type="float" office:value="1443134823.67793" calcext:value-type="float">
            <text:p>1443134823.67793</text:p>
          </table:table-cell>
          <table:table-cell table:formula="of:=[.G258]-[.$B$2]" office:value-type="float" office:value="63.3688900470734" calcext:value-type="float">
            <text:p>63.3688900471</text:p>
          </table:table-cell>
          <table:table-cell table:formula="of:=[.C258]/([.H258]-[.H257])" office:value-type="float" office:value="49869.4580567744" calcext:value-type="float">
            <text:p>49869.4580567744</text:p>
          </table:table-cell>
          <table:table-cell table:formula="of:=[.G258]-[.$B258]" office:value-type="float" office:value="2.61960577964783" calcext:value-type="float">
            <text:p>2.619605779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4821.15521" calcext:value-type="float">
            <text:p>1443134821.15521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461680412293" calcext:value-type="float">
            <text:p>60.8461680412</text:p>
          </table:table-cell>
          <table:table-cell table:formula="of:=[.C259]/([.D259]-[.D258])" office:value-type="float" office:value="84885.2153164682" calcext:value-type="float">
            <text:p>84885.2153164682</text:p>
          </table:table-cell>
          <table:table-cell/>
          <table:table-cell office:value-type="float" office:value="1443134823.84254" calcext:value-type="float">
            <text:p>1443134823.84254</text:p>
          </table:table-cell>
          <table:table-cell table:formula="of:=[.G259]-[.$B$2]" office:value-type="float" office:value="63.5335011482239" calcext:value-type="float">
            <text:p>63.5335011482</text:p>
          </table:table-cell>
          <table:table-cell table:formula="of:=[.C259]/([.H259]-[.H258])" office:value-type="float" office:value="49960.1785208906" calcext:value-type="float">
            <text:p>49960.1785208906</text:p>
          </table:table-cell>
          <table:table-cell table:formula="of:=[.G259]-[.$B259]" office:value-type="float" office:value="2.68733310699463" calcext:value-type="float">
            <text:p>2.6873331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4821.2521" calcext:value-type="float">
            <text:p>1443134821.2521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430630207062" calcext:value-type="float">
            <text:p>60.9430630207</text:p>
          </table:table-cell>
          <table:table-cell table:formula="of:=[.C260]/([.D260]-[.D259])" office:value-type="float" office:value="84875.3985438243" calcext:value-type="float">
            <text:p>84875.3985438243</text:p>
          </table:table-cell>
          <table:table-cell/>
          <table:table-cell office:value-type="float" office:value="1443134824.00716" calcext:value-type="float">
            <text:p>1443134824.00716</text:p>
          </table:table-cell>
          <table:table-cell table:formula="of:=[.G260]-[.$B$2]" office:value-type="float" office:value="63.6981234550476" calcext:value-type="float">
            <text:p>63.698123455</text:p>
          </table:table-cell>
          <table:table-cell table:formula="of:=[.C260]/([.H260]-[.H259])" office:value-type="float" office:value="49956.7777822835" calcext:value-type="float">
            <text:p>49956.7777822835</text:p>
          </table:table-cell>
          <table:table-cell table:formula="of:=[.G260]-[.$B260]" office:value-type="float" office:value="2.75506043434143" calcext:value-type="float">
            <text:p>2.755060434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4821.34899" calcext:value-type="float">
            <text:p>1443134821.34899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399503707886" calcext:value-type="float">
            <text:p>61.0399503708</text:p>
          </table:table-cell>
          <table:table-cell table:formula="of:=[.C261]/([.D261]-[.D260])" office:value-type="float" office:value="84882.0820572132" calcext:value-type="float">
            <text:p>84882.0820572132</text:p>
          </table:table-cell>
          <table:table-cell/>
          <table:table-cell office:value-type="float" office:value="1443134824.1721" calcext:value-type="float">
            <text:p>1443134824.1721</text:p>
          </table:table-cell>
          <table:table-cell table:formula="of:=[.G261]-[.$B$2]" office:value-type="float" office:value="63.8630635738373" calcext:value-type="float">
            <text:p>63.8630635738</text:p>
          </table:table-cell>
          <table:table-cell table:formula="of:=[.C261]/([.H261]-[.H260])" office:value-type="float" office:value="49860.5194439506" calcext:value-type="float">
            <text:p>49860.5194439506</text:p>
          </table:table-cell>
          <table:table-cell table:formula="of:=[.G261]-[.$B261]" office:value-type="float" office:value="2.82311320304871" calcext:value-type="float">
            <text:p>2.82311320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4821.4459" calcext:value-type="float">
            <text:p>1443134821.4459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368544101715" calcext:value-type="float">
            <text:p>61.1368544102</text:p>
          </table:table-cell>
          <table:table-cell table:formula="of:=[.C262]/([.D262]-[.D261])" office:value-type="float" office:value="84867.4632385686" calcext:value-type="float">
            <text:p>84867.4632385686</text:p>
          </table:table-cell>
          <table:table-cell/>
          <table:table-cell office:value-type="float" office:value="1443134824.33609" calcext:value-type="float">
            <text:p>1443134824.33609</text:p>
          </table:table-cell>
          <table:table-cell table:formula="of:=[.G262]-[.$B$2]" office:value-type="float" office:value="64.0270521640778" calcext:value-type="float">
            <text:p>64.0270521641</text:p>
          </table:table-cell>
          <table:table-cell table:formula="of:=[.C262]/([.H262]-[.H261])" office:value-type="float" office:value="50149.8304725959" calcext:value-type="float">
            <text:p>50149.8304725959</text:p>
          </table:table-cell>
          <table:table-cell table:formula="of:=[.G262]-[.$B262]" office:value-type="float" office:value="2.89019775390625" calcext:value-type="float">
            <text:p>2.890197753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4821.54279" calcext:value-type="float">
            <text:p>1443134821.54279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337460517883" calcext:value-type="float">
            <text:p>61.2337460518</text:p>
          </table:table-cell>
          <table:table-cell table:formula="of:=[.C263]/([.D263]-[.D262])" office:value-type="float" office:value="84878.3224514202" calcext:value-type="float">
            <text:p>84878.3224514202</text:p>
          </table:table-cell>
          <table:table-cell/>
          <table:table-cell office:value-type="float" office:value="1443134824.60606" calcext:value-type="float">
            <text:p>1443134824.60606</text:p>
          </table:table-cell>
          <table:table-cell table:formula="of:=[.G263]-[.$B$2]" office:value-type="float" office:value="64.2970209121704" calcext:value-type="float">
            <text:p>64.2970209122</text:p>
          </table:table-cell>
          <table:table-cell table:formula="of:=[.C263]/([.H263]-[.H262])" office:value-type="float" office:value="30462.7852597871" calcext:value-type="float">
            <text:p>30462.7852597871</text:p>
          </table:table-cell>
          <table:table-cell table:formula="of:=[.G263]-[.$B263]" office:value-type="float" office:value="3.06327486038208" calcext:value-type="float">
            <text:p>3.063274860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4821.63968" calcext:value-type="float">
            <text:p>1443134821.63968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306427001953" calcext:value-type="float">
            <text:p>61.3306427002</text:p>
          </table:table-cell>
          <table:table-cell table:formula="of:=[.C264]/([.D264]-[.D263])" office:value-type="float" office:value="84873.9366655676" calcext:value-type="float">
            <text:p>84873.9366655676</text:p>
          </table:table-cell>
          <table:table-cell/>
          <table:table-cell office:value-type="float" office:value="1443134824.74584" calcext:value-type="float">
            <text:p>1443134824.74584</text:p>
          </table:table-cell>
          <table:table-cell table:formula="of:=[.G264]-[.$B$2]" office:value-type="float" office:value="64.436797618866" calcext:value-type="float">
            <text:p>64.4367976189</text:p>
          </table:table-cell>
          <table:table-cell table:formula="of:=[.C264]/([.H264]-[.H263])" office:value-type="float" office:value="58836.6988636557" calcext:value-type="float">
            <text:p>58836.6988636557</text:p>
          </table:table-cell>
          <table:table-cell table:formula="of:=[.G264]-[.$B264]" office:value-type="float" office:value="3.10615491867065" calcext:value-type="float">
            <text:p>3.106154918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4821.73657" calcext:value-type="float">
            <text:p>1443134821.73657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275312423706" calcext:value-type="float">
            <text:p>61.4275312424</text:p>
          </table:table-cell>
          <table:table-cell table:formula="of:=[.C265]/([.D265]-[.D264])" office:value-type="float" office:value="84881.0376888626" calcext:value-type="float">
            <text:p>84881.0376888626</text:p>
          </table:table-cell>
          <table:table-cell/>
          <table:table-cell office:value-type="float" office:value="1443134824.93397" calcext:value-type="float">
            <text:p>1443134824.93397</text:p>
          </table:table-cell>
          <table:table-cell table:formula="of:=[.G265]-[.$B$2]" office:value-type="float" office:value="64.6249306201935" calcext:value-type="float">
            <text:p>64.6249306202</text:p>
          </table:table-cell>
          <table:table-cell table:formula="of:=[.C265]/([.H265]-[.H264])" office:value-type="float" office:value="43713.7553856546" calcext:value-type="float">
            <text:p>43713.7553856546</text:p>
          </table:table-cell>
          <table:table-cell table:formula="of:=[.G265]-[.$B265]" office:value-type="float" office:value="3.19739937782288" calcext:value-type="float">
            <text:p>3.19739937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4821.83346" calcext:value-type="float">
            <text:p>1443134821.83346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24421453476" calcext:value-type="float">
            <text:p>61.5244214535</text:p>
          </table:table-cell>
          <table:table-cell table:formula="of:=[.C266]/([.D266]-[.D265])" office:value-type="float" office:value="84879.575616346" calcext:value-type="float">
            <text:p>84879.575616346</text:p>
          </table:table-cell>
          <table:table-cell/>
          <table:table-cell office:value-type="float" office:value="1443134825.15593" calcext:value-type="float">
            <text:p>1443134825.15593</text:p>
          </table:table-cell>
          <table:table-cell table:formula="of:=[.G266]-[.$B$2]" office:value-type="float" office:value="64.8468842506409" calcext:value-type="float">
            <text:p>64.8468842506</text:p>
          </table:table-cell>
          <table:table-cell table:formula="of:=[.C266]/([.H266]-[.H265])" office:value-type="float" office:value="37052.7843289747" calcext:value-type="float">
            <text:p>37052.7843289747</text:p>
          </table:table-cell>
          <table:table-cell table:formula="of:=[.G266]-[.$B266]" office:value-type="float" office:value="3.32246279716492" calcext:value-type="float">
            <text:p>3.322462797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4821.93037" calcext:value-type="float">
            <text:p>1443134821.93037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21333360672" calcext:value-type="float">
            <text:p>61.6213333607</text:p>
          </table:table-cell>
          <table:table-cell table:formula="of:=[.C267]/([.D267]-[.D266])" office:value-type="float" office:value="84860.5732561172" calcext:value-type="float">
            <text:p>84860.5732561172</text:p>
          </table:table-cell>
          <table:table-cell/>
          <table:table-cell office:value-type="float" office:value="1443134825.31466" calcext:value-type="float">
            <text:p>1443134825.31466</text:p>
          </table:table-cell>
          <table:table-cell table:formula="of:=[.G267]-[.$B$2]" office:value-type="float" office:value="65.0056169033051" calcext:value-type="float">
            <text:p>65.0056169033</text:p>
          </table:table-cell>
          <table:table-cell table:formula="of:=[.C267]/([.H267]-[.H266])" office:value-type="float" office:value="51810.3859663879" calcext:value-type="float">
            <text:p>51810.3859663879</text:p>
          </table:table-cell>
          <table:table-cell table:formula="of:=[.G267]-[.$B267]" office:value-type="float" office:value="3.38428354263306" calcext:value-type="float">
            <text:p>3.384283542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4822.02263" calcext:value-type="float">
            <text:p>1443134822.02263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135922908783" calcext:value-type="float">
            <text:p>61.7135922909</text:p>
          </table:table-cell>
          <table:table-cell table:formula="of:=[.C268]/([.D268]-[.D267])" office:value-type="float" office:value="89140.4223050325" calcext:value-type="float">
            <text:p>89140.4223050325</text:p>
          </table:table-cell>
          <table:table-cell/>
          <table:table-cell office:value-type="float" office:value="1443134825.47156" calcext:value-type="float">
            <text:p>1443134825.47156</text:p>
          </table:table-cell>
          <table:table-cell table:formula="of:=[.G268]-[.$B$2]" office:value-type="float" office:value="65.1625170707703" calcext:value-type="float">
            <text:p>65.1625170708</text:p>
          </table:table-cell>
          <table:table-cell table:formula="of:=[.C268]/([.H268]-[.H267])" office:value-type="float" office:value="52415.4953615555" calcext:value-type="float">
            <text:p>52415.4953615555</text:p>
          </table:table-cell>
          <table:table-cell table:formula="of:=[.G268]-[.$B268]" office:value-type="float" office:value="3.44892477989197" calcext:value-type="float">
            <text:p>3.448924779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4822.10309" calcext:value-type="float">
            <text:p>1443134822.10309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7940521240234" calcext:value-type="float">
            <text:p>61.794052124</text:p>
          </table:table-cell>
          <table:table-cell table:formula="of:=[.C269]/([.D269]-[.D268])" office:value-type="float" office:value="102212.491357827" calcext:value-type="float">
            <text:p>102212.491357827</text:p>
          </table:table-cell>
          <table:table-cell/>
          <table:table-cell office:value-type="float" office:value="1443134825.62857" calcext:value-type="float">
            <text:p>1443134825.62857</text:p>
          </table:table-cell>
          <table:table-cell table:formula="of:=[.G269]-[.$B$2]" office:value-type="float" office:value="65.3195316791534" calcext:value-type="float">
            <text:p>65.3195316792</text:p>
          </table:table-cell>
          <table:table-cell table:formula="of:=[.C269]/([.H269]-[.H268])" office:value-type="float" office:value="52377.2920538077" calcext:value-type="float">
            <text:p>52377.2920538077</text:p>
          </table:table-cell>
          <table:table-cell table:formula="of:=[.G269]-[.$B269]" office:value-type="float" office:value="3.52547955513" calcext:value-type="float">
            <text:p>3.525479555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4822.18353" calcext:value-type="float">
            <text:p>1443134822.18353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8744912147522" calcext:value-type="float">
            <text:p>61.8744912148</text:p>
          </table:table-cell>
          <table:table-cell table:formula="of:=[.C270]/([.D270]-[.D269])" office:value-type="float" office:value="102238.848369523" calcext:value-type="float">
            <text:p>102238.848369523</text:p>
          </table:table-cell>
          <table:table-cell/>
          <table:table-cell office:value-type="float" office:value="1443134825.78545" calcext:value-type="float">
            <text:p>1443134825.78545</text:p>
          </table:table-cell>
          <table:table-cell table:formula="of:=[.G270]-[.$B$2]" office:value-type="float" office:value="65.4764044284821" calcext:value-type="float">
            <text:p>65.4764044285</text:p>
          </table:table-cell>
          <table:table-cell table:formula="of:=[.C270]/([.H270]-[.H269])" office:value-type="float" office:value="52424.656514259" calcext:value-type="float">
            <text:p>52424.656514259</text:p>
          </table:table-cell>
          <table:table-cell table:formula="of:=[.G270]-[.$B270]" office:value-type="float" office:value="3.60191321372986" calcext:value-type="float">
            <text:p>3.601913213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4822.26399" calcext:value-type="float">
            <text:p>1443134822.26399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1.9549515247345" calcext:value-type="float">
            <text:p>61.9549515247</text:p>
          </table:table-cell>
          <table:table-cell table:formula="of:=[.C271]/([.D271]-[.D270])" office:value-type="float" office:value="102211.885609304" calcext:value-type="float">
            <text:p>102211.885609304</text:p>
          </table:table-cell>
          <table:table-cell/>
          <table:table-cell office:value-type="float" office:value="1443134825.94238" calcext:value-type="float">
            <text:p>1443134825.94238</text:p>
          </table:table-cell>
          <table:table-cell table:formula="of:=[.G271]-[.$B$2]" office:value-type="float" office:value="65.633337020874" calcext:value-type="float">
            <text:p>65.6333370209</text:p>
          </table:table-cell>
          <table:table-cell table:formula="of:=[.C271]/([.H271]-[.H270])" office:value-type="float" office:value="52404.665434055" calcext:value-type="float">
            <text:p>52404.665434055</text:p>
          </table:table-cell>
          <table:table-cell table:formula="of:=[.G271]-[.$B271]" office:value-type="float" office:value="3.67838549613953" calcext:value-type="float">
            <text:p>3.678385496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4822.34447" calcext:value-type="float">
            <text:p>1443134822.34447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0354280471802" calcext:value-type="float">
            <text:p>62.0354280472</text:p>
          </table:table-cell>
          <table:table-cell table:formula="of:=[.C272]/([.D272]-[.D271])" office:value-type="float" office:value="102191.294430636" calcext:value-type="float">
            <text:p>102191.294430636</text:p>
          </table:table-cell>
          <table:table-cell/>
          <table:table-cell office:value-type="float" office:value="1443134826.09925" calcext:value-type="float">
            <text:p>1443134826.09925</text:p>
          </table:table-cell>
          <table:table-cell table:formula="of:=[.G272]-[.$B$2]" office:value-type="float" office:value="65.7902097702026" calcext:value-type="float">
            <text:p>65.7902097702</text:p>
          </table:table-cell>
          <table:table-cell table:formula="of:=[.C272]/([.H272]-[.H271])" office:value-type="float" office:value="52424.656514259" calcext:value-type="float">
            <text:p>52424.656514259</text:p>
          </table:table-cell>
          <table:table-cell table:formula="of:=[.G272]-[.$B272]" office:value-type="float" office:value="3.75478172302246" calcext:value-type="float">
            <text:p>3.75478172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4822.42493" calcext:value-type="float">
            <text:p>1443134822.42493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158893108368" calcext:value-type="float">
            <text:p>62.1158893108</text:p>
          </table:table-cell>
          <table:table-cell table:formula="of:=[.C273]/([.D273]-[.D272])" office:value-type="float" office:value="102210.674133798" calcext:value-type="float">
            <text:p>102210.674133798</text:p>
          </table:table-cell>
          <table:table-cell/>
          <table:table-cell office:value-type="float" office:value="1443134826.25355" calcext:value-type="float">
            <text:p>1443134826.25355</text:p>
          </table:table-cell>
          <table:table-cell table:formula="of:=[.G273]-[.$B$2]" office:value-type="float" office:value="65.9445078372955" calcext:value-type="float">
            <text:p>65.9445078373</text:p>
          </table:table-cell>
          <table:table-cell table:formula="of:=[.C273]/([.H273]-[.H272])" office:value-type="float" office:value="53299.4363114654" calcext:value-type="float">
            <text:p>53299.4363114654</text:p>
          </table:table-cell>
          <table:table-cell table:formula="of:=[.G273]-[.$B273]" office:value-type="float" office:value="3.82861852645874" calcext:value-type="float">
            <text:p>3.82861852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4822.50539" calcext:value-type="float">
            <text:p>1443134822.50539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1963460445404" calcext:value-type="float">
            <text:p>62.1963460445</text:p>
          </table:table-cell>
          <table:table-cell table:formula="of:=[.C274]/([.D274]-[.D273])" office:value-type="float" office:value="102216.42889824" calcext:value-type="float">
            <text:p>102216.42889824</text:p>
          </table:table-cell>
          <table:table-cell/>
          <table:table-cell office:value-type="float" office:value="1443134826.40353" calcext:value-type="float">
            <text:p>1443134826.40353</text:p>
          </table:table-cell>
          <table:table-cell table:formula="of:=[.G274]-[.$B$2]" office:value-type="float" office:value="66.0944919586182" calcext:value-type="float">
            <text:p>66.0944919586</text:p>
          </table:table-cell>
          <table:table-cell table:formula="of:=[.C274]/([.H274]-[.H273])" office:value-type="float" office:value="54832.4711141208" calcext:value-type="float">
            <text:p>54832.4711141208</text:p>
          </table:table-cell>
          <table:table-cell table:formula="of:=[.G274]-[.$B274]" office:value-type="float" office:value="3.89814591407776" calcext:value-type="float">
            <text:p>3.898145914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4822.58584" calcext:value-type="float">
            <text:p>1443134822.58584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276798248291" calcext:value-type="float">
            <text:p>62.2767982483</text:p>
          </table:table-cell>
          <table:table-cell table:formula="of:=[.C275]/([.D275]-[.D274])" office:value-type="float" office:value="102222.184310739" calcext:value-type="float">
            <text:p>102222.184310739</text:p>
          </table:table-cell>
          <table:table-cell/>
          <table:table-cell office:value-type="float" office:value="1443134826.55317" calcext:value-type="float">
            <text:p>1443134826.55317</text:p>
          </table:table-cell>
          <table:table-cell table:formula="of:=[.G275]-[.$B$2]" office:value-type="float" office:value="66.2441298961639" calcext:value-type="float">
            <text:p>66.2441298962</text:p>
          </table:table-cell>
          <table:table-cell table:formula="of:=[.C275]/([.H275]-[.H274])" office:value-type="float" office:value="54959.3247199372" calcext:value-type="float">
            <text:p>54959.3247199372</text:p>
          </table:table-cell>
          <table:table-cell table:formula="of:=[.G275]-[.$B275]" office:value-type="float" office:value="3.96733164787292" calcext:value-type="float">
            <text:p>3.967331647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4822.6663" calcext:value-type="float">
            <text:p>1443134822.6663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357262134552" calcext:value-type="float">
            <text:p>62.3572621346</text:p>
          </table:table-cell>
          <table:table-cell table:formula="of:=[.C276]/([.D276]-[.D275])" office:value-type="float" office:value="102207.342724229" calcext:value-type="float">
            <text:p>102207.342724229</text:p>
          </table:table-cell>
          <table:table-cell/>
          <table:table-cell office:value-type="float" office:value="1443134826.70304" calcext:value-type="float">
            <text:p>1443134826.70304</text:p>
          </table:table-cell>
          <table:table-cell table:formula="of:=[.G276]-[.$B$2]" office:value-type="float" office:value="66.3939957618713" calcext:value-type="float">
            <text:p>66.3939957619</text:p>
          </table:table-cell>
          <table:table-cell table:formula="of:=[.C276]/([.H276]-[.H275])" office:value-type="float" office:value="54875.7381220937" calcext:value-type="float">
            <text:p>54875.7381220937</text:p>
          </table:table-cell>
          <table:table-cell table:formula="of:=[.G276]-[.$B276]" office:value-type="float" office:value="4.03673362731934" calcext:value-type="float">
            <text:p>4.036733627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4822.74674" calcext:value-type="float">
            <text:p>1443134822.74674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4376940727234" calcext:value-type="float">
            <text:p>62.4376940727</text:p>
          </table:table-cell>
          <table:table-cell table:formula="of:=[.C277]/([.D277]-[.D276])" office:value-type="float" office:value="102247.940146314" calcext:value-type="float">
            <text:p>102247.940146314</text:p>
          </table:table-cell>
          <table:table-cell/>
          <table:table-cell office:value-type="float" office:value="1443134826.85292" calcext:value-type="float">
            <text:p>1443134826.85292</text:p>
          </table:table-cell>
          <table:table-cell table:formula="of:=[.G277]-[.$B$2]" office:value-type="float" office:value="66.5438807010651" calcext:value-type="float">
            <text:p>66.5438807011</text:p>
          </table:table-cell>
          <table:table-cell table:formula="of:=[.C277]/([.H277]-[.H276])" office:value-type="float" office:value="54868.7549545623" calcext:value-type="float">
            <text:p>54868.7549545623</text:p>
          </table:table-cell>
          <table:table-cell table:formula="of:=[.G277]-[.$B277]" office:value-type="float" office:value="4.10618662834168" calcext:value-type="float">
            <text:p>4.106186628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4822.82718" calcext:value-type="float">
            <text:p>1443134822.82718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181415081024" calcext:value-type="float">
            <text:p>62.5181415081</text:p>
          </table:table-cell>
          <table:table-cell table:formula="of:=[.C278]/([.D278]-[.D277])" office:value-type="float" office:value="102228.243339923" calcext:value-type="float">
            <text:p>102228.243339923</text:p>
          </table:table-cell>
          <table:table-cell/>
          <table:table-cell office:value-type="float" office:value="1443134827.00277" calcext:value-type="float">
            <text:p>1443134827.00277</text:p>
          </table:table-cell>
          <table:table-cell table:formula="of:=[.G278]-[.$B$2]" office:value-type="float" office:value="66.6937296390533" calcext:value-type="float">
            <text:p>66.6937296391</text:p>
          </table:table-cell>
          <table:table-cell table:formula="of:=[.C278]/([.H278]-[.H277])" office:value-type="float" office:value="54881.9371722417" calcext:value-type="float">
            <text:p>54881.9371722417</text:p>
          </table:table-cell>
          <table:table-cell table:formula="of:=[.G278]-[.$B278]" office:value-type="float" office:value="4.17558813095093" calcext:value-type="float">
            <text:p>4.17558813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4822.90761" calcext:value-type="float">
            <text:p>1443134822.90761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5985701084137" calcext:value-type="float">
            <text:p>62.5985701084</text:p>
          </table:table-cell>
          <table:table-cell table:formula="of:=[.C279]/([.D279]-[.D278])" office:value-type="float" office:value="102252.183528882" calcext:value-type="float">
            <text:p>102252.183528882</text:p>
          </table:table-cell>
          <table:table-cell/>
          <table:table-cell office:value-type="float" office:value="1443134831.09587" calcext:value-type="float">
            <text:p>1443134831.09587</text:p>
          </table:table-cell>
          <table:table-cell table:formula="of:=[.G279]-[.$B$2]" office:value-type="float" office:value="70.7868256568909" calcext:value-type="float">
            <text:p>70.7868256569</text:p>
          </table:table-cell>
          <table:table-cell table:formula="of:=[.C279]/([.H279]-[.H278])" office:value-type="float" office:value="2009.23700889502" calcext:value-type="float">
            <text:p>2009.237008895</text:p>
          </table:table-cell>
          <table:table-cell table:formula="of:=[.G279]-[.$B279]" office:value-type="float" office:value="8.18825554847717" calcext:value-type="float">
            <text:p>8.188255548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4822.98806" calcext:value-type="float">
            <text:p>1443134822.98806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67902135849" calcext:value-type="float">
            <text:p>62.6790213585</text:p>
          </table:table-cell>
          <table:table-cell table:formula="of:=[.C280]/([.D280]-[.D279])" office:value-type="float" office:value="102223.396059116" calcext:value-type="float">
            <text:p>102223.396059116</text:p>
          </table:table-cell>
          <table:table-cell/>
          <table:table-cell office:value-type="float" office:value="1443134831.28846" calcext:value-type="float">
            <text:p>1443134831.28846</text:p>
          </table:table-cell>
          <table:table-cell table:formula="of:=[.G280]-[.$B$2]" office:value-type="float" office:value="70.9794199466705" calcext:value-type="float">
            <text:p>70.9794199467</text:p>
          </table:table-cell>
          <table:table-cell table:formula="of:=[.C280]/([.H280]-[.H279])" office:value-type="float" office:value="42701.1621653406" calcext:value-type="float">
            <text:p>42701.1621653406</text:p>
          </table:table-cell>
          <table:table-cell table:formula="of:=[.G280]-[.$B280]" office:value-type="float" office:value="8.30039858818054" calcext:value-type="float">
            <text:p>8.300398588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4823.07016" calcext:value-type="float">
            <text:p>1443134823.07016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7611191272736" calcext:value-type="float">
            <text:p>62.7611191273</text:p>
          </table:table-cell>
          <table:table-cell table:formula="of:=[.C281]/([.D281]-[.D280])" office:value-type="float" office:value="100173.246141202" calcext:value-type="float">
            <text:p>100173.246141202</text:p>
          </table:table-cell>
          <table:table-cell/>
          <table:table-cell office:value-type="float" office:value="1443134831.43296" calcext:value-type="float">
            <text:p>1443134831.43296</text:p>
          </table:table-cell>
          <table:table-cell table:formula="of:=[.G281]-[.$B$2]" office:value-type="float" office:value="71.1239175796509" calcext:value-type="float">
            <text:p>71.1239175797</text:p>
          </table:table-cell>
          <table:table-cell table:formula="of:=[.C281]/([.H281]-[.H280])" office:value-type="float" office:value="56914.427111194" calcext:value-type="float">
            <text:p>56914.427111194</text:p>
          </table:table-cell>
          <table:table-cell table:formula="of:=[.G281]-[.$B281]" office:value-type="float" office:value="8.36279845237732" calcext:value-type="float">
            <text:p>8.362798452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4823.15255" calcext:value-type="float">
            <text:p>1443134823.15255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8435089588165" calcext:value-type="float">
            <text:p>62.8435089588</text:p>
          </table:table-cell>
          <table:table-cell table:formula="of:=[.C282]/([.D282]-[.D281])" office:value-type="float" office:value="99818.1431614038" calcext:value-type="float">
            <text:p>99818.1431614038</text:p>
          </table:table-cell>
          <table:table-cell/>
          <table:table-cell office:value-type="float" office:value="1443134831.62269" calcext:value-type="float">
            <text:p>1443134831.62269</text:p>
          </table:table-cell>
          <table:table-cell table:formula="of:=[.G282]-[.$B$2]" office:value-type="float" office:value="71.3136501312256" calcext:value-type="float">
            <text:p>71.3136501312</text:p>
          </table:table-cell>
          <table:table-cell table:formula="of:=[.C282]/([.H282]-[.H281])" office:value-type="float" office:value="43345.2242735575" calcext:value-type="float">
            <text:p>43345.2242735575</text:p>
          </table:table-cell>
          <table:table-cell table:formula="of:=[.G282]-[.$B282]" office:value-type="float" office:value="8.47014117240906" calcext:value-type="float">
            <text:p>8.470141172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4823.23494" calcext:value-type="float">
            <text:p>1443134823.23494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258968830109" calcext:value-type="float">
            <text:p>62.925896883</text:p>
          </table:table-cell>
          <table:table-cell table:formula="of:=[.C283]/([.D283]-[.D282])" office:value-type="float" office:value="99820.4540340317" calcext:value-type="float">
            <text:p>99820.4540340317</text:p>
          </table:table-cell>
          <table:table-cell/>
          <table:table-cell office:value-type="float" office:value="1443134831.81236" calcext:value-type="float">
            <text:p>1443134831.81236</text:p>
          </table:table-cell>
          <table:table-cell table:formula="of:=[.G283]-[.$B$2]" office:value-type="float" office:value="71.5033190250397" calcext:value-type="float">
            <text:p>71.503319025</text:p>
          </table:table-cell>
          <table:table-cell table:formula="of:=[.C283]/([.H283]-[.H282])" office:value-type="float" office:value="43359.7720460222" calcext:value-type="float">
            <text:p>43359.7720460222</text:p>
          </table:table-cell>
          <table:table-cell table:formula="of:=[.G283]-[.$B283]" office:value-type="float" office:value="8.57742214202881" calcext:value-type="float">
            <text:p>8.57742214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4823.31731" calcext:value-type="float">
            <text:p>1443134823.31731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082726478577" calcext:value-type="float">
            <text:p>63.0082726479</text:p>
          </table:table-cell>
          <table:table-cell table:formula="of:=[.C284]/([.D284]-[.D283])" office:value-type="float" office:value="99835.1883626765" calcext:value-type="float">
            <text:p>99835.1883626765</text:p>
          </table:table-cell>
          <table:table-cell/>
          <table:table-cell office:value-type="float" office:value="1443134832.0022" calcext:value-type="float">
            <text:p>1443134832.0022</text:p>
          </table:table-cell>
          <table:table-cell table:formula="of:=[.G284]-[.$B$2]" office:value-type="float" office:value="71.6931555271149" calcext:value-type="float">
            <text:p>71.6931555271</text:p>
          </table:table-cell>
          <table:table-cell table:formula="of:=[.C284]/([.H284]-[.H283])" office:value-type="float" office:value="43321.4893347668" calcext:value-type="float">
            <text:p>43321.4893347668</text:p>
          </table:table-cell>
          <table:table-cell table:formula="of:=[.G284]-[.$B284]" office:value-type="float" office:value="8.6848828792572" calcext:value-type="float">
            <text:p>8.684882879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4823.3997" calcext:value-type="float">
            <text:p>1443134823.3997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0906586647034" calcext:value-type="float">
            <text:p>63.0906586647</text:p>
          </table:table-cell>
          <table:table-cell table:formula="of:=[.C285]/([.D285]-[.D284])" office:value-type="float" office:value="99822.7650136593" calcext:value-type="float">
            <text:p>99822.7650136593</text:p>
          </table:table-cell>
          <table:table-cell/>
          <table:table-cell office:value-type="float" office:value="1443134832.1359" calcext:value-type="float">
            <text:p>1443134832.1359</text:p>
          </table:table-cell>
          <table:table-cell table:formula="of:=[.G285]-[.$B$2]" office:value-type="float" office:value="71.8268618583679" calcext:value-type="float">
            <text:p>71.8268618584</text:p>
          </table:table-cell>
          <table:table-cell table:formula="of:=[.C285]/([.H285]-[.H284])" office:value-type="float" office:value="61507.9325184333" calcext:value-type="float">
            <text:p>61507.9325184333</text:p>
          </table:table-cell>
          <table:table-cell table:formula="of:=[.G285]-[.$B285]" office:value-type="float" office:value="8.73620319366455" calcext:value-type="float">
            <text:p>8.736203193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4823.48209" calcext:value-type="float">
            <text:p>1443134823.48209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1730477809906" calcext:value-type="float">
            <text:p>63.173047781</text:p>
          </table:table-cell>
          <table:table-cell table:formula="of:=[.C286]/([.D286]-[.D285])" office:value-type="float" office:value="99819.0097261007" calcext:value-type="float">
            <text:p>99819.0097261007</text:p>
          </table:table-cell>
          <table:table-cell/>
          <table:table-cell office:value-type="float" office:value="1443134832.31148" calcext:value-type="float">
            <text:p>1443134832.31148</text:p>
          </table:table-cell>
          <table:table-cell table:formula="of:=[.G286]-[.$B$2]" office:value-type="float" office:value="72.0024363994598" calcext:value-type="float">
            <text:p>72.0024363995</text:p>
          </table:table-cell>
          <table:table-cell table:formula="of:=[.C286]/([.H286]-[.H285])" office:value-type="float" office:value="46840.504032384" calcext:value-type="float">
            <text:p>46840.504032384</text:p>
          </table:table-cell>
          <table:table-cell table:formula="of:=[.G286]-[.$B286]" office:value-type="float" office:value="8.82938861846924" calcext:value-type="float">
            <text:p>8.829388618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4823.56447" calcext:value-type="float">
            <text:p>1443134823.56447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2554275989533" calcext:value-type="float">
            <text:p>63.255427599</text:p>
          </table:table-cell>
          <table:table-cell table:formula="of:=[.C287]/([.D287]-[.D286])" office:value-type="float" office:value="99830.2764365055" calcext:value-type="float">
            <text:p>99830.2764365055</text:p>
          </table:table-cell>
          <table:table-cell/>
          <table:table-cell office:value-type="float" office:value="1443134832.48711" calcext:value-type="float">
            <text:p>1443134832.48711</text:p>
          </table:table-cell>
          <table:table-cell table:formula="of:=[.G287]-[.$B$2]" office:value-type="float" office:value="72.1780693531036" calcext:value-type="float">
            <text:p>72.1780693531</text:p>
          </table:table-cell>
          <table:table-cell table:formula="of:=[.C287]/([.H287]-[.H286])" office:value-type="float" office:value="46824.9256724287" calcext:value-type="float">
            <text:p>46824.9256724287</text:p>
          </table:table-cell>
          <table:table-cell table:formula="of:=[.G287]-[.$B287]" office:value-type="float" office:value="8.92264175415039" calcext:value-type="float">
            <text:p>8.922641754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4823.64684" calcext:value-type="float">
            <text:p>1443134823.64684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378012180328" calcext:value-type="float">
            <text:p>63.337801218</text:p>
          </table:table-cell>
          <table:table-cell table:formula="of:=[.C288]/([.D288]-[.D287])" office:value-type="float" office:value="99837.7889898698" calcext:value-type="float">
            <text:p>99837.7889898698</text:p>
          </table:table-cell>
          <table:table-cell/>
          <table:table-cell office:value-type="float" office:value="1443134832.66274" calcext:value-type="float">
            <text:p>1443134832.66274</text:p>
          </table:table-cell>
          <table:table-cell table:formula="of:=[.G288]-[.$B$2]" office:value-type="float" office:value="72.353696346283" calcext:value-type="float">
            <text:p>72.3536963463</text:p>
          </table:table-cell>
          <table:table-cell table:formula="of:=[.C288]/([.H288]-[.H287])" office:value-type="float" office:value="46826.5148262432" calcext:value-type="float">
            <text:p>46826.5148262432</text:p>
          </table:table-cell>
          <table:table-cell table:formula="of:=[.G288]-[.$B288]" office:value-type="float" office:value="9.01589512825012" calcext:value-type="float">
            <text:p>9.015895128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4823.72927" calcext:value-type="float">
            <text:p>1443134823.72927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202289581299" calcext:value-type="float">
            <text:p>63.4202289581</text:p>
          </table:table-cell>
          <table:table-cell table:formula="of:=[.C289]/([.D289]-[.D288])" office:value-type="float" office:value="99772.2367532764" calcext:value-type="float">
            <text:p>99772.2367532764</text:p>
          </table:table-cell>
          <table:table-cell/>
          <table:table-cell office:value-type="float" office:value="1443134832.83835" calcext:value-type="float">
            <text:p>1443134832.83835</text:p>
          </table:table-cell>
          <table:table-cell table:formula="of:=[.G289]-[.$B$2]" office:value-type="float" office:value="72.5293126106262" calcext:value-type="float">
            <text:p>72.5293126106</text:p>
          </table:table-cell>
          <table:table-cell table:formula="of:=[.C289]/([.H289]-[.H288])" office:value-type="float" office:value="46829.3755749483" calcext:value-type="float">
            <text:p>46829.3755749483</text:p>
          </table:table-cell>
          <table:table-cell table:formula="of:=[.G289]-[.$B289]" office:value-type="float" office:value="9.10908365249634" calcext:value-type="float">
            <text:p>9.109083652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4823.81166" calcext:value-type="float">
            <text:p>1443134823.81166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026137828827" calcext:value-type="float">
            <text:p>63.5026137829</text:p>
          </table:table-cell>
          <table:table-cell table:formula="of:=[.C290]/([.D290]-[.D289])" office:value-type="float" office:value="99824.2094302656" calcext:value-type="float">
            <text:p>99824.2094302656</text:p>
          </table:table-cell>
          <table:table-cell/>
          <table:table-cell office:value-type="float" office:value="1443134833.01397" calcext:value-type="float">
            <text:p>1443134833.01397</text:p>
          </table:table-cell>
          <table:table-cell table:formula="of:=[.G290]-[.$B$2]" office:value-type="float" office:value="72.704925775528" calcext:value-type="float">
            <text:p>72.7049257755</text:p>
          </table:table-cell>
          <table:table-cell table:formula="of:=[.C290]/([.H290]-[.H289])" office:value-type="float" office:value="46830.2020785392" calcext:value-type="float">
            <text:p>46830.2020785392</text:p>
          </table:table-cell>
          <table:table-cell table:formula="of:=[.G290]-[.$B290]" office:value-type="float" office:value="9.20231199264526" calcext:value-type="float">
            <text:p>9.202311992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4823.89404" calcext:value-type="float">
            <text:p>1443134823.89404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5849945545197" calcext:value-type="float">
            <text:p>63.5849945545</text:p>
          </table:table-cell>
          <table:table-cell table:formula="of:=[.C291]/([.D291]-[.D290])" office:value-type="float" office:value="99829.1207594131" calcext:value-type="float">
            <text:p>99829.1207594131</text:p>
          </table:table-cell>
          <table:table-cell/>
          <table:table-cell office:value-type="float" office:value="1443134833.13967" calcext:value-type="float">
            <text:p>1443134833.13967</text:p>
          </table:table-cell>
          <table:table-cell table:formula="of:=[.G291]-[.$B$2]" office:value-type="float" office:value="72.8306243419647" calcext:value-type="float">
            <text:p>72.830624342</text:p>
          </table:table-cell>
          <table:table-cell table:formula="of:=[.C291]/([.H291]-[.H290])" office:value-type="float" office:value="65426.3627114401" calcext:value-type="float">
            <text:p>65426.3627114401</text:p>
          </table:table-cell>
          <table:table-cell table:formula="of:=[.G291]-[.$B291]" office:value-type="float" office:value="9.24562978744507" calcext:value-type="float">
            <text:p>9.245629787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4823.97641" calcext:value-type="float">
            <text:p>1443134823.97641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6673719882965" calcext:value-type="float">
            <text:p>63.6673719883</text:p>
          </table:table-cell>
          <table:table-cell table:formula="of:=[.C292]/([.D292]-[.D291])" office:value-type="float" office:value="99833.1657463041" calcext:value-type="float">
            <text:p>99833.1657463041</text:p>
          </table:table-cell>
          <table:table-cell/>
          <table:table-cell office:value-type="float" office:value="1443134833.30473" calcext:value-type="float">
            <text:p>1443134833.30473</text:p>
          </table:table-cell>
          <table:table-cell table:formula="of:=[.G292]-[.$B$2]" office:value-type="float" office:value="72.9956903457642" calcext:value-type="float">
            <text:p>72.9956903458</text:p>
          </table:table-cell>
          <table:table-cell table:formula="of:=[.C292]/([.H292]-[.H291])" office:value-type="float" office:value="49822.4940975276" calcext:value-type="float">
            <text:p>49822.4940975276</text:p>
          </table:table-cell>
          <table:table-cell table:formula="of:=[.G292]-[.$B292]" office:value-type="float" office:value="9.32831835746765" calcext:value-type="float">
            <text:p>9.328318357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4824.0585" calcext:value-type="float">
            <text:p>1443134824.0585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7494575977325" calcext:value-type="float">
            <text:p>63.7494575977</text:p>
          </table:table-cell>
          <table:table-cell table:formula="of:=[.C293]/([.D293]-[.D292])" office:value-type="float" office:value="100188.08481173" calcext:value-type="float">
            <text:p>100188.08481173</text:p>
          </table:table-cell>
          <table:table-cell/>
          <table:table-cell office:value-type="float" office:value="1443134833.46981" calcext:value-type="float">
            <text:p>1443134833.46981</text:p>
          </table:table-cell>
          <table:table-cell table:formula="of:=[.G293]-[.$B$2]" office:value-type="float" office:value="73.1607701778412" calcext:value-type="float">
            <text:p>73.1607701778</text:p>
          </table:table-cell>
          <table:table-cell table:formula="of:=[.C293]/([.H293]-[.H292])" office:value-type="float" office:value="49818.3206060125" calcext:value-type="float">
            <text:p>49818.3206060125</text:p>
          </table:table-cell>
          <table:table-cell table:formula="of:=[.G293]-[.$B293]" office:value-type="float" office:value="9.41131258010864" calcext:value-type="float">
            <text:p>9.411312580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4824.14048" calcext:value-type="float">
            <text:p>1443134824.14048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314392566681" calcext:value-type="float">
            <text:p>63.8314392567</text:p>
          </table:table-cell>
          <table:table-cell table:formula="of:=[.C294]/([.D294]-[.D293])" office:value-type="float" office:value="100315.120562096" calcext:value-type="float">
            <text:p>100315.120562096</text:p>
          </table:table-cell>
          <table:table-cell/>
          <table:table-cell office:value-type="float" office:value="1443134833.63487" calcext:value-type="float">
            <text:p>1443134833.63487</text:p>
          </table:table-cell>
          <table:table-cell table:formula="of:=[.G294]-[.$B$2]" office:value-type="float" office:value="73.3258280754089" calcext:value-type="float">
            <text:p>73.3258280754</text:p>
          </table:table-cell>
          <table:table-cell table:formula="of:=[.C294]/([.H294]-[.H293])" office:value-type="float" office:value="49824.9409521553" calcext:value-type="float">
            <text:p>49824.9409521553</text:p>
          </table:table-cell>
          <table:table-cell table:formula="of:=[.G294]-[.$B294]" office:value-type="float" office:value="9.49438881874085" calcext:value-type="float">
            <text:p>9.494388818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4824.22244" calcext:value-type="float">
            <text:p>1443134824.22244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13400888443" calcext:value-type="float">
            <text:p>63.9134008884</text:p>
          </table:table-cell>
          <table:table-cell table:formula="of:=[.C295]/([.D295]-[.D294])" office:value-type="float" office:value="100339.632360983" calcext:value-type="float">
            <text:p>100339.632360983</text:p>
          </table:table-cell>
          <table:table-cell/>
          <table:table-cell office:value-type="float" office:value="1443134833.79996" calcext:value-type="float">
            <text:p>1443134833.79996</text:p>
          </table:table-cell>
          <table:table-cell table:formula="of:=[.G295]-[.$B$2]" office:value-type="float" office:value="73.490914106369" calcext:value-type="float">
            <text:p>73.4909141064</text:p>
          </table:table-cell>
          <table:table-cell table:formula="of:=[.C295]/([.H295]-[.H294])" office:value-type="float" office:value="49816.4499574681" calcext:value-type="float">
            <text:p>49816.4499574681</text:p>
          </table:table-cell>
          <table:table-cell table:formula="of:=[.G295]-[.$B295]" office:value-type="float" office:value="9.57751321792603" calcext:value-type="float">
            <text:p>9.577513217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4824.30439" calcext:value-type="float">
            <text:p>1443134824.30439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3.9953453540802" calcext:value-type="float">
            <text:p>63.9953453541</text:p>
          </table:table-cell>
          <table:table-cell table:formula="of:=[.C296]/([.D296]-[.D295])" office:value-type="float" office:value="100360.652010474" calcext:value-type="float">
            <text:p>100360.652010474</text:p>
          </table:table-cell>
          <table:table-cell/>
          <table:table-cell office:value-type="float" office:value="1443134833.96501" calcext:value-type="float">
            <text:p>1443134833.96501</text:p>
          </table:table-cell>
          <table:table-cell table:formula="of:=[.G296]-[.$B$2]" office:value-type="float" office:value="73.6559708118439" calcext:value-type="float">
            <text:p>73.6559708118</text:p>
          </table:table-cell>
          <table:table-cell table:formula="of:=[.C296]/([.H296]-[.H295])" office:value-type="float" office:value="49825.300803989" calcext:value-type="float">
            <text:p>49825.300803989</text:p>
          </table:table-cell>
          <table:table-cell table:formula="of:=[.G296]-[.$B296]" office:value-type="float" office:value="9.66062545776367" calcext:value-type="float">
            <text:p>9.660625457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4824.38641" calcext:value-type="float">
            <text:p>1443134824.38641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0773704051972" calcext:value-type="float">
            <text:p>64.0773704052</text:p>
          </table:table-cell>
          <table:table-cell table:formula="of:=[.C297]/([.D297]-[.D296])" office:value-type="float" office:value="100262.052726734" calcext:value-type="float">
            <text:p>100262.052726734</text:p>
          </table:table-cell>
          <table:table-cell/>
          <table:table-cell office:value-type="float" office:value="1443134834.09556" calcext:value-type="float">
            <text:p>1443134834.09556</text:p>
          </table:table-cell>
          <table:table-cell table:formula="of:=[.G297]-[.$B$2]" office:value-type="float" office:value="73.7865195274353" calcext:value-type="float">
            <text:p>73.7865195274</text:p>
          </table:table-cell>
          <table:table-cell table:formula="of:=[.C297]/([.H297]-[.H296])" office:value-type="float" office:value="62995.6408436686" calcext:value-type="float">
            <text:p>62995.6408436686</text:p>
          </table:table-cell>
          <table:table-cell table:formula="of:=[.G297]-[.$B297]" office:value-type="float" office:value="9.70914912223816" calcext:value-type="float">
            <text:p>9.709149122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4824.46839" calcext:value-type="float">
            <text:p>1443134824.46839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1593534946442" calcext:value-type="float">
            <text:p>64.1593534946</text:p>
          </table:table-cell>
          <table:table-cell table:formula="of:=[.C298]/([.D298]-[.D297])" office:value-type="float" office:value="100313.370177571" calcext:value-type="float">
            <text:p>100313.370177571</text:p>
          </table:table-cell>
          <table:table-cell/>
          <table:table-cell office:value-type="float" office:value="1443134834.27896" calcext:value-type="float">
            <text:p>1443134834.27896</text:p>
          </table:table-cell>
          <table:table-cell table:formula="of:=[.G298]-[.$B$2]" office:value-type="float" office:value="73.9699213504791" calcext:value-type="float">
            <text:p>73.9699213505</text:p>
          </table:table-cell>
          <table:table-cell table:formula="of:=[.C298]/([.H298]-[.H297])" office:value-type="float" office:value="44841.4299460639" calcext:value-type="float">
            <text:p>44841.4299460639</text:p>
          </table:table-cell>
          <table:table-cell table:formula="of:=[.G298]-[.$B298]" office:value-type="float" office:value="9.81056785583496" calcext:value-type="float">
            <text:p>9.810567855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4824.55037" calcext:value-type="float">
            <text:p>1443134824.55037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241327047348" calcext:value-type="float">
            <text:p>64.2413270473</text:p>
          </table:table-cell>
          <table:table-cell table:formula="of:=[.C299]/([.D299]-[.D298])" office:value-type="float" office:value="100325.040561686" calcext:value-type="float">
            <text:p>100325.040561686</text:p>
          </table:table-cell>
          <table:table-cell/>
          <table:table-cell office:value-type="float" office:value="1443134834.46233" calcext:value-type="float">
            <text:p>1443134834.46233</text:p>
          </table:table-cell>
          <table:table-cell table:formula="of:=[.G299]-[.$B$2]" office:value-type="float" office:value="74.153288602829" calcext:value-type="float">
            <text:p>74.1532886028</text:p>
          </table:table-cell>
          <table:table-cell table:formula="of:=[.C299]/([.H299]-[.H298])" office:value-type="float" office:value="44849.884014781" calcext:value-type="float">
            <text:p>44849.884014781</text:p>
          </table:table-cell>
          <table:table-cell table:formula="of:=[.G299]-[.$B299]" office:value-type="float" office:value="9.91196155548096" calcext:value-type="float">
            <text:p>9.911961555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4824.63234" calcext:value-type="float">
            <text:p>1443134824.63234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232979774475" calcext:value-type="float">
            <text:p>64.3232979774</text:p>
          </table:table-cell>
          <table:table-cell table:formula="of:=[.C300]/([.D300]-[.D299])" office:value-type="float" office:value="100328.250393385" calcext:value-type="float">
            <text:p>100328.250393385</text:p>
          </table:table-cell>
          <table:table-cell/>
          <table:table-cell office:value-type="float" office:value="1443134834.64573" calcext:value-type="float">
            <text:p>1443134834.64573</text:p>
          </table:table-cell>
          <table:table-cell table:formula="of:=[.G300]-[.$B$2]" office:value-type="float" office:value="74.3366923332214" calcext:value-type="float">
            <text:p>74.3366923332</text:p>
          </table:table-cell>
          <table:table-cell table:formula="of:=[.C300]/([.H300]-[.H299])" office:value-type="float" office:value="44840.9636074571" calcext:value-type="float">
            <text:p>44840.9636074571</text:p>
          </table:table-cell>
          <table:table-cell table:formula="of:=[.G300]-[.$B300]" office:value-type="float" office:value="10.0133943557739" calcext:value-type="float">
            <text:p>10.013394355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4824.71431" calcext:value-type="float">
            <text:p>1443134824.71431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052655696869" calcext:value-type="float">
            <text:p>64.4052655697</text:p>
          </table:table-cell>
          <table:table-cell table:formula="of:=[.C301]/([.D301]-[.D300])" office:value-type="float" office:value="100332.335930796" calcext:value-type="float">
            <text:p>100332.335930796</text:p>
          </table:table-cell>
          <table:table-cell/>
          <table:table-cell office:value-type="float" office:value="1443134834.82915" calcext:value-type="float">
            <text:p>1443134834.82915</text:p>
          </table:table-cell>
          <table:table-cell table:formula="of:=[.G301]-[.$B$2]" office:value-type="float" office:value="74.5201115608215" calcext:value-type="float">
            <text:p>74.5201115608</text:p>
          </table:table-cell>
          <table:table-cell table:formula="of:=[.C301]/([.H301]-[.H300])" office:value-type="float" office:value="44837.1749658138" calcext:value-type="float">
            <text:p>44837.1749658138</text:p>
          </table:table-cell>
          <table:table-cell table:formula="of:=[.G301]-[.$B301]" office:value-type="float" office:value="10.1148459911346" calcext:value-type="float">
            <text:p>10.114845991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4824.79627" calcext:value-type="float">
            <text:p>1443134824.79627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4872305393219" calcext:value-type="float">
            <text:p>64.4872305393</text:p>
          </table:table-cell>
          <table:table-cell table:formula="of:=[.C302]/([.D302]-[.D301])" office:value-type="float" office:value="100335.54622934" calcext:value-type="float">
            <text:p>100335.54622934</text:p>
          </table:table-cell>
          <table:table-cell/>
          <table:table-cell office:value-type="float" office:value="1443134835.01261" calcext:value-type="float">
            <text:p>1443134835.01261</text:p>
          </table:table-cell>
          <table:table-cell table:formula="of:=[.G302]-[.$B$2]" office:value-type="float" office:value="74.703572511673" calcext:value-type="float">
            <text:p>74.7035725117</text:p>
          </table:table-cell>
          <table:table-cell table:formula="of:=[.C302]/([.H302]-[.H301])" office:value-type="float" office:value="44826.9779581568" calcext:value-type="float">
            <text:p>44826.9779581568</text:p>
          </table:table-cell>
          <table:table-cell table:formula="of:=[.G302]-[.$B302]" office:value-type="float" office:value="10.2163419723511" calcext:value-type="float">
            <text:p>10.216341972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4824.87828" calcext:value-type="float">
            <text:p>1443134824.87828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5692417621613" calcext:value-type="float">
            <text:p>64.5692417622</text:p>
          </table:table-cell>
          <table:table-cell table:formula="of:=[.C303]/([.D303]-[.D302])" office:value-type="float" office:value="100278.958358044" calcext:value-type="float">
            <text:p>100278.958358044</text:p>
          </table:table-cell>
          <table:table-cell/>
          <table:table-cell office:value-type="float" office:value="1443134835.12683" calcext:value-type="float">
            <text:p>1443134835.12683</text:p>
          </table:table-cell>
          <table:table-cell table:formula="of:=[.G303]-[.$B$2]" office:value-type="float" office:value="74.8177931308746" calcext:value-type="float">
            <text:p>74.8177931309</text:p>
          </table:table-cell>
          <table:table-cell table:formula="of:=[.C303]/([.H303]-[.H302])" office:value-type="float" office:value="72001.0104785045" calcext:value-type="float">
            <text:p>72001.0104785045</text:p>
          </table:table-cell>
          <table:table-cell table:formula="of:=[.G303]-[.$B303]" office:value-type="float" office:value="10.2485513687134" calcext:value-type="float">
            <text:p>10.248551368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4824.96027" calcext:value-type="float">
            <text:p>1443134824.96027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6512269973755" calcext:value-type="float">
            <text:p>64.6512269974</text:p>
          </table:table-cell>
          <table:table-cell table:formula="of:=[.C304]/([.D304]-[.D303])" office:value-type="float" office:value="100310.744715315" calcext:value-type="float">
            <text:p>100310.744715315</text:p>
          </table:table-cell>
          <table:table-cell/>
          <table:table-cell office:value-type="float" office:value="1443134835.2769" calcext:value-type="float">
            <text:p>1443134835.2769</text:p>
          </table:table-cell>
          <table:table-cell table:formula="of:=[.G304]-[.$B$2]" office:value-type="float" office:value="74.9678566455841" calcext:value-type="float">
            <text:p>74.9678566456</text:p>
          </table:table-cell>
          <table:table-cell table:formula="of:=[.C304]/([.H304]-[.H303])" office:value-type="float" office:value="54803.4611605753" calcext:value-type="float">
            <text:p>54803.4611605753</text:p>
          </table:table-cell>
          <table:table-cell table:formula="of:=[.G304]-[.$B304]" office:value-type="float" office:value="10.3166296482086" calcext:value-type="float">
            <text:p>10.316629648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4825.04056" calcext:value-type="float">
            <text:p>1443134825.04056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315232753754" calcext:value-type="float">
            <text:p>64.7315232754</text:p>
          </table:table-cell>
          <table:table-cell table:formula="of:=[.C305]/([.D305]-[.D304])" office:value-type="float" office:value="102420.687544353" calcext:value-type="float">
            <text:p>102420.687544353</text:p>
          </table:table-cell>
          <table:table-cell/>
          <table:table-cell office:value-type="float" office:value="1443134835.42697" calcext:value-type="float">
            <text:p>1443134835.42697</text:p>
          </table:table-cell>
          <table:table-cell table:formula="of:=[.G305]-[.$B$2]" office:value-type="float" office:value="75.1179265975952" calcext:value-type="float">
            <text:p>75.1179265976</text:p>
          </table:table-cell>
          <table:table-cell table:formula="of:=[.C305]/([.H305]-[.H304])" office:value-type="float" office:value="54801.1103474681" calcext:value-type="float">
            <text:p>54801.1103474681</text:p>
          </table:table-cell>
          <table:table-cell table:formula="of:=[.G305]-[.$B305]" office:value-type="float" office:value="10.3864033222198" calcext:value-type="float">
            <text:p>10.386403322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4825.11903" calcext:value-type="float">
            <text:p>1443134825.11903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099846839905" calcext:value-type="float">
            <text:p>64.809984684</text:p>
          </table:table-cell>
          <table:table-cell table:formula="of:=[.C306]/([.D306]-[.D305])" office:value-type="float" office:value="104815.859734845" calcext:value-type="float">
            <text:p>104815.859734845</text:p>
          </table:table-cell>
          <table:table-cell/>
          <table:table-cell office:value-type="float" office:value="1443134835.57705" calcext:value-type="float">
            <text:p>1443134835.57705</text:p>
          </table:table-cell>
          <table:table-cell table:formula="of:=[.G306]-[.$B$2]" office:value-type="float" office:value="75.2680103778839" calcext:value-type="float">
            <text:p>75.2680103779</text:p>
          </table:table-cell>
          <table:table-cell table:formula="of:=[.C306]/([.H306]-[.H305])" office:value-type="float" office:value="54796.0611345249" calcext:value-type="float">
            <text:p>54796.0611345249</text:p>
          </table:table-cell>
          <table:table-cell table:formula="of:=[.G306]-[.$B306]" office:value-type="float" office:value="10.4580256938934" calcext:value-type="float">
            <text:p>10.458025693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4825.19749" calcext:value-type="float">
            <text:p>1443134825.19749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8884513378143" calcext:value-type="float">
            <text:p>64.8884513378</text:p>
          </table:table-cell>
          <table:table-cell table:formula="of:=[.C307]/([.D307]-[.D306])" office:value-type="float" office:value="104808.853178088" calcext:value-type="float">
            <text:p>104808.853178088</text:p>
          </table:table-cell>
          <table:table-cell/>
          <table:table-cell office:value-type="float" office:value="1443134835.7271" calcext:value-type="float">
            <text:p>1443134835.7271</text:p>
          </table:table-cell>
          <table:table-cell table:formula="of:=[.G307]-[.$B$2]" office:value-type="float" office:value="75.4180588722229" calcext:value-type="float">
            <text:p>75.4180588722</text:p>
          </table:table-cell>
          <table:table-cell table:formula="of:=[.C307]/([.H307]-[.H306])" office:value-type="float" office:value="54808.9471755735" calcext:value-type="float">
            <text:p>54808.9471755735</text:p>
          </table:table-cell>
          <table:table-cell table:formula="of:=[.G307]-[.$B307]" office:value-type="float" office:value="10.5296075344086" calcext:value-type="float">
            <text:p>10.529607534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4825.27595" calcext:value-type="float">
            <text:p>1443134825.27595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4.9669060707092" calcext:value-type="float">
            <text:p>64.9669060707</text:p>
          </table:table-cell>
          <table:table-cell table:formula="of:=[.C308]/([.D308]-[.D307])" office:value-type="float" office:value="104824.778525693" calcext:value-type="float">
            <text:p>104824.778525693</text:p>
          </table:table-cell>
          <table:table-cell/>
          <table:table-cell office:value-type="float" office:value="1443134835.87719" calcext:value-type="float">
            <text:p>1443134835.87719</text:p>
          </table:table-cell>
          <table:table-cell table:formula="of:=[.G308]-[.$B$2]" office:value-type="float" office:value="75.5681507587433" calcext:value-type="float">
            <text:p>75.5681507587</text:p>
          </table:table-cell>
          <table:table-cell table:formula="of:=[.C308]/([.H308]-[.H307])" office:value-type="float" office:value="54793.1016836343" calcext:value-type="float">
            <text:p>54793.1016836343</text:p>
          </table:table-cell>
          <table:table-cell table:formula="of:=[.G308]-[.$B308]" office:value-type="float" office:value="10.6012446880341" calcext:value-type="float">
            <text:p>10.6012446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4825.35441" calcext:value-type="float">
            <text:p>1443134825.35441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0453729629517" calcext:value-type="float">
            <text:p>65.045372963</text:p>
          </table:table-cell>
          <table:table-cell table:formula="of:=[.C309]/([.D309]-[.D308])" office:value-type="float" office:value="104808.534720492" calcext:value-type="float">
            <text:p>104808.534720492</text:p>
          </table:table-cell>
          <table:table-cell/>
          <table:table-cell office:value-type="float" office:value="1443134836.02727" calcext:value-type="float">
            <text:p>1443134836.02727</text:p>
          </table:table-cell>
          <table:table-cell table:formula="of:=[.G309]-[.$B$2]" office:value-type="float" office:value="75.7182257175446" calcext:value-type="float">
            <text:p>75.7182257175</text:p>
          </table:table-cell>
          <table:table-cell table:formula="of:=[.C309]/([.H309]-[.H308])" office:value-type="float" office:value="54799.2820767007" calcext:value-type="float">
            <text:p>54799.2820767007</text:p>
          </table:table-cell>
          <table:table-cell table:formula="of:=[.G309]-[.$B309]" office:value-type="float" office:value="10.6728527545929" calcext:value-type="float">
            <text:p>10.672852754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4825.43287" calcext:value-type="float">
            <text:p>1443134825.43287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238305568695" calcext:value-type="float">
            <text:p>65.1238305569</text:p>
          </table:table-cell>
          <table:table-cell table:formula="of:=[.C310]/([.D310]-[.D309])" office:value-type="float" office:value="104820.956000912" calcext:value-type="float">
            <text:p>104820.956000912</text:p>
          </table:table-cell>
          <table:table-cell/>
          <table:table-cell office:value-type="float" office:value="1443134836.13199" calcext:value-type="float">
            <text:p>1443134836.13199</text:p>
          </table:table-cell>
          <table:table-cell table:formula="of:=[.G310]-[.$B$2]" office:value-type="float" office:value="75.8229508399963" calcext:value-type="float">
            <text:p>75.82295084</text:p>
          </table:table-cell>
          <table:table-cell table:formula="of:=[.C310]/([.H310]-[.H309])" office:value-type="float" office:value="78529.3901545593" calcext:value-type="float">
            <text:p>78529.3901545593</text:p>
          </table:table-cell>
          <table:table-cell table:formula="of:=[.G310]-[.$B310]" office:value-type="float" office:value="10.6991202831268" calcext:value-type="float">
            <text:p>10.699120283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4825.51133" calcext:value-type="float">
            <text:p>1443134825.51133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022895812988" calcext:value-type="float">
            <text:p>65.2022895813</text:p>
          </table:table-cell>
          <table:table-cell table:formula="of:=[.C311]/([.D311]-[.D310])" office:value-type="float" office:value="104819.044843063" calcext:value-type="float">
            <text:p>104819.044843063</text:p>
          </table:table-cell>
          <table:table-cell/>
          <table:table-cell office:value-type="float" office:value="1443134836.26962" calcext:value-type="float">
            <text:p>1443134836.26962</text:p>
          </table:table-cell>
          <table:table-cell table:formula="of:=[.G311]-[.$B$2]" office:value-type="float" office:value="75.9605801105499" calcext:value-type="float">
            <text:p>75.9605801106</text:p>
          </table:table-cell>
          <table:table-cell table:formula="of:=[.C311]/([.H311]-[.H310])" office:value-type="float" office:value="59754.7307118642" calcext:value-type="float">
            <text:p>59754.7307118642</text:p>
          </table:table-cell>
          <table:table-cell table:formula="of:=[.G311]-[.$B311]" office:value-type="float" office:value="10.7582905292511" calcext:value-type="float">
            <text:p>10.758290529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4825.58983" calcext:value-type="float">
            <text:p>1443134825.58983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2807886600494" calcext:value-type="float">
            <text:p>65.28078866</text:p>
          </table:table-cell>
          <table:table-cell table:formula="of:=[.C312]/([.D312]-[.D311])" office:value-type="float" office:value="104765.560703298" calcext:value-type="float">
            <text:p>104765.560703298</text:p>
          </table:table-cell>
          <table:table-cell/>
          <table:table-cell office:value-type="float" office:value="1443134836.40714" calcext:value-type="float">
            <text:p>1443134836.40714</text:p>
          </table:table-cell>
          <table:table-cell table:formula="of:=[.G312]-[.$B$2]" office:value-type="float" office:value="76.0981018543243" calcext:value-type="float">
            <text:p>76.0981018543</text:p>
          </table:table-cell>
          <table:table-cell table:formula="of:=[.C312]/([.H312]-[.H311])" office:value-type="float" office:value="59801.4522960847" calcext:value-type="float">
            <text:p>59801.4522960847</text:p>
          </table:table-cell>
          <table:table-cell table:formula="of:=[.G312]-[.$B312]" office:value-type="float" office:value="10.8173131942749" calcext:value-type="float">
            <text:p>10.817313194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4825.66829" calcext:value-type="float">
            <text:p>1443134825.66829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3592486381531" calcext:value-type="float">
            <text:p>65.3592486382</text:p>
          </table:table-cell>
          <table:table-cell table:formula="of:=[.C313]/([.D313]-[.D312])" office:value-type="float" office:value="104817.770776547" calcext:value-type="float">
            <text:p>104817.770776547</text:p>
          </table:table-cell>
          <table:table-cell/>
          <table:table-cell office:value-type="float" office:value="1443134836.5447" calcext:value-type="float">
            <text:p>1443134836.5447</text:p>
          </table:table-cell>
          <table:table-cell table:formula="of:=[.G313]-[.$B$2]" office:value-type="float" office:value="76.2356600761414" calcext:value-type="float">
            <text:p>76.2356600761</text:p>
          </table:table-cell>
          <table:table-cell table:formula="of:=[.C313]/([.H313]-[.H312])" office:value-type="float" office:value="59785.5939933548" calcext:value-type="float">
            <text:p>59785.5939933548</text:p>
          </table:table-cell>
          <table:table-cell table:formula="of:=[.G313]-[.$B313]" office:value-type="float" office:value="10.8764114379883" calcext:value-type="float">
            <text:p>10.87641143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4825.74675" calcext:value-type="float">
            <text:p>1443134825.74675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4377055168152" calcext:value-type="float">
            <text:p>65.4377055168</text:p>
          </table:table-cell>
          <table:table-cell table:formula="of:=[.C314]/([.D314]-[.D313])" office:value-type="float" office:value="104821.911605971" calcext:value-type="float">
            <text:p>104821.911605971</text:p>
          </table:table-cell>
          <table:table-cell/>
          <table:table-cell office:value-type="float" office:value="1443134836.68229" calcext:value-type="float">
            <text:p>1443134836.68229</text:p>
          </table:table-cell>
          <table:table-cell table:formula="of:=[.G314]-[.$B$2]" office:value-type="float" office:value="76.3732516765595" calcext:value-type="float">
            <text:p>76.3732516766</text:p>
          </table:table-cell>
          <table:table-cell table:formula="of:=[.C314]/([.H314]-[.H313])" office:value-type="float" office:value="59771.0904954245" calcext:value-type="float">
            <text:p>59771.0904954245</text:p>
          </table:table-cell>
          <table:table-cell table:formula="of:=[.G314]-[.$B314]" office:value-type="float" office:value="10.9355461597443" calcext:value-type="float">
            <text:p>10.935546159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4825.82524" calcext:value-type="float">
            <text:p>1443134825.82524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162031650543" calcext:value-type="float">
            <text:p>65.5162031651</text:p>
          </table:table-cell>
          <table:table-cell table:formula="of:=[.C315]/([.D315]-[.D314])" office:value-type="float" office:value="104767.469911281" calcext:value-type="float">
            <text:p>104767.469911281</text:p>
          </table:table-cell>
          <table:table-cell/>
          <table:table-cell office:value-type="float" office:value="1443134836.8198" calcext:value-type="float">
            <text:p>1443134836.8198</text:p>
          </table:table-cell>
          <table:table-cell table:formula="of:=[.G315]-[.$B$2]" office:value-type="float" office:value="76.510760307312" calcext:value-type="float">
            <text:p>76.5107603073</text:p>
          </table:table-cell>
          <table:table-cell table:formula="of:=[.C315]/([.H315]-[.H314])" office:value-type="float" office:value="59807.1550490418" calcext:value-type="float">
            <text:p>59807.1550490418</text:p>
          </table:table-cell>
          <table:table-cell table:formula="of:=[.G315]-[.$B315]" office:value-type="float" office:value="10.9945571422577" calcext:value-type="float">
            <text:p>10.994557142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4825.90375" calcext:value-type="float">
            <text:p>1443134825.90375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5947077274323" calcext:value-type="float">
            <text:p>65.5947077274</text:p>
          </table:table-cell>
          <table:table-cell table:formula="of:=[.C316]/([.D316]-[.D315])" office:value-type="float" office:value="104758.242717267" calcext:value-type="float">
            <text:p>104758.242717267</text:p>
          </table:table-cell>
          <table:table-cell/>
          <table:table-cell office:value-type="float" office:value="1443134836.95744" calcext:value-type="float">
            <text:p>1443134836.95744</text:p>
          </table:table-cell>
          <table:table-cell table:formula="of:=[.G316]-[.$B$2]" office:value-type="float" office:value="76.6483938694" calcext:value-type="float">
            <text:p>76.6483938694</text:p>
          </table:table-cell>
          <table:table-cell table:formula="of:=[.C316]/([.H316]-[.H315])" office:value-type="float" office:value="59752.8675072799" calcext:value-type="float">
            <text:p>59752.8675072799</text:p>
          </table:table-cell>
          <table:table-cell table:formula="of:=[.G316]-[.$B316]" office:value-type="float" office:value="11.0536861419678" calcext:value-type="float">
            <text:p>11.05368614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4825.98221" calcext:value-type="float">
            <text:p>1443134825.98221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6731693744659" calcext:value-type="float">
            <text:p>65.6731693745</text:p>
          </table:table-cell>
          <table:table-cell table:formula="of:=[.C317]/([.D317]-[.D316])" office:value-type="float" office:value="104815.54123467" calcext:value-type="float">
            <text:p>104815.54123467</text:p>
          </table:table-cell>
          <table:table-cell/>
          <table:table-cell office:value-type="float" office:value="1443134840.13923" calcext:value-type="float">
            <text:p>1443134840.13923</text:p>
          </table:table-cell>
          <table:table-cell table:formula="of:=[.G317]-[.$B$2]" office:value-type="float" office:value="79.8301911354065" calcext:value-type="float">
            <text:p>79.8301911354</text:p>
          </table:table-cell>
          <table:table-cell table:formula="of:=[.C317]/([.H317]-[.H316])" office:value-type="float" office:value="2584.70270493446" calcext:value-type="float">
            <text:p>2584.7027049345</text:p>
          </table:table-cell>
          <table:table-cell table:formula="of:=[.G317]-[.$B317]" office:value-type="float" office:value="14.1570217609406" calcext:value-type="float">
            <text:p>14.157021760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4826.05793" calcext:value-type="float">
            <text:p>1443134826.05793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7488913536072" calcext:value-type="float">
            <text:p>65.7488913536</text:p>
          </table:table-cell>
          <table:table-cell table:formula="of:=[.C318]/([.D318]-[.D317])" office:value-type="float" office:value="108607.832141586" calcext:value-type="float">
            <text:p>108607.832141586</text:p>
          </table:table-cell>
          <table:table-cell/>
          <table:table-cell office:value-type="float" office:value="1443134840.34213" calcext:value-type="float">
            <text:p>1443134840.34213</text:p>
          </table:table-cell>
          <table:table-cell table:formula="of:=[.G318]-[.$B$2]" office:value-type="float" office:value="80.0330898761749" calcext:value-type="float">
            <text:p>80.0330898762</text:p>
          </table:table-cell>
          <table:table-cell table:formula="of:=[.C318]/([.H318]-[.H317])" office:value-type="float" office:value="40532.5334640002" calcext:value-type="float">
            <text:p>40532.5334640002</text:p>
          </table:table-cell>
          <table:table-cell table:formula="of:=[.G318]-[.$B318]" office:value-type="float" office:value="14.2841985225677" calcext:value-type="float">
            <text:p>14.284198522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4826.13284" calcext:value-type="float">
            <text:p>1443134826.13284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8237948417664" calcext:value-type="float">
            <text:p>65.8237948418</text:p>
          </table:table-cell>
          <table:table-cell table:formula="of:=[.C319]/([.D319]-[.D318])" office:value-type="float" office:value="109794.61974485" calcext:value-type="float">
            <text:p>109794.61974485</text:p>
          </table:table-cell>
          <table:table-cell/>
          <table:table-cell office:value-type="float" office:value="1443134840.57788" calcext:value-type="float">
            <text:p>1443134840.57788</text:p>
          </table:table-cell>
          <table:table-cell table:formula="of:=[.G319]-[.$B$2]" office:value-type="float" office:value="80.2688360214233" calcext:value-type="float">
            <text:p>80.2688360214</text:p>
          </table:table-cell>
          <table:table-cell table:formula="of:=[.C319]/([.H319]-[.H318])" office:value-type="float" office:value="34884.9818576423" calcext:value-type="float">
            <text:p>34884.9818576423</text:p>
          </table:table-cell>
          <table:table-cell table:formula="of:=[.G319]-[.$B319]" office:value-type="float" office:value="14.445041179657" calcext:value-type="float">
            <text:p>14.445041179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4826.20778" calcext:value-type="float">
            <text:p>1443134826.20778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8987386226654" calcext:value-type="float">
            <text:p>65.8987386227</text:p>
          </table:table-cell>
          <table:table-cell table:formula="of:=[.C320]/([.D320]-[.D319])" office:value-type="float" office:value="109735.589816025" calcext:value-type="float">
            <text:p>109735.589816025</text:p>
          </table:table-cell>
          <table:table-cell/>
          <table:table-cell office:value-type="float" office:value="1443134840.7288" calcext:value-type="float">
            <text:p>1443134840.7288</text:p>
          </table:table-cell>
          <table:table-cell table:formula="of:=[.G320]-[.$B$2]" office:value-type="float" office:value="80.4197585582733" calcext:value-type="float">
            <text:p>80.4197585583</text:p>
          </table:table-cell>
          <table:table-cell table:formula="of:=[.C320]/([.H320]-[.H319])" office:value-type="float" office:value="54491.5303681587" calcext:value-type="float">
            <text:p>54491.5303681587</text:p>
          </table:table-cell>
          <table:table-cell table:formula="of:=[.G320]-[.$B320]" office:value-type="float" office:value="14.5210199356079" calcext:value-type="float">
            <text:p>14.521019935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4826.2827" calcext:value-type="float">
            <text:p>1443134826.2827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5.9736571311951" calcext:value-type="float">
            <text:p>65.9736571312</text:p>
          </table:table-cell>
          <table:table-cell table:formula="of:=[.C321]/([.D321]-[.D320])" office:value-type="float" office:value="109772.607082051" calcext:value-type="float">
            <text:p>109772.607082051</text:p>
          </table:table-cell>
          <table:table-cell/>
          <table:table-cell office:value-type="float" office:value="1443134840.91239" calcext:value-type="float">
            <text:p>1443134840.91239</text:p>
          </table:table-cell>
          <table:table-cell table:formula="of:=[.G321]-[.$B$2]" office:value-type="float" office:value="80.6033458709717" calcext:value-type="float">
            <text:p>80.603345871</text:p>
          </table:table-cell>
          <table:table-cell table:formula="of:=[.C321]/([.H321]-[.H320])" office:value-type="float" office:value="44796.1238667517" calcext:value-type="float">
            <text:p>44796.1238667517</text:p>
          </table:table-cell>
          <table:table-cell table:formula="of:=[.G321]-[.$B321]" office:value-type="float" office:value="14.6296887397766" calcext:value-type="float">
            <text:p>14.629688739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4826.3576" calcext:value-type="float">
            <text:p>1443134826.3576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0485591888428" calcext:value-type="float">
            <text:p>66.0485591888</text:p>
          </table:table-cell>
          <table:table-cell table:formula="of:=[.C322]/([.D322]-[.D321])" office:value-type="float" office:value="109796.716649372" calcext:value-type="float">
            <text:p>109796.716649372</text:p>
          </table:table-cell>
          <table:table-cell/>
          <table:table-cell office:value-type="float" office:value="1443134841.14842" calcext:value-type="float">
            <text:p>1443134841.14842</text:p>
          </table:table-cell>
          <table:table-cell table:formula="of:=[.G322]-[.$B$2]" office:value-type="float" office:value="80.839382648468" calcext:value-type="float">
            <text:p>80.8393826485</text:p>
          </table:table-cell>
          <table:table-cell table:formula="of:=[.C322]/([.H322]-[.H321])" office:value-type="float" office:value="34842.0279552732" calcext:value-type="float">
            <text:p>34842.0279552732</text:p>
          </table:table-cell>
          <table:table-cell table:formula="of:=[.G322]-[.$B322]" office:value-type="float" office:value="14.7908234596252" calcext:value-type="float">
            <text:p>14.790823459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4826.4325" calcext:value-type="float">
            <text:p>1443134826.4325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123459815979" calcext:value-type="float">
            <text:p>66.123459816</text:p>
          </table:table-cell>
          <table:table-cell table:formula="of:=[.C323]/([.D323]-[.D322])" office:value-type="float" office:value="109798.813633991" calcext:value-type="float">
            <text:p>109798.813633991</text:p>
          </table:table-cell>
          <table:table-cell/>
          <table:table-cell office:value-type="float" office:value="1443134841.33812" calcext:value-type="float">
            <text:p>1443134841.33812</text:p>
          </table:table-cell>
          <table:table-cell table:formula="of:=[.G323]-[.$B$2]" office:value-type="float" office:value="81.0290815830231" calcext:value-type="float">
            <text:p>81.029081583</text:p>
          </table:table-cell>
          <table:table-cell table:formula="of:=[.C323]/([.H323]-[.H322])" office:value-type="float" office:value="43352.9055884774" calcext:value-type="float">
            <text:p>43352.9055884774</text:p>
          </table:table-cell>
          <table:table-cell table:formula="of:=[.G323]-[.$B323]" office:value-type="float" office:value="14.9056217670441" calcext:value-type="float">
            <text:p>14.90562176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4826.5074" calcext:value-type="float">
            <text:p>1443134826.5074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1983592510223" calcext:value-type="float">
            <text:p>66.198359251</text:p>
          </table:table-cell>
          <table:table-cell table:formula="of:=[.C324]/([.D324]-[.D323])" office:value-type="float" office:value="109800.561182361" calcext:value-type="float">
            <text:p>109800.561182361</text:p>
          </table:table-cell>
          <table:table-cell/>
          <table:table-cell office:value-type="float" office:value="1443134841.52787" calcext:value-type="float">
            <text:p>1443134841.52787</text:p>
          </table:table-cell>
          <table:table-cell table:formula="of:=[.G324]-[.$B$2]" office:value-type="float" office:value="81.218825340271" calcext:value-type="float">
            <text:p>81.2188253403</text:p>
          </table:table-cell>
          <table:table-cell table:formula="of:=[.C324]/([.H324]-[.H323])" office:value-type="float" office:value="43342.6644400969" calcext:value-type="float">
            <text:p>43342.6644400969</text:p>
          </table:table-cell>
          <table:table-cell table:formula="of:=[.G324]-[.$B324]" office:value-type="float" office:value="15.0204660892487" calcext:value-type="float">
            <text:p>15.020466089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4826.5823" calcext:value-type="float">
            <text:p>1443134826.5823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2732584476471" calcext:value-type="float">
            <text:p>66.2732584476</text:p>
          </table:table-cell>
          <table:table-cell table:formula="of:=[.C325]/([.D325]-[.D324])" office:value-type="float" office:value="109800.910698711" calcext:value-type="float">
            <text:p>109800.910698711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4826.65722" calcext:value-type="float">
            <text:p>1443134826.65722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3481748104095" calcext:value-type="float">
            <text:p>66.3481748104</text:p>
          </table:table-cell>
          <table:table-cell table:formula="of:=[.C326]/([.D326]-[.D325])" office:value-type="float" office:value="109775.751207745" calcext:value-type="float">
            <text:p>109775.751207745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4826.73212" calcext:value-type="float">
            <text:p>1443134826.73212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4230737686157" calcext:value-type="float">
            <text:p>66.4230737686</text:p>
          </table:table-cell>
          <table:table-cell table:formula="of:=[.C327]/([.D327]-[.D326])" office:value-type="float" office:value="109801.260217285" calcext:value-type="float">
            <text:p>109801.260217285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4826.80702" calcext:value-type="float">
            <text:p>1443134826.80702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4979758262634" calcext:value-type="float">
            <text:p>66.4979758263</text:p>
          </table:table-cell>
          <table:table-cell table:formula="of:=[.C328]/([.D328]-[.D327])" office:value-type="float" office:value="109796.716649372" calcext:value-type="float">
            <text:p>109796.716649372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4826.88191" calcext:value-type="float">
            <text:p>1443134826.88191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572872877121" calcext:value-type="float">
            <text:p>66.5728728771</text:p>
          </table:table-cell>
          <table:table-cell table:formula="of:=[.C329]/([.D329]-[.D328])" office:value-type="float" office:value="109804.056445991" calcext:value-type="float">
            <text:p>109804.056445991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4826.95683" calcext:value-type="float">
            <text:p>1443134826.95683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6477935314178" calcext:value-type="float">
            <text:p>66.6477935314</text:p>
          </table:table-cell>
          <table:table-cell table:formula="of:=[.C330]/([.D330]-[.D329])" office:value-type="float" office:value="109769.463136456" calcext:value-type="float">
            <text:p>109769.46313645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4840.04358" calcext:value-type="float">
            <text:p>1443134840.04358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79.7345383167267" calcext:value-type="float">
            <text:p>79.7345383167</text:p>
          </table:table-cell>
          <table:table-cell table:formula="of:=[.C331]/([.D331]-[.D330])" office:value-type="float" office:value="628.422127497455" calcext:value-type="float">
            <text:p>628.4221274975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4840.14652" calcext:value-type="float">
            <text:p>1443134840.14652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79.8374807834625" calcext:value-type="float">
            <text:p>79.8374807835</text:p>
          </table:table-cell>
          <table:table-cell table:formula="of:=[.C332]/([.D332]-[.D331])" office:value-type="float" office:value="79889.2843815718" calcext:value-type="float">
            <text:p>79889.2843815718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4840.24946" calcext:value-type="float">
            <text:p>1443134840.24946</text:p>
          </table:table-cell>
          <table:table-cell office:value-type="float" office:value="8000" calcext:value-type="float">
            <text:p>8000</text:p>
          </table:table-cell>
          <table:table-cell table:formula="of:=[.B333]-[.$B$2]" office:value-type="float" office:value="79.9404189586639" calcext:value-type="float">
            <text:p>79.9404189587</text:p>
          </table:table-cell>
          <table:table-cell table:formula="of:=[.C333]/([.D333]-[.D332])" office:value-type="float" office:value="77716.5515548206" calcext:value-type="float">
            <text:p>77716.55155482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51:00.222396394</dc:date>
    <meta:editing-duration>PT1M4S</meta:editing-duration>
    <meta:editing-cycles>2</meta:editing-cycles>
    <meta:generator>LibreOffice/4.4.2.2$Linux_X86_64 LibreOffice_project/40m0$Build-2</meta:generator>
    <meta:document-statistic meta:table-count="1" meta:cell-count="29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333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333" chart:label-cell-address="source_1.E1:source_1.E1" chart:class="chart:scatter">
            <chart:domain table:cell-range-address="source_1.D2:source_1.D333"/>
            <chart:data-point chart:repeated="3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333</svg:desc>
                </draw:g>
              </table:table-cell>
              <table:table-cell office:value-type="float" office:value="0">
                <text:p>0</text:p>
                <draw:g>
                  <svg:desc>source_1.E2:source_1.E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48904037476">
                <text:p>0.102948904037476</text:p>
              </table:table-cell>
              <table:table-cell office:value-type="float" office:value="79884.2889770472">
                <text:p>79884.2889770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06391143799">
                <text:p>0.205906391143799</text:p>
              </table:table-cell>
              <table:table-cell office:value-type="float" office:value="79877.6294093809">
                <text:p>79877.6294093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855533599854">
                <text:p>0.308855533599854</text:p>
              </table:table-cell>
              <table:table-cell office:value-type="float" office:value="79884.1039740621">
                <text:p>79884.1039740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804676055908">
                <text:p>0.411804676055908</text:p>
              </table:table-cell>
              <table:table-cell office:value-type="float" office:value="79884.1039740621">
                <text:p>79884.1039740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64785766602">
                <text:p>0.514764785766602</text:p>
              </table:table-cell>
              <table:table-cell office:value-type="float" office:value="79875.5947629479">
                <text:p>79875.5947629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71035194397">
                <text:p>0.61771035194397</text:p>
              </table:table-cell>
              <table:table-cell office:value-type="float" office:value="79886.8791088157">
                <text:p>79886.8791088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8889474868774">
                <text:p>0.718889474868774</text:p>
              </table:table-cell>
              <table:table-cell office:value-type="float" office:value="81281.5901370483">
                <text:p>81281.5901370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775632858276">
                <text:p>0.815775632858276</text:p>
              </table:table-cell>
              <table:table-cell office:value-type="float" office:value="84883.1264512636">
                <text:p>84883.1264512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2676572799683">
                <text:p>0.912676572799683</text:p>
              </table:table-cell>
              <table:table-cell office:value-type="float" office:value="84870.1777812771">
                <text:p>84870.1777812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95648765564">
                <text:p>1.0095648765564</text:p>
              </table:table-cell>
              <table:table-cell office:value-type="float" office:value="84881.2465604768">
                <text:p>84881.2465604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646963119507">
                <text:p>1.10646963119507</text:p>
              </table:table-cell>
              <table:table-cell office:value-type="float" office:value="84866.8368302956">
                <text:p>84866.8368302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336127281189">
                <text:p>1.20336127281189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025672912598">
                <text:p>1.30025672912598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714527130127">
                <text:p>1.39714527130127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403166770935">
                <text:p>1.49403166770935</text:p>
              </table:table-cell>
              <table:table-cell office:value-type="float" office:value="84882.9175703975">
                <text:p>84882.9175703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09526348114">
                <text:p>1.5909526348114</text:p>
              </table:table-cell>
              <table:table-cell office:value-type="float" office:value="84852.6407226284">
                <text:p>84852.6407226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8784809112549">
                <text:p>1.68784809112549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884198188782">
                <text:p>1.76884198188782</text:p>
              </table:table-cell>
              <table:table-cell office:value-type="float" office:value="101538.522505762">
                <text:p>101538.522505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4929776191711">
                <text:p>1.84929776191711</text:p>
              </table:table-cell>
              <table:table-cell office:value-type="float" office:value="102217.64051017">
                <text:p>102217.64051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2975687980652">
                <text:p>1.92975687980652</text:p>
              </table:table-cell>
              <table:table-cell office:value-type="float" office:value="102213.399994074">
                <text:p>102213.39999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1021599769592">
                <text:p>2.01021599769592</text:p>
              </table:table-cell>
              <table:table-cell office:value-type="float" office:value="102213.399994074">
                <text:p>102213.399994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9067463874817">
                <text:p>2.09067463874817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7112994194031">
                <text:p>2.17112994194031</text:p>
              </table:table-cell>
              <table:table-cell office:value-type="float" office:value="102218.246326907">
                <text:p>102218.246326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5158262252808">
                <text:p>2.25158262252808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206081390381">
                <text:p>2.33206081390381</text:p>
              </table:table-cell>
              <table:table-cell office:value-type="float" office:value="102189.175221449">
                <text:p>102189.175221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1250276565552">
                <text:p>2.41250276565552</text:p>
              </table:table-cell>
              <table:table-cell office:value-type="float" office:value="102235.212111512">
                <text:p>102235.212111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9295330047607">
                <text:p>2.49295330047607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338190078735">
                <text:p>2.57338190078735</text:p>
              </table:table-cell>
              <table:table-cell office:value-type="float" office:value="102252.183528882">
                <text:p>102252.183528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5383982658386">
                <text:p>2.65383982658386</text:p>
              </table:table-cell>
              <table:table-cell office:value-type="float" office:value="102214.914423718">
                <text:p>102214.914423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3535060882568">
                <text:p>2.73535060882568</text:p>
              </table:table-cell>
              <table:table-cell office:value-type="float" office:value="100894.627358642">
                <text:p>100894.627358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1773114204407">
                <text:p>2.81773114204407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001145362854">
                <text:p>2.9001145362854</text:p>
              </table:table-cell>
              <table:table-cell office:value-type="float" office:value="99825.9427853713">
                <text:p>99825.9427853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8248839378357">
                <text:p>2.98248839378357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6486892700195">
                <text:p>3.06486892700195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4724636077881">
                <text:p>3.14724636077881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2961449623108">
                <text:p>3.22961449623108</text:p>
              </table:table-cell>
              <table:table-cell office:value-type="float" office:value="99844.4356527352">
                <text:p>99844.4356527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1198954582214">
                <text:p>3.31198954582214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9436411857605">
                <text:p>3.39436411857605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7674417495728">
                <text:p>3.47674417495728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5912017822266">
                <text:p>3.55912017822266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151287078857">
                <text:p>3.64151287078857</text:p>
              </table:table-cell>
              <table:table-cell office:value-type="float" office:value="99814.6770530702">
                <text:p>99814.677053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2375774383545">
                <text:p>3.72375774383545</text:p>
              </table:table-cell>
              <table:table-cell office:value-type="float" office:value="99994.0749536178">
                <text:p>99994.0749536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0572938919067">
                <text:p>3.80572938919067</text:p>
              </table:table-cell>
              <table:table-cell office:value-type="float" office:value="100327.37496437">
                <text:p>100327.37496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8769793510437">
                <text:p>3.88769793510437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6966147422791">
                <text:p>3.96966147422791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5162858963013">
                <text:p>4.05162858963013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3359427452087">
                <text:p>4.13359427452087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1556329727173">
                <text:p>4.21556329727173</text:p>
              </table:table-cell>
              <table:table-cell office:value-type="float" office:value="100330.584945448">
                <text:p>100330.584945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9753303527832">
                <text:p>4.29753303527832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7950038909912">
                <text:p>4.37950038909912</text:p>
              </table:table-cell>
              <table:table-cell office:value-type="float" office:value="100332.62776763">
                <text:p>100332.62776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6149444580078">
                <text:p>4.46149444580078</text:p>
              </table:table-cell>
              <table:table-cell office:value-type="float" office:value="100299.952591972">
                <text:p>100299.952591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4346466064453">
                <text:p>4.54346466064453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42629241943">
                <text:p>4.62542629241943</text:p>
              </table:table-cell>
              <table:table-cell office:value-type="float" office:value="100339.632360983">
                <text:p>100339.6323609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0668959617615">
                <text:p>4.70668959617615</text:p>
              </table:table-cell>
              <table:table-cell office:value-type="float" office:value="101201.89088818">
                <text:p>101201.89088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8515219688416">
                <text:p>4.78515219688416</text:p>
              </table:table-cell>
              <table:table-cell office:value-type="float" office:value="104814.267253324">
                <text:p>104814.267253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6361265182495">
                <text:p>4.86361265182495</text:p>
              </table:table-cell>
              <table:table-cell office:value-type="float" office:value="104817.133754904">
                <text:p>104817.1337549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4207358360291">
                <text:p>4.94207358360291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2053642272949">
                <text:p>5.02053642272949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9899544715881">
                <text:p>5.09899544715881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17749524116516">
                <text:p>5.17749524116516</text:p>
              </table:table-cell>
              <table:table-cell office:value-type="float" office:value="104764.606125399">
                <text:p>104764.606125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25596022605896">
                <text:p>5.25596022605896</text:p>
              </table:table-cell>
              <table:table-cell office:value-type="float" office:value="104811.082435446">
                <text:p>104811.082435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3441710472107">
                <text:p>5.33441710472107</text:p>
              </table:table-cell>
              <table:table-cell office:value-type="float" office:value="104821.911605971">
                <text:p>104821.911605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1289019584656">
                <text:p>5.41289019584656</text:p>
              </table:table-cell>
              <table:table-cell office:value-type="float" office:value="104800.255502218">
                <text:p>104800.255502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9135661125183">
                <text:p>5.49135661125183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6981492042542">
                <text:p>5.56981492042542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4829230308533">
                <text:p>5.64829230308533</text:p>
              </table:table-cell>
              <table:table-cell office:value-type="float" office:value="104794.524501911">
                <text:p>104794.524501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2513794898987">
                <text:p>5.72513794898987</text:p>
              </table:table-cell>
              <table:table-cell office:value-type="float" office:value="107019.726403445">
                <text:p>107019.726403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0004167556763">
                <text:p>5.80004167556763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87493824958801">
                <text:p>5.87493824958801</text:p>
              </table:table-cell>
              <table:table-cell office:value-type="float" office:value="109804.75552542">
                <text:p>109804.75552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4984245300293">
                <text:p>5.94984245300293</text:p>
              </table:table-cell>
              <table:table-cell office:value-type="float" office:value="109793.571322624">
                <text:p>109793.5713226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02474093437195">
                <text:p>6.02474093437195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9963941574097">
                <text:p>6.09963941574097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7460489273071">
                <text:p>6.17460489273071</text:p>
              </table:table-cell>
              <table:table-cell office:value-type="float" office:value="109703.830752986">
                <text:p>109703.830752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4950861930847">
                <text:p>6.24950861930847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2440614700317">
                <text:p>6.32440614700317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9930272102356">
                <text:p>6.39930272102356</text:p>
              </table:table-cell>
              <table:table-cell office:value-type="float" office:value="109804.75552542">
                <text:p>109804.75552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7419738769531">
                <text:p>6.47419738769531</text:p>
              </table:table-cell>
              <table:table-cell office:value-type="float" office:value="109807.551932156">
                <text:p>109807.551932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490984916687">
                <text:p>6.5490984916687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2400770187378">
                <text:p>6.62400770187378</text:p>
              </table:table-cell>
              <table:table-cell office:value-type="float" office:value="109786.232927637">
                <text:p>109786.232927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019112110138">
                <text:p>19.7019112110138</text:p>
              </table:table-cell>
              <table:table-cell office:value-type="float" office:value="628.846970330706">
                <text:p>628.846970330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048555850983">
                <text:p>19.8048555850983</text:p>
              </table:table-cell>
              <table:table-cell office:value-type="float" office:value="79887.8041965816">
                <text:p>79887.8041965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077908992767">
                <text:p>19.9077908992767</text:p>
              </table:table-cell>
              <table:table-cell office:value-type="float" office:value="79894.8355638321">
                <text:p>79894.8355638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07271671295">
                <text:p>20.0107271671295</text:p>
              </table:table-cell>
              <table:table-cell office:value-type="float" office:value="79894.0953616247">
                <text:p>79894.0953616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36720180511">
                <text:p>20.1136720180511</text:p>
              </table:table-cell>
              <table:table-cell office:value-type="float" office:value="79887.4341589043">
                <text:p>79887.4341589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66147232056">
                <text:p>20.2166147232056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95497989655">
                <text:p>20.3195497989655</text:p>
              </table:table-cell>
              <table:table-cell office:value-type="float" office:value="79895.020616527">
                <text:p>79895.020616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24967956543">
                <text:p>20.4224967956543</text:p>
              </table:table-cell>
              <table:table-cell office:value-type="float" office:value="79885.7690317769">
                <text:p>79885.7690317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54282951355">
                <text:p>20.5254282951355</text:p>
              </table:table-cell>
              <table:table-cell office:value-type="float" office:value="79897.7965098234">
                <text:p>79897.7965098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83774375916">
                <text:p>20.6283774375916</text:p>
              </table:table-cell>
              <table:table-cell office:value-type="float" office:value="79884.1039740621">
                <text:p>79884.10397406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289822101593">
                <text:p>20.7289822101593</text:p>
              </table:table-cell>
              <table:table-cell office:value-type="float" office:value="81745.6248853583">
                <text:p>81745.62488535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258719444275">
                <text:p>20.8258719444275</text:p>
              </table:table-cell>
              <table:table-cell office:value-type="float" office:value="84879.9933462111">
                <text:p>84879.9933462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227583408356">
                <text:p>20.9227583408356</text:p>
              </table:table-cell>
              <table:table-cell office:value-type="float" office:value="84882.9175703975">
                <text:p>84882.91757039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196461677551">
                <text:p>21.0196461677551</text:p>
              </table:table-cell>
              <table:table-cell office:value-type="float" office:value="84881.664306789">
                <text:p>84881.664306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165339946747">
                <text:p>21.1165339946747</text:p>
              </table:table-cell>
              <table:table-cell office:value-type="float" office:value="84881.664306789">
                <text:p>84881.664306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134184837341">
                <text:p>21.2134184837341</text:p>
              </table:table-cell>
              <table:table-cell office:value-type="float" office:value="84884.588646112">
                <text:p>84884.588646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102984428406">
                <text:p>21.3102984428406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071996212006">
                <text:p>21.4071996212006</text:p>
              </table:table-cell>
              <table:table-cell office:value-type="float" office:value="84869.9689641343">
                <text:p>84869.9689641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040905475616">
                <text:p>21.5040905475616</text:p>
              </table:table-cell>
              <table:table-cell office:value-type="float" office:value="84878.9490292576">
                <text:p>84878.9490292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01003408432">
                <text:p>21.601003408432</text:p>
              </table:table-cell>
              <table:table-cell office:value-type="float" office:value="84859.7381827486">
                <text:p>84859.7381827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6967420578003">
                <text:p>21.6967420578003</text:p>
              </table:table-cell>
              <table:table-cell office:value-type="float" office:value="85900.5224563387">
                <text:p>85900.5224563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7772107124329">
                <text:p>21.7772107124329</text:p>
              </table:table-cell>
              <table:table-cell office:value-type="float" office:value="102201.286172262">
                <text:p>102201.286172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8576612472534">
                <text:p>21.8576612472534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9381101131439">
                <text:p>21.9381101131439</text:p>
              </table:table-cell>
              <table:table-cell office:value-type="float" office:value="102226.42555575">
                <text:p>102226.425555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185589790344">
                <text:p>22.0185589790344</text:p>
              </table:table-cell>
              <table:table-cell office:value-type="float" office:value="102226.42555575">
                <text:p>102226.42555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0990071296692">
                <text:p>22.0990071296692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1794633865356">
                <text:p>22.1794633865356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599093914032">
                <text:p>22.2599093914032</text:p>
              </table:table-cell>
              <table:table-cell office:value-type="float" office:value="102230.061188744">
                <text:p>102230.0611887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340357542038">
                <text:p>22.340357542038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208176136017">
                <text:p>22.4208176136017</text:p>
              </table:table-cell>
              <table:table-cell office:value-type="float" office:value="102212.188482668">
                <text:p>102212.18848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012667179108">
                <text:p>22.5012667179108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5816898345947">
                <text:p>22.5816898345947</text:p>
              </table:table-cell>
              <table:table-cell office:value-type="float" office:value="102259.15556491">
                <text:p>102259.155564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621403694153">
                <text:p>22.6621403694153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438304424286">
                <text:p>22.7438304424286</text:p>
              </table:table-cell>
              <table:table-cell office:value-type="float" office:value="100673.187042696">
                <text:p>100673.187042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262066841125">
                <text:p>22.8262066841125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085824489594">
                <text:p>22.9085824489594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990954875946">
                <text:p>22.990954875946</text:p>
              </table:table-cell>
              <table:table-cell office:value-type="float" office:value="99839.2338413002">
                <text:p>99839.2338413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0733284950256">
                <text:p>23.0733284950256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1557133197784">
                <text:p>23.1557133197784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2380948066711">
                <text:p>23.2380948066711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204686641693">
                <text:p>23.3204686641693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028475284576">
                <text:p>23.4028475284576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4852252006531">
                <text:p>23.4852252006531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67596912384">
                <text:p>23.567596912384</text:p>
              </table:table-cell>
              <table:table-cell office:value-type="float" office:value="99840.1007722321">
                <text:p>99840.10077223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6499774456024">
                <text:p>23.6499774456024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321455478668">
                <text:p>23.7321455478668</text:p>
              </table:table-cell>
              <table:table-cell office:value-type="float" office:value="100087.500786332">
                <text:p>100087.500786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141102790833">
                <text:p>23.8141102790833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8960962295532">
                <text:p>23.8960962295532</text:p>
              </table:table-cell>
              <table:table-cell office:value-type="float" office:value="100309.869591769">
                <text:p>100309.869591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9780719280243">
                <text:p>23.9780719280243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0600459575653">
                <text:p>24.0600459575653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1420154571533">
                <text:p>24.1420154571533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240195274353">
                <text:p>24.2240195274353</text:p>
              </table:table-cell>
              <table:table-cell office:value-type="float" office:value="100287.704887338">
                <text:p>100287.7048873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059859275818">
                <text:p>24.3059859275818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879501819611">
                <text:p>24.3879501819611</text:p>
              </table:table-cell>
              <table:table-cell office:value-type="float" office:value="100336.421800962">
                <text:p>100336.421800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699182510376">
                <text:p>24.4699182510376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518839359283">
                <text:p>24.5518839359283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338679790497">
                <text:p>24.6338679790497</text:p>
              </table:table-cell>
              <table:table-cell office:value-type="float" office:value="100312.20328849">
                <text:p>100312.203288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147815227509">
                <text:p>24.7147815227509</text:p>
              </table:table-cell>
              <table:table-cell office:value-type="float" office:value="101639.350148508">
                <text:p>101639.350148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7932524681091">
                <text:p>24.7932524681091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8717133998871">
                <text:p>24.8717133998871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9501717090607">
                <text:p>24.9501717090607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02863240242">
                <text:p>25.02863240242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070890426636">
                <text:p>25.1070890426636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1855485439301">
                <text:p>25.1855485439301</text:p>
              </table:table-cell>
              <table:table-cell office:value-type="float" office:value="104818.407805933">
                <text:p>104818.4078059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264034986496">
                <text:p>25.264034986496</text:p>
              </table:table-cell>
              <table:table-cell office:value-type="float" office:value="104782.427781626">
                <text:p>104782.4277816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3424923419952">
                <text:p>25.3424923419952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21000957489">
                <text:p>25.421000957489</text:p>
              </table:table-cell>
              <table:table-cell office:value-type="float" office:value="104752.834428116">
                <text:p>104752.834428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4994599819183">
                <text:p>25.4994599819183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5782105922699">
                <text:p>25.5782105922699</text:p>
              </table:table-cell>
              <table:table-cell office:value-type="float" office:value="104430.936640186">
                <text:p>104430.9366401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656674861908">
                <text:p>25.656674861908</text:p>
              </table:table-cell>
              <table:table-cell office:value-type="float" office:value="104812.037860487">
                <text:p>104812.0378604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7331404685974">
                <text:p>25.7331404685974</text:p>
              </table:table-cell>
              <table:table-cell office:value-type="float" office:value="107551.621651285">
                <text:p>107551.6216512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080403804779">
                <text:p>25.8080403804779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8829410076141">
                <text:p>25.8829410076141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9578418731689">
                <text:p>25.9578418731689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0327394008636">
                <text:p>26.0327394008636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076366901398">
                <text:p>26.1076366901398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1825478076935">
                <text:p>26.1825478076935</text:p>
              </table:table-cell>
              <table:table-cell office:value-type="float" office:value="109783.43760662">
                <text:p>109783.437606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2574450969696">
                <text:p>26.2574450969696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3323438167572">
                <text:p>26.3323438167572</text:p>
              </table:table-cell>
              <table:table-cell office:value-type="float" office:value="109801.609738085">
                <text:p>109801.6097380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072337150574">
                <text:p>26.4072337150574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4821362495422">
                <text:p>26.4821362495422</text:p>
              </table:table-cell>
              <table:table-cell office:value-type="float" office:value="109796.017672299">
                <text:p>109796.017672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5570287704468">
                <text:p>26.5570287704468</text:p>
              </table:table-cell>
              <table:table-cell office:value-type="float" office:value="109810.698059989">
                <text:p>109810.6980599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6319439411163">
                <text:p>26.6319439411163</text:p>
              </table:table-cell>
              <table:table-cell office:value-type="float" office:value="109777.498022068">
                <text:p>109777.498022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127616405487">
                <text:p>39.7127616405487</text:p>
              </table:table-cell>
              <table:table-cell office:value-type="float" office:value="628.706873604459">
                <text:p>628.7068736044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157067298889">
                <text:p>39.8157067298889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186568260193">
                <text:p>39.9186568260193</text:p>
              </table:table-cell>
              <table:table-cell office:value-type="float" office:value="79883.3639706904">
                <text:p>79883.36397069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15940475464">
                <text:p>40.0215940475464</text:p>
              </table:table-cell>
              <table:table-cell office:value-type="float" office:value="79893.3551731326">
                <text:p>79893.35517313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45322227478">
                <text:p>40.1245322227478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74672985077">
                <text:p>40.2274672985077</text:p>
              </table:table-cell>
              <table:table-cell office:value-type="float" office:value="79895.020616527">
                <text:p>79895.0206165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304009437561">
                <text:p>40.3304009437561</text:p>
              </table:table-cell>
              <table:table-cell office:value-type="float" office:value="79896.1309506989">
                <text:p>79896.13095069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33419799805">
                <text:p>40.4333419799805</text:p>
              </table:table-cell>
              <table:table-cell office:value-type="float" office:value="79890.3945563106">
                <text:p>79890.39455631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62811088562">
                <text:p>40.5362811088562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92247676849">
                <text:p>40.6392247676849</text:p>
              </table:table-cell>
              <table:table-cell office:value-type="float" office:value="79888.3592595252">
                <text:p>79888.3592595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391691207886">
                <text:p>40.7391691207886</text:p>
              </table:table-cell>
              <table:table-cell office:value-type="float" office:value="82285.7894879973">
                <text:p>82285.78948799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360805511475">
                <text:p>40.8360805511475</text:p>
              </table:table-cell>
              <table:table-cell office:value-type="float" office:value="84860.9907989648">
                <text:p>84860.9907989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329690933228">
                <text:p>40.9329690933228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298721790314">
                <text:p>41.0298721790314</text:p>
              </table:table-cell>
              <table:table-cell office:value-type="float" office:value="84868.2984639837">
                <text:p>84868.29846398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267635822296">
                <text:p>41.1267635822296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236456871033">
                <text:p>41.2236456871033</text:p>
              </table:table-cell>
              <table:table-cell office:value-type="float" office:value="84886.6775832835">
                <text:p>84886.6775832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205392360687">
                <text:p>41.3205392360687</text:p>
              </table:table-cell>
              <table:table-cell office:value-type="float" office:value="84876.6516224124">
                <text:p>84876.65162241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174246788025">
                <text:p>41.4174246788025</text:p>
              </table:table-cell>
              <table:table-cell office:value-type="float" office:value="84883.7531000303">
                <text:p>84883.7531000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143201351166">
                <text:p>41.5143201351166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11230134964">
                <text:p>41.611230134964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052664756775">
                <text:p>41.7052664756775</text:p>
              </table:table-cell>
              <table:table-cell office:value-type="float" office:value="87455.5510944001">
                <text:p>87455.5510944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7857356071472">
                <text:p>41.7857356071472</text:p>
              </table:table-cell>
              <table:table-cell office:value-type="float" office:value="102200.680556543">
                <text:p>102200.680556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866188287735">
                <text:p>41.866188287735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9466404914856">
                <text:p>41.9466404914856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270910263062">
                <text:p>42.0270910263062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075413227081">
                <text:p>42.1075413227081</text:p>
              </table:table-cell>
              <table:table-cell office:value-type="float" office:value="102224.607836222">
                <text:p>102224.607836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187992811203">
                <text:p>42.187992811203</text:p>
              </table:table-cell>
              <table:table-cell office:value-type="float" office:value="102223.093119329">
                <text:p>102223.0931193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2684624195099">
                <text:p>42.2684624195099</text:p>
              </table:table-cell>
              <table:table-cell office:value-type="float" office:value="102200.074948002">
                <text:p>102200.074948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3489253520966">
                <text:p>42.3489253520966</text:p>
              </table:table-cell>
              <table:table-cell office:value-type="float" office:value="102208.554120764">
                <text:p>102208.5541207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293711185455">
                <text:p>42.4293711185455</text:p>
              </table:table-cell>
              <table:table-cell office:value-type="float" office:value="102230.364169833">
                <text:p>102230.3641698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098268985748">
                <text:p>42.5098268985748</text:p>
              </table:table-cell>
              <table:table-cell office:value-type="float" office:value="102217.64051017">
                <text:p>102217.64051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5902614593506">
                <text:p>42.5902614593506</text:p>
              </table:table-cell>
              <table:table-cell office:value-type="float" office:value="102244.606307078">
                <text:p>102244.6063070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6707208156586">
                <text:p>42.6707208156586</text:p>
              </table:table-cell>
              <table:table-cell office:value-type="float" office:value="102213.09711353">
                <text:p>102213.097113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7526245117187">
                <text:p>42.7526245117187</text:p>
              </table:table-cell>
              <table:table-cell office:value-type="float" office:value="100410.608990798">
                <text:p>100410.6089907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349974155426">
                <text:p>42.8349974155426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173724651337">
                <text:p>42.9173724651337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9997408390045">
                <text:p>42.9997408390045</text:p>
              </table:table-cell>
              <table:table-cell office:value-type="float" office:value="99844.1466489907">
                <text:p>99844.14664899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0821175575256">
                <text:p>43.0821175575256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1646203994751">
                <text:p>43.1646203994751</text:p>
              </table:table-cell>
              <table:table-cell office:value-type="float" office:value="99681.4146722074">
                <text:p>99681.4146722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2469861507416">
                <text:p>43.2469861507416</text:p>
              </table:table-cell>
              <table:table-cell office:value-type="float" office:value="99847.3257822021">
                <text:p>99847.3257822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293616771698">
                <text:p>43.3293616771698</text:p>
              </table:table-cell>
              <table:table-cell office:value-type="float" office:value="99835.4773145629">
                <text:p>99835.47731456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117350578308">
                <text:p>43.4117350578308</text:p>
              </table:table-cell>
              <table:table-cell office:value-type="float" office:value="99838.0779568103">
                <text:p>99838.07795681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4941079616547">
                <text:p>43.4941079616547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5764944553375">
                <text:p>43.5764944553375</text:p>
              </table:table-cell>
              <table:table-cell office:value-type="float" office:value="99822.1872587208">
                <text:p>99822.1872587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6588757038116">
                <text:p>43.6588757038116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7410147190094">
                <text:p>43.7410147190094</text:p>
              </table:table-cell>
              <table:table-cell office:value-type="float" office:value="100122.943770391">
                <text:p>100122.943770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230087757111">
                <text:p>43.8230087757111</text:p>
              </table:table-cell>
              <table:table-cell office:value-type="float" office:value="100299.952591972">
                <text:p>100299.9525919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049830436707">
                <text:p>43.9049830436707</text:p>
              </table:table-cell>
              <table:table-cell office:value-type="float" office:value="100324.165188686">
                <text:p>100324.1651886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.9869513511658">
                <text:p>43.9869513511658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0689189434052">
                <text:p>44.0689189434052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1508927345276">
                <text:p>44.1508927345276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328655719757">
                <text:p>44.2328655719757</text:p>
              </table:table-cell>
              <table:table-cell office:value-type="float" office:value="100325.915949962">
                <text:p>100325.9159499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148381710053">
                <text:p>44.3148381710053</text:p>
              </table:table-cell>
              <table:table-cell office:value-type="float" office:value="100326.207749449">
                <text:p>100326.2077494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3968067169189">
                <text:p>44.3968067169189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4787602424622">
                <text:p>44.4787602424622</text:p>
              </table:table-cell>
              <table:table-cell office:value-type="float" office:value="100349.55720927">
                <text:p>100349.55720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5607306957245">
                <text:p>44.5607306957245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6427102088928">
                <text:p>44.6427102088928</text:p>
              </table:table-cell>
              <table:table-cell office:value-type="float" office:value="100317.746253421">
                <text:p>100317.7462534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232823371887">
                <text:p>44.7232823371887</text:p>
              </table:table-cell>
              <table:table-cell office:value-type="float" office:value="102070.035556187">
                <text:p>102070.0355561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017501831055">
                <text:p>44.8017501831055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8802223205566">
                <text:p>44.8802223205566</text:p>
              </table:table-cell>
              <table:table-cell office:value-type="float" office:value="104801.529142968">
                <text:p>104801.5291429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9586932659149">
                <text:p>44.9586932659149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0371644496918">
                <text:p>45.0371644496918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156437397003">
                <text:p>45.1156437397003</text:p>
              </table:table-cell>
              <table:table-cell office:value-type="float" office:value="104791.977591853">
                <text:p>104791.9775918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1941025257111">
                <text:p>45.1941025257111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2725698947907">
                <text:p>45.2725698947907</text:p>
              </table:table-cell>
              <table:table-cell office:value-type="float" office:value="104807.897811106">
                <text:p>104807.897811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3510282039642">
                <text:p>45.3510282039642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4294872283936">
                <text:p>45.4294872283936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079438686371">
                <text:p>45.5079438686371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586416721344">
                <text:p>45.586416721344</text:p>
              </table:table-cell>
              <table:table-cell office:value-type="float" office:value="104800.573909503">
                <text:p>104800.5739095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6648890972137">
                <text:p>45.6648890972137</text:p>
              </table:table-cell>
              <table:table-cell office:value-type="float" office:value="104801.210729878">
                <text:p>104801.2107298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7409679889679">
                <text:p>45.7409679889679</text:p>
              </table:table-cell>
              <table:table-cell office:value-type="float" office:value="108098.314925195">
                <text:p>108098.3149251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158521652222">
                <text:p>45.8158521652222</text:p>
              </table:table-cell>
              <table:table-cell office:value-type="float" office:value="109822.934715541">
                <text:p>109822.9347155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8907506465912">
                <text:p>45.8907506465912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.965628862381">
                <text:p>45.965628862381</text:p>
              </table:table-cell>
              <table:table-cell office:value-type="float" office:value="109831.676853615">
                <text:p>109831.6768536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0405163764954">
                <text:p>46.0405163764954</text:p>
              </table:table-cell>
              <table:table-cell office:value-type="float" office:value="109818.039726075">
                <text:p>109818.0397260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154139041901">
                <text:p>46.1154139041901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1903162002564">
                <text:p>46.1903162002564</text:p>
              </table:table-cell>
              <table:table-cell office:value-type="float" office:value="109796.367159723">
                <text:p>109796.3671597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265214920044">
                <text:p>46.265214920044</text:p>
              </table:table-cell>
              <table:table-cell office:value-type="float" office:value="109801.609738085">
                <text:p>109801.6097380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3401439189911">
                <text:p>46.3401439189911</text:p>
              </table:table-cell>
              <table:table-cell office:value-type="float" office:value="109757.238393127">
                <text:p>109757.2383931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150424003601">
                <text:p>46.4150424003601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4899392127991">
                <text:p>46.4899392127991</text:p>
              </table:table-cell>
              <table:table-cell office:value-type="float" office:value="109804.405984593">
                <text:p>109804.4059845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5648376941681">
                <text:p>46.5648376941681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6397404670715">
                <text:p>46.6397404670715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234835624695">
                <text:p>59.7234835624695</text:p>
              </table:table-cell>
              <table:table-cell office:value-type="float" office:value="628.566300945843">
                <text:p>628.5663009458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264281749725">
                <text:p>59.8264281749725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293761253357">
                <text:p>59.9293761253357</text:p>
              </table:table-cell>
              <table:table-cell office:value-type="float" office:value="79885.0289975567">
                <text:p>79885.02899755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23145389557">
                <text:p>60.0323145389557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52510452271">
                <text:p>60.1352510452271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81873130798">
                <text:p>60.2381873130798</text:p>
              </table:table-cell>
              <table:table-cell office:value-type="float" office:value="79894.0953616247">
                <text:p>79894.0953616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11242961884">
                <text:p>60.3411242961884</text:p>
              </table:table-cell>
              <table:table-cell office:value-type="float" office:value="79893.5402189698">
                <text:p>79893.54021896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40610408783">
                <text:p>60.4440610408783</text:p>
              </table:table-cell>
              <table:table-cell office:value-type="float" office:value="79893.7252656642">
                <text:p>79893.72526566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69982624054">
                <text:p>60.5469982624054</text:p>
              </table:table-cell>
              <table:table-cell office:value-type="float" office:value="79893.3551731326">
                <text:p>79893.35517313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499493122101">
                <text:p>60.6499493122101</text:p>
              </table:table-cell>
              <table:table-cell office:value-type="float" office:value="79882.6239810286">
                <text:p>79882.62398102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492842674255">
                <text:p>60.7492842674255</text:p>
              </table:table-cell>
              <table:table-cell office:value-type="float" office:value="82790.5945310231">
                <text:p>82790.59453102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461680412293">
                <text:p>60.8461680412293</text:p>
              </table:table-cell>
              <table:table-cell office:value-type="float" office:value="84885.2153164682">
                <text:p>84885.21531646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430630207062">
                <text:p>60.9430630207062</text:p>
              </table:table-cell>
              <table:table-cell office:value-type="float" office:value="84875.3985438243">
                <text:p>84875.39854382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399503707886">
                <text:p>61.0399503707886</text:p>
              </table:table-cell>
              <table:table-cell office:value-type="float" office:value="84882.0820572132">
                <text:p>84882.08205721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368544101715">
                <text:p>61.1368544101715</text:p>
              </table:table-cell>
              <table:table-cell office:value-type="float" office:value="84867.4632385686">
                <text:p>84867.46323856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337460517883">
                <text:p>61.2337460517883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306427001953">
                <text:p>61.3306427001953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275312423706">
                <text:p>61.4275312423706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24421453476">
                <text:p>61.524421453476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21333360672">
                <text:p>61.621333360672</text:p>
              </table:table-cell>
              <table:table-cell office:value-type="float" office:value="84860.5732561172">
                <text:p>84860.57325611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135922908783">
                <text:p>61.7135922908783</text:p>
              </table:table-cell>
              <table:table-cell office:value-type="float" office:value="89140.4223050325">
                <text:p>89140.42230503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7940521240234">
                <text:p>61.7940521240234</text:p>
              </table:table-cell>
              <table:table-cell office:value-type="float" office:value="102212.491357827">
                <text:p>102212.4913578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8744912147522">
                <text:p>61.8744912147522</text:p>
              </table:table-cell>
              <table:table-cell office:value-type="float" office:value="102238.848369523">
                <text:p>102238.848369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9549515247345">
                <text:p>61.9549515247345</text:p>
              </table:table-cell>
              <table:table-cell office:value-type="float" office:value="102211.885609304">
                <text:p>102211.885609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0354280471802">
                <text:p>62.0354280471802</text:p>
              </table:table-cell>
              <table:table-cell office:value-type="float" office:value="102191.294430636">
                <text:p>102191.2944306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158893108368">
                <text:p>62.1158893108368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1963460445404">
                <text:p>62.1963460445404</text:p>
              </table:table-cell>
              <table:table-cell office:value-type="float" office:value="102216.42889824">
                <text:p>102216.428898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276798248291">
                <text:p>62.276798248291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357262134552">
                <text:p>62.357262134552</text:p>
              </table:table-cell>
              <table:table-cell office:value-type="float" office:value="102207.342724229">
                <text:p>102207.3427242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4376940727234">
                <text:p>62.4376940727234</text:p>
              </table:table-cell>
              <table:table-cell office:value-type="float" office:value="102247.940146314">
                <text:p>102247.9401463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181415081024">
                <text:p>62.5181415081024</text:p>
              </table:table-cell>
              <table:table-cell office:value-type="float" office:value="102228.243339923">
                <text:p>102228.2433399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5985701084137">
                <text:p>62.5985701084137</text:p>
              </table:table-cell>
              <table:table-cell office:value-type="float" office:value="102252.183528882">
                <text:p>102252.1835288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67902135849">
                <text:p>62.67902135849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7611191272736">
                <text:p>62.7611191272736</text:p>
              </table:table-cell>
              <table:table-cell office:value-type="float" office:value="100173.246141202">
                <text:p>100173.2461412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8435089588165">
                <text:p>62.8435089588165</text:p>
              </table:table-cell>
              <table:table-cell office:value-type="float" office:value="99818.1431614038">
                <text:p>99818.14316140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258968830109">
                <text:p>62.9258968830109</text:p>
              </table:table-cell>
              <table:table-cell office:value-type="float" office:value="99820.4540340317">
                <text:p>99820.45403403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082726478577">
                <text:p>63.0082726478577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0906586647034">
                <text:p>63.0906586647034</text:p>
              </table:table-cell>
              <table:table-cell office:value-type="float" office:value="99822.7650136593">
                <text:p>99822.76501365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1730477809906">
                <text:p>63.1730477809906</text:p>
              </table:table-cell>
              <table:table-cell office:value-type="float" office:value="99819.0097261007">
                <text:p>99819.0097261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2554275989533">
                <text:p>63.2554275989533</text:p>
              </table:table-cell>
              <table:table-cell office:value-type="float" office:value="99830.2764365055">
                <text:p>99830.27643650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378012180328">
                <text:p>63.3378012180328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202289581299">
                <text:p>63.4202289581299</text:p>
              </table:table-cell>
              <table:table-cell office:value-type="float" office:value="99772.2367532764">
                <text:p>99772.23675327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026137828827">
                <text:p>63.5026137828827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5849945545197">
                <text:p>63.5849945545197</text:p>
              </table:table-cell>
              <table:table-cell office:value-type="float" office:value="99829.1207594131">
                <text:p>99829.12075941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6673719882965">
                <text:p>63.6673719882965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7494575977325">
                <text:p>63.7494575977325</text:p>
              </table:table-cell>
              <table:table-cell office:value-type="float" office:value="100188.08481173">
                <text:p>100188.084811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314392566681">
                <text:p>63.8314392566681</text:p>
              </table:table-cell>
              <table:table-cell office:value-type="float" office:value="100315.120562096">
                <text:p>100315.1205620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13400888443">
                <text:p>63.913400888443</text:p>
              </table:table-cell>
              <table:table-cell office:value-type="float" office:value="100339.632360983">
                <text:p>100339.6323609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953453540802">
                <text:p>63.9953453540802</text:p>
              </table:table-cell>
              <table:table-cell office:value-type="float" office:value="100360.652010474">
                <text:p>100360.6520104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0773704051972">
                <text:p>64.0773704051972</text:p>
              </table:table-cell>
              <table:table-cell office:value-type="float" office:value="100262.052726734">
                <text:p>100262.0527267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1593534946442">
                <text:p>64.1593534946442</text:p>
              </table:table-cell>
              <table:table-cell office:value-type="float" office:value="100313.370177571">
                <text:p>100313.3701775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241327047348">
                <text:p>64.241327047348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232979774475">
                <text:p>64.3232979774475</text:p>
              </table:table-cell>
              <table:table-cell office:value-type="float" office:value="100328.250393385">
                <text:p>100328.2503933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052655696869">
                <text:p>64.4052655696869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4872305393219">
                <text:p>64.4872305393219</text:p>
              </table:table-cell>
              <table:table-cell office:value-type="float" office:value="100335.54622934">
                <text:p>100335.546229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5692417621613">
                <text:p>64.5692417621613</text:p>
              </table:table-cell>
              <table:table-cell office:value-type="float" office:value="100278.958358044">
                <text:p>100278.9583580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6512269973755">
                <text:p>64.6512269973755</text:p>
              </table:table-cell>
              <table:table-cell office:value-type="float" office:value="100310.744715315">
                <text:p>100310.7447153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315232753754">
                <text:p>64.7315232753754</text:p>
              </table:table-cell>
              <table:table-cell office:value-type="float" office:value="102420.687544353">
                <text:p>102420.6875443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099846839905">
                <text:p>64.8099846839905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8884513378143">
                <text:p>64.8884513378143</text:p>
              </table:table-cell>
              <table:table-cell office:value-type="float" office:value="104808.853178088">
                <text:p>104808.8531780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.9669060707092">
                <text:p>64.9669060707092</text:p>
              </table:table-cell>
              <table:table-cell office:value-type="float" office:value="104824.778525693">
                <text:p>104824.7785256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0453729629517">
                <text:p>65.0453729629517</text:p>
              </table:table-cell>
              <table:table-cell office:value-type="float" office:value="104808.534720492">
                <text:p>104808.5347204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238305568695">
                <text:p>65.1238305568695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022895812988">
                <text:p>65.2022895812988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2807886600494">
                <text:p>65.2807886600494</text:p>
              </table:table-cell>
              <table:table-cell office:value-type="float" office:value="104765.560703298">
                <text:p>104765.5607032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3592486381531">
                <text:p>65.3592486381531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4377055168152">
                <text:p>65.4377055168152</text:p>
              </table:table-cell>
              <table:table-cell office:value-type="float" office:value="104821.911605971">
                <text:p>104821.9116059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162031650543">
                <text:p>65.5162031650543</text:p>
              </table:table-cell>
              <table:table-cell office:value-type="float" office:value="104767.469911281">
                <text:p>104767.4699112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5947077274323">
                <text:p>65.5947077274323</text:p>
              </table:table-cell>
              <table:table-cell office:value-type="float" office:value="104758.242717267">
                <text:p>104758.2427172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6731693744659">
                <text:p>65.6731693744659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7488913536072">
                <text:p>65.7488913536072</text:p>
              </table:table-cell>
              <table:table-cell office:value-type="float" office:value="108607.832141586">
                <text:p>108607.8321415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8237948417664">
                <text:p>65.8237948417664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8987386226654">
                <text:p>65.8987386226654</text:p>
              </table:table-cell>
              <table:table-cell office:value-type="float" office:value="109735.589816025">
                <text:p>109735.5898160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.9736571311951">
                <text:p>65.9736571311951</text:p>
              </table:table-cell>
              <table:table-cell office:value-type="float" office:value="109772.607082051">
                <text:p>109772.6070820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0485591888428">
                <text:p>66.0485591888428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123459815979">
                <text:p>66.123459815979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1983592510223">
                <text:p>66.1983592510223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2732584476471">
                <text:p>66.2732584476471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3481748104095">
                <text:p>66.3481748104095</text:p>
              </table:table-cell>
              <table:table-cell office:value-type="float" office:value="109775.751207745">
                <text:p>109775.7512077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4230737686157">
                <text:p>66.4230737686157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4979758262634">
                <text:p>66.4979758262634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572872877121">
                <text:p>66.572872877121</text:p>
              </table:table-cell>
              <table:table-cell office:value-type="float" office:value="109804.056445991">
                <text:p>109804.0564459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6477935314178">
                <text:p>66.6477935314178</text:p>
              </table:table-cell>
              <table:table-cell office:value-type="float" office:value="109769.463136456">
                <text:p>109769.463136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9.7345383167267">
                <text:p>79.7345383167267</text:p>
              </table:table-cell>
              <table:table-cell office:value-type="float" office:value="628.422127497455">
                <text:p>628.4221274974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.8374807834625">
                <text:p>79.8374807834625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9.9404189586639">
                <text:p>79.9404189586639</text:p>
              </table:table-cell>
              <table:table-cell office:value-type="float" office:value="77716.5515548206">
                <text:p>77716.5515548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32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324" chart:label-cell-address="source_1.I1:source_1.I1" chart:class="chart:scatter">
            <chart:domain table:cell-range-address="source_1.H2:source_1.H324"/>
            <chart:data-point chart:repeated="3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5960521697998">
                <text:p>0.195960521697998</text:p>
                <draw:g>
                  <svg:desc>source_1.H2:source_1.H324</svg:desc>
                </draw:g>
              </table:table-cell>
              <table:table-cell office:value-type="float" office:value="0">
                <text:p>0</text:p>
                <draw:g>
                  <svg:desc>source_1.I2:source_1.I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8892259597778">
                <text:p>0.298892259597778</text:p>
              </table:table-cell>
              <table:table-cell office:value-type="float" office:value="79897.6114442692">
                <text:p>79897.611444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83424949646">
                <text:p>0.40183424949646</text:p>
              </table:table-cell>
              <table:table-cell office:value-type="float" office:value="79889.6544363897">
                <text:p>79889.6544363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4733800888062">
                <text:p>0.504733800888062</text:p>
              </table:table-cell>
              <table:table-cell office:value-type="float" office:value="79922.6030510297">
                <text:p>79922.6030510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7753276824951">
                <text:p>0.607753276824951</text:p>
              </table:table-cell>
              <table:table-cell office:value-type="float" office:value="79829.5654798135">
                <text:p>79829.5654798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0833549499512">
                <text:p>0.710833549499512</text:p>
              </table:table-cell>
              <table:table-cell office:value-type="float" office:value="79782.4820076327">
                <text:p>79782.4820076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549280166626">
                <text:p>0.813549280166626</text:p>
              </table:table-cell>
              <table:table-cell office:value-type="float" office:value="80065.6330494567">
                <text:p>80065.6330494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1723279953">
                <text:p>1.011723279953</text:p>
              </table:table-cell>
              <table:table-cell office:value-type="float" office:value="41498.8848631259">
                <text:p>41498.8848631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540070533752">
                <text:p>1.20540070533752</text:p>
              </table:table-cell>
              <table:table-cell office:value-type="float" office:value="42462.357105751">
                <text:p>42462.357105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918947219849">
                <text:p>1.39918947219849</text:p>
              </table:table-cell>
              <table:table-cell office:value-type="float" office:value="42437.9603277031">
                <text:p>42437.9603277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301280975342">
                <text:p>1.59301280975342</text:p>
              </table:table-cell>
              <table:table-cell office:value-type="float" office:value="42430.3910135137">
                <text:p>42430.3910135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1622228622437">
                <text:p>1.71622228622437</text:p>
              </table:table-cell>
              <table:table-cell office:value-type="float" office:value="66748.1125280101">
                <text:p>66748.112528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8372731208801">
                <text:p>1.88372731208801</text:p>
              </table:table-cell>
              <table:table-cell office:value-type="float" office:value="49097.0342985082">
                <text:p>49097.0342985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513764381409">
                <text:p>2.04513764381409</text:p>
              </table:table-cell>
              <table:table-cell office:value-type="float" office:value="50950.889649101">
                <text:p>50950.889649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0603919029236">
                <text:p>2.20603919029236</text:p>
              </table:table-cell>
              <table:table-cell office:value-type="float" office:value="51112.0009720391">
                <text:p>51112.0009720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4747948646545">
                <text:p>2.44747948646545</text:p>
              </table:table-cell>
              <table:table-cell office:value-type="float" office:value="34062.2511252387">
                <text:p>34062.2511252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0825848579407">
                <text:p>2.60825848579407</text:p>
              </table:table-cell>
              <table:table-cell office:value-type="float" office:value="51150.9589830891">
                <text:p>51150.9589830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1080708503723">
                <text:p>2.71080708503723</text:p>
              </table:table-cell>
              <table:table-cell office:value-type="float" office:value="80196.1222356552">
                <text:p>80196.1222356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98203754425">
                <text:p>2.8498203754425</text:p>
              </table:table-cell>
              <table:table-cell office:value-type="float" office:value="59159.8110944939">
                <text:p>59159.8110944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1354718208313">
                <text:p>3.01354718208313</text:p>
              </table:table-cell>
              <table:table-cell office:value-type="float" office:value="50230.0152842498">
                <text:p>50230.0152842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7831683158875">
                <text:p>3.17831683158875</text:p>
              </table:table-cell>
              <table:table-cell office:value-type="float" office:value="49912.1047151328">
                <text:p>49912.104715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4301519393921">
                <text:p>3.34301519393921</text:p>
              </table:table-cell>
              <table:table-cell office:value-type="float" office:value="49933.7084026375">
                <text:p>49933.7084026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0781154632568">
                <text:p>3.50781154632568</text:p>
              </table:table-cell>
              <table:table-cell office:value-type="float" office:value="49904.0171757768">
                <text:p>49904.0171757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7249083518982">
                <text:p>3.67249083518982</text:p>
              </table:table-cell>
              <table:table-cell office:value-type="float" office:value="49939.4918251377">
                <text:p>49939.4918251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5510573387146">
                <text:p>3.75510573387146</text:p>
              </table:table-cell>
              <table:table-cell office:value-type="float" office:value="99546.209354943">
                <text:p>99546.209354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4196105003357">
                <text:p>3.94196105003357</text:p>
              </table:table-cell>
              <table:table-cell office:value-type="float" office:value="44012.6626788886">
                <text:p>44012.6626788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545057296753">
                <text:p>4.16545057296753</text:p>
              </table:table-cell>
              <table:table-cell office:value-type="float" office:value="36798.1455776348">
                <text:p>36798.1455776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937932014465">
                <text:p>4.32937932014465</text:p>
              </table:table-cell>
              <table:table-cell office:value-type="float" office:value="50168.1379356485">
                <text:p>50168.1379356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9329042434692">
                <text:p>4.49329042434692</text:p>
              </table:table-cell>
              <table:table-cell office:value-type="float" office:value="50173.5379065678">
                <text:p>50173.5379065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7971277236939">
                <text:p>4.67971277236939</text:p>
              </table:table-cell>
              <table:table-cell office:value-type="float" office:value="44114.8826159466">
                <text:p>44114.8826159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2134175300598">
                <text:p>4.82134175300598</text:p>
              </table:table-cell>
              <table:table-cell office:value-type="float" office:value="58067.2116895469">
                <text:p>58067.2116895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8095679283142">
                <text:p>4.98095679283142</text:p>
              </table:table-cell>
              <table:table-cell office:value-type="float" office:value="51523.9667201415">
                <text:p>51523.9667201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378321647644">
                <text:p>5.1378321647644</text:p>
              </table:table-cell>
              <table:table-cell office:value-type="float" office:value="52423.7800915829">
                <text:p>52423.7800915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9480910301209">
                <text:p>5.29480910301209</text:p>
              </table:table-cell>
              <table:table-cell office:value-type="float" office:value="52389.861159249">
                <text:p>52389.86115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5189261436462">
                <text:p>5.45189261436462</text:p>
              </table:table-cell>
              <table:table-cell office:value-type="float" office:value="52354.3173257889">
                <text:p>52354.3173257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0874176025391">
                <text:p>5.60874176025391</text:p>
              </table:table-cell>
              <table:table-cell office:value-type="float" office:value="52432.5456372279">
                <text:p>52432.5456372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0899868011475">
                <text:p>5.70899868011475</text:p>
              </table:table-cell>
              <table:table-cell office:value-type="float" office:value="82029.250563604">
                <text:p>82029.250563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4411883354187">
                <text:p>5.84411883354187</text:p>
              </table:table-cell>
              <table:table-cell office:value-type="float" office:value="60864.3477039534">
                <text:p>60864.3477039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9595880508423">
                <text:p>5.99595880508423</text:p>
              </table:table-cell>
              <table:table-cell office:value-type="float" office:value="54162.2862311047">
                <text:p>54162.2862311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4563941955566">
                <text:p>6.14563941955566</text:p>
              </table:table-cell>
              <table:table-cell office:value-type="float" office:value="54943.654721363">
                <text:p>54943.6547213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9548525810242">
                <text:p>6.29548525810242</text:p>
              </table:table-cell>
              <table:table-cell office:value-type="float" office:value="54883.0723612925">
                <text:p>54883.0723612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44531011581421">
                <text:p>6.44531011581421</text:p>
              </table:table-cell>
              <table:table-cell office:value-type="float" office:value="54890.7579529957">
                <text:p>54890.7579529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951611995697">
                <text:p>6.5951611995697</text:p>
              </table:table-cell>
              <table:table-cell office:value-type="float" office:value="54881.1512996384">
                <text:p>54881.1512996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74494910240173">
                <text:p>6.74494910240173</text:p>
              </table:table-cell>
              <table:table-cell office:value-type="float" office:value="54904.3003107014">
                <text:p>54904.3003107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7870090007782">
                <text:p>10.7870090007782</text:p>
              </table:table-cell>
              <table:table-cell office:value-type="float" office:value="2034.60616783617">
                <text:p>2034.606167836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341275691986">
                <text:p>10.9341275691986</text:p>
              </table:table-cell>
              <table:table-cell office:value-type="float" office:value="55900.4895731371">
                <text:p>55900.48957313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1238889694214">
                <text:p>11.1238889694214</text:p>
              </table:table-cell>
              <table:table-cell office:value-type="float" office:value="43338.6346767314">
                <text:p>43338.6346767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3136582374573">
                <text:p>11.3136582374573</text:p>
              </table:table-cell>
              <table:table-cell office:value-type="float" office:value="43336.8378616747">
                <text:p>43336.8378616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5033519268036">
                <text:p>11.5033519268036</text:p>
              </table:table-cell>
              <table:table-cell office:value-type="float" office:value="43354.1043370499">
                <text:p>43354.1043370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931142807007">
                <text:p>11.6931142807007</text:p>
              </table:table-cell>
              <table:table-cell office:value-type="float" office:value="43338.4168730314">
                <text:p>43338.4168730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8267858028412">
                <text:p>11.8267858028412</text:p>
              </table:table-cell>
              <table:table-cell office:value-type="float" office:value="61523.9496663748">
                <text:p>61523.9496663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0024135112762">
                <text:p>12.0024135112762</text:p>
              </table:table-cell>
              <table:table-cell office:value-type="float" office:value="46826.3241220901">
                <text:p>46826.3241220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78023815155">
                <text:p>12.178023815155</text:p>
              </table:table-cell>
              <table:table-cell office:value-type="float" office:value="46830.9650308256">
                <text:p>46830.9650308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3536295890808">
                <text:p>12.3536295890808</text:p>
              </table:table-cell>
              <table:table-cell office:value-type="float" office:value="46832.1730894556">
                <text:p>46832.1730894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5292460918427">
                <text:p>12.5292460918427</text:p>
              </table:table-cell>
              <table:table-cell office:value-type="float" office:value="46829.3119989574">
                <text:p>46829.3119989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049160003662">
                <text:p>12.7049160003662</text:p>
              </table:table-cell>
              <table:table-cell office:value-type="float" office:value="46815.0753257611">
                <text:p>46815.0753257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8305895328522">
                <text:p>12.8305895328522</text:p>
              </table:table-cell>
              <table:table-cell office:value-type="float" office:value="65439.3955299907">
                <text:p>65439.3955299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9956612586975">
                <text:p>12.9956612586975</text:p>
              </table:table-cell>
              <table:table-cell office:value-type="float" office:value="49820.7670507149">
                <text:p>49820.7670507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1607406139374">
                <text:p>13.1607406139374</text:p>
              </table:table-cell>
              <table:table-cell office:value-type="float" office:value="49818.4645078734">
                <text:p>49818.4645078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3257870674133">
                <text:p>13.3257870674133</text:p>
              </table:table-cell>
              <table:table-cell office:value-type="float" office:value="49828.3957443428">
                <text:p>49828.39574434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4908356666565">
                <text:p>13.4908356666565</text:p>
              </table:table-cell>
              <table:table-cell office:value-type="float" office:value="49827.7479343141">
                <text:p>49827.7479343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6560034751892">
                <text:p>13.6560034751892</text:p>
              </table:table-cell>
              <table:table-cell office:value-type="float" office:value="49791.7849310876">
                <text:p>49791.7849310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865123748779">
                <text:p>13.7865123748779</text:p>
              </table:table-cell>
              <table:table-cell office:value-type="float" office:value="63014.8596732883">
                <text:p>63014.8596732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9699003696442">
                <text:p>13.9699003696442</text:p>
              </table:table-cell>
              <table:table-cell office:value-type="float" office:value="44844.8111910659">
                <text:p>44844.8111910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1533250808716">
                <text:p>14.1533250808716</text:p>
              </table:table-cell>
              <table:table-cell office:value-type="float" office:value="44835.8345228826">
                <text:p>44835.8345228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367102146149">
                <text:p>14.3367102146149</text:p>
              </table:table-cell>
              <table:table-cell office:value-type="float" office:value="44845.5108226628">
                <text:p>44845.5108226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5201408863068">
                <text:p>14.5201408863068</text:p>
              </table:table-cell>
              <table:table-cell office:value-type="float" office:value="44834.3776105978">
                <text:p>44834.3776105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6954650878906">
                <text:p>14.6954650878906</text:p>
              </table:table-cell>
              <table:table-cell office:value-type="float" office:value="46907.3860066389">
                <text:p>46907.3860066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8097412586212">
                <text:p>14.8097412586212</text:p>
              </table:table-cell>
              <table:table-cell office:value-type="float" office:value="71966.0096013219">
                <text:p>71966.00960132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598016738892">
                <text:p>14.9598016738892</text:p>
              </table:table-cell>
              <table:table-cell office:value-type="float" office:value="54804.5931054863">
                <text:p>54804.5931054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1098601818085">
                <text:p>15.1098601818085</text:p>
              </table:table-cell>
              <table:table-cell office:value-type="float" office:value="54805.2897102119">
                <text:p>54805.28971021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2599351406097">
                <text:p>15.2599351406097</text:p>
              </table:table-cell>
              <table:table-cell office:value-type="float" office:value="54799.2820767007">
                <text:p>54799.2820767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4099814891815">
                <text:p>15.4099814891815</text:p>
              </table:table-cell>
              <table:table-cell office:value-type="float" office:value="54809.7309816633">
                <text:p>54809.7309816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5600323677063">
                <text:p>15.5600323677063</text:p>
              </table:table-cell>
              <table:table-cell office:value-type="float" office:value="54808.07630621">
                <text:p>54808.07630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7101681232452">
                <text:p>15.7101681232452</text:p>
              </table:table-cell>
              <table:table-cell office:value-type="float" office:value="54777.0913762575">
                <text:p>54777.0913762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814902305603">
                <text:p>15.814902305603</text:p>
              </table:table-cell>
              <table:table-cell office:value-type="float" office:value="78522.597062968">
                <text:p>78522.5970629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952472448349">
                <text:p>15.952472448349</text:p>
              </table:table-cell>
              <table:table-cell office:value-type="float" office:value="59780.4133647365">
                <text:p>59780.4133647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0900356769562">
                <text:p>16.0900356769562</text:p>
              </table:table-cell>
              <table:table-cell office:value-type="float" office:value="59783.4180199729">
                <text:p>59783.4180199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8977711200714">
                <text:p>19.8977711200714</text:p>
              </table:table-cell>
              <table:table-cell office:value-type="float" office:value="2159.81391639743">
                <text:p>2159.81391639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103588104248">
                <text:p>20.103588104248</text:p>
              </table:table-cell>
              <table:table-cell office:value-type="float" office:value="39957.8296849497">
                <text:p>39957.8296849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3094403743744">
                <text:p>20.3094403743744</text:p>
              </table:table-cell>
              <table:table-cell office:value-type="float" office:value="39950.9803557303">
                <text:p>39950.9803557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5153830051422">
                <text:p>20.5153830051422</text:p>
              </table:table-cell>
              <table:table-cell office:value-type="float" office:value="39933.4512205569">
                <text:p>39933.4512205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7212264537811">
                <text:p>20.7212264537811</text:p>
              </table:table-cell>
              <table:table-cell office:value-type="float" office:value="39952.6924678875">
                <text:p>39952.6924678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9247467517853">
                <text:p>20.9247467517853</text:p>
              </table:table-cell>
              <table:table-cell office:value-type="float" office:value="40408.7458629423">
                <text:p>40408.7458629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1185178756714">
                <text:p>21.1185178756714</text:p>
              </table:table-cell>
              <table:table-cell office:value-type="float" office:value="42441.8243289633">
                <text:p>42441.8243289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3123009204864">
                <text:p>21.3123009204864</text:p>
              </table:table-cell>
              <table:table-cell office:value-type="float" office:value="42439.2134402087">
                <text:p>42439.2134402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061206817627">
                <text:p>21.5061206817627</text:p>
              </table:table-cell>
              <table:table-cell office:value-type="float" office:value="42431.1739207985">
                <text:p>42431.1739207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6998288631439">
                <text:p>21.6998288631439</text:p>
              </table:table-cell>
              <table:table-cell office:value-type="float" office:value="42455.6151493407">
                <text:p>42455.61514934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8925850391388">
                <text:p>21.8925850391388</text:p>
              </table:table-cell>
              <table:table-cell office:value-type="float" office:value="42665.2996074105">
                <text:p>42665.2996074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0534014701843">
                <text:p>22.0534014701843</text:p>
              </table:table-cell>
              <table:table-cell office:value-type="float" office:value="51139.0530590218">
                <text:p>51139.0530590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2143189907074">
                <text:p>22.2143189907074</text:p>
              </table:table-cell>
              <table:table-cell office:value-type="float" office:value="51106.9271591274">
                <text:p>51106.92715912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4556539058685">
                <text:p>22.4556539058685</text:p>
              </table:table-cell>
              <table:table-cell office:value-type="float" office:value="34077.124706589">
                <text:p>34077.124706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616560459137">
                <text:p>22.616560459137</text:p>
              </table:table-cell>
              <table:table-cell office:value-type="float" office:value="51110.4105640763">
                <text:p>51110.4105640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7774415016174">
                <text:p>22.7774415016174</text:p>
              </table:table-cell>
              <table:table-cell office:value-type="float" office:value="51118.5151040926">
                <text:p>51118.5151040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9395942687988">
                <text:p>22.9395942687988</text:p>
              </table:table-cell>
              <table:table-cell office:value-type="float" office:value="50717.6050273629">
                <text:p>50717.60502736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1043107509613">
                <text:p>23.1043107509613</text:p>
              </table:table-cell>
              <table:table-cell office:value-type="float" office:value="49928.2153918749">
                <text:p>49928.21539187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2690458297729">
                <text:p>23.2690458297729</text:p>
              </table:table-cell>
              <table:table-cell office:value-type="float" office:value="49922.5790847081">
                <text:p>49922.57908470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4338042736053">
                <text:p>23.4338042736053</text:p>
              </table:table-cell>
              <table:table-cell office:value-type="float" office:value="49915.4993741381">
                <text:p>49915.4993741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598646402359">
                <text:p>23.598646402359</text:p>
              </table:table-cell>
              <table:table-cell office:value-type="float" office:value="49890.1589185968">
                <text:p>49890.1589185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7042424678802">
                <text:p>23.7042424678802</text:p>
              </table:table-cell>
              <table:table-cell office:value-type="float" office:value="77881.6896198256">
                <text:p>77881.6896198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8457381725311">
                <text:p>23.8457381725311</text:p>
              </table:table-cell>
              <table:table-cell office:value-type="float" office:value="58121.9056811059">
                <text:p>58121.9056811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0328884124756">
                <text:p>24.0328884124756</text:p>
              </table:table-cell>
              <table:table-cell office:value-type="float" office:value="43943.3046008421">
                <text:p>43943.3046008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.2217617034912">
                <text:p>24.2217617034912</text:p>
              </table:table-cell>
              <table:table-cell office:value-type="float" office:value="43542.4191307158">
                <text:p>43542.41913071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4197468757629">
                <text:p>24.4197468757629</text:p>
              </table:table-cell>
              <table:table-cell office:value-type="float" office:value="41538.4642477812">
                <text:p>41538.4642477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.6067297458649">
                <text:p>24.6067297458649</text:p>
              </table:table-cell>
              <table:table-cell office:value-type="float" office:value="43982.6385995514">
                <text:p>43982.63859955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.7296645641327">
                <text:p>24.7296645641327</text:p>
              </table:table-cell>
              <table:table-cell office:value-type="float" office:value="66897.2396582019">
                <text:p>66897.2396582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9105298519135">
                <text:p>24.9105298519135</text:p>
              </table:table-cell>
              <table:table-cell office:value-type="float" office:value="45470.3061096435">
                <text:p>45470.3061096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067503452301">
                <text:p>25.067503452301</text:p>
              </table:table-cell>
              <table:table-cell office:value-type="float" office:value="52390.975168402">
                <text:p>52390.975168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2244420051575">
                <text:p>25.2244420051575</text:p>
              </table:table-cell>
              <table:table-cell office:value-type="float" office:value="52402.6751254846">
                <text:p>52402.67512548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3813734054565">
                <text:p>25.3813734054565</text:p>
              </table:table-cell>
              <table:table-cell office:value-type="float" office:value="52405.0635139118">
                <text:p>52405.0635139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5382289886475">
                <text:p>25.5382289886475</text:p>
              </table:table-cell>
              <table:table-cell office:value-type="float" office:value="52430.3938227694">
                <text:p>52430.3938227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.6952922344208">
                <text:p>25.6952922344208</text:p>
              </table:table-cell>
              <table:table-cell office:value-type="float" office:value="52361.0725062275">
                <text:p>52361.0725062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8523881435394">
                <text:p>25.8523881435394</text:p>
              </table:table-cell>
              <table:table-cell office:value-type="float" office:value="52350.1856040601">
                <text:p>52350.18560406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37937164307">
                <text:p>26.0037937164307</text:p>
              </table:table-cell>
              <table:table-cell office:value-type="float" office:value="54317.683576336">
                <text:p>54317.683576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1535425186157">
                <text:p>26.1535425186157</text:p>
              </table:table-cell>
              <table:table-cell office:value-type="float" office:value="54918.6362762143">
                <text:p>54918.63627621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3033335208893">
                <text:p>26.3033335208893</text:p>
              </table:table-cell>
              <table:table-cell office:value-type="float" office:value="54903.1642433416">
                <text:p>54903.16424334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4531254768372">
                <text:p>26.4531254768372</text:p>
              </table:table-cell>
              <table:table-cell office:value-type="float" office:value="54902.8146936125">
                <text:p>54902.8146936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6028904914856">
                <text:p>26.6028904914856</text:p>
              </table:table-cell>
              <table:table-cell office:value-type="float" office:value="54912.6911869587">
                <text:p>54912.69118695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6986663341522">
                <text:p>26.6986663341522</text:p>
              </table:table-cell>
              <table:table-cell office:value-type="float" office:value="85867.1641097002">
                <text:p>85867.1641097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7868781089783">
                <text:p>30.7868781089783</text:p>
              </table:table-cell>
              <table:table-cell office:value-type="float" office:value="2011.63747207052">
                <text:p>2011.63747207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9339740276337">
                <text:p>30.9339740276337</text:p>
              </table:table-cell>
              <table:table-cell office:value-type="float" office:value="55909.0971059947">
                <text:p>55909.0971059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.1237366199493">
                <text:p>31.1237366199493</text:p>
              </table:table-cell>
              <table:table-cell office:value-type="float" office:value="43338.3624224484">
                <text:p>43338.3624224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.3134739398956">
                <text:p>31.3134739398956</text:p>
              </table:table-cell>
              <table:table-cell office:value-type="float" office:value="43344.1349457664">
                <text:p>43344.1349457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5032312870026">
                <text:p>31.5032312870026</text:p>
              </table:table-cell>
              <table:table-cell office:value-type="float" office:value="43339.5603668803">
                <text:p>43339.56036688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6929728984833">
                <text:p>31.6929728984833</text:p>
              </table:table-cell>
              <table:table-cell office:value-type="float" office:value="43343.1545975668">
                <text:p>43343.1545975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8267130851746">
                <text:p>31.8267130851746</text:p>
              </table:table-cell>
              <table:table-cell office:value-type="float" office:value="61492.3621946458">
                <text:p>61492.3621946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.0023064613342">
                <text:p>32.0023064613342</text:p>
              </table:table-cell>
              <table:table-cell office:value-type="float" office:value="46835.4796739136">
                <text:p>46835.47967391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1779305934906">
                <text:p>32.1779305934906</text:p>
              </table:table-cell>
              <table:table-cell office:value-type="float" office:value="46827.2776583888">
                <text:p>46827.2776583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3535394668579">
                <text:p>32.3535394668579</text:p>
              </table:table-cell>
              <table:table-cell office:value-type="float" office:value="46831.3465162913">
                <text:p>46831.34651629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5291593074799">
                <text:p>32.5291593074799</text:p>
              </table:table-cell>
              <table:table-cell office:value-type="float" office:value="46828.4219532095">
                <text:p>46828.4219532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7047836780548">
                <text:p>32.7047836780548</text:p>
              </table:table-cell>
              <table:table-cell office:value-type="float" office:value="46827.214088094">
                <text:p>46827.214088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.8304789066315">
                <text:p>32.8304789066315</text:p>
              </table:table-cell>
              <table:table-cell office:value-type="float" office:value="65428.1001206364">
                <text:p>65428.1001206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.995546579361">
                <text:p>32.995546579361</text:p>
              </table:table-cell>
              <table:table-cell office:value-type="float" office:value="49821.9903631721">
                <text:p>49821.9903631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1605789661407">
                <text:p>33.1605789661407</text:p>
              </table:table-cell>
              <table:table-cell office:value-type="float" office:value="49832.6429161683">
                <text:p>49832.64291616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3256947994232">
                <text:p>33.3256947994232</text:p>
              </table:table-cell>
              <table:table-cell office:value-type="float" office:value="49807.4584157587">
                <text:p>49807.4584157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4907484054565">
                <text:p>33.4907484054565</text:p>
              </table:table-cell>
              <table:table-cell office:value-type="float" office:value="49826.2364430834">
                <text:p>49826.2364430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6558909416199">
                <text:p>33.6558909416199</text:p>
              </table:table-cell>
              <table:table-cell office:value-type="float" office:value="49799.4047509738">
                <text:p>49799.404750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7864611148834">
                <text:p>33.7864611148834</text:p>
              </table:table-cell>
              <table:table-cell office:value-type="float" office:value="62985.2882510942">
                <text:p>62985.2882510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9698352813721">
                <text:p>33.9698352813721</text:p>
              </table:table-cell>
              <table:table-cell office:value-type="float" office:value="44848.1929460284">
                <text:p>44848.1929460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1532545089722">
                <text:p>34.1532545089722</text:p>
              </table:table-cell>
              <table:table-cell office:value-type="float" office:value="44837.1749658138">
                <text:p>44837.17496581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3366527557373">
                <text:p>34.3366527557373</text:p>
              </table:table-cell>
              <table:table-cell office:value-type="float" office:value="44842.3043570957">
                <text:p>44842.3043570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5200705528259">
                <text:p>34.5200705528259</text:p>
              </table:table-cell>
              <table:table-cell office:value-type="float" office:value="44837.52465976">
                <text:p>44837.524659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.7036185264587">
                <text:p>34.7036185264587</text:p>
              </table:table-cell>
              <table:table-cell office:value-type="float" office:value="44805.7248316568">
                <text:p>44805.72483165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8178102970123">
                <text:p>34.8178102970123</text:p>
              </table:table-cell>
              <table:table-cell office:value-type="float" office:value="72019.2003340606">
                <text:p>72019.2003340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9678628444672">
                <text:p>34.9678628444672</text:p>
              </table:table-cell>
              <table:table-cell office:value-type="float" office:value="54807.4667141218">
                <text:p>54807.46671412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1179711818695">
                <text:p>35.1179711818695</text:p>
              </table:table-cell>
              <table:table-cell office:value-type="float" office:value="54787.0967217281">
                <text:p>54787.0967217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2679922580719">
                <text:p>35.2679922580719</text:p>
              </table:table-cell>
              <table:table-cell office:value-type="float" office:value="54818.9641627757">
                <text:p>54818.96416277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.4180240631104">
                <text:p>35.4180240631104</text:p>
              </table:table-cell>
              <table:table-cell office:value-type="float" office:value="54815.0440361112">
                <text:p>54815.0440361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.5681598186493">
                <text:p>35.5681598186493</text:p>
              </table:table-cell>
              <table:table-cell office:value-type="float" office:value="54777.0913762575">
                <text:p>54777.09137625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7181506156921">
                <text:p>35.7181506156921</text:p>
              </table:table-cell>
              <table:table-cell office:value-type="float" office:value="54830.0306561523">
                <text:p>54830.0306561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.8229386806488">
                <text:p>35.8229386806488</text:p>
              </table:table-cell>
              <table:table-cell office:value-type="float" office:value="78482.2203120272">
                <text:p>78482.2203120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.9605093002319">
                <text:p>35.9605093002319</text:p>
              </table:table-cell>
              <table:table-cell office:value-type="float" office:value="59780.2061582668">
                <text:p>59780.20615826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0980889797211">
                <text:p>36.0980889797211</text:p>
              </table:table-cell>
              <table:table-cell office:value-type="float" office:value="59776.269508241">
                <text:p>59776.2695082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2355940341949">
                <text:p>36.2355940341949</text:p>
              </table:table-cell>
              <table:table-cell office:value-type="float" office:value="59808.7105340727">
                <text:p>59808.7105340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3732361793518">
                <text:p>36.3732361793518</text:p>
              </table:table-cell>
              <table:table-cell office:value-type="float" office:value="59749.1414466676">
                <text:p>59749.1414466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5108008384705">
                <text:p>36.5108008384705</text:p>
              </table:table-cell>
              <table:table-cell office:value-type="float" office:value="59782.7963423849">
                <text:p>59782.79634238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5796020030975">
                <text:p>36.5796020030975</text:p>
              </table:table-cell>
              <table:table-cell office:value-type="float" office:value="119532.860302246">
                <text:p>119532.8603022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7171688079834">
                <text:p>36.7171688079834</text:p>
              </table:table-cell>
              <table:table-cell office:value-type="float" office:value="59781.8638502453">
                <text:p>59781.86385024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9085595607758">
                <text:p>39.9085595607758</text:p>
              </table:table-cell>
              <table:table-cell office:value-type="float" office:value="2576.93295401206">
                <text:p>2576.932954012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1144022941589">
                <text:p>40.1144022941589</text:p>
              </table:table-cell>
              <table:table-cell office:value-type="float" office:value="39952.8312942237">
                <text:p>39952.83129422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3202569484711">
                <text:p>40.3202569484711</text:p>
              </table:table-cell>
              <table:table-cell office:value-type="float" office:value="39950.5176479036">
                <text:p>39950.51764790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5260810852051">
                <text:p>40.5260810852051</text:p>
              </table:table-cell>
              <table:table-cell office:value-type="float" office:value="39956.4411176327">
                <text:p>39956.4411176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7320582866669">
                <text:p>40.7320582866669</text:p>
              </table:table-cell>
              <table:table-cell office:value-type="float" office:value="39926.7488908258">
                <text:p>39926.7488908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9349219799042">
                <text:p>40.9349219799042</text:p>
              </table:table-cell>
              <table:table-cell office:value-type="float" office:value="40539.5360242199">
                <text:p>40539.53602421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1286499500275">
                <text:p>41.1286499500275</text:p>
              </table:table-cell>
              <table:table-cell office:value-type="float" office:value="42451.2784331872">
                <text:p>42451.2784331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3225247859955">
                <text:p>41.3225247859955</text:p>
              </table:table-cell>
              <table:table-cell office:value-type="float" office:value="42419.1203512181">
                <text:p>42419.12035121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5161714553833">
                <text:p>41.5161714553833</text:p>
              </table:table-cell>
              <table:table-cell office:value-type="float" office:value="42469.1012037483">
                <text:p>42469.10120374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7099843025208">
                <text:p>41.7099843025208</text:p>
              </table:table-cell>
              <table:table-cell office:value-type="float" office:value="42432.6876234762">
                <text:p>42432.6876234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9010124206543">
                <text:p>41.9010124206543</text:p>
              </table:table-cell>
              <table:table-cell office:value-type="float" office:value="43051.253817256">
                <text:p>43051.253817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0618307590485">
                <text:p>42.0618307590485</text:p>
              </table:table-cell>
              <table:table-cell office:value-type="float" office:value="51138.4465361345">
                <text:p>51138.4465361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222785949707">
                <text:p>42.222785949707</text:p>
              </table:table-cell>
              <table:table-cell office:value-type="float" office:value="51094.9660358912">
                <text:p>51094.9660358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.4641554355621">
                <text:p>42.4641554355621</text:p>
              </table:table-cell>
              <table:table-cell office:value-type="float" office:value="34072.2439328432">
                <text:p>34072.2439328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.6251294612885">
                <text:p>42.6251294612885</text:p>
              </table:table-cell>
              <table:table-cell office:value-type="float" office:value="51088.9875735736">
                <text:p>51088.98757357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.7859950065613">
                <text:p>42.7859950065613</text:p>
              </table:table-cell>
              <table:table-cell office:value-type="float" office:value="51123.4396778511">
                <text:p>51123.43967785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.9482815265656">
                <text:p>42.9482815265656</text:p>
              </table:table-cell>
              <table:table-cell office:value-type="float" office:value="50675.8047420297">
                <text:p>50675.80474202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1130363941193">
                <text:p>43.1130363941193</text:p>
              </table:table-cell>
              <table:table-cell office:value-type="float" office:value="49916.582873152">
                <text:p>49916.5828731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.2778267860413">
                <text:p>43.2778267860413</text:p>
              </table:table-cell>
              <table:table-cell office:value-type="float" office:value="49905.8222028673">
                <text:p>49905.82220286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.4427139759064">
                <text:p>43.4427139759064</text:p>
              </table:table-cell>
              <table:table-cell office:value-type="float" office:value="49876.524712003">
                <text:p>49876.5247120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.6074311733246">
                <text:p>43.6074311733246</text:p>
              </table:table-cell>
              <table:table-cell office:value-type="float" office:value="49927.9985872967">
                <text:p>49927.99858729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.7130143642426">
                <text:p>43.7130143642426</text:p>
              </table:table-cell>
              <table:table-cell office:value-type="float" office:value="77891.1863573958">
                <text:p>77891.1863573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.8546001911163">
                <text:p>43.8546001911163</text:p>
              </table:table-cell>
              <table:table-cell office:value-type="float" office:value="58084.9099206202">
                <text:p>58084.90992062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.0421917438507">
                <text:p>44.0421917438507</text:p>
              </table:table-cell>
              <table:table-cell office:value-type="float" office:value="43839.9271189198">
                <text:p>43839.9271189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.2881574630737">
                <text:p>44.2881574630737</text:p>
              </table:table-cell>
              <table:table-cell office:value-type="float" office:value="33435.5536453562">
                <text:p>33435.55364535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.428507566452">
                <text:p>44.428507566452</text:p>
              </table:table-cell>
              <table:table-cell office:value-type="float" office:value="58596.3230667045">
                <text:p>58596.32306670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.6159868240356">
                <text:p>44.6159868240356</text:p>
              </table:table-cell>
              <table:table-cell office:value-type="float" office:value="43866.1860837164">
                <text:p>43866.18608371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.8383507728577">
                <text:p>44.8383507728577</text:p>
              </table:table-cell>
              <table:table-cell office:value-type="float" office:value="36984.4124623926">
                <text:p>36984.4124623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997447013855">
                <text:p>44.997447013855</text:p>
              </table:table-cell>
              <table:table-cell office:value-type="float" office:value="51691.9818372002">
                <text:p>51691.9818372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1543533802033">
                <text:p>45.1543533802033</text:p>
              </table:table-cell>
              <table:table-cell office:value-type="float" office:value="52413.4245881786">
                <text:p>52413.42458817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.3113098144531">
                <text:p>45.3113098144531</text:p>
              </table:table-cell>
              <table:table-cell office:value-type="float" office:value="52396.7051067637">
                <text:p>52396.70510676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.468332529068">
                <text:p>45.468332529068</text:p>
              </table:table-cell>
              <table:table-cell office:value-type="float" office:value="52374.5880981049">
                <text:p>52374.58809810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.6252093315125">
                <text:p>45.6252093315125</text:p>
              </table:table-cell>
              <table:table-cell office:value-type="float" office:value="52423.3020552015">
                <text:p>52423.3020552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.7821578979492">
                <text:p>45.7821578979492</text:p>
              </table:table-cell>
              <table:table-cell office:value-type="float" office:value="52399.3317474062">
                <text:p>52399.33174740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9366917610168">
                <text:p>45.9366917610168</text:p>
              </table:table-cell>
              <table:table-cell office:value-type="float" office:value="53218.1092010948">
                <text:p>53218.10920109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.0864374637604">
                <text:p>46.0864374637604</text:p>
              </table:table-cell>
              <table:table-cell office:value-type="float" office:value="54919.7729839718">
                <text:p>54919.77298397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.2362275123596">
                <text:p>46.2362275123596</text:p>
              </table:table-cell>
              <table:table-cell office:value-type="float" office:value="54903.5137975217">
                <text:p>54903.5137975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.3859815597534">
                <text:p>46.3859815597534</text:p>
              </table:table-cell>
              <table:table-cell office:value-type="float" office:value="54916.7127241233">
                <text:p>54916.7127241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.535872220993">
                <text:p>46.535872220993</text:p>
              </table:table-cell>
              <table:table-cell office:value-type="float" office:value="54866.6603508582">
                <text:p>54866.66035085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6.6856327056885">
                <text:p>46.6856327056885</text:p>
              </table:table-cell>
              <table:table-cell office:value-type="float" office:value="54914.3521852578">
                <text:p>54914.3521852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.6866295337677">
                <text:p>50.6866295337677</text:p>
              </table:table-cell>
              <table:table-cell office:value-type="float" office:value="2055.48775802158">
                <text:p>2055.487758021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8453371524811">
                <text:p>50.8453371524811</text:p>
              </table:table-cell>
              <table:table-cell office:value-type="float" office:value="51818.5583443999">
                <text:p>51818.5583443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.0259790420532">
                <text:p>51.0259790420532</text:p>
              </table:table-cell>
              <table:table-cell office:value-type="float" office:value="45526.5388303833">
                <text:p>45526.53883038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215717792511">
                <text:p>51.215717792511</text:p>
              </table:table-cell>
              <table:table-cell office:value-type="float" office:value="43343.8081581057">
                <text:p>43343.8081581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.4055435657501">
                <text:p>51.4055435657501</text:p>
              </table:table-cell>
              <table:table-cell office:value-type="float" office:value="43323.9378387238">
                <text:p>43323.9378387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5952994823456">
                <text:p>51.5952994823456</text:p>
              </table:table-cell>
              <table:table-cell office:value-type="float" office:value="43339.887090492">
                <text:p>43339.8870904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7850043773651">
                <text:p>51.7850043773651</text:p>
              </table:table-cell>
              <table:table-cell office:value-type="float" office:value="43351.5434546551">
                <text:p>43351.54345465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9186990261078">
                <text:p>51.9186990261078</text:p>
              </table:table-cell>
              <table:table-cell office:value-type="float" office:value="61513.3072066995">
                <text:p>61513.30720669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0942976474762">
                <text:p>52.0942976474762</text:p>
              </table:table-cell>
              <table:table-cell office:value-type="float" office:value="46834.080677353">
                <text:p>46834.080677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699289321899">
                <text:p>52.2699289321899</text:p>
              </table:table-cell>
              <table:table-cell office:value-type="float" office:value="46825.3706246241">
                <text:p>46825.37062462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445552110672">
                <text:p>52.445552110672</text:p>
              </table:table-cell>
              <table:table-cell office:value-type="float" office:value="46827.5319412938">
                <text:p>46827.53194129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6212468147278">
                <text:p>52.6212468147278</text:p>
              </table:table-cell>
              <table:table-cell office:value-type="float" office:value="46808.4683838207">
                <text:p>46808.46838382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7521243095398">
                <text:p>52.7521243095398</text:p>
              </table:table-cell>
              <table:table-cell office:value-type="float" office:value="62837.3885962036">
                <text:p>62837.38859620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9171888828278">
                <text:p>52.9171888828278</text:p>
              </table:table-cell>
              <table:table-cell office:value-type="float" office:value="49822.9258779399">
                <text:p>49822.92587793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0822713375092">
                <text:p>53.0822713375092</text:p>
              </table:table-cell>
              <table:table-cell office:value-type="float" office:value="49817.529160637">
                <text:p>49817.5291606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2473001480103">
                <text:p>53.2473001480103</text:p>
              </table:table-cell>
              <table:table-cell office:value-type="float" office:value="49833.722821054">
                <text:p>49833.7228210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.4123167991638">
                <text:p>53.4123167991638</text:p>
              </table:table-cell>
              <table:table-cell office:value-type="float" office:value="49837.3948477887">
                <text:p>49837.39484778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.5774810314179">
                <text:p>53.5774810314179</text:p>
              </table:table-cell>
              <table:table-cell office:value-type="float" office:value="49792.8630658435">
                <text:p>49792.86306584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3.7426207065582">
                <text:p>53.7426207065582</text:p>
              </table:table-cell>
              <table:table-cell office:value-type="float" office:value="49800.2675190501">
                <text:p>49800.2675190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.8821823596954">
                <text:p>53.8821823596954</text:p>
              </table:table-cell>
              <table:table-cell office:value-type="float" office:value="58927.3616006451">
                <text:p>58927.36160064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0656225681305">
                <text:p>54.0656225681305</text:p>
              </table:table-cell>
              <table:table-cell office:value-type="float" office:value="44832.0467478724">
                <text:p>44832.0467478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249128818512">
                <text:p>54.249128818512</text:p>
              </table:table-cell>
              <table:table-cell office:value-type="float" office:value="44815.9121714061">
                <text:p>44815.91217140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4324908256531">
                <text:p>54.4324908256531</text:p>
              </table:table-cell>
              <table:table-cell office:value-type="float" office:value="44851.1669795963">
                <text:p>44851.1669795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.6159465312958">
                <text:p>54.6159465312958</text:p>
              </table:table-cell>
              <table:table-cell office:value-type="float" office:value="44828.2596127979">
                <text:p>44828.2596127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.7468502521515">
                <text:p>54.7468502521515</text:p>
              </table:table-cell>
              <table:table-cell office:value-type="float" office:value="62824.7993734633">
                <text:p>62824.79937346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.8968663215637">
                <text:p>54.8968663215637</text:p>
              </table:table-cell>
              <table:table-cell office:value-type="float" office:value="54820.7937471095">
                <text:p>54820.7937471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0469768047333">
                <text:p>55.0469768047333</text:p>
              </table:table-cell>
              <table:table-cell office:value-type="float" office:value="54786.313562862">
                <text:p>54786.3135628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1970300674438">
                <text:p>55.1970300674438</text:p>
              </table:table-cell>
              <table:table-cell office:value-type="float" office:value="54807.2054645208">
                <text:p>54807.20546452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3471989631653">
                <text:p>55.3471989631653</text:p>
              </table:table-cell>
              <table:table-cell office:value-type="float" office:value="54765.0028355778">
                <text:p>54765.0028355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4972553253174">
                <text:p>55.4972553253174</text:p>
              </table:table-cell>
              <table:table-cell office:value-type="float" office:value="54806.0734116959">
                <text:p>54806.0734116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5.6472647190094">
                <text:p>55.6472647190094</text:p>
              </table:table-cell>
              <table:table-cell office:value-type="float" office:value="54823.2333828683">
                <text:p>54823.23338286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5.7582161426544">
                <text:p>55.7582161426544</text:p>
              </table:table-cell>
              <table:table-cell office:value-type="float" office:value="74122.5279480149">
                <text:p>74122.52794801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8957915306091">
                <text:p>55.8957915306091</text:p>
              </table:table-cell>
              <table:table-cell office:value-type="float" office:value="59778.134172569">
                <text:p>59778.1341725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.0333781242371">
                <text:p>56.0333781242371</text:p>
              </table:table-cell>
              <table:table-cell office:value-type="float" office:value="59773.2655714979">
                <text:p>59773.26557149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.1709506511688">
                <text:p>56.1709506511688</text:p>
              </table:table-cell>
              <table:table-cell office:value-type="float" office:value="59779.3773467517">
                <text:p>59779.37734675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3085074424744">
                <text:p>56.3085074424744</text:p>
              </table:table-cell>
              <table:table-cell office:value-type="float" office:value="59786.2157291297">
                <text:p>59786.21572912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4460434913635">
                <text:p>56.4460434913635</text:p>
              </table:table-cell>
              <table:table-cell office:value-type="float" office:value="59795.2323512485">
                <text:p>59795.2323512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5836653709412">
                <text:p>56.5836653709412</text:p>
              </table:table-cell>
              <table:table-cell office:value-type="float" office:value="59757.9398365984">
                <text:p>59757.93983659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.7212209701538">
                <text:p>56.7212209701538</text:p>
              </table:table-cell>
              <table:table-cell office:value-type="float" office:value="59786.7338521536">
                <text:p>59786.73385215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8191752433777">
                <text:p>59.8191752433777</text:p>
              </table:table-cell>
              <table:table-cell office:value-type="float" office:value="2654.65506417618">
                <text:p>2654.655064176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.1250140666962">
                <text:p>60.1250140666962</text:p>
              </table:table-cell>
              <table:table-cell office:value-type="float" office:value="26889.98051577">
                <text:p>26889.980515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3308818340302">
                <text:p>60.3308818340302</text:p>
              </table:table-cell>
              <table:table-cell office:value-type="float" office:value="39947.9729464302">
                <text:p>39947.97294643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4338207244873">
                <text:p>60.4338207244873</text:p>
              </table:table-cell>
              <table:table-cell office:value-type="float" office:value="79892.059876273">
                <text:p>79892.0598762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6397318840027">
                <text:p>60.6397318840027</text:p>
              </table:table-cell>
              <table:table-cell office:value-type="float" office:value="39939.5546086743">
                <text:p>39939.55460867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8456420898438">
                <text:p>60.8456420898438</text:p>
              </table:table-cell>
              <table:table-cell office:value-type="float" office:value="39939.7395889539">
                <text:p>39939.73958895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0417332649231">
                <text:p>61.0417332649231</text:p>
              </table:table-cell>
              <table:table-cell office:value-type="float" office:value="41939.6742187519">
                <text:p>41939.6742187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2355542182922">
                <text:p>61.2355542182922</text:p>
              </table:table-cell>
              <table:table-cell office:value-type="float" office:value="42430.9129484934">
                <text:p>42430.91294849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4292855262756">
                <text:p>61.4292855262756</text:p>
              </table:table-cell>
              <table:table-cell office:value-type="float" office:value="42450.5470262181">
                <text:p>42450.54702621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6232347488403">
                <text:p>61.6232347488403</text:p>
              </table:table-cell>
              <table:table-cell office:value-type="float" office:value="42402.851072304">
                <text:p>42402.851072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8171172142029">
                <text:p>61.8171172142029</text:p>
              </table:table-cell>
              <table:table-cell office:value-type="float" office:value="42417.4511326829">
                <text:p>42417.45113268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.9896743297577">
                <text:p>61.9896743297577</text:p>
              </table:table-cell>
              <table:table-cell office:value-type="float" office:value="47659.5820088787">
                <text:p>47659.58200887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1505312919617">
                <text:p>62.1505312919617</text:p>
              </table:table-cell>
              <table:table-cell office:value-type="float" office:value="51126.1675423866">
                <text:p>51126.16754238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3115749359131">
                <text:p>62.3115749359131</text:p>
              </table:table-cell>
              <table:table-cell office:value-type="float" office:value="51066.9021031406">
                <text:p>51066.90210314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5528972148895">
                <text:p>62.5528972148895</text:p>
              </table:table-cell>
              <table:table-cell office:value-type="float" office:value="34078.9090625275">
                <text:p>34078.90906252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.7138075828552">
                <text:p>62.7138075828552</text:p>
              </table:table-cell>
              <table:table-cell office:value-type="float" office:value="51109.1988911065">
                <text:p>51109.19889110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.8746349811554">
                <text:p>62.8746349811554</text:p>
              </table:table-cell>
              <table:table-cell office:value-type="float" office:value="51135.5657488819">
                <text:p>51135.56574888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0392129421234">
                <text:p>63.0392129421234</text:p>
              </table:table-cell>
              <table:table-cell office:value-type="float" office:value="49970.238734445">
                <text:p>49970.238734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2039794921875">
                <text:p>63.2039794921875</text:p>
              </table:table-cell>
              <table:table-cell office:value-type="float" office:value="49913.0436171737">
                <text:p>49913.04361717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.3688900470734">
                <text:p>63.3688900470734</text:p>
              </table:table-cell>
              <table:table-cell office:value-type="float" office:value="49869.4580567744">
                <text:p>49869.45805677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.5335011482239">
                <text:p>63.5335011482239</text:p>
              </table:table-cell>
              <table:table-cell office:value-type="float" office:value="49960.1785208906">
                <text:p>49960.17852089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.6981234550476">
                <text:p>63.6981234550476</text:p>
              </table:table-cell>
              <table:table-cell office:value-type="float" office:value="49956.7777822835">
                <text:p>49956.77778228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.8630635738373">
                <text:p>63.8630635738373</text:p>
              </table:table-cell>
              <table:table-cell office:value-type="float" office:value="49860.5194439506">
                <text:p>49860.5194439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.0270521640778">
                <text:p>64.0270521640778</text:p>
              </table:table-cell>
              <table:table-cell office:value-type="float" office:value="50149.8304725959">
                <text:p>50149.8304725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.2970209121704">
                <text:p>64.2970209121704</text:p>
              </table:table-cell>
              <table:table-cell office:value-type="float" office:value="30462.7852597871">
                <text:p>30462.78525978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.436797618866">
                <text:p>64.436797618866</text:p>
              </table:table-cell>
              <table:table-cell office:value-type="float" office:value="58836.6988636557">
                <text:p>58836.69886365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4.6249306201935">
                <text:p>64.6249306201935</text:p>
              </table:table-cell>
              <table:table-cell office:value-type="float" office:value="43713.7553856546">
                <text:p>43713.75538565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8468842506409">
                <text:p>64.8468842506409</text:p>
              </table:table-cell>
              <table:table-cell office:value-type="float" office:value="37052.7843289747">
                <text:p>37052.78432897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.0056169033051">
                <text:p>65.0056169033051</text:p>
              </table:table-cell>
              <table:table-cell office:value-type="float" office:value="51810.3859663879">
                <text:p>51810.38596638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.1625170707703">
                <text:p>65.1625170707703</text:p>
              </table:table-cell>
              <table:table-cell office:value-type="float" office:value="52415.4953615555">
                <text:p>52415.49536155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.3195316791534">
                <text:p>65.3195316791534</text:p>
              </table:table-cell>
              <table:table-cell office:value-type="float" office:value="52377.2920538077">
                <text:p>52377.29205380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.4764044284821">
                <text:p>65.4764044284821</text:p>
              </table:table-cell>
              <table:table-cell office:value-type="float" office:value="52424.656514259">
                <text:p>52424.6565142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5.633337020874">
                <text:p>65.633337020874</text:p>
              </table:table-cell>
              <table:table-cell office:value-type="float" office:value="52404.665434055">
                <text:p>52404.665434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.7902097702026">
                <text:p>65.7902097702026</text:p>
              </table:table-cell>
              <table:table-cell office:value-type="float" office:value="52424.656514259">
                <text:p>52424.6565142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5.9445078372955">
                <text:p>65.9445078372955</text:p>
              </table:table-cell>
              <table:table-cell office:value-type="float" office:value="53299.4363114654">
                <text:p>53299.43631146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6.0944919586182">
                <text:p>66.0944919586182</text:p>
              </table:table-cell>
              <table:table-cell office:value-type="float" office:value="54832.4711141208">
                <text:p>54832.47111412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.2441298961639">
                <text:p>66.2441298961639</text:p>
              </table:table-cell>
              <table:table-cell office:value-type="float" office:value="54959.3247199372">
                <text:p>54959.32471993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.3939957618713">
                <text:p>66.3939957618713</text:p>
              </table:table-cell>
              <table:table-cell office:value-type="float" office:value="54875.7381220937">
                <text:p>54875.73812209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.5438807010651">
                <text:p>66.5438807010651</text:p>
              </table:table-cell>
              <table:table-cell office:value-type="float" office:value="54868.7549545623">
                <text:p>54868.75495456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.6937296390533">
                <text:p>66.6937296390533</text:p>
              </table:table-cell>
              <table:table-cell office:value-type="float" office:value="54881.9371722417">
                <text:p>54881.93717224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.7868256568909">
                <text:p>70.7868256568909</text:p>
              </table:table-cell>
              <table:table-cell office:value-type="float" office:value="2009.23700889502">
                <text:p>2009.237008895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.9794199466705">
                <text:p>70.9794199466705</text:p>
              </table:table-cell>
              <table:table-cell office:value-type="float" office:value="42701.1621653406">
                <text:p>42701.16216534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1239175796509">
                <text:p>71.1239175796509</text:p>
              </table:table-cell>
              <table:table-cell office:value-type="float" office:value="56914.427111194">
                <text:p>56914.4271111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.3136501312256">
                <text:p>71.3136501312256</text:p>
              </table:table-cell>
              <table:table-cell office:value-type="float" office:value="43345.2242735575">
                <text:p>43345.22427355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.5033190250397">
                <text:p>71.5033190250397</text:p>
              </table:table-cell>
              <table:table-cell office:value-type="float" office:value="43359.7720460222">
                <text:p>43359.77204602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.6931555271149">
                <text:p>71.6931555271149</text:p>
              </table:table-cell>
              <table:table-cell office:value-type="float" office:value="43321.4893347668">
                <text:p>43321.48933476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8268618583679">
                <text:p>71.8268618583679</text:p>
              </table:table-cell>
              <table:table-cell office:value-type="float" office:value="61507.9325184333">
                <text:p>61507.9325184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2.0024363994598">
                <text:p>72.0024363994598</text:p>
              </table:table-cell>
              <table:table-cell office:value-type="float" office:value="46840.504032384">
                <text:p>46840.504032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.1780693531036">
                <text:p>72.1780693531036</text:p>
              </table:table-cell>
              <table:table-cell office:value-type="float" office:value="46824.9256724287">
                <text:p>46824.92567242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.353696346283">
                <text:p>72.353696346283</text:p>
              </table:table-cell>
              <table:table-cell office:value-type="float" office:value="46826.5148262432">
                <text:p>46826.51482624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5293126106262">
                <text:p>72.5293126106262</text:p>
              </table:table-cell>
              <table:table-cell office:value-type="float" office:value="46829.3755749483">
                <text:p>46829.37557494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704925775528">
                <text:p>72.704925775528</text:p>
              </table:table-cell>
              <table:table-cell office:value-type="float" office:value="46830.2020785392">
                <text:p>46830.20207853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8306243419647">
                <text:p>72.8306243419647</text:p>
              </table:table-cell>
              <table:table-cell office:value-type="float" office:value="65426.3627114401">
                <text:p>65426.36271144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9956903457642">
                <text:p>72.9956903457642</text:p>
              </table:table-cell>
              <table:table-cell office:value-type="float" office:value="49822.4940975276">
                <text:p>49822.49409752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1607701778412">
                <text:p>73.1607701778412</text:p>
              </table:table-cell>
              <table:table-cell office:value-type="float" office:value="49818.3206060125">
                <text:p>49818.3206060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3258280754089">
                <text:p>73.3258280754089</text:p>
              </table:table-cell>
              <table:table-cell office:value-type="float" office:value="49824.9409521553">
                <text:p>49824.94095215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490914106369">
                <text:p>73.490914106369</text:p>
              </table:table-cell>
              <table:table-cell office:value-type="float" office:value="49816.4499574681">
                <text:p>49816.44995746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6559708118439">
                <text:p>73.6559708118439</text:p>
              </table:table-cell>
              <table:table-cell office:value-type="float" office:value="49825.300803989">
                <text:p>49825.3008039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.7865195274353">
                <text:p>73.7865195274353</text:p>
              </table:table-cell>
              <table:table-cell office:value-type="float" office:value="62995.6408436686">
                <text:p>62995.64084366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3.9699213504791">
                <text:p>73.9699213504791</text:p>
              </table:table-cell>
              <table:table-cell office:value-type="float" office:value="44841.4299460639">
                <text:p>44841.42994606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153288602829">
                <text:p>74.153288602829</text:p>
              </table:table-cell>
              <table:table-cell office:value-type="float" office:value="44849.884014781">
                <text:p>44849.8840147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3366923332214">
                <text:p>74.3366923332214</text:p>
              </table:table-cell>
              <table:table-cell office:value-type="float" office:value="44840.9636074571">
                <text:p>44840.96360745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5201115608215">
                <text:p>74.5201115608215</text:p>
              </table:table-cell>
              <table:table-cell office:value-type="float" office:value="44837.1749658138">
                <text:p>44837.17496581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.703572511673">
                <text:p>74.703572511673</text:p>
              </table:table-cell>
              <table:table-cell office:value-type="float" office:value="44826.9779581568">
                <text:p>44826.97795815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.8177931308746">
                <text:p>74.8177931308746</text:p>
              </table:table-cell>
              <table:table-cell office:value-type="float" office:value="72001.0104785045">
                <text:p>72001.0104785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.9678566455841">
                <text:p>74.9678566455841</text:p>
              </table:table-cell>
              <table:table-cell office:value-type="float" office:value="54803.4611605753">
                <text:p>54803.46116057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1179265975952">
                <text:p>75.1179265975952</text:p>
              </table:table-cell>
              <table:table-cell office:value-type="float" office:value="54801.1103474681">
                <text:p>54801.11034746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.2680103778839">
                <text:p>75.2680103778839</text:p>
              </table:table-cell>
              <table:table-cell office:value-type="float" office:value="54796.0611345249">
                <text:p>54796.0611345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.4180588722229">
                <text:p>75.4180588722229</text:p>
              </table:table-cell>
              <table:table-cell office:value-type="float" office:value="54808.9471755735">
                <text:p>54808.94717557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.5681507587433">
                <text:p>75.5681507587433</text:p>
              </table:table-cell>
              <table:table-cell office:value-type="float" office:value="54793.1016836343">
                <text:p>54793.10168363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5.7182257175446">
                <text:p>75.7182257175446</text:p>
              </table:table-cell>
              <table:table-cell office:value-type="float" office:value="54799.2820767007">
                <text:p>54799.28207670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.8229508399963">
                <text:p>75.8229508399963</text:p>
              </table:table-cell>
              <table:table-cell office:value-type="float" office:value="78529.3901545593">
                <text:p>78529.39015455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.9605801105499">
                <text:p>75.9605801105499</text:p>
              </table:table-cell>
              <table:table-cell office:value-type="float" office:value="59754.7307118642">
                <text:p>59754.73071186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.0981018543243">
                <text:p>76.0981018543243</text:p>
              </table:table-cell>
              <table:table-cell office:value-type="float" office:value="59801.4522960847">
                <text:p>59801.45229608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.2356600761414">
                <text:p>76.2356600761414</text:p>
              </table:table-cell>
              <table:table-cell office:value-type="float" office:value="59785.5939933548">
                <text:p>59785.59399335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.3732516765595">
                <text:p>76.3732516765595</text:p>
              </table:table-cell>
              <table:table-cell office:value-type="float" office:value="59771.0904954245">
                <text:p>59771.09049542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.510760307312">
                <text:p>76.510760307312</text:p>
              </table:table-cell>
              <table:table-cell office:value-type="float" office:value="59807.1550490418">
                <text:p>59807.15504904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.6483938694">
                <text:p>76.6483938694</text:p>
              </table:table-cell>
              <table:table-cell office:value-type="float" office:value="59752.8675072799">
                <text:p>59752.86750727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8301911354065">
                <text:p>79.8301911354065</text:p>
              </table:table-cell>
              <table:table-cell office:value-type="float" office:value="2584.70270493446">
                <text:p>2584.702704934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.0330898761749">
                <text:p>80.0330898761749</text:p>
              </table:table-cell>
              <table:table-cell office:value-type="float" office:value="40532.5334640002">
                <text:p>40532.5334640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.2688360214233">
                <text:p>80.2688360214233</text:p>
              </table:table-cell>
              <table:table-cell office:value-type="float" office:value="34884.9818576423">
                <text:p>34884.98185764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.4197585582733">
                <text:p>80.4197585582733</text:p>
              </table:table-cell>
              <table:table-cell office:value-type="float" office:value="54491.5303681587">
                <text:p>54491.53036815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6033458709717">
                <text:p>80.6033458709717</text:p>
              </table:table-cell>
              <table:table-cell office:value-type="float" office:value="44796.1238667517">
                <text:p>44796.1238667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839382648468">
                <text:p>80.839382648468</text:p>
              </table:table-cell>
              <table:table-cell office:value-type="float" office:value="34842.0279552732">
                <text:p>34842.02795527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1.0290815830231">
                <text:p>81.0290815830231</text:p>
              </table:table-cell>
              <table:table-cell office:value-type="float" office:value="43352.9055884774">
                <text:p>43352.90558847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.218825340271">
                <text:p>81.218825340271</text:p>
              </table:table-cell>
              <table:table-cell office:value-type="float" office:value="43342.6644400969">
                <text:p>43342.6644400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